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fo:text-indent="0.2479in"/>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P24" style:parent-style-name="Normalny" style:family="paragraph">
      <style:paragraph-properties fo:text-align="justify" fo:line-height="150%"/>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479in"/>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style:style>
    <style:style style:name="P36" style:parent-style-name="Normalny" style:family="paragraph">
      <style:paragraph-properties fo:text-align="justify" fo:line-height="150%"/>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P40" style:parent-style-name="Normalny" style:family="paragraph">
      <style:paragraph-properties fo:text-align="justify" fo:line-height="150%"/>
    </style:style>
    <style:style style:name="P41" style:parent-style-name="Normalny" style:family="paragraph">
      <style:paragraph-properties fo:text-align="justify" fo:line-height="150%"/>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P44" style:parent-style-name="Normalny" style:family="paragraph">
      <style:paragraph-properties fo:text-align="justify" fo:line-height="150%"/>
    </style:style>
    <style:style style:name="P45" style:parent-style-name="Normalny" style:family="paragraph">
      <style:paragraph-properties fo:text-align="justify" fo:line-height="150%"/>
    </style:style>
    <style:style style:name="P46" style:parent-style-name="Normalny" style:family="paragraph">
      <style:paragraph-properties fo:text-align="justify" fo:line-height="150%"/>
    </style:style>
    <style:style style:name="T47" style:parent-style-name="Domyślnaczcionkaakapitu" style:family="text">
      <style:text-properties fo:background-color="#80FFFF"/>
    </style:style>
    <style:style style:name="P48" style:parent-style-name="Normalny" style:family="paragraph">
      <style:paragraph-properties fo:text-align="justify" fo:line-height="150%"/>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style:style>
    <style:style style:name="P51" style:parent-style-name="Normalny" style:family="paragraph">
      <style:paragraph-properties fo:text-align="justify" fo:line-height="150%"/>
    </style:style>
    <style:style style:name="P52" style:parent-style-name="Normalny" style:family="paragraph">
      <style:paragraph-properties fo:text-align="justify" fo:line-height="150%" fo:text-indent="0.2479in"/>
    </style:style>
    <style:style style:name="P53" style:parent-style-name="Normalny" style:family="paragraph">
      <style:paragraph-properties fo:text-align="justify" fo:line-height="150%"/>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style:style>
    <style:style style:name="P67" style:parent-style-name="Normalny" style:family="paragraph">
      <style:paragraph-properties fo:text-align="justify" fo:line-height="150%"/>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fo:text-indent="0.2479in"/>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P83" style:parent-style-name="Normalny" style:family="paragraph">
      <style:paragraph-properties fo:text-align="justify" fo:line-height="150%"/>
    </style:style>
    <style:style style:name="T84" style:parent-style-name="Domyślnaczcionkaakapitu" style:family="text">
      <style:text-properties style:text-underline-type="single" style:text-underline-style="solid" style:text-underline-width="auto" style:text-underline-mode="continuous"/>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fo:text-indent="0.2479in"/>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P108" style:parent-style-name="Normalny" style:family="paragraph">
      <style:paragraph-properties fo:text-align="justify" fo:line-height="150%" fo:text-indent="0.2479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479in"/>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P124" style:parent-style-name="Normalny" style:family="paragraph">
      <style:paragraph-properties fo:text-align="justify" fo:line-height="150%" fo:text-indent="0.2479in"/>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479in"/>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479in"/>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P199" style:parent-style-name="Normalny" style:family="paragraph">
      <style:paragraph-properties fo:text-align="justify" fo:line-height="150%">
        <style:tab-stops>
          <style:tab-stop style:type="left" style:position="2.5506in"/>
        </style:tab-stops>
      </style:paragraph-properties>
    </style:style>
    <style:style style:name="T200" style:parent-style-name="Domyślnaczcionkaakapitu" style:family="text">
      <style:text-properties style:text-underline-type="single" style:text-underline-style="solid" style:text-underline-width="auto" style:text-underline-mode="continuous"/>
    </style:style>
    <style:style style:name="T201" style:parent-style-name="Domyślnaczcionkaakapitu" style:family="text">
      <style:text-properties fo:background-color="#80FFFF" style:text-underline-type="single" style:text-underline-style="solid" style:text-underline-width="auto" style:text-underline-mode="continuous"/>
    </style:style>
    <style:style style:name="T202" style:parent-style-name="Domyślnaczcionkaakapitu" style:family="text">
      <style:text-properties style:text-underline-type="single" style:text-underline-style="solid" style:text-underline-width="auto" style:text-underline-mode="continuous"/>
    </style:style>
    <style:style style:name="T203" style:parent-style-name="Domyślnaczcionkaakapitu" style:family="text">
      <style:text-properties fo:background-color="#80FFFF" style:text-underline-type="single" style:text-underline-style="solid" style:text-underline-width="auto" style:text-underline-mode="continuous"/>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479in">
        <style:tab-stops>
          <style:tab-stop style:type="left" style:position="2.5506in"/>
        </style:tab-stops>
      </style:paragraph-properties>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style:tab-stops>
          <style:tab-stop style:type="left" style:position="4.0298in"/>
        </style:tab-stops>
      </style:paragraph-properties>
    </style:style>
    <style:style style:name="T211" style:parent-style-name="Domyślnaczcionkaakapitu" style:family="text">
      <style:text-properties style:text-underline-type="single" style:text-underline-style="solid" style:text-underline-width="auto" style:text-underline-mode="continuous"/>
    </style:style>
    <style:style style:name="T212" style:parent-style-name="Domyślnaczcionkaakapitu" style:family="text">
      <style:text-properties fo:background-color="#80FFFF" style:text-underline-type="single" style:text-underline-style="solid" style:text-underline-width="auto" style:text-underline-mode="continuous"/>
    </style:style>
    <style:style style:name="P213" style:parent-style-name="Normalny" style:family="paragraph">
      <style:paragraph-properties fo:text-align="justify" fo:line-height="150%" fo:text-indent="0.2479in">
        <style:tab-stops>
          <style:tab-stop style:type="left" style:position="4.0298in"/>
        </style:tab-stops>
      </style:paragraph-properties>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style:style>
    <style:style style:name="T289" style:parent-style-name="Domyślnaczcionkaakapitu" style:family="text">
      <style:text-properties style:text-underline-type="single" style:text-underline-style="solid" style:text-underline-width="auto" style:text-underline-mode="continuous"/>
    </style:style>
    <style:style style:name="T290" style:parent-style-name="Domyślnaczcionkaakapitu" style:family="text">
      <style:text-properties fo:background-color="#80FFFF" style:text-underline-type="single" style:text-underline-style="solid" style:text-underline-width="auto" style:text-underline-mode="continuous"/>
    </style:style>
    <style:style style:name="T291" style:parent-style-name="Domyślnaczcionkaakapitu" style:family="text">
      <style:text-properties style:text-underline-type="single" style:text-underline-style="solid" style:text-underline-width="auto" style:text-underline-mode="continuous"/>
    </style:style>
    <style:style style:name="T292" style:parent-style-name="Domyślnaczcionkaakapitu" style:family="text">
      <style:text-properties fo:background-color="#80FFFF" style:text-underline-type="single" style:text-underline-style="solid" style:text-underline-width="auto" style:text-underline-mode="continuous"/>
    </style:style>
    <style:style style:name="T293" style:parent-style-name="Domyślnaczcionkaakapitu" style:family="text">
      <style:text-properties style:text-underline-type="single" style:text-underline-style="solid" style:text-underline-width="auto" style:text-underline-mode="continuous"/>
    </style:style>
    <style:style style:name="T294" style:parent-style-name="Domyślnaczcionkaakapitu" style:family="text">
      <style:text-properties fo:background-color="#80FFFF" style:text-underline-type="single" style:text-underline-style="solid" style:text-underline-width="auto" style:text-underline-mode="continuous"/>
    </style:style>
    <style:style style:name="T295" style:parent-style-name="Domyślnaczcionkaakapitu" style:family="text">
      <style:text-properties style:text-underline-type="single" style:text-underline-style="solid" style:text-underline-width="auto" style:text-underline-mode="continuous"/>
    </style:style>
    <style:style style:name="T296" style:parent-style-name="Domyślnaczcionkaakapitu" style:family="text">
      <style:text-properties fo:background-color="#80FFFF" style:text-underline-type="single" style:text-underline-style="solid" style:text-underline-width="auto" style:text-underline-mode="continuous"/>
    </style:style>
    <style:style style:name="T297" style:parent-style-name="Domyślnaczcionkaakapitu" style:family="text">
      <style:text-properties style:text-underline-type="single" style:text-underline-style="solid" style:text-underline-width="auto" style:text-underline-mode="continuous"/>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style:style>
    <style:style style:name="T306" style:parent-style-name="Domyślnaczcionkaakapitu" style:family="text">
      <style:text-properties style:text-underline-type="single" style:text-underline-style="solid" style:text-underline-width="auto" style:text-underline-mode="continuous"/>
    </style:style>
    <style:style style:name="P307" style:parent-style-name="Normalny" style:family="paragraph">
      <style:paragraph-properties fo:text-align="justify" fo:line-height="150%" fo:text-indent="0.2479in"/>
    </style:style>
    <style:style style:name="P308" style:parent-style-name="Normalny" style:family="paragraph">
      <style:paragraph-properties fo:text-align="justify" fo:line-height="150%" fo:text-indent="0.2479in"/>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479in"/>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P355" style:parent-style-name="Normalny" style:family="paragraph">
      <style:paragraph-properties fo:text-align="justify" fo:line-height="150%" fo:text-indent="0.2479in"/>
    </style:style>
    <style:style style:name="P356" style:parent-style-name="Normalny" style:family="paragraph">
      <style:paragraph-properties fo:text-align="justify" fo:line-height="150%"/>
    </style:style>
    <style:style style:name="T357" style:parent-style-name="Domyślnaczcionkaakapitu" style:family="text">
      <style:text-properties style:text-underline-type="single" style:text-underline-style="solid" style:text-underline-width="auto" style:text-underline-mode="continuous"/>
    </style:style>
    <style:style style:name="T358" style:parent-style-name="Domyślnaczcionkaakapitu" style:family="text">
      <style:text-properties fo:background-color="#80FFFF" style:text-underline-type="single" style:text-underline-style="solid" style:text-underline-width="auto" style:text-underline-mode="continuous"/>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P361" style:parent-style-name="Normalny" style:family="paragraph">
      <style:paragraph-properties fo:text-align="justify" fo:line-height="150%" fo:text-indent="0.2479in"/>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479in"/>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style:style>
    <style:style style:name="T367" style:parent-style-name="Domyślnaczcionkaakapitu" style:family="text">
      <style:text-properties style:text-underline-type="single" style:text-underline-style="solid" style:text-underline-width="auto" style:text-underline-mode="continuous"/>
    </style:style>
    <style:style style:name="P368" style:parent-style-name="Normalny" style:family="paragraph">
      <style:paragraph-properties fo:text-align="justify" fo:line-height="150%" fo:text-indent="0.2479in"/>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P391" style:parent-style-name="Normalny" style:family="paragraph">
      <style:paragraph-properties fo:text-align="justify" fo:line-height="150%"/>
    </style:style>
    <style:style style:name="T392" style:parent-style-name="Domyślnaczcionkaakapitu" style:family="text">
      <style:text-properties style:text-underline-type="single" style:text-underline-style="solid" style:text-underline-width="auto" style:text-underline-mode="continuous"/>
    </style:style>
    <style:style style:name="P393" style:parent-style-name="Normalny" style:family="paragraph">
      <style:paragraph-properties fo:text-align="justify" fo:line-height="150%" fo:text-indent="0.2479in"/>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fo:text-indent="0.2479in"/>
    </style:style>
    <style:style style:name="P398" style:parent-style-name="Normalny" style:family="paragraph">
      <style:paragraph-properties fo:text-align="justify" fo:line-height="150%"/>
    </style:style>
    <style:style style:name="T399" style:parent-style-name="Domyślnaczcionkaakapitu" style:family="text">
      <style:text-properties style:text-underline-type="single" style:text-underline-style="solid" style:text-underline-width="auto" style:text-underline-mode="continuous"/>
    </style:style>
    <style:style style:name="T400" style:parent-style-name="Domyślnaczcionkaakapitu" style:family="text">
      <style:text-properties fo:background-color="#80FFFF" style:text-underline-type="single" style:text-underline-style="solid" style:text-underline-width="auto" style:text-underline-mode="continuous"/>
    </style:style>
    <style:style style:name="T401" style:parent-style-name="Domyślnaczcionkaakapitu" style:family="text">
      <style:text-properties style:text-underline-type="single" style:text-underline-style="solid" style:text-underline-width="auto" style:text-underline-mode="continuous"/>
    </style:style>
    <style:style style:name="T402" style:parent-style-name="Domyślnaczcionkaakapitu" style:family="text">
      <style:text-properties fo:background-color="#80FFFF" style:text-underline-type="single" style:text-underline-style="solid" style:text-underline-width="auto" style:text-underline-mode="continuous"/>
    </style:style>
    <style:style style:name="T403" style:parent-style-name="Domyślnaczcionkaakapitu" style:family="text">
      <style:text-properties style:text-underline-type="single" style:text-underline-style="solid" style:text-underline-width="auto" style:text-underline-mode="continuous"/>
    </style:style>
    <style:style style:name="P404" style:parent-style-name="Normalny" style:family="paragraph">
      <style:paragraph-properties fo:text-align="justify" fo:line-height="150%" fo:text-indent="0.2479in">
        <style:tab-stops>
          <style:tab-stop style:type="left" style:position="18.9513in"/>
        </style:tab-stops>
      </style:paragraph-properties>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tab-stops>
          <style:tab-stop style:type="left" style:position="18.9513in"/>
        </style:tab-stops>
      </style:paragraph-properties>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479in">
        <style:tab-stops>
          <style:tab-stop style:type="left" style:position="18.9513in"/>
        </style:tab-stops>
      </style:paragraph-properties>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479in"/>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fo:text-indent="0.2479in"/>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P443" style:parent-style-name="Normalny" style:family="paragraph">
      <style:paragraph-properties fo:text-align="justify" fo:line-height="150%"/>
    </style:style>
    <style:style style:name="T444" style:parent-style-name="Domyślnaczcionkaakapitu" style:family="text">
      <style:text-properties style:text-underline-type="single" style:text-underline-style="solid" style:text-underline-width="auto" style:text-underline-mode="continuous"/>
    </style:style>
    <style:style style:name="T445" style:parent-style-name="Domyślnaczcionkaakapitu" style:family="text">
      <style:text-properties fo:background-color="#80FFFF" style:text-underline-type="single" style:text-underline-style="solid" style:text-underline-width="auto" style:text-underline-mode="continuous"/>
    </style:style>
    <style:style style:name="P446" style:parent-style-name="Normalny" style:family="paragraph">
      <style:paragraph-properties fo:text-align="justify" fo:line-height="150%" fo:text-indent="0.2479in"/>
    </style:style>
    <style:style style:name="P447" style:parent-style-name="Normalny" style:family="paragraph">
      <style:paragraph-properties fo:text-align="justify" fo:line-height="150%" fo:text-indent="0.2479in"/>
    </style:style>
    <style:style style:name="P448" style:parent-style-name="Normalny" style:family="paragraph">
      <style:paragraph-properties fo:text-align="justify" fo:line-height="150%">
        <style:tab-stops>
          <style:tab-stop style:type="left" style:position="12.4375in"/>
        </style:tab-stops>
      </style:paragraph-properties>
    </style:style>
    <style:style style:name="T449" style:parent-style-name="Domyślnaczcionkaakapitu" style:family="text">
      <style:text-properties fo:background-color="#80FFFF" style:text-underline-type="single" style:text-underline-style="solid" style:text-underline-width="auto" style:text-underline-mode="continuous"/>
    </style:style>
    <style:style style:name="T450" style:parent-style-name="Domyślnaczcionkaakapitu" style:family="text">
      <style:text-properties style:text-underline-type="single" style:text-underline-style="solid" style:text-underline-width="auto" style:text-underline-mode="continuous"/>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T452" style:parent-style-name="Domyślnaczcionkaakapitu" style:family="text">
      <style:text-properties style:text-underline-type="single" style:text-underline-style="solid" style:text-underline-width="auto" style:text-underline-mode="continuous"/>
    </style:style>
    <style:style style:name="T453" style:parent-style-name="Domyślnaczcionkaakapitu" style:family="text">
      <style:text-properties fo:background-color="#80FFFF" style:text-underline-type="single" style:text-underline-style="solid" style:text-underline-width="auto" style:text-underline-mode="continuous"/>
    </style:style>
    <style:style style:name="T454" style:parent-style-name="Domyślnaczcionkaakapitu" style:family="text">
      <style:text-properties style:text-underline-type="single" style:text-underline-style="solid" style:text-underline-width="auto" style:text-underline-mode="continuous"/>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T457" style:parent-style-name="Domyślnaczcionkaakapitu" style:family="text">
      <style:text-properties fo:background-color="#80FFFF" style:text-underline-type="single" style:text-underline-style="solid" style:text-underline-width="auto" style:text-underline-mode="continuous"/>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tab-stops>
          <style:tab-stop style:type="left" style:position="12.4375in"/>
        </style:tab-stops>
      </style:paragraph-properties>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style:tab-stops>
          <style:tab-stop style:type="left" style:position="10.4027in"/>
        </style:tab-stops>
      </style:paragraph-properties>
    </style:style>
    <style:style style:name="T493" style:parent-style-name="Domyślnaczcionkaakapitu" style:family="text">
      <style:text-properties style:text-underline-type="single" style:text-underline-style="solid" style:text-underline-width="auto" style:text-underline-mode="continuous"/>
    </style:style>
    <style:style style:name="T494" style:parent-style-name="Domyślnaczcionkaakapitu" style:family="text">
      <style:text-properties fo:background-color="#80FFFF" style:text-underline-type="single" style:text-underline-style="solid" style:text-underline-width="auto" style:text-underline-mode="continuous"/>
    </style:style>
    <style:style style:name="T495" style:parent-style-name="Domyślnaczcionkaakapitu" style:family="text">
      <style:text-properties style:text-underline-type="single" style:text-underline-style="solid" style:text-underline-width="auto" style:text-underline-mode="continuous"/>
    </style:style>
    <style:style style:name="T496" style:parent-style-name="Domyślnaczcionkaakapitu" style:family="text">
      <style:text-properties fo:background-color="#80FFFF" style:text-underline-type="single" style:text-underline-style="solid" style:text-underline-width="auto" style:text-underline-mode="continuous"/>
    </style:style>
    <style:style style:name="T497" style:parent-style-name="Domyślnaczcionkaakapitu" style:family="text">
      <style:text-properties style:text-underline-type="single" style:text-underline-style="solid" style:text-underline-width="auto" style:text-underline-mode="continuous"/>
    </style:style>
    <style:style style:name="T498" style:parent-style-name="Domyślnaczcionkaakapitu" style:family="text">
      <style:text-properties fo:background-color="#80FFFF" style:text-underline-type="single" style:text-underline-style="solid" style:text-underline-width="auto" style:text-underline-mode="continuous"/>
    </style:style>
    <style:style style:name="T499" style:parent-style-name="Domyślnaczcionkaakapitu" style:family="text">
      <style:text-properties style:text-underline-type="single" style:text-underline-style="solid" style:text-underline-width="auto" style:text-underline-mode="continuous"/>
    </style:style>
    <style:style style:name="T500" style:parent-style-name="Domyślnaczcionkaakapitu" style:family="text">
      <style:text-properties fo:background-color="#80FFFF" style:text-underline-type="single" style:text-underline-style="solid" style:text-underline-width="auto" style:text-underline-mode="continuous"/>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tab-stops>
          <style:tab-stop style:type="left" style:position="10.4027in"/>
        </style:tab-stops>
      </style:paragraph-properties>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P510" style:parent-style-name="Normalny" style:family="paragraph">
      <style:paragraph-properties fo:text-align="justify" fo:line-height="150%"/>
    </style:style>
    <style:style style:name="T511" style:parent-style-name="Domyślnaczcionkaakapitu" style:family="text">
      <style:text-properties style:text-underline-type="single" style:text-underline-style="solid" style:text-underline-width="auto" style:text-underline-mode="continuous"/>
    </style:style>
    <style:style style:name="T512" style:parent-style-name="Domyślnaczcionkaakapitu" style:family="text">
      <style:text-properties fo:background-color="#80FFFF" style:text-underline-type="single" style:text-underline-style="solid" style:text-underline-width="auto" style:text-underline-mode="continuous"/>
    </style:style>
    <style:style style:name="T513" style:parent-style-name="Domyślnaczcionkaakapitu" style:family="text">
      <style:text-properties style:text-underline-type="single" style:text-underline-style="solid" style:text-underline-width="auto" style:text-underline-mode="continuous"/>
    </style:style>
    <style:style style:name="P514" style:parent-style-name="Normalny" style:family="paragraph">
      <style:paragraph-properties fo:text-align="justify" fo:line-height="150%" fo:text-indent="0.2479in"/>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479in"/>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479in"/>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fo:text-indent="0.2479in"/>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479in"/>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479in"/>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fo:text-indent="0.2479in"/>
    </style:style>
    <style:style style:name="P599" style:parent-style-name="Normalny" style:family="paragraph">
      <style:paragraph-properties fo:text-align="justify" fo:line-height="150%"/>
    </style:style>
    <style:style style:name="T600" style:parent-style-name="Domyślnaczcionkaakapitu" style:family="text">
      <style:text-properties style:text-underline-type="single" style:text-underline-style="solid" style:text-underline-width="auto" style:text-underline-mode="continuous"/>
    </style:style>
    <style:style style:name="T601" style:parent-style-name="Domyślnaczcionkaakapitu" style:family="text">
      <style:text-properties fo:background-color="#80FFFF" style:text-underline-type="single" style:text-underline-style="solid" style:text-underline-width="auto" style:text-underline-mode="continuous"/>
    </style:style>
    <style:style style:name="T602" style:parent-style-name="Domyślnaczcionkaakapitu" style:family="text">
      <style:text-properties style:text-underline-type="single" style:text-underline-style="solid" style:text-underline-width="auto" style:text-underline-mode="continuous"/>
    </style:style>
    <style:style style:name="T603" style:parent-style-name="Domyślnaczcionkaakapitu" style:family="text">
      <style:text-properties fo:background-color="#80FFFF" style:text-underline-type="single" style:text-underline-style="solid" style:text-underline-width="auto" style:text-underline-mode="continuous"/>
    </style:style>
    <style:style style:name="T604" style:parent-style-name="Domyślnaczcionkaakapitu" style:family="text">
      <style:text-properties style:text-underline-type="single" style:text-underline-style="solid" style:text-underline-width="auto" style:text-underline-mode="continuous"/>
    </style:style>
    <style:style style:name="T605" style:parent-style-name="Domyślnaczcionkaakapitu" style:family="text">
      <style:text-properties fo:background-color="#80FFFF" style:text-underline-type="single" style:text-underline-style="solid" style:text-underline-width="auto" style:text-underline-mode="continuous"/>
    </style:style>
    <style:style style:name="P606" style:parent-style-name="Normalny" style:family="paragraph">
      <style:paragraph-properties fo:text-align="justify" fo:line-height="150%" fo:text-indent="0.2479in"/>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style:tab-stops>
          <style:tab-stop style:type="left" style:position="15.2013in"/>
        </style:tab-stops>
      </style:paragraph-properties>
    </style:style>
    <style:style style:name="T609" style:parent-style-name="Domyślnaczcionkaakapitu" style:family="text">
      <style:text-properties fo:background-color="#80FFFF" style:text-underline-type="single" style:text-underline-style="solid" style:text-underline-width="auto" style:text-underline-mode="continuous"/>
    </style:style>
    <style:style style:name="T610" style:parent-style-name="Domyślnaczcionkaakapitu" style:family="text">
      <style:text-properties style:text-underline-type="single" style:text-underline-style="solid" style:text-underline-width="auto" style:text-underline-mode="continuous"/>
    </style:style>
    <style:style style:name="T611" style:parent-style-name="Domyślnaczcionkaakapitu" style:family="text">
      <style:text-properties fo:background-color="#80FFFF" style:text-underline-type="single" style:text-underline-style="solid" style:text-underline-width="auto" style:text-underline-mode="continuous"/>
    </style:style>
    <style:style style:name="T612" style:parent-style-name="Domyślnaczcionkaakapitu" style:family="text">
      <style:text-properties style:text-underline-type="single" style:text-underline-style="solid" style:text-underline-width="auto" style:text-underline-mode="continuous"/>
    </style:style>
    <style:style style:name="P613" style:parent-style-name="Normalny" style:family="paragraph">
      <style:paragraph-properties fo:text-align="justify" fo:line-height="150%" fo:text-indent="0.2479in">
        <style:tab-stops>
          <style:tab-stop style:type="left" style:position="15.2013in"/>
        </style:tab-stops>
      </style:paragraph-properties>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479in"/>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style:tab-stops>
          <style:tab-stop style:type="left" style:position="11.5625in"/>
        </style:tab-stops>
      </style:paragraph-properties>
    </style:style>
    <style:style style:name="T633" style:parent-style-name="Domyślnaczcionkaakapitu" style:family="text">
      <style:text-properties style:text-underline-type="single" style:text-underline-style="solid" style:text-underline-width="auto" style:text-underline-mode="continuous"/>
    </style:style>
    <style:style style:name="P634" style:parent-style-name="Normalny" style:family="paragraph">
      <style:paragraph-properties fo:text-align="justify" fo:line-height="150%" fo:text-indent="0.2479in">
        <style:tab-stops>
          <style:tab-stop style:type="left" style:position="11.5625in"/>
        </style:tab-stops>
      </style:paragraph-properties>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style:style>
    <style:style style:name="T639" style:parent-style-name="Domyślnaczcionkaakapitu" style:family="text">
      <style:text-properties style:text-underline-type="single" style:text-underline-style="solid" style:text-underline-width="auto" style:text-underline-mode="continuous"/>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P642" style:parent-style-name="Normalny" style:family="paragraph">
      <style:paragraph-properties fo:text-align="justify" fo:line-height="150%" fo:text-indent="0.2479in"/>
    </style:style>
    <style:style style:name="P643" style:parent-style-name="Normalny" style:family="paragraph">
      <style:paragraph-properties fo:text-align="justify" fo:line-height="150%"/>
    </style:style>
    <style:style style:name="T644" style:parent-style-name="Domyślnaczcionkaakapitu" style:family="text">
      <style:text-properties style:text-underline-type="single" style:text-underline-style="solid" style:text-underline-width="auto" style:text-underline-mode="continuous"/>
    </style:style>
    <style:style style:name="T645" style:parent-style-name="Domyślnaczcionkaakapitu" style:family="text">
      <style:text-properties fo:background-color="#80FFFF" style:text-underline-type="single" style:text-underline-style="solid" style:text-underline-width="auto" style:text-underline-mode="continuous"/>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fo:text-indent="0.2479in"/>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style:tab-stops>
          <style:tab-stop style:type="left" style:position="12.0486in"/>
        </style:tab-stops>
      </style:paragraph-properties>
    </style:style>
    <style:style style:name="T650" style:parent-style-name="Domyślnaczcionkaakapitu" style:family="text">
      <style:text-properties fo:background-color="#80FFFF" style:text-underline-type="single" style:text-underline-style="solid" style:text-underline-width="auto" style:text-underline-mode="continuous"/>
    </style:style>
    <style:style style:name="T651" style:parent-style-name="Domyślnaczcionkaakapitu" style:family="text">
      <style:text-properties style:text-underline-type="single" style:text-underline-style="solid" style:text-underline-width="auto" style:text-underline-mode="continuous"/>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tab-stops>
          <style:tab-stop style:type="left" style:position="12.0486in"/>
        </style:tab-stops>
      </style:paragraph-properties>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style:tab-stops>
          <style:tab-stop style:type="left" style:position="12.0486in"/>
        </style:tab-stops>
      </style:paragraph-properties>
    </style:style>
    <style:style style:name="T659" style:parent-style-name="Domyślnaczcionkaakapitu" style:family="text">
      <style:text-properties style:text-underline-type="single" style:text-underline-style="solid" style:text-underline-width="auto" style:text-underline-mode="continuous"/>
    </style:style>
    <style:style style:name="T660" style:parent-style-name="Domyślnaczcionkaakapitu" style:family="text">
      <style:text-properties fo:background-color="#80FFFF" style:text-underline-type="single" style:text-underline-style="solid" style:text-underline-width="auto" style:text-underline-mode="continuous"/>
    </style:style>
    <style:style style:name="P661" style:parent-style-name="Normalny" style:family="paragraph">
      <style:paragraph-properties fo:text-align="justify" fo:line-height="150%" fo:text-indent="0.2479in">
        <style:tab-stops>
          <style:tab-stop style:type="left" style:position="12.0486in"/>
        </style:tab-stops>
      </style:paragraph-properties>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style:style>
    <style:style style:name="T670" style:parent-style-name="Domyślnaczcionkaakapitu" style:family="text">
      <style:text-properties fo:background-color="#80FFFF" style:text-underline-type="single" style:text-underline-style="solid" style:text-underline-width="auto" style:text-underline-mode="continuous"/>
    </style:style>
    <style:style style:name="T671" style:parent-style-name="Domyślnaczcionkaakapitu" style:family="text">
      <style:text-properties style:text-underline-type="single" style:text-underline-style="solid" style:text-underline-width="auto" style:text-underline-mode="continuous"/>
    </style:style>
    <style:style style:name="T672" style:parent-style-name="Domyślnaczcionkaakapitu" style:family="text">
      <style:text-properties fo:background-color="#80FFFF" style:text-underline-type="single" style:text-underline-style="solid" style:text-underline-width="auto" style:text-underline-mode="continuous"/>
    </style:style>
    <style:style style:name="T673" style:parent-style-name="Domyślnaczcionkaakapitu" style:family="text">
      <style:text-properties style:text-underline-type="single" style:text-underline-style="solid" style:text-underline-width="auto" style:text-underline-mode="continuous"/>
    </style:style>
    <style:style style:name="T674" style:parent-style-name="Domyślnaczcionkaakapitu" style:family="text">
      <style:text-properties fo:background-color="#80FFFF" style:text-underline-type="single" style:text-underline-style="solid" style:text-underline-width="auto" style:text-underline-mode="continuous"/>
    </style:style>
    <style:style style:name="T675" style:parent-style-name="Domyślnaczcionkaakapitu" style:family="text">
      <style:text-properties style:text-underline-type="single" style:text-underline-style="solid" style:text-underline-width="auto" style:text-underline-mode="continuous"/>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479in"/>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style>
    <style:style style:name="P737" style:parent-style-name="Normalny" style:family="paragraph">
      <style:paragraph-properties fo:text-align="justify" fo:line-height="150%"/>
    </style:style>
    <style:style style:name="T738" style:parent-style-name="Domyślnaczcionkaakapitu" style:family="text">
      <style:text-properties style:text-underline-type="single" style:text-underline-style="solid" style:text-underline-width="auto" style:text-underline-mode="continuous"/>
    </style:style>
    <style:style style:name="T739" style:parent-style-name="Domyślnaczcionkaakapitu" style:family="text">
      <style:text-properties fo:background-color="#80FFFF" style:text-underline-type="single" style:text-underline-style="solid" style:text-underline-width="auto" style:text-underline-mode="continuous"/>
    </style:style>
    <style:style style:name="P740" style:parent-style-name="Normalny" style:family="paragraph">
      <style:paragraph-properties fo:text-align="justify" fo:line-height="150%" fo:text-indent="0.2479in"/>
    </style:style>
    <style:style style:name="T741" style:parent-style-name="Domyślnaczcionkaakapitu" style:family="text">
      <style:text-properties fo:background-color="#80FFFF"/>
    </style:style>
    <style:style style:name="P742" style:parent-style-name="Normalny" style:family="paragraph">
      <style:paragraph-properties fo:text-align="justify" fo:line-height="150%" fo:text-indent="0.2479in"/>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style:style>
    <style:style style:name="T749" style:parent-style-name="Domyślnaczcionkaakapitu" style:family="text">
      <style:text-properties style:text-underline-type="single" style:text-underline-style="solid" style:text-underline-width="auto" style:text-underline-mode="continuous"/>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style:style>
    <style:style style:name="T762" style:parent-style-name="Domyślnaczcionkaakapitu" style:family="text">
      <style:text-properties style:text-underline-type="single" style:text-underline-style="solid" style:text-underline-width="auto" style:text-underline-mode="continuous"/>
    </style:style>
    <style:style style:name="T763" style:parent-style-name="Domyślnaczcionkaakapitu" style:family="text">
      <style:text-properties fo:background-color="#80FFFF" style:text-underline-type="single" style:text-underline-style="solid" style:text-underline-width="auto" style:text-underline-mode="continuous"/>
    </style:style>
    <style:style style:name="T764" style:parent-style-name="Domyślnaczcionkaakapitu" style:family="text">
      <style:text-properties style:text-underline-type="single" style:text-underline-style="solid" style:text-underline-width="auto" style:text-underline-mode="continuous"/>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P769" style:parent-style-name="Normalny" style:family="paragraph">
      <style:paragraph-properties fo:text-align="justify" fo:line-height="150%"/>
    </style:style>
    <style:style style:name="T770" style:parent-style-name="Domyślnaczcionkaakapitu" style:family="text">
      <style:text-properties fo:background-color="#80FFFF" style:text-underline-type="single" style:text-underline-style="solid" style:text-underline-width="auto" style:text-underline-mode="continuous"/>
    </style:style>
    <style:style style:name="T771" style:parent-style-name="Domyślnaczcionkaakapitu" style:family="text">
      <style:text-properties style:text-underline-type="single" style:text-underline-style="solid" style:text-underline-width="auto" style:text-underline-mode="continuous"/>
    </style:style>
    <style:style style:name="T772" style:parent-style-name="Domyślnaczcionkaakapitu" style:family="text">
      <style:text-properties fo:background-color="#80FFFF"/>
    </style:style>
    <style:style style:name="P773" style:parent-style-name="Normalny" style:family="paragraph">
      <style:paragraph-properties fo:text-align="justify" fo:line-height="150%" fo:text-indent="0.2479in"/>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fo:text-indent="0.2479in"/>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fo:text-indent="0.2479in"/>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fo:text-indent="0.2479in"/>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style:tab-stops>
          <style:tab-stop style:type="left" style:position="10.3125in"/>
        </style:tab-stops>
      </style:paragraph-properties>
    </style:style>
    <style:style style:name="T822" style:parent-style-name="Domyślnaczcionkaakapitu" style:family="text">
      <style:text-properties style:text-underline-type="single" style:text-underline-style="solid" style:text-underline-width="auto" style:text-underline-mode="continuous"/>
    </style:style>
    <style:style style:name="T823" style:parent-style-name="Domyślnaczcionkaakapitu" style:family="text">
      <style:text-properties fo:background-color="#80FFFF" style:text-underline-type="single" style:text-underline-style="solid" style:text-underline-width="auto" style:text-underline-mode="continuous"/>
    </style:style>
    <style:style style:name="T824" style:parent-style-name="Domyślnaczcionkaakapitu" style:family="text">
      <style:text-properties style:text-underline-type="single" style:text-underline-style="solid" style:text-underline-width="auto" style:text-underline-mode="continuous"/>
    </style:style>
    <style:style style:name="T825" style:parent-style-name="Domyślnaczcionkaakapitu" style:family="text">
      <style:text-properties fo:background-color="#80FFFF" style:text-underline-type="single" style:text-underline-style="solid" style:text-underline-width="auto" style:text-underline-mode="continuous"/>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T828" style:parent-style-name="Domyślnaczcionkaakapitu" style:family="text">
      <style:text-properties style:text-underline-type="single" style:text-underline-style="solid" style:text-underline-width="auto" style:text-underline-mode="continuous"/>
    </style:style>
    <style:style style:name="T829" style:parent-style-name="Domyślnaczcionkaakapitu" style:family="text">
      <style:text-properties fo:background-color="#80FFFF" style:text-underline-type="single" style:text-underline-style="solid" style:text-underline-width="auto" style:text-underline-mode="continuous"/>
    </style:style>
    <style:style style:name="P830" style:parent-style-name="Normalny" style:family="paragraph">
      <style:paragraph-properties fo:text-align="justify" fo:line-height="150%" fo:text-indent="0.2479in">
        <style:tab-stops>
          <style:tab-stop style:type="left" style:position="10.3125in"/>
        </style:tab-stops>
      </style:paragraph-properties>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style:style>
    <style:style style:name="T835" style:parent-style-name="Domyślnaczcionkaakapitu" style:family="text">
      <style:text-properties style:text-underline-type="single" style:text-underline-style="solid" style:text-underline-width="auto" style:text-underline-mode="continuous"/>
    </style:style>
    <style:style style:name="P836" style:parent-style-name="Normalny" style:family="paragraph">
      <style:paragraph-properties fo:text-align="justify" fo:line-height="150%" fo:text-indent="0.2479in"/>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fo:text-indent="0.2479in"/>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style:tab-stops>
          <style:tab-stop style:type="left" style:position="10.3958in"/>
        </style:tab-stops>
      </style:paragraph-properties>
    </style:style>
    <style:style style:name="T897" style:parent-style-name="Domyślnaczcionkaakapitu" style:family="text">
      <style:text-properties style:text-underline-type="single" style:text-underline-style="solid" style:text-underline-width="auto" style:text-underline-mode="continuous"/>
    </style:style>
    <style:style style:name="T898" style:parent-style-name="Domyślnaczcionkaakapitu" style:family="text">
      <style:text-properties fo:background-color="#80FFFF" style:text-underline-type="single" style:text-underline-style="solid" style:text-underline-width="auto" style:text-underline-mode="continuous"/>
    </style:style>
    <style:style style:name="T899" style:parent-style-name="Domyślnaczcionkaakapitu" style:family="text">
      <style:text-properties style:text-underline-type="single" style:text-underline-style="solid" style:text-underline-width="auto" style:text-underline-mode="continuous"/>
    </style:style>
    <style:style style:name="T900" style:parent-style-name="Domyślnaczcionkaakapitu" style:family="text">
      <style:text-properties fo:background-color="#80FFFF" style:text-underline-type="single" style:text-underline-style="solid" style:text-underline-width="auto" style:text-underline-mode="continuous"/>
    </style:style>
    <style:style style:name="T901" style:parent-style-name="Domyślnaczcionkaakapitu" style:family="text">
      <style:text-properties style:text-underline-type="single" style:text-underline-style="solid" style:text-underline-width="auto" style:text-underline-mode="continuous"/>
    </style:style>
    <style:style style:name="T902" style:parent-style-name="Domyślnaczcionkaakapitu" style:family="text">
      <style:text-properties fo:background-color="#80FFFF" style:text-underline-type="single" style:text-underline-style="solid" style:text-underline-width="auto" style:text-underline-mode="continuous"/>
    </style:style>
    <style:style style:name="T903" style:parent-style-name="Domyślnaczcionkaakapitu" style:family="text">
      <style:text-properties style:text-underline-type="single" style:text-underline-style="solid" style:text-underline-width="auto" style:text-underline-mode="continuous"/>
    </style:style>
    <style:style style:name="T904" style:parent-style-name="Domyślnaczcionkaakapitu" style:family="text">
      <style:text-properties fo:background-color="#80FFFF" style:text-underline-type="single" style:text-underline-style="solid" style:text-underline-width="auto" style:text-underline-mode="continuous"/>
    </style:style>
    <style:style style:name="P905" style:parent-style-name="Normalny" style:family="paragraph">
      <style:paragraph-properties fo:text-align="justify" fo:line-height="150%" fo:text-indent="0.2479in">
        <style:tab-stops>
          <style:tab-stop style:type="left" style:position="10.3958in"/>
        </style:tab-stops>
      </style:paragraph-properties>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style:tab-stops>
          <style:tab-stop style:type="left" style:position="11.0208in"/>
        </style:tab-stops>
      </style:paragraph-properties>
    </style:style>
    <style:style style:name="T913" style:parent-style-name="Domyślnaczcionkaakapitu" style:family="text">
      <style:text-properties fo:background-color="#80FFFF" style:text-underline-type="single" style:text-underline-style="solid" style:text-underline-width="auto" style:text-underline-mode="continuous"/>
    </style:style>
    <style:style style:name="T914" style:parent-style-name="Domyślnaczcionkaakapitu" style:family="text">
      <style:text-properties style:text-underline-type="single" style:text-underline-style="solid" style:text-underline-width="auto" style:text-underline-mode="continuous"/>
    </style:style>
    <style:style style:name="T915" style:parent-style-name="Domyślnaczcionkaakapitu" style:family="text">
      <style:text-properties fo:background-color="#80FFFF" style:text-underline-type="single" style:text-underline-style="solid" style:text-underline-width="auto" style:text-underline-mode="continuous"/>
    </style:style>
    <style:style style:name="T916" style:parent-style-name="Domyślnaczcionkaakapitu" style:family="text">
      <style:text-properties style:text-underline-type="single" style:text-underline-style="solid" style:text-underline-width="auto" style:text-underline-mode="continuous"/>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tab-stops>
          <style:tab-stop style:type="left" style:position="11.0208in"/>
        </style:tab-stops>
      </style:paragraph-properties>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479in"/>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fo:text-indent="0.2479in"/>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479in"/>
    </style:style>
    <style:style style:name="P1034" style:parent-style-name="Normalny" style:family="paragraph">
      <style:paragraph-properties fo:text-align="justify" fo:line-height="150%" fo:text-indent="0.2479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P1056" style:parent-style-name="Normalny" style:family="paragraph">
      <style:paragraph-properties fo:text-align="justify" fo:line-height="150%" fo:text-indent="0.2479in"/>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479in"/>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fo:text-indent="0.2479in"/>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style:tab-stops>
          <style:tab-stop style:type="left" style:position="10.7569in"/>
        </style:tab-stops>
      </style:paragraph-properties>
    </style:style>
    <style:style style:name="T1080" style:parent-style-name="Domyślnaczcionkaakapitu" style:family="text">
      <style:text-properties style:text-underline-type="single" style:text-underline-style="solid" style:text-underline-width="auto" style:text-underline-mode="continuous"/>
    </style:style>
    <style:style style:name="T1081" style:parent-style-name="Domyślnaczcionkaakapitu" style:family="text">
      <style:text-properties fo:background-color="#80FFFF" style:text-underline-type="single" style:text-underline-style="solid" style:text-underline-width="auto" style:text-underline-mode="continuous"/>
    </style:style>
    <style:style style:name="T1082" style:parent-style-name="Domyślnaczcionkaakapitu" style:family="text">
      <style:text-properties style:text-underline-type="single" style:text-underline-style="solid" style:text-underline-width="auto" style:text-underline-mode="continuous"/>
    </style:style>
    <style:style style:name="T1083" style:parent-style-name="Domyślnaczcionkaakapitu" style:family="text">
      <style:text-properties fo:background-color="#80FFFF" style:text-underline-type="single" style:text-underline-style="solid" style:text-underline-width="auto" style:text-underline-mode="continuous"/>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479in">
        <style:tab-stops>
          <style:tab-stop style:type="left" style:position="10.7569in"/>
        </style:tab-stops>
      </style:paragraph-properties>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style:style>
    <style:style style:name="T1088" style:parent-style-name="Domyślnaczcionkaakapitu" style:family="text">
      <style:text-properties style:text-underline-type="single" style:text-underline-style="solid" style:text-underline-width="auto" style:text-underline-mode="continuous"/>
    </style:style>
    <style:style style:name="T1089" style:parent-style-name="Domyślnaczcionkaakapitu" style:family="text">
      <style:text-properties fo:background-color="#80FFFF" style:text-underline-type="single" style:text-underline-style="solid" style:text-underline-width="auto" style:text-underline-mode="continuous"/>
    </style:style>
    <style:style style:name="T1090" style:parent-style-name="Domyślnaczcionkaakapitu" style:family="text">
      <style:text-properties style:text-underline-type="single" style:text-underline-style="solid" style:text-underline-width="auto" style:text-underline-mode="continuous"/>
    </style:style>
    <style:style style:name="T1091" style:parent-style-name="Domyślnaczcionkaakapitu" style:family="text">
      <style:text-properties fo:background-color="#80FFFF" style:text-underline-type="single" style:text-underline-style="solid" style:text-underline-width="auto" style:text-underline-mode="continuous"/>
    </style:style>
    <style:style style:name="T1092" style:parent-style-name="Domyślnaczcionkaakapitu" style:family="text">
      <style:text-properties style:text-underline-type="single" style:text-underline-style="solid" style:text-underline-width="auto" style:text-underline-mode="continuous"/>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P1101" style:parent-style-name="Normalny" style:family="paragraph">
      <style:paragraph-properties fo:text-align="justify" fo:line-height="150%">
        <style:tab-stops>
          <style:tab-stop style:type="left" style:position="11.1597in"/>
        </style:tab-stops>
      </style:paragraph-properties>
    </style:style>
    <style:style style:name="T1102" style:parent-style-name="Domyślnaczcionkaakapitu" style:family="text">
      <style:text-properties style:text-underline-type="single" style:text-underline-style="solid" style:text-underline-width="auto" style:text-underline-mode="continuous"/>
    </style:style>
    <style:style style:name="T1103" style:parent-style-name="Domyślnaczcionkaakapitu" style:family="text">
      <style:text-properties fo:background-color="#80FFFF" style:text-underline-type="single" style:text-underline-style="solid" style:text-underline-width="auto" style:text-underline-mode="continuous"/>
    </style:style>
    <style:style style:name="T1104" style:parent-style-name="Domyślnaczcionkaakapitu" style:family="text">
      <style:text-properties style:text-underline-type="single" style:text-underline-style="solid" style:text-underline-width="auto" style:text-underline-mode="continuous"/>
    </style:style>
    <style:style style:name="P1105" style:parent-style-name="Normalny" style:family="paragraph">
      <style:paragraph-properties fo:text-align="justify" fo:line-height="150%" fo:text-indent="0.2479in">
        <style:tab-stops>
          <style:tab-stop style:type="left" style:position="11.1597in"/>
        </style:tab-stops>
      </style:paragraph-properties>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479in"/>
    </style:style>
    <style:style style:name="P1109" style:parent-style-name="Normalny" style:family="paragraph">
      <style:paragraph-properties fo:text-align="justify" fo:line-height="150%"/>
    </style:style>
    <style:style style:name="T1110" style:parent-style-name="Domyślnaczcionkaakapitu" style:family="text">
      <style:text-properties fo:background-color="#80FFFF" style:text-underline-type="single" style:text-underline-style="solid" style:text-underline-width="auto" style:text-underline-mode="continuous"/>
    </style:style>
    <style:style style:name="T1111" style:parent-style-name="Domyślnaczcionkaakapitu" style:family="text">
      <style:text-properties style:text-underline-type="single" style:text-underline-style="solid" style:text-underline-width="auto" style:text-underline-mode="continuous"/>
    </style:style>
    <style:style style:name="T1112" style:parent-style-name="Domyślnaczcionkaakapitu" style:family="text">
      <style:text-properties fo:background-color="#80FFFF" style:text-underline-type="single" style:text-underline-style="solid" style:text-underline-width="auto" style:text-underline-mode="continuous"/>
    </style:style>
    <style:style style:name="T1113" style:parent-style-name="Domyślnaczcionkaakapitu" style:family="text">
      <style:text-properties style:text-underline-type="single" style:text-underline-style="solid" style:text-underline-width="auto" style:text-underline-mode="continuous"/>
    </style:style>
    <style:style style:name="P1114" style:parent-style-name="Normalny" style:family="paragraph">
      <style:paragraph-properties fo:text-align="justify" fo:line-height="150%" fo:text-indent="0.2479in"/>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fo:text-indent="0.2479in"/>
    </style:style>
    <style:style style:name="P1140" style:parent-style-name="Normalny" style:family="paragraph">
      <style:paragraph-properties fo:text-align="justify" fo:line-height="150%"/>
    </style:style>
    <style:style style:name="T1141" style:parent-style-name="Domyślnaczcionkaakapitu" style:family="text">
      <style:text-properties style:text-underline-type="single" style:text-underline-style="solid" style:text-underline-width="auto" style:text-underline-mode="continuous"/>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style:style>
    <style:style style:name="T1145" style:parent-style-name="Domyślnaczcionkaakapitu" style:family="text">
      <style:text-properties style:text-underline-type="single" style:text-underline-style="solid" style:text-underline-width="auto" style:text-underline-mode="continuous"/>
    </style:style>
    <style:style style:name="P1146" style:parent-style-name="Normalny" style:family="paragraph">
      <style:paragraph-properties fo:text-align="justify" fo:line-height="150%" fo:text-indent="0.2479in"/>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fo:text-indent="0.2479in"/>
    </style:style>
    <style:style style:name="P1154" style:parent-style-name="Normalny" style:family="paragraph">
      <style:paragraph-properties fo:text-align="justify" fo:line-height="150%"/>
    </style:style>
    <style:style style:name="T1155" style:parent-style-name="Domyślnaczcionkaakapitu" style:family="text">
      <style:text-properties style:text-underline-type="single" style:text-underline-style="solid" style:text-underline-width="auto" style:text-underline-mode="continuous"/>
    </style:style>
    <style:style style:name="P1156" style:parent-style-name="Normalny" style:family="paragraph">
      <style:paragraph-properties fo:text-align="justify" fo:line-height="150%" fo:text-indent="0.2479in"/>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style:style>
    <style:style style:name="T1159" style:parent-style-name="Domyślnaczcionkaakapitu" style:family="text">
      <style:text-properties style:text-underline-type="single" style:text-underline-style="solid" style:text-underline-width="auto" style:text-underline-mode="continuous"/>
    </style:style>
    <style:style style:name="T1160" style:parent-style-name="Domyślnaczcionkaakapitu" style:family="text">
      <style:text-properties fo:background-color="#80FFFF" style:text-underline-type="single" style:text-underline-style="solid" style:text-underline-width="auto" style:text-underline-mode="continuous"/>
    </style:style>
    <style:style style:name="T1161" style:parent-style-name="Domyślnaczcionkaakapitu" style:family="text">
      <style:text-properties style:text-underline-type="single" style:text-underline-style="solid" style:text-underline-width="auto" style:text-underline-mode="continuous"/>
    </style:style>
    <style:style style:name="P1162" style:parent-style-name="Normalny" style:family="paragraph">
      <style:paragraph-properties fo:text-align="justify" fo:line-height="150%" fo:text-indent="0.2479in"/>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479in"/>
    </style:style>
    <style:style style:name="P1179" style:parent-style-name="Normalny" style:family="paragraph">
      <style:paragraph-properties fo:text-align="justify" fo:line-height="150%"/>
    </style:style>
    <style:style style:name="T1180" style:parent-style-name="Domyślnaczcionkaakapitu" style:family="text">
      <style:text-properties style:text-underline-type="single" style:text-underline-style="solid" style:text-underline-width="auto" style:text-underline-mode="continuous"/>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P1208" style:parent-style-name="Normalny" style:family="paragraph">
      <style:paragraph-properties fo:text-align="justify" fo:line-height="150%"/>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text-underline-type="single" style:text-underline-style="solid" style:text-underline-width="auto" style:text-underline-mode="continuous"/>
    </style:style>
    <style:style style:name="T1211" style:parent-style-name="Domyślnaczcionkaakapitu" style:family="text">
      <style:text-properties style:text-underline-type="single" style:text-underline-style="solid" style:text-underline-width="auto" style:text-underline-mode="continuous"/>
    </style:style>
    <style:style style:name="T1212" style:parent-style-name="Domyślnaczcionkaakapitu" style:family="text">
      <style:text-properties fo:background-color="#80FFFF" style:text-underline-type="single" style:text-underline-style="solid" style:text-underline-width="auto" style:text-underline-mode="continuous"/>
    </style:style>
    <style:style style:name="T1213" style:parent-style-name="Domyślnaczcionkaakapitu" style:family="text">
      <style:text-properties style:text-underline-type="single" style:text-underline-style="solid" style:text-underline-width="auto" style:text-underline-mode="continuous"/>
    </style:style>
    <style:style style:name="T1214" style:parent-style-name="Domyślnaczcionkaakapitu" style:family="text">
      <style:text-properties fo:background-color="#80FFFF" style:text-underline-type="single" style:text-underline-style="solid" style:text-underline-width="auto" style:text-underline-mode="continuous"/>
    </style:style>
    <style:style style:name="T1215" style:parent-style-name="Domyślnaczcionkaakapitu" style:family="text">
      <style:text-properties style:text-underline-type="single" style:text-underline-style="solid" style:text-underline-width="auto" style:text-underline-mode="continuous"/>
    </style:style>
    <style:style style:name="T1216" style:parent-style-name="Domyślnaczcionkaakapitu" style:family="text">
      <style:text-properties fo:background-color="#80FFFF" style:text-underline-type="single" style:text-underline-style="solid" style:text-underline-width="auto" style:text-underline-mode="continuous"/>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479in"/>
    </style:style>
    <style:style style:name="P1220" style:parent-style-name="Normalny" style:family="paragraph">
      <style:paragraph-properties fo:text-align="justify" fo:line-height="150%"/>
    </style:style>
    <style:style style:name="P1221" style:parent-style-name="Normalny" style:family="paragraph">
      <style:paragraph-properties fo:text-align="justify" fo:line-height="150%"/>
    </style:style>
    <style:style style:name="P1222" style:parent-style-name="Normalny" style:family="paragraph">
      <style:paragraph-properties fo:text-align="justify" fo:line-height="150%"/>
    </style:style>
    <style:style style:name="P1223" style:parent-style-name="Normalny" style:family="paragraph">
      <style:paragraph-properties fo:text-align="justify" fo:line-height="150%"/>
    </style:style>
    <style:style style:name="P1224" style:parent-style-name="Normalny" style:family="paragraph">
      <style:paragraph-properties fo:text-align="justify" fo:line-height="150%"/>
    </style:style>
    <style:style style:name="P1225" style:parent-style-name="Normalny" style:family="paragraph">
      <style:paragraph-properties fo:text-align="justify" fo:line-height="150%"/>
    </style:style>
    <style:style style:name="T1226" style:parent-style-name="Domyślnaczcionkaakapitu" style:family="text">
      <style:text-properties style:text-underline-type="single" style:text-underline-style="solid" style:text-underline-width="auto" style:text-underline-mode="continuous"/>
    </style:style>
    <style:style style:name="T1227" style:parent-style-name="Domyślnaczcionkaakapitu" style:family="text">
      <style:text-properties fo:background-color="#80FFFF" style:text-underline-type="single" style:text-underline-style="solid" style:text-underline-width="auto" style:text-underline-mode="continuous"/>
    </style:style>
    <style:style style:name="T1228" style:parent-style-name="Domyślnaczcionkaakapitu" style:family="text">
      <style:text-properties style:text-underline-type="single" style:text-underline-style="solid" style:text-underline-width="auto" style:text-underline-mode="continuous"/>
    </style:style>
    <style:style style:name="T1229" style:parent-style-name="Domyślnaczcionkaakapitu" style:family="text">
      <style:text-properties style:text-underline-type="single" style:text-underline-style="solid" style:text-underline-width="auto" style:text-underline-mode="continuous"/>
    </style:style>
    <style:style style:name="P1230" style:parent-style-name="Normalny" style:family="paragraph">
      <style:paragraph-properties fo:text-align="justify" fo:line-height="150%"/>
    </style:style>
    <style:style style:name="T1231" style:parent-style-name="Domyślnaczcionkaakapitu" style:family="text">
      <style:text-properties style:text-underline-type="single" style:text-underline-style="solid" style:text-underline-width="auto" style:text-underline-mode="continuous"/>
    </style:style>
    <style:style style:name="T1232" style:parent-style-name="Domyślnaczcionkaakapitu" style:family="text">
      <style:text-properties fo:background-color="#80FFFF" style:text-underline-type="single" style:text-underline-style="solid" style:text-underline-width="auto" style:text-underline-mode="continuous"/>
    </style:style>
    <style:style style:name="T1233" style:parent-style-name="Domyślnaczcionkaakapitu" style:family="text">
      <style:text-properties style:text-underline-type="single" style:text-underline-style="solid" style:text-underline-width="auto" style:text-underline-mode="continuous"/>
    </style:style>
    <style:style style:name="T1234" style:parent-style-name="Domyślnaczcionkaakapitu" style:family="text">
      <style:text-properties fo:background-color="#80FFFF" style:text-underline-type="single" style:text-underline-style="solid" style:text-underline-width="auto" style:text-underline-mode="continuous"/>
    </style:style>
    <style:style style:name="T1235" style:parent-style-name="Domyślnaczcionkaakapitu" style:family="text">
      <style:text-properties style:text-underline-type="single" style:text-underline-style="solid" style:text-underline-width="auto" style:text-underline-mode="continuous"/>
    </style:style>
    <style:style style:name="T1236" style:parent-style-name="Domyślnaczcionkaakapitu" style:family="text">
      <style:text-properties fo:background-color="#80FFFF" style:text-underline-type="single" style:text-underline-style="solid" style:text-underline-width="auto" style:text-underline-mode="continuous"/>
    </style:style>
    <style:style style:name="T1237" style:parent-style-name="Domyślnaczcionkaakapitu" style:family="text">
      <style:text-properties style:text-underline-type="single" style:text-underline-style="solid" style:text-underline-width="auto" style:text-underline-mode="continuous"/>
    </style:style>
    <style:style style:name="T1238" style:parent-style-name="Domyślnaczcionkaakapitu" style:family="text">
      <style:text-properties fo:background-color="#80FFFF" style:text-underline-type="single" style:text-underline-style="solid" style:text-underline-width="auto" style:text-underline-mode="continuous"/>
    </style:style>
    <style:style style:name="P1239" style:parent-style-name="Normalny" style:family="paragraph">
      <style:paragraph-properties fo:text-align="justify" fo:line-height="150%" fo:text-indent="0.2479in"/>
    </style:style>
    <style:style style:name="T1240" style:parent-style-name="Domyślnaczcionkaakapitu" style:family="text">
      <style:text-properties fo:background-color="#80FFFF"/>
    </style:style>
    <style:style style:name="P1241" style:parent-style-name="Normalny" style:family="paragraph">
      <style:paragraph-properties fo:text-align="justify" fo:line-height="150%" fo:text-indent="0.2479in"/>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479in"/>
    </style:style>
    <style:style style:name="P1245" style:parent-style-name="Normalny" style:family="paragraph">
      <style:paragraph-properties fo:text-align="justify" fo:line-height="150%"/>
    </style:style>
    <style:style style:name="T1246" style:parent-style-name="Domyślnaczcionkaakapitu" style:family="text">
      <style:text-properties fo:background-color="#80FFFF" style:text-underline-type="single" style:text-underline-style="solid" style:text-underline-width="auto" style:text-underline-mode="continuous"/>
    </style:style>
    <style:style style:name="T1247" style:parent-style-name="Domyślnaczcionkaakapitu" style:family="text">
      <style:text-properties style:text-underline-type="single" style:text-underline-style="solid" style:text-underline-width="auto" style:text-underline-mode="continuous"/>
    </style:style>
    <style:style style:name="T1248" style:parent-style-name="Domyślnaczcionkaakapitu" style:family="text">
      <style:text-properties fo:background-color="#80FFFF" style:text-underline-type="single" style:text-underline-style="solid" style:text-underline-width="auto" style:text-underline-mode="continuous"/>
    </style:style>
    <style:style style:name="T1249" style:parent-style-name="Domyślnaczcionkaakapitu" style:family="text">
      <style:text-properties style:text-underline-type="single" style:text-underline-style="solid" style:text-underline-width="auto" style:text-underline-mode="continuous"/>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fo:background-color="#80FFFF" style:text-underline-type="single" style:text-underline-style="solid" style:text-underline-width="auto" style:text-underline-mode="continuous"/>
    </style:style>
    <style:style style:name="T1262" style:parent-style-name="Domyślnaczcionkaakapitu" style:family="text">
      <style:text-properties style:text-underline-type="single" style:text-underline-style="solid" style:text-underline-width="auto" style:text-underline-mode="continuous"/>
    </style:style>
    <style:style style:name="T1263" style:parent-style-name="Domyślnaczcionkaakapitu" style:family="text">
      <style:text-properties fo:background-color="#80FFFF" style:text-underline-type="single" style:text-underline-style="solid" style:text-underline-width="auto" style:text-underline-mode="continuous"/>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text-underline-type="single" style:text-underline-style="solid" style:text-underline-width="auto" style:text-underline-mode="continuous"/>
    </style:style>
    <style:style style:name="P1266" style:parent-style-name="Normalny" style:family="paragraph">
      <style:paragraph-properties fo:text-align="justify" fo:line-height="150%" fo:text-indent="0.2479in"/>
    </style:style>
    <style:style style:name="P1267" style:parent-style-name="Normalny" style:family="paragraph">
      <style:paragraph-properties fo:text-align="justify" fo:line-height="150%" fo:text-indent="0.2479in"/>
    </style:style>
    <style:style style:name="P1268" style:parent-style-name="Normalny" style:family="paragraph">
      <style:paragraph-properties fo:text-align="justify" fo:line-height="150%" fo:text-indent="0.2479in"/>
    </style:style>
    <style:style style:name="P1269" style:parent-style-name="Normalny" style:family="paragraph">
      <style:paragraph-properties fo:text-align="justify" fo:line-height="150%"/>
    </style:style>
    <style:style style:name="T1270" style:parent-style-name="Domyślnaczcionkaakapitu" style:family="text">
      <style:text-properties style:text-underline-type="single" style:text-underline-style="solid" style:text-underline-width="auto" style:text-underline-mode="continuous"/>
    </style:style>
    <style:style style:name="T1271" style:parent-style-name="Domyślnaczcionkaakapitu" style:family="text">
      <style:text-properties fo:background-color="#80FFFF" style:text-underline-type="single" style:text-underline-style="solid" style:text-underline-width="auto" style:text-underline-mode="continuous"/>
    </style:style>
    <style:style style:name="T1272" style:parent-style-name="Domyślnaczcionkaakapitu" style:family="text">
      <style:text-properties style:text-underline-type="single" style:text-underline-style="solid" style:text-underline-width="auto" style:text-underline-mode="continuous"/>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P1288" style:parent-style-name="Normalny" style:family="paragraph">
      <style:paragraph-properties fo:text-align="justify" fo:line-height="150%" fo:text-indent="0.2479in"/>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fo:text-indent="0.2479in"/>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fo:text-indent="0.2479in"/>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fo:text-indent="0.2479in"/>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fo:text-indent="0.2479in"/>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fo:text-indent="0.2479in"/>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fo:text-indent="0.2479in"/>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479in">
        <style:tab-stops>
          <style:tab-stop style:type="left" style:position="20.868in"/>
        </style:tab-stops>
      </style:paragraph-properties>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P1472" style:parent-style-name="Normalny" style:family="paragraph">
      <style:paragraph-properties fo:text-align="justify" fo:line-height="150%" fo:text-indent="0.2479in"/>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fo:text-indent="0.2479in"/>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style:style>
    <style:style style:name="T1499" style:parent-style-name="Domyślnaczcionkaakapitu" style:family="text">
      <style:text-properties style:text-underline-type="single" style:text-underline-style="solid" style:text-underline-width="auto" style:text-underline-mode="continuous"/>
    </style:style>
    <style:style style:name="T1500" style:parent-style-name="Domyślnaczcionkaakapitu" style:family="text">
      <style:text-properties fo:background-color="#80FFFF" style:text-underline-type="single" style:text-underline-style="solid" style:text-underline-width="auto" style:text-underline-mode="continuous"/>
    </style:style>
    <style:style style:name="T1501" style:parent-style-name="Domyślnaczcionkaakapitu" style:family="text">
      <style:text-properties style:text-underline-type="single" style:text-underline-style="solid" style:text-underline-width="auto" style:text-underline-mode="continuous"/>
    </style:style>
    <style:style style:name="T1502" style:parent-style-name="Domyślnaczcionkaakapitu" style:family="text">
      <style:text-properties fo:background-color="#80FFFF" style:text-underline-type="single" style:text-underline-style="solid" style:text-underline-width="auto" style:text-underline-mode="continuous"/>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text-underline-type="single" style:text-underline-style="solid" style:text-underline-width="auto" style:text-underline-mode="continuous"/>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fo:text-indent="0.2479in"/>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style:style>
    <style:style style:name="T1518" style:parent-style-name="Domyślnaczcionkaakapitu" style:family="text">
      <style:text-properties style:text-underline-type="single" style:text-underline-style="solid" style:text-underline-width="auto" style:text-underline-mode="continuous"/>
    </style:style>
    <style:style style:name="T1519" style:parent-style-name="Domyślnaczcionkaakapitu" style:family="text">
      <style:text-properties fo:background-color="#80FFFF" style:text-underline-type="single" style:text-underline-style="solid" style:text-underline-width="auto" style:text-underline-mode="continuous"/>
    </style:style>
    <style:style style:name="T1520" style:parent-style-name="Domyślnaczcionkaakapitu" style:family="text">
      <style:text-properties style:text-underline-type="single" style:text-underline-style="solid" style:text-underline-width="auto" style:text-underline-mode="continuous"/>
    </style:style>
    <style:style style:name="T1521" style:parent-style-name="Domyślnaczcionkaakapitu" style:family="text">
      <style:text-properties fo:background-color="#80FFFF" style:text-underline-type="single" style:text-underline-style="solid" style:text-underline-width="auto" style:text-underline-mode="continuous"/>
    </style:style>
    <style:style style:name="T1522" style:parent-style-name="Domyślnaczcionkaakapitu" style:family="text">
      <style:text-properties style:text-underline-type="single" style:text-underline-style="solid" style:text-underline-width="auto" style:text-underline-mode="continuous"/>
    </style:style>
    <style:style style:name="T1523" style:parent-style-name="Domyślnaczcionkaakapitu" style:family="text">
      <style:text-properties fo:background-color="#80FFFF" style:text-underline-type="single" style:text-underline-style="solid" style:text-underline-width="auto" style:text-underline-mode="continuous"/>
    </style:style>
    <style:style style:name="T1524" style:parent-style-name="Domyślnaczcionkaakapitu" style:family="text">
      <style:text-properties style:text-underline-type="single" style:text-underline-style="solid" style:text-underline-width="auto" style:text-underline-mode="continuous"/>
    </style:style>
    <style:style style:name="T1525" style:parent-style-name="Domyślnaczcionkaakapitu" style:family="text">
      <style:text-properties fo:background-color="#80FFFF" style:text-underline-type="single" style:text-underline-style="solid" style:text-underline-width="auto" style:text-underline-mode="continuous"/>
    </style:style>
    <style:style style:name="T1526" style:parent-style-name="Domyślnaczcionkaakapitu" style:family="text">
      <style:text-properties style:text-underline-type="single" style:text-underline-style="solid" style:text-underline-width="auto" style:text-underline-mode="continuous"/>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fo:text-indent="0.2479in"/>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479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479in"/>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P1674" style:parent-style-name="Normalny" style:family="paragraph">
      <style:paragraph-properties fo:text-align="justify" fo:line-height="150%" fo:text-indent="0.2479in"/>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479in"/>
    </style:style>
    <style:style style:name="P1680" style:parent-style-name="Normalny" style:family="paragraph">
      <style:paragraph-properties fo:text-align="justify" fo:line-height="150%" fo:text-indent="0.2479in"/>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479in"/>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479in"/>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style:style>
    <style:style style:name="T1717" style:parent-style-name="Domyślnaczcionkaakapitu" style:family="text">
      <style:text-properties style:text-underline-type="single" style:text-underline-style="solid" style:text-underline-width="auto" style:text-underline-mode="continuous"/>
    </style:style>
    <style:style style:name="T1718" style:parent-style-name="Domyślnaczcionkaakapitu" style:family="text">
      <style:text-properties fo:background-color="#80FFFF" style:text-underline-type="single" style:text-underline-style="solid" style:text-underline-width="auto" style:text-underline-mode="continuous"/>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479in"/>
    </style:style>
    <style:style style:name="P1723" style:parent-style-name="Normalny" style:family="paragraph">
      <style:paragraph-properties fo:text-align="justify" fo:line-height="150%"/>
    </style:style>
    <style:style style:name="T1724" style:parent-style-name="Domyślnaczcionkaakapitu" style:family="text">
      <style:text-properties fo:background-color="#80FFFF" style:text-underline-type="single" style:text-underline-style="solid" style:text-underline-width="auto" style:text-underline-mode="continuous"/>
    </style:style>
    <style:style style:name="T1725" style:parent-style-name="Domyślnaczcionkaakapitu" style:family="text">
      <style:text-properties style:text-underline-type="single" style:text-underline-style="solid" style:text-underline-width="auto" style:text-underline-mode="continuous"/>
    </style:style>
    <style:style style:name="T1726" style:parent-style-name="Domyślnaczcionkaakapitu" style:family="text">
      <style:text-properties fo:background-color="#80FFFF" style:text-underline-type="single" style:text-underline-style="solid" style:text-underline-width="auto" style:text-underline-mode="continuous"/>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fo:text-indent="0.2479in"/>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fo:text-indent="0.2479in"/>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fo:text-indent="0.2479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P1852" style:parent-style-name="Normalny" style:family="paragraph">
      <style:paragraph-properties fo:text-align="justify" fo:line-height="150%" fo:text-indent="0.2479in"/>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P1894" style:parent-style-name="Normalny" style:family="paragraph">
      <style:paragraph-properties fo:text-align="justify" fo:line-height="150%" fo:text-indent="0.2479in"/>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fo:text-indent="0.2479in"/>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P1947" style:parent-style-name="Normalny" style:family="paragraph">
      <style:paragraph-properties fo:text-align="justify" fo:line-height="150%" fo:text-indent="0.2479in"/>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P1999" style:parent-style-name="Normalny" style:family="paragraph">
      <style:paragraph-properties fo:text-align="justify" fo:line-height="150%" fo:text-indent="0.2479in"/>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fo:text-indent="0.2479in"/>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P2121" style:parent-style-name="Normalny" style:family="paragraph">
      <style:paragraph-properties fo:text-align="justify" fo:line-height="150%" fo:text-indent="0.2479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P2126" style:parent-style-name="Normalny" style:family="paragraph">
      <style:paragraph-properties fo:text-align="justify" fo:line-height="150%" fo:text-indent="0.2479in"/>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fo:text-indent="0.2479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fo:text-indent="0.2479in"/>
    </style:style>
    <style:style style:name="P2145" style:parent-style-name="Normalny" style:family="paragraph">
      <style:paragraph-properties fo:text-align="justify" fo:line-height="150%" fo:text-indent="0.2479in"/>
    </style:style>
    <style:style style:name="T2146" style:parent-style-name="Domyślnaczcionkaakapitu" style:family="text">
      <style:text-properties fo:background-color="#80FFFF"/>
    </style:style>
    <style:style style:name="P2147" style:parent-style-name="Normalny" style:family="paragraph">
      <style:paragraph-properties fo:text-align="justify" fo:line-height="150%" fo:text-indent="0.2479in"/>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fo:text-indent="0.2479in"/>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479in"/>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fo:text-indent="0.2479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P2202" style:parent-style-name="Normalny" style:family="paragraph">
      <style:paragraph-properties fo:text-align="justify" fo:line-height="150%" fo:text-indent="0.2479in"/>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fo:text-indent="0.2479in"/>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fo:text-indent="0.2479in"/>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margin-left="0.25in">
        <style:tab-stops/>
      </style:paragraph-properties>
    </style:style>
    <style:style style:name="T2227" style:parent-style-name="Domyślnaczcionkaakapitu" style:family="text">
      <style:text-properties style:text-underline-type="single" style:text-underline-style="solid" style:text-underline-width="auto" style:text-underline-mode="continuous"/>
    </style:style>
    <style:style style:name="T2228" style:parent-style-name="Domyślnaczcionkaakapitu" style:family="text">
      <style:text-properties fo:background-color="#80FFFF" style:text-underline-type="single" style:text-underline-style="solid" style:text-underline-width="auto" style:text-underline-mode="continuous"/>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margin-left="0.25in" fo:text-indent="0.2479in">
        <style:tab-stops/>
      </style:paragraph-properties>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style:tab-stops>
          <style:tab-stop style:type="left" style:position="14.5763in"/>
        </style:tab-stops>
      </style:paragraph-properties>
    </style:style>
    <style:style style:name="T2233" style:parent-style-name="Domyślnaczcionkaakapitu" style:family="text">
      <style:text-properties style:text-underline-type="single" style:text-underline-style="solid" style:text-underline-width="auto" style:text-underline-mode="continuous"/>
    </style:style>
    <style:style style:name="T2234" style:parent-style-name="Domyślnaczcionkaakapitu" style:family="text">
      <style:text-properties fo:background-color="#80FFFF" style:text-underline-type="single" style:text-underline-style="solid" style:text-underline-width="auto" style:text-underline-mode="continuous"/>
    </style:style>
    <style:style style:name="T2235" style:parent-style-name="Domyślnaczcionkaakapitu" style:family="text">
      <style:text-properties style:text-underline-type="single" style:text-underline-style="solid" style:text-underline-width="auto" style:text-underline-mode="continuous"/>
    </style:style>
    <style:style style:name="P2236" style:parent-style-name="Normalny" style:family="paragraph">
      <style:paragraph-properties fo:text-align="justify" fo:line-height="150%" fo:text-indent="0.2479in">
        <style:tab-stops>
          <style:tab-stop style:type="left" style:position="14.5763in"/>
        </style:tab-stops>
      </style:paragraph-properties>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fo:text-indent="0.2479in"/>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P2258" style:parent-style-name="Normalny" style:family="paragraph">
      <style:paragraph-properties fo:text-align="justify" fo:line-height="150%" fo:text-indent="0.2479in">
        <style:tab-stops>
          <style:tab-stop style:type="left" style:position="4.5138in"/>
        </style:tab-stops>
      </style:paragraph-properties>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479in"/>
    </style:style>
    <style:style style:name="P2276" style:parent-style-name="Normalny" style:family="paragraph">
      <style:paragraph-properties fo:text-align="justify" fo:line-height="150%" fo:text-indent="0.2479in"/>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fo:text-indent="0.2479in"/>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P2289" style:parent-style-name="Normalny" style:family="paragraph">
      <style:paragraph-properties fo:text-align="justify" fo:line-height="150%" fo:text-indent="0.2479in"/>
    </style:style>
    <style:style style:name="P2290" style:parent-style-name="Normalny" style:family="paragraph">
      <style:paragraph-properties fo:text-align="justify" fo:line-height="150%"/>
    </style:style>
    <style:style style:name="T2291" style:parent-style-name="Domyślnaczcionkaakapitu" style:family="text">
      <style:text-properties style:text-underline-type="single" style:text-underline-style="solid" style:text-underline-width="auto" style:text-underline-mode="continuous"/>
    </style:style>
    <style:style style:name="T2292" style:parent-style-name="Domyślnaczcionkaakapitu" style:family="text">
      <style:text-properties fo:background-color="#80FFFF" style:text-underline-type="single" style:text-underline-style="solid" style:text-underline-width="auto" style:text-underline-mode="continuous"/>
    </style:style>
    <style:style style:name="T2293" style:parent-style-name="Domyślnaczcionkaakapitu" style:family="text">
      <style:text-properties style:text-underline-type="single" style:text-underline-style="solid" style:text-underline-width="auto" style:text-underline-mode="continuous"/>
    </style:style>
    <style:style style:name="T2294" style:parent-style-name="Domyślnaczcionkaakapitu" style:family="text">
      <style:text-properties fo:background-color="#80FFFF" style:text-underline-type="single" style:text-underline-style="solid" style:text-underline-width="auto" style:text-underline-mode="continuous"/>
    </style:style>
    <style:style style:name="P2295" style:parent-style-name="Normalny" style:family="paragraph">
      <style:paragraph-properties fo:text-align="justify" fo:line-height="150%" fo:text-indent="0.2479in"/>
    </style:style>
    <style:style style:name="P2296" style:parent-style-name="Normalny" style:family="paragraph">
      <style:paragraph-properties fo:text-align="justify" fo:line-height="150%" fo:text-indent="0.2479in"/>
    </style:style>
    <style:style style:name="P2297" style:parent-style-name="Normalny" style:family="paragraph">
      <style:paragraph-properties fo:text-align="justify" fo:line-height="150%" fo:text-indent="0.2479in"/>
    </style:style>
    <style:style style:name="P2298" style:parent-style-name="Normalny" style:family="paragraph">
      <style:paragraph-properties fo:text-align="justify" fo:line-height="150%"/>
    </style:style>
    <style:style style:name="P2299" style:parent-style-name="Normalny" style:family="paragraph">
      <style:paragraph-properties fo:text-align="justify" fo:line-height="150%"/>
    </style:style>
    <style:style style:name="P2300" style:parent-style-name="Normalny" style:family="paragraph">
      <style:paragraph-properties fo:text-align="justify" fo:line-height="150%"/>
    </style:style>
    <style:style style:name="P2301" style:parent-style-name="Normalny" style:family="paragraph">
      <style:paragraph-properties fo:text-align="justify" fo:line-height="150%"/>
    </style:style>
    <style:style style:name="P2302" style:parent-style-name="Normalny" style:family="paragraph">
      <style:paragraph-properties fo:text-align="justify" fo:line-height="150%"/>
    </style:style>
    <style:style style:name="P2303" style:parent-style-name="Normalny" style:family="paragraph">
      <style:paragraph-properties fo:text-align="justify" fo:line-height="150%"/>
    </style:style>
    <style:style style:name="T2304" style:parent-style-name="Domyślnaczcionkaakapitu" style:family="text">
      <style:text-properties style:text-underline-type="single" style:text-underline-style="solid" style:text-underline-width="auto" style:text-underline-mode="continuous"/>
    </style:style>
    <style:style style:name="T2305" style:parent-style-name="Domyślnaczcionkaakapitu" style:family="text">
      <style:text-properties style:text-underline-type="single" style:text-underline-style="solid" style:text-underline-width="auto" style:text-underline-mode="continuous"/>
    </style:style>
    <style:style style:name="T2306" style:parent-style-name="Domyślnaczcionkaakapitu" style:family="text">
      <style:text-properties fo:background-color="#80FFFF" style:text-underline-type="single" style:text-underline-style="solid" style:text-underline-width="auto" style:text-underline-mode="continuous"/>
    </style:style>
    <style:style style:name="T2307" style:parent-style-name="Domyślnaczcionkaakapitu" style:family="text">
      <style:text-properties style:text-underline-type="single" style:text-underline-style="solid" style:text-underline-width="auto" style:text-underline-mode="continuous"/>
    </style:style>
    <style:style style:name="T2308" style:parent-style-name="Domyślnaczcionkaakapitu" style:family="text">
      <style:text-properties fo:background-color="#80FFFF" style:text-underline-type="single" style:text-underline-style="solid" style:text-underline-width="auto" style:text-underline-mode="continuous"/>
    </style:style>
    <style:style style:name="T2309" style:parent-style-name="Domyślnaczcionkaakapitu" style:family="text">
      <style:text-properties style:text-underline-type="single" style:text-underline-style="solid" style:text-underline-width="auto" style:text-underline-mode="continuous"/>
    </style:style>
    <style:style style:name="P2310" style:parent-style-name="Normalny" style:family="paragraph">
      <style:paragraph-properties fo:text-align="justify" fo:line-height="150%"/>
    </style:style>
    <style:style style:name="T2311" style:parent-style-name="Domyślnaczcionkaakapitu" style:family="text">
      <style:text-properties style:text-underline-type="single" style:text-underline-style="solid" style:text-underline-width="auto" style:text-underline-mode="continuous"/>
    </style:style>
    <style:style style:name="P2312" style:parent-style-name="Normalny" style:family="paragraph">
      <style:paragraph-properties fo:text-align="justify" fo:line-height="150%" fo:text-indent="0.2479in"/>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479in"/>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fo:text-indent="0.2479in"/>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fo:text-indent="0.2479in"/>
    </style:style>
    <style:style style:name="P2320" style:parent-style-name="Normalny" style:family="paragraph">
      <style:paragraph-properties fo:text-align="justify" fo:line-height="150%"/>
    </style:style>
    <style:style style:name="T2321" style:parent-style-name="Domyślnaczcionkaakapitu" style:family="text">
      <style:text-properties style:text-underline-type="single" style:text-underline-style="solid" style:text-underline-width="auto" style:text-underline-mode="continuous"/>
    </style:style>
    <style:style style:name="P2322" style:parent-style-name="Normalny" style:family="paragraph">
      <style:paragraph-properties fo:text-align="justify" fo:line-height="150%" fo:text-indent="0.2479in"/>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fo:text-indent="0.2479in"/>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fo:text-indent="0.2479in"/>
    </style:style>
    <style:style style:name="T2337" style:parent-style-name="Domyślnaczcionkaakapitu" style:family="text">
      <style:text-properties fo:background-color="#80FFFF"/>
    </style:style>
    <style:style style:name="P2338" style:parent-style-name="Normalny" style:family="paragraph">
      <style:paragraph-properties fo:text-align="justify" fo:line-height="150%" fo:text-indent="0.2479in"/>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P2346" style:parent-style-name="Normalny" style:family="paragraph">
      <style:paragraph-properties fo:text-align="justify" fo:line-height="150%">
        <style:tab-stops>
          <style:tab-stop style:type="left" style:position="10.243in"/>
        </style:tab-stops>
      </style:paragraph-properties>
    </style:style>
    <style:style style:name="T2347" style:parent-style-name="Domyślnaczcionkaakapitu" style:family="text">
      <style:text-properties style:text-underline-type="single" style:text-underline-style="solid" style:text-underline-width="auto" style:text-underline-mode="continuous"/>
    </style:style>
    <style:style style:name="T2348" style:parent-style-name="Domyślnaczcionkaakapitu" style:family="text">
      <style:text-properties fo:background-color="#80FFFF" style:text-underline-type="single" style:text-underline-style="solid" style:text-underline-width="auto" style:text-underline-mode="continuous"/>
    </style:style>
    <style:style style:name="P2349" style:parent-style-name="Normalny" style:family="paragraph">
      <style:paragraph-properties fo:text-align="justify" fo:line-height="150%" fo:text-indent="0.2479in">
        <style:tab-stops>
          <style:tab-stop style:type="left" style:position="10.243in"/>
        </style:tab-stops>
      </style:paragraph-properties>
    </style:style>
    <style:style style:name="P2350" style:parent-style-name="Normalny" style:family="paragraph">
      <style:paragraph-properties fo:text-align="justify" fo:line-height="150%"/>
    </style:style>
    <style:style style:name="T2351" style:parent-style-name="Domyślnaczcionkaakapitu" style:family="text">
      <style:text-properties fo:background-color="#80FFFF" style:text-underline-type="single" style:text-underline-style="solid" style:text-underline-width="auto" style:text-underline-mode="continuous"/>
    </style:style>
    <style:style style:name="T2352" style:parent-style-name="Domyślnaczcionkaakapitu" style:family="text">
      <style:text-properties style:text-underline-type="single" style:text-underline-style="solid" style:text-underline-width="auto" style:text-underline-mode="continuous"/>
    </style:style>
    <style:style style:name="P2353" style:parent-style-name="Normalny" style:family="paragraph">
      <style:paragraph-properties fo:text-align="justify" fo:line-height="150%" fo:text-indent="0.2479in"/>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P2363" style:parent-style-name="Normalny" style:family="paragraph">
      <style:paragraph-properties fo:text-align="justify" fo:line-height="150%" fo:text-indent="0.2479in"/>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fo:text-indent="0.2479in"/>
    </style:style>
    <style:style style:name="P2366" style:parent-style-name="Normalny" style:family="paragraph">
      <style:paragraph-properties fo:text-align="justify" fo:line-height="150%">
        <style:tab-stops>
          <style:tab-stop style:type="left" style:position="10.1319in"/>
        </style:tab-stops>
      </style:paragraph-properties>
    </style:style>
    <style:style style:name="T2367" style:parent-style-name="Domyślnaczcionkaakapitu" style:family="text">
      <style:text-properties style:text-underline-type="single" style:text-underline-style="solid" style:text-underline-width="auto" style:text-underline-mode="continuous"/>
    </style:style>
    <style:style style:name="T2368" style:parent-style-name="Domyślnaczcionkaakapitu" style:family="text">
      <style:text-properties fo:background-color="#80FFFF" style:text-underline-type="single" style:text-underline-style="solid" style:text-underline-width="auto" style:text-underline-mode="continuous"/>
    </style:style>
    <style:style style:name="T2369" style:parent-style-name="Domyślnaczcionkaakapitu" style:family="text">
      <style:text-properties style:text-underline-type="single" style:text-underline-style="solid" style:text-underline-width="auto" style:text-underline-mode="continuous"/>
    </style:style>
    <style:style style:name="T2370" style:parent-style-name="Domyślnaczcionkaakapitu" style:family="text">
      <style:text-properties fo:background-color="#80FFFF" style:text-underline-type="single" style:text-underline-style="solid" style:text-underline-width="auto" style:text-underline-mode="continuous"/>
    </style:style>
    <style:style style:name="T2371" style:parent-style-name="Domyślnaczcionkaakapitu" style:family="text">
      <style:text-properties style:text-underline-type="single" style:text-underline-style="solid" style:text-underline-width="auto" style:text-underline-mode="continuous"/>
    </style:style>
    <style:style style:name="T2372" style:parent-style-name="Domyślnaczcionkaakapitu" style:family="text">
      <style:text-properties fo:background-color="#80FFFF" style:text-underline-type="single" style:text-underline-style="solid" style:text-underline-width="auto" style:text-underline-mode="continuous"/>
    </style:style>
    <style:style style:name="T2373" style:parent-style-name="Domyślnaczcionkaakapitu" style:family="text">
      <style:text-properties style:text-underline-type="single" style:text-underline-style="solid" style:text-underline-width="auto" style:text-underline-mode="continuous"/>
    </style:style>
    <style:style style:name="T2374" style:parent-style-name="Domyślnaczcionkaakapitu" style:family="text">
      <style:text-properties fo:background-color="#80FFFF" style:text-underline-type="single" style:text-underline-style="solid" style:text-underline-width="auto" style:text-underline-mode="continuous"/>
    </style:style>
    <style:style style:name="P2375" style:parent-style-name="Normalny" style:family="paragraph">
      <style:paragraph-properties fo:text-align="justify" fo:line-height="150%" fo:text-indent="0.2479in">
        <style:tab-stops>
          <style:tab-stop style:type="left" style:position="10.1319in"/>
        </style:tab-stops>
      </style:paragraph-properties>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479in"/>
    </style:style>
    <style:style style:name="T2379" style:parent-style-name="Domyślnaczcionkaakapitu" style:family="text">
      <style:text-properties fo:background-color="#80FFFF"/>
    </style:style>
    <style:style style:name="P2380" style:parent-style-name="Normalny" style:family="paragraph">
      <style:paragraph-properties fo:text-align="justify" fo:line-height="150%" fo:text-indent="0.2479in"/>
    </style:style>
    <style:style style:name="T2381" style:parent-style-name="Domyślnaczcionkaakapitu" style:family="text">
      <style:text-properties fo:background-color="#80FFFF"/>
    </style:style>
    <style:style style:name="P2382" style:parent-style-name="Normalny" style:family="paragraph">
      <style:paragraph-properties fo:text-align="justify" fo:line-height="150%"/>
    </style:style>
    <style:style style:name="T2383" style:parent-style-name="Domyślnaczcionkaakapitu" style:family="text">
      <style:text-properties style:text-underline-type="single" style:text-underline-style="solid" style:text-underline-width="auto" style:text-underline-mode="continuous"/>
    </style:style>
    <style:style style:name="T2384" style:parent-style-name="Domyślnaczcionkaakapitu" style:family="text">
      <style:text-properties fo:background-color="#80FFFF" style:text-underline-type="single" style:text-underline-style="solid" style:text-underline-width="auto" style:text-underline-mode="continuous"/>
    </style:style>
    <style:style style:name="P2385" style:parent-style-name="Normalny" style:family="paragraph">
      <style:paragraph-properties fo:text-align="justify" fo:line-height="150%" fo:text-indent="0.2479in"/>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fo:text-indent="0.2479in"/>
    </style:style>
    <style:style style:name="T2393" style:parent-style-name="Domyślnaczcionkaakapitu" style:family="text">
      <style:text-properties fo:background-color="#80FFFF"/>
    </style:style>
    <style:style style:name="P2394" style:parent-style-name="Normalny" style:family="paragraph">
      <style:paragraph-properties fo:text-align="justify" fo:line-height="150%" fo:text-indent="0.2479in"/>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style:style>
    <style:style style:name="T2399" style:parent-style-name="Domyślnaczcionkaakapitu" style:family="text">
      <style:text-properties style:text-underline-type="single" style:text-underline-style="solid" style:text-underline-width="auto" style:text-underline-mode="continuous"/>
    </style:style>
    <style:style style:name="P2400" style:parent-style-name="Normalny" style:family="paragraph">
      <style:paragraph-properties fo:text-align="justify" fo:line-height="150%" fo:text-indent="0.2479in"/>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style:tab-stops>
          <style:tab-stop style:type="left" style:position="10.6458in"/>
        </style:tab-stops>
      </style:paragraph-properties>
    </style:style>
    <style:style style:name="T2403" style:parent-style-name="Domyślnaczcionkaakapitu" style:family="text">
      <style:text-properties style:text-underline-type="single" style:text-underline-style="solid" style:text-underline-width="auto" style:text-underline-mode="continuous"/>
    </style:style>
    <style:style style:name="P2404" style:parent-style-name="Normalny" style:family="paragraph">
      <style:paragraph-properties fo:text-align="justify" fo:line-height="150%" fo:text-indent="0.2479in"/>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style:style>
    <style:style style:name="T2420" style:parent-style-name="Domyślnaczcionkaakapitu" style:family="text">
      <style:text-properties style:text-underline-type="single" style:text-underline-style="solid" style:text-underline-width="auto" style:text-underline-mode="continuous"/>
    </style:style>
    <style:style style:name="T2421" style:parent-style-name="Domyślnaczcionkaakapitu" style:family="text">
      <style:text-properties fo:background-color="#80FFFF" style:text-underline-type="single" style:text-underline-style="solid" style:text-underline-width="auto" style:text-underline-mode="continuous"/>
    </style:style>
    <style:style style:name="T2422" style:parent-style-name="Domyślnaczcionkaakapitu" style:family="text">
      <style:text-properties style:text-underline-type="single" style:text-underline-style="solid" style:text-underline-width="auto" style:text-underline-mode="continuous"/>
    </style:style>
    <style:style style:name="T2423" style:parent-style-name="Domyślnaczcionkaakapitu" style:family="text">
      <style:text-properties fo:background-color="#80FFFF" style:text-underline-type="single" style:text-underline-style="solid" style:text-underline-width="auto" style:text-underline-mode="continuous"/>
    </style:style>
    <style:style style:name="T2424" style:parent-style-name="Domyślnaczcionkaakapitu" style:family="text">
      <style:text-properties style:text-underline-type="single" style:text-underline-style="solid" style:text-underline-width="auto" style:text-underline-mode="continuous"/>
    </style:style>
    <style:style style:name="T2425" style:parent-style-name="Domyślnaczcionkaakapitu" style:family="text">
      <style:text-properties fo:background-color="#80FFFF" style:text-underline-type="single" style:text-underline-style="solid" style:text-underline-width="auto" style:text-underline-mode="continuous"/>
    </style:style>
    <style:style style:name="T2426" style:parent-style-name="Domyślnaczcionkaakapitu" style:family="text">
      <style:text-properties style:text-underline-type="single" style:text-underline-style="solid" style:text-underline-width="auto" style:text-underline-mode="continuous"/>
    </style:style>
    <style:style style:name="T2427" style:parent-style-name="Domyślnaczcionkaakapitu" style:family="text">
      <style:text-properties fo:background-color="#80FFFF" style:text-underline-type="single" style:text-underline-style="solid" style:text-underline-width="auto" style:text-underline-mode="continuous"/>
    </style:style>
    <style:style style:name="P2428" style:parent-style-name="Normalny" style:family="paragraph">
      <style:paragraph-properties fo:text-align="justify" fo:line-height="150%" fo:text-indent="0.2479in"/>
    </style:style>
    <style:style style:name="P2429" style:parent-style-name="Normalny" style:family="paragraph">
      <style:paragraph-properties fo:text-align="justify" fo:line-height="150%" fo:text-indent="0.2479in"/>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style:style>
    <style:style style:name="T2435" style:parent-style-name="Domyślnaczcionkaakapitu" style:family="text">
      <style:text-properties style:text-underline-type="single" style:text-underline-style="solid" style:text-underline-width="auto" style:text-underline-mode="continuous"/>
    </style:style>
    <style:style style:name="P2436" style:parent-style-name="Normalny" style:family="paragraph">
      <style:paragraph-properties fo:text-align="justify" fo:line-height="150%" fo:text-indent="0.2479in"/>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fo:text-indent="0.2479in"/>
    </style:style>
    <style:style style:name="P2443" style:parent-style-name="Normalny" style:family="paragraph">
      <style:paragraph-properties fo:text-align="justify" fo:line-height="150%">
        <style:tab-stops>
          <style:tab-stop style:type="left" style:position="10.4375in"/>
        </style:tab-stops>
      </style:paragraph-properties>
    </style:style>
    <style:style style:name="T2444" style:parent-style-name="Domyślnaczcionkaakapitu" style:family="text">
      <style:text-properties style:text-underline-type="single" style:text-underline-style="solid" style:text-underline-width="auto" style:text-underline-mode="continuous"/>
    </style:style>
    <style:style style:name="T2445" style:parent-style-name="Domyślnaczcionkaakapitu" style:family="text">
      <style:text-properties fo:background-color="#80FFFF" style:text-underline-type="single" style:text-underline-style="solid" style:text-underline-width="auto" style:text-underline-mode="continuous"/>
    </style:style>
    <style:style style:name="P2446" style:parent-style-name="Normalny" style:family="paragraph">
      <style:paragraph-properties fo:text-align="justify" fo:line-height="150%" fo:text-indent="0.2479in">
        <style:tab-stops>
          <style:tab-stop style:type="left" style:position="10.4375in"/>
        </style:tab-stops>
      </style:paragraph-properties>
    </style:style>
    <style:style style:name="P2447" style:parent-style-name="Normalny" style:family="paragraph">
      <style:paragraph-properties fo:text-align="justify" fo:line-height="150%"/>
    </style:style>
    <style:style style:name="T2448" style:parent-style-name="Domyślnaczcionkaakapitu" style:family="text">
      <style:text-properties fo:background-color="#80FFFF" style:text-underline-type="single" style:text-underline-style="solid" style:text-underline-width="auto" style:text-underline-mode="continuous"/>
    </style:style>
    <style:style style:name="T2449" style:parent-style-name="Domyślnaczcionkaakapitu" style:family="text">
      <style:text-properties style:text-underline-type="single" style:text-underline-style="solid" style:text-underline-width="auto" style:text-underline-mode="continuous"/>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fo:text-indent="0.2479in"/>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fo:text-indent="0.2479in"/>
    </style:style>
    <style:style style:name="T2477" style:parent-style-name="Domyślnaczcionkaakapitu" style:family="text">
      <style:text-properties fo:background-color="#80FFFF"/>
    </style:style>
    <style:style style:name="P2478" style:parent-style-name="Normalny" style:family="paragraph">
      <style:paragraph-properties fo:text-align="justify" fo:line-height="150%"/>
    </style:style>
    <style:style style:name="T2479" style:parent-style-name="Domyślnaczcionkaakapitu" style:family="text">
      <style:text-properties fo:background-color="#80FFFF" style:text-underline-type="single" style:text-underline-style="solid" style:text-underline-width="auto" style:text-underline-mode="continuous"/>
    </style:style>
    <style:style style:name="T2480" style:parent-style-name="Domyślnaczcionkaakapitu" style:family="text">
      <style:text-properties style:text-underline-type="single" style:text-underline-style="solid" style:text-underline-width="auto" style:text-underline-mode="continuous"/>
    </style:style>
    <style:style style:name="T2481" style:parent-style-name="Domyślnaczcionkaakapitu" style:family="text">
      <style:text-properties fo:background-color="#80FFFF" style:text-underline-type="single" style:text-underline-style="solid" style:text-underline-width="auto" style:text-underline-mode="continuous"/>
    </style:style>
    <style:style style:name="T2482" style:parent-style-name="Domyślnaczcionkaakapitu" style:family="text">
      <style:text-properties style:text-underline-type="single" style:text-underline-style="solid" style:text-underline-width="auto" style:text-underline-mode="continuous"/>
    </style:style>
    <style:style style:name="P2483" style:parent-style-name="Normalny" style:family="paragraph">
      <style:paragraph-properties fo:text-align="justify" fo:line-height="150%" fo:text-indent="0.2479in"/>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style:style>
    <style:style style:name="T2486" style:parent-style-name="Domyślnaczcionkaakapitu" style:family="text">
      <style:text-properties style:text-underline-type="single" style:text-underline-style="solid" style:text-underline-width="auto" style:text-underline-mode="continuous"/>
    </style:style>
    <style:style style:name="T2487" style:parent-style-name="Domyślnaczcionkaakapitu" style:family="text">
      <style:text-properties fo:background-color="#80FFFF" style:text-underline-type="single" style:text-underline-style="solid" style:text-underline-width="auto" style:text-underline-mode="continuous"/>
    </style:style>
    <style:style style:name="T2488" style:parent-style-name="Domyślnaczcionkaakapitu" style:family="text">
      <style:text-properties style:text-underline-type="single" style:text-underline-style="solid" style:text-underline-width="auto" style:text-underline-mode="continuous"/>
    </style:style>
    <style:style style:name="P2489" style:parent-style-name="Normalny" style:family="paragraph">
      <style:paragraph-properties fo:text-align="justify" fo:line-height="150%" fo:text-indent="0.2479in"/>
    </style:style>
    <style:style style:name="P2490" style:parent-style-name="Normalny" style:family="paragraph">
      <style:paragraph-properties fo:text-align="justify" fo:line-height="150%" fo:text-indent="0.2479in"/>
    </style:style>
    <style:style style:name="T2491" style:parent-style-name="Domyślnaczcionkaakapitu" style:family="text">
      <style:text-properties fo:background-color="#80FFFF"/>
    </style:style>
    <style:style style:name="P2492" style:parent-style-name="Normalny" style:family="paragraph">
      <style:paragraph-properties fo:text-align="justify" fo:line-height="150%" fo:text-indent="0.2479in"/>
    </style:style>
    <style:style style:name="P2493" style:parent-style-name="Normalny" style:family="paragraph">
      <style:paragraph-properties fo:text-align="justify" fo:line-height="150%"/>
    </style:style>
    <style:style style:name="T2494" style:parent-style-name="Domyślnaczcionkaakapitu" style:family="text">
      <style:text-properties fo:background-color="#80FFFF" style:text-underline-type="single" style:text-underline-style="solid" style:text-underline-width="auto" style:text-underline-mode="continuous"/>
    </style:style>
    <style:style style:name="T2495" style:parent-style-name="Domyślnaczcionkaakapitu" style:family="text">
      <style:text-properties style:text-underline-type="single" style:text-underline-style="solid" style:text-underline-width="auto" style:text-underline-mode="continuous"/>
    </style:style>
    <style:style style:name="T2496" style:parent-style-name="Domyślnaczcionkaakapitu" style:family="text">
      <style:text-properties fo:background-color="#80FFFF" style:text-underline-type="single" style:text-underline-style="solid" style:text-underline-width="auto" style:text-underline-mode="continuous"/>
    </style:style>
    <style:style style:name="T2497" style:parent-style-name="Domyślnaczcionkaakapitu" style:family="text">
      <style:text-properties style:text-underline-type="single" style:text-underline-style="solid" style:text-underline-width="auto" style:text-underline-mode="continuous"/>
    </style:style>
    <style:style style:name="P2498" style:parent-style-name="Normalny" style:family="paragraph">
      <style:paragraph-properties fo:text-align="justify" fo:line-height="150%" fo:text-indent="0.2479in"/>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P2511" style:parent-style-name="Normalny" style:family="paragraph">
      <style:paragraph-properties fo:text-align="justify" fo:line-height="150%" fo:text-indent="0.2479in"/>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fo:text-indent="0.2479in"/>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P2518" style:parent-style-name="Normalny" style:family="paragraph">
      <style:paragraph-properties fo:text-align="justify" fo:line-height="150%" fo:text-indent="0.2479in"/>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fo:text-indent="0.2479in"/>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P2524" style:parent-style-name="Normalny" style:family="paragraph">
      <style:paragraph-properties fo:text-align="justify" fo:line-height="150%" fo:text-indent="0.2479in"/>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fo:text-indent="0.2479in"/>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fo:text-indent="0.2479in"/>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fo:text-indent="0.2479in"/>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fo:text-indent="0.2479in"/>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479in"/>
    </style:style>
    <style:style style:name="P2585" style:parent-style-name="Normalny" style:family="paragraph">
      <style:paragraph-properties fo:text-align="justify" fo:line-height="150%" fo:text-indent="0.2479in"/>
    </style:style>
    <style:style style:name="P2586" style:parent-style-name="Normalny" style:family="paragraph">
      <style:paragraph-properties fo:text-align="justify" fo:line-height="150%"/>
    </style:style>
    <style:style style:name="T2587" style:parent-style-name="Domyślnaczcionkaakapitu" style:family="text">
      <style:text-properties style:text-underline-type="single" style:text-underline-style="solid" style:text-underline-width="auto" style:text-underline-mode="continuous"/>
    </style:style>
    <style:style style:name="T2588" style:parent-style-name="Domyślnaczcionkaakapitu" style:family="text">
      <style:text-properties fo:background-color="#80FFFF" style:text-underline-type="single" style:text-underline-style="solid" style:text-underline-width="auto" style:text-underline-mode="continuous"/>
    </style:style>
    <style:style style:name="T2589" style:parent-style-name="Domyślnaczcionkaakapitu" style:family="text">
      <style:text-properties style:text-underline-type="single" style:text-underline-style="solid" style:text-underline-width="auto" style:text-underline-mode="continuous"/>
    </style:style>
    <style:style style:name="T2590" style:parent-style-name="Domyślnaczcionkaakapitu" style:family="text">
      <style:text-properties fo:background-color="#80FFFF" style:text-underline-type="single" style:text-underline-style="solid" style:text-underline-width="auto" style:text-underline-mode="continuous"/>
    </style:style>
    <style:style style:name="T2591" style:parent-style-name="Domyślnaczcionkaakapitu" style:family="text">
      <style:text-properties style:text-underline-type="single" style:text-underline-style="solid" style:text-underline-width="auto" style:text-underline-mode="continuous"/>
    </style:style>
    <style:style style:name="T2592" style:parent-style-name="Domyślnaczcionkaakapitu" style:family="text">
      <style:text-properties fo:background-color="#80FFFF" style:text-underline-type="single" style:text-underline-style="solid" style:text-underline-width="auto" style:text-underline-mode="continuous"/>
    </style:style>
    <style:style style:name="T2593" style:parent-style-name="Domyślnaczcionkaakapitu" style:family="text">
      <style:text-properties style:text-underline-type="single" style:text-underline-style="solid" style:text-underline-width="auto" style:text-underline-mode="continuous"/>
    </style:style>
    <style:style style:name="T2594" style:parent-style-name="Domyślnaczcionkaakapitu" style:family="text">
      <style:text-properties fo:background-color="#80FFFF" style:text-underline-type="single" style:text-underline-style="solid" style:text-underline-width="auto" style:text-underline-mode="continuous"/>
    </style:style>
    <style:style style:name="P2595" style:parent-style-name="Normalny" style:family="paragraph">
      <style:paragraph-properties fo:text-align="justify" fo:line-height="150%" fo:text-indent="0.2479in"/>
    </style:style>
    <style:style style:name="P2596" style:parent-style-name="Normalny" style:family="paragraph">
      <style:paragraph-properties fo:text-align="justify" fo:line-height="150%"/>
    </style:style>
    <style:style style:name="T2597" style:parent-style-name="Domyślnaczcionkaakapitu" style:family="text">
      <style:text-properties style:text-underline-type="single" style:text-underline-style="solid" style:text-underline-width="auto" style:text-underline-mode="continuous"/>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479in"/>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fo:text-indent="0.2479in"/>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P2612" style:parent-style-name="Normalny" style:family="paragraph">
      <style:paragraph-properties fo:text-align="justify" fo:line-height="150%" fo:text-indent="0.2479in"/>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fo:text-indent="0.2479in"/>
    </style:style>
    <style:style style:name="P2615" style:parent-style-name="Normalny" style:family="paragraph">
      <style:paragraph-properties fo:text-align="justify" fo:line-height="150%" fo:text-indent="0.2479in"/>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P2619" style:parent-style-name="Normalny" style:family="paragraph">
      <style:paragraph-properties fo:text-align="justify" fo:line-height="150%" fo:text-indent="0.2479in"/>
    </style:style>
    <style:style style:name="P2620" style:parent-style-name="Normalny" style:family="paragraph">
      <style:paragraph-properties fo:text-align="justify" fo:line-height="150%" fo:text-indent="0.2479in">
        <style:tab-stops>
          <style:tab-stop style:type="left" style:position="-22in"/>
        </style:tab-stops>
      </style:paragraph-properties>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P2625" style:parent-style-name="Normalny" style:family="paragraph">
      <style:paragraph-properties fo:text-align="justify" fo:line-height="150%" fo:text-indent="0.2479in"/>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fo:text-indent="0.2479in"/>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479in"/>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479in"/>
    </style:style>
    <style:style style:name="P2638" style:parent-style-name="Normalny" style:family="paragraph">
      <style:paragraph-properties fo:text-align="justify" fo:line-height="150%" fo:text-indent="0.2479in"/>
    </style:style>
    <style:style style:name="P2639" style:parent-style-name="Normalny" style:family="paragraph">
      <style:paragraph-properties fo:text-align="justify" fo:line-height="150%" fo:text-indent="0.2479in"/>
    </style:style>
    <style:style style:name="P2640" style:parent-style-name="Normalny" style:family="paragraph">
      <style:paragraph-properties fo:text-align="justify" fo:line-height="150%"/>
    </style:style>
    <style:style style:name="T2641" style:parent-style-name="Domyślnaczcionkaakapitu" style:family="text">
      <style:text-properties style:text-underline-type="single" style:text-underline-style="solid" style:text-underline-width="auto" style:text-underline-mode="continuous"/>
    </style:style>
    <style:style style:name="T2642" style:parent-style-name="Domyślnaczcionkaakapitu" style:family="text">
      <style:text-properties fo:background-color="#80FFFF" style:text-underline-type="single" style:text-underline-style="solid" style:text-underline-width="auto" style:text-underline-mode="continuous"/>
    </style:style>
    <style:style style:name="T2643" style:parent-style-name="Domyślnaczcionkaakapitu" style:family="text">
      <style:text-properties style:text-underline-type="single" style:text-underline-style="solid" style:text-underline-width="auto" style:text-underline-mode="continuous"/>
    </style:style>
    <style:style style:name="T2644" style:parent-style-name="Domyślnaczcionkaakapitu" style:family="text">
      <style:text-properties fo:background-color="#80FFFF" style:text-underline-type="single" style:text-underline-style="solid" style:text-underline-width="auto" style:text-underline-mode="continuous"/>
    </style:style>
    <style:style style:name="T2645" style:parent-style-name="Domyślnaczcionkaakapitu" style:family="text">
      <style:text-properties style:text-underline-type="single" style:text-underline-style="solid" style:text-underline-width="auto" style:text-underline-mode="continuous"/>
    </style:style>
    <style:style style:name="T2646" style:parent-style-name="Domyślnaczcionkaakapitu" style:family="text">
      <style:text-properties fo:background-color="#80FFFF" style:text-underline-type="single" style:text-underline-style="solid" style:text-underline-width="auto" style:text-underline-mode="continuous"/>
    </style:style>
    <style:style style:name="T2647" style:parent-style-name="Domyślnaczcionkaakapitu" style:family="text">
      <style:text-properties style:text-underline-type="single" style:text-underline-style="solid" style:text-underline-width="auto" style:text-underline-mode="continuous"/>
    </style:style>
    <style:style style:name="T2648" style:parent-style-name="Domyślnaczcionkaakapitu" style:family="text">
      <style:text-properties fo:background-color="#80FFFF" style:text-underline-type="single" style:text-underline-style="solid" style:text-underline-width="auto" style:text-underline-mode="continuous"/>
    </style:style>
    <style:style style:name="P2649" style:parent-style-name="Normalny" style:family="paragraph">
      <style:paragraph-properties fo:text-align="justify" fo:line-height="150%" fo:text-indent="0.2479in"/>
    </style:style>
    <style:style style:name="P2650" style:parent-style-name="Normalny" style:family="paragraph">
      <style:paragraph-properties fo:text-align="justify" fo:line-height="150%">
        <style:tab-stops>
          <style:tab-stop style:type="left" style:position="11.8055in"/>
        </style:tab-stops>
      </style:paragraph-properties>
    </style:style>
    <style:style style:name="T2651" style:parent-style-name="Domyślnaczcionkaakapitu" style:family="text">
      <style:text-properties fo:background-color="#80FFFF" style:text-underline-type="single" style:text-underline-style="solid" style:text-underline-width="auto" style:text-underline-mode="continuous"/>
    </style:style>
    <style:style style:name="T2652" style:parent-style-name="Domyślnaczcionkaakapitu" style:family="text">
      <style:text-properties style:text-underline-type="single" style:text-underline-style="solid" style:text-underline-width="auto" style:text-underline-mode="continuous"/>
    </style:style>
    <style:style style:name="T2653" style:parent-style-name="Domyślnaczcionkaakapitu" style:family="text">
      <style:text-properties fo:background-color="#80FFFF" style:text-underline-type="single" style:text-underline-style="solid" style:text-underline-width="auto" style:text-underline-mode="continuous"/>
    </style:style>
    <style:style style:name="T2654" style:parent-style-name="Domyślnaczcionkaakapitu" style:family="text">
      <style:text-properties style:text-underline-type="single" style:text-underline-style="solid" style:text-underline-width="auto" style:text-underline-mode="continuous"/>
    </style:style>
    <style:style style:name="T2655" style:parent-style-name="Domyślnaczcionkaakapitu" style:family="text">
      <style:text-properties fo:background-color="#80FFFF" style:text-underline-type="single" style:text-underline-style="solid" style:text-underline-width="auto" style:text-underline-mode="continuous"/>
    </style:style>
    <style:style style:name="T2656" style:parent-style-name="Domyślnaczcionkaakapitu" style:family="text">
      <style:text-properties style:text-underline-type="single" style:text-underline-style="solid" style:text-underline-width="auto" style:text-underline-mode="continuous"/>
    </style:style>
    <style:style style:name="T2657" style:parent-style-name="Domyślnaczcionkaakapitu" style:family="text">
      <style:text-properties fo:background-color="#80FFFF" style:text-underline-type="single" style:text-underline-style="solid" style:text-underline-width="auto" style:text-underline-mode="continuous"/>
    </style:style>
    <style:style style:name="T2658" style:parent-style-name="Domyślnaczcionkaakapitu" style:family="text">
      <style:text-properties style:text-underline-type="single" style:text-underline-style="solid" style:text-underline-width="auto" style:text-underline-mode="continuous"/>
    </style:style>
    <style:style style:name="P2659" style:parent-style-name="Normalny" style:family="paragraph">
      <style:paragraph-properties fo:text-align="justify" fo:line-height="150%" fo:text-indent="0.2479in">
        <style:tab-stops>
          <style:tab-stop style:type="left" style:position="11.8055in"/>
        </style:tab-stops>
      </style:paragraph-properties>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P2673" style:parent-style-name="Normalny" style:family="paragraph">
      <style:paragraph-properties fo:text-align="justify" fo:line-height="150%" fo:text-indent="0.2479in"/>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P2682" style:parent-style-name="Normalny" style:family="paragraph">
      <style:paragraph-properties fo:text-align="justify" fo:line-height="150%" fo:text-indent="0.2479in"/>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fo:text-indent="0.2479in"/>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fo:text-indent="0.2479in"/>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fo:text-indent="0.2479in"/>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P2731" style:parent-style-name="Normalny" style:family="paragraph">
      <style:paragraph-properties fo:text-align="justify" fo:line-height="150%" fo:text-indent="0.2479in"/>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P2759" style:parent-style-name="Normalny" style:family="paragraph">
      <style:paragraph-properties fo:text-align="justify" fo:line-height="150%" fo:text-indent="0.2479in"/>
    </style:style>
    <style:style style:name="P2760" style:parent-style-name="Normalny" style:family="paragraph">
      <style:paragraph-properties fo:text-align="justify" fo:line-height="150%">
        <style:tab-stops>
          <style:tab-stop style:type="left" style:position="17.5486in"/>
        </style:tab-stops>
      </style:paragraph-properties>
    </style:style>
    <style:style style:name="T2761" style:parent-style-name="Domyślnaczcionkaakapitu" style:family="text">
      <style:text-properties style:text-underline-type="single" style:text-underline-style="solid" style:text-underline-width="auto" style:text-underline-mode="continuous"/>
    </style:style>
    <style:style style:name="T2762" style:parent-style-name="Domyślnaczcionkaakapitu" style:family="text">
      <style:text-properties fo:background-color="#80FFFF" style:text-underline-type="single" style:text-underline-style="solid" style:text-underline-width="auto" style:text-underline-mode="continuous"/>
    </style:style>
    <style:style style:name="T2763" style:parent-style-name="Domyślnaczcionkaakapitu" style:family="text">
      <style:text-properties style:text-underline-type="single" style:text-underline-style="solid" style:text-underline-width="auto" style:text-underline-mode="continuous"/>
    </style:style>
    <style:style style:name="T2764" style:parent-style-name="Domyślnaczcionkaakapitu" style:family="text">
      <style:text-properties fo:background-color="#80FFFF" style:text-underline-type="single" style:text-underline-style="solid" style:text-underline-width="auto" style:text-underline-mode="continuous"/>
    </style:style>
    <style:style style:name="T2765" style:parent-style-name="Domyślnaczcionkaakapitu" style:family="text">
      <style:text-properties style:text-underline-type="single" style:text-underline-style="solid" style:text-underline-width="auto" style:text-underline-mode="continuous"/>
    </style:style>
    <style:style style:name="T2766" style:parent-style-name="Domyślnaczcionkaakapitu" style:family="text">
      <style:text-properties fo:background-color="#80FFFF" style:text-underline-type="single" style:text-underline-style="solid" style:text-underline-width="auto" style:text-underline-mode="continuous"/>
    </style:style>
    <style:style style:name="T2767" style:parent-style-name="Domyślnaczcionkaakapitu" style:family="text">
      <style:text-properties style:text-underline-type="single" style:text-underline-style="solid" style:text-underline-width="auto" style:text-underline-mode="continuous"/>
    </style:style>
    <style:style style:name="T2768" style:parent-style-name="Domyślnaczcionkaakapitu" style:family="text">
      <style:text-properties fo:background-color="#80FFFF" style:text-underline-type="single" style:text-underline-style="solid" style:text-underline-width="auto" style:text-underline-mode="continuous"/>
    </style:style>
    <style:style style:name="P2769" style:parent-style-name="Normalny" style:family="paragraph">
      <style:paragraph-properties fo:text-align="justify" fo:line-height="150%" fo:text-indent="0.2479in">
        <style:tab-stops>
          <style:tab-stop style:type="left" style:position="17.5486in"/>
        </style:tab-stops>
      </style:paragraph-properties>
    </style:style>
    <style:style style:name="P2770" style:parent-style-name="Normalny" style:family="paragraph">
      <style:paragraph-properties fo:text-align="justify" fo:line-height="150%" fo:text-indent="0.2479in"/>
    </style:style>
    <style:style style:name="P2771" style:parent-style-name="Normalny" style:family="paragraph">
      <style:paragraph-properties fo:text-align="justify" fo:line-height="150%"/>
    </style:style>
    <style:style style:name="T2772" style:parent-style-name="Domyślnaczcionkaakapitu" style:family="text">
      <style:text-properties fo:background-color="#80FFFF" style:text-underline-type="single" style:text-underline-style="solid" style:text-underline-width="auto" style:text-underline-mode="continuous"/>
    </style:style>
    <style:style style:name="T2773" style:parent-style-name="Domyślnaczcionkaakapitu" style:family="text">
      <style:text-properties style:text-underline-type="single" style:text-underline-style="solid" style:text-underline-width="auto" style:text-underline-mode="continuous"/>
    </style:style>
    <style:style style:name="T2774" style:parent-style-name="Domyślnaczcionkaakapitu" style:family="text">
      <style:text-properties fo:background-color="#80FFFF" style:text-underline-type="single" style:text-underline-style="solid" style:text-underline-width="auto" style:text-underline-mode="continuous"/>
    </style:style>
    <style:style style:name="T2775" style:parent-style-name="Domyślnaczcionkaakapitu" style:family="text">
      <style:text-properties style:text-underline-type="single" style:text-underline-style="solid" style:text-underline-width="auto" style:text-underline-mode="continuous"/>
    </style:style>
    <style:style style:name="T2776" style:parent-style-name="Domyślnaczcionkaakapitu" style:family="text">
      <style:text-properties fo:background-color="#80FFFF" style:text-underline-type="single" style:text-underline-style="solid" style:text-underline-width="auto" style:text-underline-mode="continuous"/>
    </style:style>
    <style:style style:name="P2777" style:parent-style-name="Normalny" style:family="paragraph">
      <style:paragraph-properties fo:text-align="justify" fo:line-height="150%" fo:text-indent="0.2479in"/>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P2782" style:parent-style-name="Normalny" style:family="paragraph">
      <style:paragraph-properties fo:text-align="justify" fo:line-height="150%" fo:text-indent="0.2479in"/>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fo:text-indent="0.2479in"/>
    </style:style>
    <style:style style:name="T2786" style:parent-style-name="Domyślnaczcionkaakapitu" style:family="text">
      <style:text-properties fo:background-color="#80FFFF"/>
    </style:style>
    <style:style style:name="P2787" style:parent-style-name="Normalny" style:family="paragraph">
      <style:paragraph-properties fo:text-align="justify" fo:line-height="150%" fo:text-indent="0.2479in"/>
    </style:style>
    <style:style style:name="T2788" style:parent-style-name="Domyślnaczcionkaakapitu" style:family="text">
      <style:text-properties fo:background-color="#80FFFF"/>
    </style:style>
    <style:style style:name="P2789" style:parent-style-name="Normalny" style:family="paragraph">
      <style:paragraph-properties fo:text-align="justify" fo:line-height="150%" fo:text-indent="0.2479in"/>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fo:text-indent="0.2479in"/>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P2829" style:parent-style-name="Normalny" style:family="paragraph">
      <style:paragraph-properties fo:text-align="justify" fo:line-height="150%" fo:text-indent="0.2479in"/>
    </style:style>
    <style:style style:name="P2830" style:parent-style-name="Normalny" style:family="paragraph">
      <style:paragraph-properties fo:text-align="justify" fo:line-height="150%"/>
    </style:style>
    <style:style style:name="T2831" style:parent-style-name="Domyślnaczcionkaakapitu" style:family="text">
      <style:text-properties style:text-underline-type="single" style:text-underline-style="solid" style:text-underline-width="auto" style:text-underline-mode="continuous"/>
    </style:style>
    <style:style style:name="T2832" style:parent-style-name="Domyślnaczcionkaakapitu" style:family="text">
      <style:text-properties fo:background-color="#80FFFF" style:text-underline-type="single" style:text-underline-style="solid" style:text-underline-width="auto" style:text-underline-mode="continuous"/>
    </style:style>
    <style:style style:name="T2833" style:parent-style-name="Domyślnaczcionkaakapitu" style:family="text">
      <style:text-properties style:text-underline-type="single" style:text-underline-style="solid" style:text-underline-width="auto" style:text-underline-mode="continuous"/>
    </style:style>
    <style:style style:name="T2834" style:parent-style-name="Domyślnaczcionkaakapitu" style:family="text">
      <style:text-properties fo:background-color="#80FFFF" style:text-underline-type="single" style:text-underline-style="solid" style:text-underline-width="auto" style:text-underline-mode="continuous"/>
    </style:style>
    <style:style style:name="T2835" style:parent-style-name="Domyślnaczcionkaakapitu" style:family="text">
      <style:text-properties style:text-underline-type="single" style:text-underline-style="solid" style:text-underline-width="auto" style:text-underline-mode="continuous"/>
    </style:style>
    <style:style style:name="T2836" style:parent-style-name="Domyślnaczcionkaakapitu" style:family="text">
      <style:text-properties fo:background-color="#80FFFF" style:text-underline-type="single" style:text-underline-style="solid" style:text-underline-width="auto" style:text-underline-mode="continuous"/>
    </style:style>
    <style:style style:name="T2837" style:parent-style-name="Domyślnaczcionkaakapitu" style:family="text">
      <style:text-properties style:text-underline-type="single" style:text-underline-style="solid" style:text-underline-width="auto" style:text-underline-mode="continuous"/>
    </style:style>
    <style:style style:name="T2838" style:parent-style-name="Domyślnaczcionkaakapitu" style:family="text">
      <style:text-properties fo:background-color="#80FFFF" style:text-underline-type="single" style:text-underline-style="solid" style:text-underline-width="auto" style:text-underline-mode="continuous"/>
    </style:style>
    <style:style style:name="P2839" style:parent-style-name="Normalny" style:family="paragraph">
      <style:paragraph-properties fo:text-align="justify" fo:line-height="150%" fo:text-indent="0.2479in"/>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fo:text-indent="0.2479in"/>
    </style:style>
    <style:style style:name="P2843" style:parent-style-name="Normalny" style:family="paragraph">
      <style:paragraph-properties fo:text-align="justify" fo:line-height="150%"/>
    </style:style>
    <style:style style:name="T2844" style:parent-style-name="Domyślnaczcionkaakapitu" style:family="text">
      <style:text-properties style:text-underline-type="single" style:text-underline-style="solid" style:text-underline-width="auto" style:text-underline-mode="continuous"/>
    </style:style>
    <style:style style:name="P2845" style:parent-style-name="Normalny" style:family="paragraph">
      <style:paragraph-properties fo:text-align="justify" fo:line-height="150%" fo:text-indent="0.2479in"/>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P2858" style:parent-style-name="Normalny" style:family="paragraph">
      <style:paragraph-properties fo:text-align="justify" fo:line-height="150%" fo:text-indent="0.2479in"/>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P2861" style:parent-style-name="Normalny" style:family="paragraph">
      <style:paragraph-properties fo:text-align="justify" fo:line-height="150%" fo:text-indent="0.2479in"/>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P2876" style:parent-style-name="Normalny" style:family="paragraph">
      <style:paragraph-properties fo:text-align="justify" fo:line-height="150%" fo:text-indent="0.2479in"/>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P2879" style:parent-style-name="Normalny" style:family="paragraph">
      <style:paragraph-properties fo:text-align="justify" fo:line-height="150%" fo:text-indent="0.2479in"/>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style:style>
    <style:style style:name="T2882" style:parent-style-name="Domyślnaczcionkaakapitu" style:family="text">
      <style:text-properties style:text-underline-type="single" style:text-underline-style="solid" style:text-underline-width="auto" style:text-underline-mode="continuous"/>
    </style:style>
    <style:style style:name="T2883" style:parent-style-name="Domyślnaczcionkaakapitu" style:family="text">
      <style:text-properties fo:background-color="#80FFFF" style:text-underline-type="single" style:text-underline-style="solid" style:text-underline-width="auto" style:text-underline-mode="continuous"/>
    </style:style>
    <style:style style:name="T2884" style:parent-style-name="Domyślnaczcionkaakapitu" style:family="text">
      <style:text-properties style:text-underline-type="single" style:text-underline-style="solid" style:text-underline-width="auto" style:text-underline-mode="continuous"/>
    </style:style>
    <style:style style:name="T2885" style:parent-style-name="Domyślnaczcionkaakapitu" style:family="text">
      <style:text-properties fo:background-color="#80FFFF" style:text-underline-type="single" style:text-underline-style="solid" style:text-underline-width="auto" style:text-underline-mode="continuous"/>
    </style:style>
    <style:style style:name="T2886" style:parent-style-name="Domyślnaczcionkaakapitu" style:family="text">
      <style:text-properties style:text-underline-type="single" style:text-underline-style="solid" style:text-underline-width="auto" style:text-underline-mode="continuous"/>
    </style:style>
    <style:style style:name="T2887" style:parent-style-name="Domyślnaczcionkaakapitu" style:family="text">
      <style:text-properties fo:background-color="#80FFFF" style:text-underline-type="single" style:text-underline-style="solid" style:text-underline-width="auto" style:text-underline-mode="continuous"/>
    </style:style>
    <style:style style:name="T2888" style:parent-style-name="Domyślnaczcionkaakapitu" style:family="text">
      <style:text-properties style:text-underline-type="single" style:text-underline-style="solid" style:text-underline-width="auto" style:text-underline-mode="continuous"/>
    </style:style>
    <style:style style:name="T2889" style:parent-style-name="Domyślnaczcionkaakapitu" style:family="text">
      <style:text-properties fo:background-color="#80FFFF" style:text-underline-type="single" style:text-underline-style="solid" style:text-underline-width="auto" style:text-underline-mode="continuous"/>
    </style:style>
    <style:style style:name="P2890" style:parent-style-name="Normalny" style:family="paragraph">
      <style:paragraph-properties fo:text-align="justify" fo:line-height="150%" fo:text-indent="0.2479in"/>
    </style:style>
    <style:style style:name="P2891" style:parent-style-name="Normalny" style:family="paragraph">
      <style:paragraph-properties fo:text-align="justify" fo:line-height="150%"/>
    </style:style>
    <style:style style:name="T2892" style:parent-style-name="Domyślnaczcionkaakapitu" style:family="text">
      <style:text-properties style:text-underline-type="single" style:text-underline-style="solid" style:text-underline-width="auto" style:text-underline-mode="continuous"/>
    </style:style>
    <style:style style:name="P2893" style:parent-style-name="Normalny" style:family="paragraph">
      <style:paragraph-properties fo:text-align="justify" fo:line-height="150%" fo:text-indent="0.2479in"/>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P2901" style:parent-style-name="Normalny" style:family="paragraph">
      <style:paragraph-properties fo:text-align="justify" fo:line-height="150%" fo:text-indent="0.2479in"/>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fo:text-indent="0.2479in"/>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P2914" style:parent-style-name="Normalny" style:family="paragraph">
      <style:paragraph-properties fo:text-align="justify" fo:line-height="150%" fo:text-indent="0.2479in"/>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P2920" style:parent-style-name="Normalny" style:family="paragraph">
      <style:paragraph-properties fo:text-align="justify" fo:line-height="150%" fo:text-indent="0.2479in"/>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P2925" style:parent-style-name="Normalny" style:family="paragraph">
      <style:paragraph-properties fo:text-align="justify" fo:line-height="150%"/>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T2928" style:parent-style-name="Domyślnaczcionkaakapitu" style:family="text">
      <style:text-properties style:text-underline-type="single" style:text-underline-style="solid" style:text-underline-width="auto" style:text-underline-mode="continuous"/>
    </style:style>
    <style:style style:name="T2929" style:parent-style-name="Domyślnaczcionkaakapitu" style:family="text">
      <style:text-properties fo:background-color="#80FFFF" style:text-underline-type="single" style:text-underline-style="solid" style:text-underline-width="auto" style:text-underline-mode="continuous"/>
    </style:style>
    <style:style style:name="T2930" style:parent-style-name="Domyślnaczcionkaakapitu" style:family="text">
      <style:text-properties style:text-underline-type="single" style:text-underline-style="solid" style:text-underline-width="auto" style:text-underline-mode="continuous"/>
    </style:style>
    <style:style style:name="T2931" style:parent-style-name="Domyślnaczcionkaakapitu" style:family="text">
      <style:text-properties fo:background-color="#80FFFF" style:text-underline-type="single" style:text-underline-style="solid" style:text-underline-width="auto" style:text-underline-mode="continuous"/>
    </style:style>
    <style:style style:name="T2932" style:parent-style-name="Domyślnaczcionkaakapitu" style:family="text">
      <style:text-properties style:text-underline-type="single" style:text-underline-style="solid" style:text-underline-width="auto" style:text-underline-mode="continuous"/>
    </style:style>
    <style:style style:name="T2933" style:parent-style-name="Domyślnaczcionkaakapitu" style:family="text">
      <style:text-properties fo:background-color="#80FFFF" style:text-underline-type="single" style:text-underline-style="solid" style:text-underline-width="auto" style:text-underline-mode="continuous"/>
    </style:style>
    <style:style style:name="P2934" style:parent-style-name="Normalny" style:family="paragraph">
      <style:paragraph-properties fo:text-align="justify" fo:line-height="150%" fo:text-indent="0.2479in"/>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P2941" style:parent-style-name="Normalny" style:family="paragraph">
      <style:paragraph-properties fo:text-align="justify" fo:line-height="150%" fo:text-indent="0.2479in"/>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style:style>
    <style:style style:name="T2945" style:parent-style-name="Domyślnaczcionkaakapitu" style:family="text">
      <style:text-properties style:text-underline-type="single" style:text-underline-style="solid" style:text-underline-width="auto" style:text-underline-mode="continuous"/>
    </style:style>
    <style:style style:name="T2946" style:parent-style-name="Domyślnaczcionkaakapitu" style:family="text">
      <style:text-properties fo:background-color="#80FFFF" style:text-underline-type="single" style:text-underline-style="solid" style:text-underline-width="auto" style:text-underline-mode="continuous"/>
    </style:style>
    <style:style style:name="T2947" style:parent-style-name="Domyślnaczcionkaakapitu" style:family="text">
      <style:text-properties style:text-underline-type="single" style:text-underline-style="solid" style:text-underline-width="auto" style:text-underline-mode="continuous"/>
    </style:style>
    <style:style style:name="P2948" style:parent-style-name="Normalny" style:family="paragraph">
      <style:paragraph-properties fo:text-align="justify" fo:line-height="150%" fo:text-indent="0.2479in"/>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P2971" style:parent-style-name="Normalny" style:family="paragraph">
      <style:paragraph-properties fo:text-align="justify" fo:line-height="150%" fo:text-indent="0.2479in"/>
    </style:style>
    <style:style style:name="P2972" style:parent-style-name="Normalny" style:family="paragraph">
      <style:paragraph-properties fo:text-align="justify" fo:line-height="150%"/>
    </style:style>
    <style:style style:name="T2973" style:parent-style-name="Domyślnaczcionkaakapitu" style:family="text">
      <style:text-properties style:text-underline-type="single" style:text-underline-style="solid" style:text-underline-width="auto" style:text-underline-mode="continuous"/>
    </style:style>
    <style:style style:name="T2974" style:parent-style-name="Domyślnaczcionkaakapitu" style:family="text">
      <style:text-properties fo:background-color="#80FFFF" style:text-underline-type="single" style:text-underline-style="solid" style:text-underline-width="auto" style:text-underline-mode="continuous"/>
    </style:style>
    <style:style style:name="T2975" style:parent-style-name="Domyślnaczcionkaakapitu" style:family="text">
      <style:text-properties style:text-underline-type="single" style:text-underline-style="solid" style:text-underline-width="auto" style:text-underline-mode="continuous"/>
    </style:style>
    <style:style style:name="T2976" style:parent-style-name="Domyślnaczcionkaakapitu" style:family="text">
      <style:text-properties fo:background-color="#80FFFF" style:text-underline-type="single" style:text-underline-style="solid" style:text-underline-width="auto" style:text-underline-mode="continuous"/>
    </style:style>
    <style:style style:name="T2977" style:parent-style-name="Domyślnaczcionkaakapitu" style:family="text">
      <style:text-properties style:text-underline-type="single" style:text-underline-style="solid" style:text-underline-width="auto" style:text-underline-mode="continuous"/>
    </style:style>
    <style:style style:name="T2978" style:parent-style-name="Domyślnaczcionkaakapitu" style:family="text">
      <style:text-properties fo:background-color="#80FFFF" style:text-underline-type="single" style:text-underline-style="solid" style:text-underline-width="auto" style:text-underline-mode="continuous"/>
    </style:style>
    <style:style style:name="T2979" style:parent-style-name="Domyślnaczcionkaakapitu" style:family="text">
      <style:text-properties style:text-underline-type="single" style:text-underline-style="solid" style:text-underline-width="auto" style:text-underline-mode="continuous"/>
    </style:style>
    <style:style style:name="T2980" style:parent-style-name="Domyślnaczcionkaakapitu" style:family="text">
      <style:text-properties fo:background-color="#80FFFF" style:text-underline-type="single" style:text-underline-style="solid" style:text-underline-width="auto" style:text-underline-mode="continuous"/>
    </style:style>
    <style:style style:name="P2981" style:parent-style-name="Normalny" style:family="paragraph">
      <style:paragraph-properties fo:text-align="justify" fo:line-height="150%" fo:text-indent="0.2479in"/>
    </style:style>
    <style:style style:name="P2982" style:parent-style-name="Normalny" style:family="paragraph">
      <style:paragraph-properties fo:text-align="justify" fo:line-height="150%" fo:text-indent="0.2479in"/>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P2986" style:parent-style-name="Normalny" style:family="paragraph">
      <style:paragraph-properties fo:text-align="justify" fo:line-height="150%"/>
    </style:style>
    <style:style style:name="T2987" style:parent-style-name="Domyślnaczcionkaakapitu" style:family="text">
      <style:text-properties style:text-underline-type="single" style:text-underline-style="solid" style:text-underline-width="auto" style:text-underline-mode="continuous"/>
    </style:style>
    <style:style style:name="P2988" style:parent-style-name="Normalny" style:family="paragraph">
      <style:paragraph-properties fo:text-align="justify" fo:line-height="150%" fo:text-indent="0.2479in"/>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P2997" style:parent-style-name="Normalny" style:family="paragraph">
      <style:paragraph-properties fo:text-align="justify" fo:line-height="150%" fo:text-indent="0.2479in"/>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P3010" style:parent-style-name="Normalny" style:family="paragraph">
      <style:paragraph-properties fo:text-align="justify" fo:line-height="150%" fo:text-indent="0.2479in"/>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P3021" style:parent-style-name="Normalny" style:family="paragraph">
      <style:paragraph-properties fo:text-align="justify" fo:line-height="150%" fo:text-indent="0.2479in"/>
    </style:style>
    <style:style style:name="T3022" style:parent-style-name="Domyślnaczcionkaakapitu" style:family="text">
      <style:text-properties fo:background-color="#80FFFF"/>
    </style:style>
    <style:style style:name="P3023" style:parent-style-name="Normalny" style:family="paragraph">
      <style:paragraph-properties fo:text-align="justify" fo:line-height="150%"/>
    </style:style>
    <style:style style:name="T3024" style:parent-style-name="Domyślnaczcionkaakapitu" style:family="text">
      <style:text-properties style:text-underline-type="single" style:text-underline-style="solid" style:text-underline-width="auto" style:text-underline-mode="continuous"/>
    </style:style>
    <style:style style:name="T3025" style:parent-style-name="Domyślnaczcionkaakapitu" style:family="text">
      <style:text-properties fo:background-color="#80FFFF" style:text-underline-type="single" style:text-underline-style="solid" style:text-underline-width="auto" style:text-underline-mode="continuous"/>
    </style:style>
    <style:style style:name="T3026" style:parent-style-name="Domyślnaczcionkaakapitu" style:family="text">
      <style:text-properties style:text-underline-type="single" style:text-underline-style="solid" style:text-underline-width="auto" style:text-underline-mode="continuous"/>
    </style:style>
    <style:style style:name="T3027" style:parent-style-name="Domyślnaczcionkaakapitu" style:family="text">
      <style:text-properties fo:background-color="#80FFFF" style:text-underline-type="single" style:text-underline-style="solid" style:text-underline-width="auto" style:text-underline-mode="continuous"/>
    </style:style>
    <style:style style:name="T3028" style:parent-style-name="Domyślnaczcionkaakapitu" style:family="text">
      <style:text-properties style:text-underline-type="single" style:text-underline-style="solid" style:text-underline-width="auto" style:text-underline-mode="continuous"/>
    </style:style>
    <style:style style:name="T3029" style:parent-style-name="Domyślnaczcionkaakapitu" style:family="text">
      <style:text-properties fo:background-color="#80FFFF" style:text-underline-type="single" style:text-underline-style="solid" style:text-underline-width="auto" style:text-underline-mode="continuous"/>
    </style:style>
    <style:style style:name="T3030" style:parent-style-name="Domyślnaczcionkaakapitu" style:family="text">
      <style:text-properties style:text-underline-type="single" style:text-underline-style="solid" style:text-underline-width="auto" style:text-underline-mode="continuous"/>
    </style:style>
    <style:style style:name="T3031" style:parent-style-name="Domyślnaczcionkaakapitu" style:family="text">
      <style:text-properties fo:background-color="#80FFFF" style:text-underline-type="single" style:text-underline-style="solid" style:text-underline-width="auto" style:text-underline-mode="continuous"/>
    </style:style>
    <style:style style:name="P3032" style:parent-style-name="Normalny" style:family="paragraph">
      <style:paragraph-properties fo:text-align="justify" fo:line-height="150%" fo:text-indent="0.2479in"/>
    </style:style>
    <style:style style:name="P3033" style:parent-style-name="Normalny" style:family="paragraph">
      <style:paragraph-properties fo:text-align="justify" fo:line-height="150%"/>
    </style:style>
    <style:style style:name="T3034" style:parent-style-name="Domyślnaczcionkaakapitu" style:family="text">
      <style:text-properties fo:background-color="#80FFFF" style:text-underline-type="single" style:text-underline-style="solid" style:text-underline-width="auto" style:text-underline-mode="continuous"/>
    </style:style>
    <style:style style:name="T3035" style:parent-style-name="Domyślnaczcionkaakapitu" style:family="text">
      <style:text-properties style:text-underline-type="single" style:text-underline-style="solid" style:text-underline-width="auto" style:text-underline-mode="continuous"/>
    </style:style>
    <style:style style:name="T3036" style:parent-style-name="Domyślnaczcionkaakapitu" style:family="text">
      <style:text-properties fo:background-color="#80FFFF" style:text-underline-type="single" style:text-underline-style="solid" style:text-underline-width="auto" style:text-underline-mode="continuous"/>
    </style:style>
    <style:style style:name="T3037" style:parent-style-name="Domyślnaczcionkaakapitu" style:family="text">
      <style:text-properties style:text-underline-type="single" style:text-underline-style="solid" style:text-underline-width="auto" style:text-underline-mode="continuous"/>
    </style:style>
    <style:style style:name="T3038" style:parent-style-name="Domyślnaczcionkaakapitu" style:family="text">
      <style:text-properties style:text-underline-type="single" style:text-underline-style="solid" style:text-underline-width="auto" style:text-underline-mode="continuous"/>
    </style:style>
    <style:style style:name="T3039" style:parent-style-name="Domyślnaczcionkaakapitu" style:family="text">
      <style:text-properties style:text-underline-type="single" style:text-underline-style="solid" style:text-underline-width="auto" style:text-underline-mode="continuous"/>
    </style:style>
    <style:style style:name="P3040" style:parent-style-name="Normalny" style:family="paragraph">
      <style:paragraph-properties fo:text-align="justify" fo:line-height="150%" fo:text-indent="0.2479in"/>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P3051" style:parent-style-name="Normalny" style:family="paragraph">
      <style:paragraph-properties fo:text-align="justify" fo:line-height="150%" fo:text-indent="0.2479in"/>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P3057" style:parent-style-name="Normalny" style:family="paragraph">
      <style:paragraph-properties fo:text-align="justify" fo:line-height="150%" fo:text-indent="0.2479in"/>
    </style:style>
    <style:style style:name="T3058" style:parent-style-name="Domyślnaczcionkaakapitu" style:family="text">
      <style:text-properties fo:background-color="#80FFFF"/>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P3068" style:parent-style-name="Normalny" style:family="paragraph">
      <style:paragraph-properties fo:text-align="justify" fo:line-height="150%" fo:text-indent="0.2479in"/>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P3073" style:parent-style-name="Normalny" style:family="paragraph">
      <style:paragraph-properties fo:text-align="justify" fo:line-height="150%" fo:text-indent="0.2479in"/>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479in"/>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P3096" style:parent-style-name="Normalny" style:family="paragraph">
      <style:paragraph-properties fo:text-align="justify" fo:line-height="150%" fo:text-indent="0.2479in"/>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P3110" style:parent-style-name="Normalny" style:family="paragraph">
      <style:paragraph-properties fo:text-align="justify" fo:line-height="150%" fo:text-indent="0.2479in"/>
    </style:style>
    <style:style style:name="P3111" style:parent-style-name="Normalny" style:family="paragraph">
      <style:paragraph-properties fo:text-align="justify" fo:line-height="150%"/>
    </style:style>
    <style:style style:name="T3112" style:parent-style-name="Domyślnaczcionkaakapitu" style:family="text">
      <style:text-properties style:text-underline-type="single" style:text-underline-style="solid" style:text-underline-width="auto" style:text-underline-mode="continuous"/>
    </style:style>
    <style:style style:name="T3113" style:parent-style-name="Domyślnaczcionkaakapitu" style:family="text">
      <style:text-properties fo:background-color="#80FFFF" style:text-underline-type="single" style:text-underline-style="solid" style:text-underline-width="auto" style:text-underline-mode="continuous"/>
    </style:style>
    <style:style style:name="T3114" style:parent-style-name="Domyślnaczcionkaakapitu" style:family="text">
      <style:text-properties style:text-underline-type="single" style:text-underline-style="solid" style:text-underline-width="auto" style:text-underline-mode="continuous"/>
    </style:style>
    <style:style style:name="T3115" style:parent-style-name="Domyślnaczcionkaakapitu" style:family="text">
      <style:text-properties fo:background-color="#80FFFF" style:text-underline-type="single" style:text-underline-style="solid" style:text-underline-width="auto" style:text-underline-mode="continuous"/>
    </style:style>
    <style:style style:name="T3116" style:parent-style-name="Domyślnaczcionkaakapitu" style:family="text">
      <style:text-properties style:text-underline-type="single" style:text-underline-style="solid" style:text-underline-width="auto" style:text-underline-mode="continuous"/>
    </style:style>
    <style:style style:name="T3117" style:parent-style-name="Domyślnaczcionkaakapitu" style:family="text">
      <style:text-properties fo:background-color="#80FFFF" style:text-underline-type="single" style:text-underline-style="solid" style:text-underline-width="auto" style:text-underline-mode="continuous"/>
    </style:style>
    <style:style style:name="T3118" style:parent-style-name="Domyślnaczcionkaakapitu" style:family="text">
      <style:text-properties style:text-underline-type="single" style:text-underline-style="solid" style:text-underline-width="auto" style:text-underline-mode="continuous"/>
    </style:style>
    <style:style style:name="T3119" style:parent-style-name="Domyślnaczcionkaakapitu" style:family="text">
      <style:text-properties fo:background-color="#80FFFF" style:text-underline-type="single" style:text-underline-style="solid" style:text-underline-width="auto" style:text-underline-mode="continuous"/>
    </style:style>
    <style:style style:name="P3120" style:parent-style-name="Normalny" style:family="paragraph">
      <style:paragraph-properties fo:text-align="justify" fo:line-height="150%" fo:text-indent="0.2479in"/>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P3123" style:parent-style-name="Normalny" style:family="paragraph">
      <style:paragraph-properties fo:text-align="justify" fo:line-height="150%"/>
    </style:style>
    <style:style style:name="T3124" style:parent-style-name="Domyślnaczcionkaakapitu" style:family="text">
      <style:text-properties style:text-underline-type="single" style:text-underline-style="solid" style:text-underline-width="auto" style:text-underline-mode="continuous"/>
    </style:style>
    <style:style style:name="T3125" style:parent-style-name="Domyślnaczcionkaakapitu" style:family="text">
      <style:text-properties fo:background-color="#80FFFF" style:text-underline-type="single" style:text-underline-style="solid" style:text-underline-width="auto" style:text-underline-mode="continuous"/>
    </style:style>
    <style:style style:name="T3126" style:parent-style-name="Domyślnaczcionkaakapitu" style:family="text">
      <style:text-properties style:text-underline-type="single" style:text-underline-style="solid" style:text-underline-width="auto" style:text-underline-mode="continuous"/>
    </style:style>
    <style:style style:name="T3127" style:parent-style-name="Domyślnaczcionkaakapitu" style:family="text">
      <style:text-properties fo:background-color="#80FFFF" style:text-underline-type="single" style:text-underline-style="solid" style:text-underline-width="auto" style:text-underline-mode="continuous"/>
    </style:style>
    <style:style style:name="T3128" style:parent-style-name="Domyślnaczcionkaakapitu" style:family="text">
      <style:text-properties style:text-underline-type="single" style:text-underline-style="solid" style:text-underline-width="auto" style:text-underline-mode="continuous"/>
    </style:style>
    <style:style style:name="P3129" style:parent-style-name="Normalny" style:family="paragraph">
      <style:paragraph-properties fo:text-align="justify" fo:line-height="150%" fo:text-indent="0.2479in"/>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P3139" style:parent-style-name="Normalny" style:family="paragraph">
      <style:paragraph-properties fo:text-align="justify" fo:line-height="150%" fo:text-indent="0.2479in"/>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P3144" style:parent-style-name="Normalny" style:family="paragraph">
      <style:paragraph-properties fo:text-align="justify" fo:line-height="150%" fo:text-indent="0.2479in"/>
    </style:style>
    <style:style style:name="T3145" style:parent-style-name="Domyślnaczcionkaakapitu" style:family="text">
      <style:text-properties fo:background-color="#80FFFF"/>
    </style:style>
    <style:style style:name="P3146" style:parent-style-name="Normalny" style:family="paragraph">
      <style:paragraph-properties fo:text-align="justify" fo:line-height="150%"/>
    </style:style>
    <style:style style:name="T3147" style:parent-style-name="Domyślnaczcionkaakapitu" style:family="text">
      <style:text-properties style:text-underline-type="single" style:text-underline-style="solid" style:text-underline-width="auto" style:text-underline-mode="continuous"/>
    </style:style>
    <style:style style:name="T3148" style:parent-style-name="Domyślnaczcionkaakapitu" style:family="text">
      <style:text-properties fo:background-color="#80FFFF" style:text-underline-type="single" style:text-underline-style="solid" style:text-underline-width="auto" style:text-underline-mode="continuous"/>
    </style:style>
    <style:style style:name="T3149" style:parent-style-name="Domyślnaczcionkaakapitu" style:family="text">
      <style:text-properties style:text-underline-type="single" style:text-underline-style="solid" style:text-underline-width="auto" style:text-underline-mode="continuous"/>
    </style:style>
    <style:style style:name="T3150" style:parent-style-name="Domyślnaczcionkaakapitu" style:family="text">
      <style:text-properties fo:background-color="#80FFFF" style:text-underline-type="single" style:text-underline-style="solid" style:text-underline-width="auto" style:text-underline-mode="continuous"/>
    </style:style>
    <style:style style:name="T3151" style:parent-style-name="Domyślnaczcionkaakapitu" style:family="text">
      <style:text-properties style:text-underline-type="single" style:text-underline-style="solid" style:text-underline-width="auto" style:text-underline-mode="continuous"/>
    </style:style>
    <style:style style:name="T3152" style:parent-style-name="Domyślnaczcionkaakapitu" style:family="text">
      <style:text-properties fo:background-color="#80FFFF" style:text-underline-type="single" style:text-underline-style="solid" style:text-underline-width="auto" style:text-underline-mode="continuous"/>
    </style:style>
    <style:style style:name="T3153" style:parent-style-name="Domyślnaczcionkaakapitu" style:family="text">
      <style:text-properties style:text-underline-type="single" style:text-underline-style="solid" style:text-underline-width="auto" style:text-underline-mode="continuous"/>
    </style:style>
    <style:style style:name="T3154" style:parent-style-name="Domyślnaczcionkaakapitu" style:family="text">
      <style:text-properties fo:background-color="#80FFFF" style:text-underline-type="single" style:text-underline-style="solid" style:text-underline-width="auto" style:text-underline-mode="continuous"/>
    </style:style>
    <style:style style:name="P3155" style:parent-style-name="Normalny" style:family="paragraph">
      <style:paragraph-properties fo:text-align="justify" fo:line-height="150%" fo:text-indent="0.2479in"/>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P3160" style:parent-style-name="Normalny" style:family="paragraph">
      <style:paragraph-properties fo:text-align="justify" fo:line-height="150%" fo:text-indent="0.2479in"/>
    </style:style>
    <style:style style:name="P3161" style:parent-style-name="Normalny" style:family="paragraph">
      <style:paragraph-properties fo:text-align="justify" fo:line-height="150%" fo:text-indent="0.2479in"/>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P3166" style:parent-style-name="Normalny" style:family="paragraph">
      <style:paragraph-properties fo:text-align="justify" fo:line-height="150%" fo:text-indent="0.2479in"/>
    </style:style>
    <style:style style:name="T3167" style:parent-style-name="Domyślnaczcionkaakapitu" style:family="text">
      <style:text-properties fo:background-color="#80FFFF"/>
    </style:style>
    <style:style style:name="P3168" style:parent-style-name="Normalny" style:family="paragraph">
      <style:paragraph-properties fo:text-align="justify" fo:line-height="150%"/>
    </style:style>
    <style:style style:name="P3169" style:parent-style-name="Normalny" style:family="paragraph">
      <style:paragraph-properties fo:text-align="justify" fo:line-height="150%"/>
    </style:style>
    <style:style style:name="T3170" style:parent-style-name="Domyślnaczcionkaakapitu" style:family="text">
      <style:text-properties fo:background-color="#80FFFF"/>
    </style:style>
    <style:style style:name="P3171" style:parent-style-name="Normalny" style:family="paragraph">
      <style:paragraph-properties fo:text-align="justify" fo:line-height="150%"/>
    </style:style>
    <style:style style:name="P3172" style:parent-style-name="Normalny" style:family="paragraph">
      <style:paragraph-properties fo:text-align="justify" fo:line-height="150%"/>
    </style:style>
    <style:style style:name="T3173" style:parent-style-name="Domyślnaczcionkaakapitu" style:family="text">
      <style:text-properties style:text-underline-type="single" style:text-underline-style="solid" style:text-underline-width="auto" style:text-underline-mode="continuous"/>
    </style:style>
    <style:style style:name="T3174" style:parent-style-name="Domyślnaczcionkaakapitu" style:family="text">
      <style:text-properties fo:background-color="#80FFFF" style:text-underline-type="single" style:text-underline-style="solid" style:text-underline-width="auto" style:text-underline-mode="continuous"/>
    </style:style>
    <style:style style:name="T3175" style:parent-style-name="Domyślnaczcionkaakapitu" style:family="text">
      <style:text-properties style:text-underline-type="single" style:text-underline-style="solid" style:text-underline-width="auto" style:text-underline-mode="continuous"/>
    </style:style>
    <style:style style:name="T3176" style:parent-style-name="Domyślnaczcionkaakapitu" style:family="text">
      <style:text-properties fo:background-color="#80FFFF" style:text-underline-type="single" style:text-underline-style="solid" style:text-underline-width="auto" style:text-underline-mode="continuous"/>
    </style:style>
    <style:style style:name="T3177" style:parent-style-name="Domyślnaczcionkaakapitu" style:family="text">
      <style:text-properties style:text-underline-type="single" style:text-underline-style="solid" style:text-underline-width="auto" style:text-underline-mode="continuous"/>
    </style:style>
    <style:style style:name="T3178" style:parent-style-name="Domyślnaczcionkaakapitu" style:family="text">
      <style:text-properties fo:background-color="#80FFFF" style:text-underline-type="single" style:text-underline-style="solid" style:text-underline-width="auto" style:text-underline-mode="continuous"/>
    </style:style>
    <style:style style:name="T3179" style:parent-style-name="Domyślnaczcionkaakapitu" style:family="text">
      <style:text-properties style:text-underline-type="single" style:text-underline-style="solid" style:text-underline-width="auto" style:text-underline-mode="continuous"/>
    </style:style>
    <style:style style:name="T3180" style:parent-style-name="Domyślnaczcionkaakapitu" style:family="text">
      <style:text-properties fo:background-color="#80FFFF" style:text-underline-type="single" style:text-underline-style="solid" style:text-underline-width="auto" style:text-underline-mode="continuous"/>
    </style:style>
    <style:style style:name="P3181" style:parent-style-name="Normalny" style:family="paragraph">
      <style:paragraph-properties fo:text-align="justify" fo:line-height="150%" fo:text-indent="0.2479in"/>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P3184" style:parent-style-name="Normalny" style:family="paragraph">
      <style:paragraph-properties fo:text-align="justify" fo:line-height="150%" fo:text-indent="0.2479in"/>
    </style:style>
    <style:style style:name="P3185" style:parent-style-name="Normalny" style:family="paragraph">
      <style:paragraph-properties fo:text-align="justify" fo:line-height="150%" fo:text-indent="0.2479in"/>
    </style:style>
    <style:style style:name="P3186" style:parent-style-name="Normalny" style:family="paragraph">
      <style:paragraph-properties fo:text-align="justify" fo:line-height="150%"/>
    </style:style>
    <style:style style:name="T3187" style:parent-style-name="Domyślnaczcionkaakapitu" style:family="text">
      <style:text-properties style:text-underline-type="single" style:text-underline-style="solid" style:text-underline-width="auto" style:text-underline-mode="continuous"/>
    </style:style>
    <style:style style:name="P3188" style:parent-style-name="Normalny" style:family="paragraph">
      <style:paragraph-properties fo:text-align="justify" fo:line-height="150%" fo:text-indent="0.2479in"/>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P3191" style:parent-style-name="Normalny" style:family="paragraph">
      <style:paragraph-properties fo:text-align="justify" fo:line-height="150%" fo:text-indent="0.2479in"/>
    </style:style>
    <style:style style:name="P3192" style:parent-style-name="Normalny" style:family="paragraph">
      <style:paragraph-properties fo:text-align="justify" fo:line-height="150%" fo:text-indent="0.2479in"/>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P3199" style:parent-style-name="Normalny" style:family="paragraph">
      <style:paragraph-properties fo:text-align="justify" fo:line-height="150%" fo:text-indent="0.2479in"/>
    </style:style>
    <style:style style:name="P3200" style:parent-style-name="Normalny" style:family="paragraph">
      <style:paragraph-properties fo:text-align="justify" fo:line-height="150%" fo:text-indent="0.2479in"/>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P3205" style:parent-style-name="Normalny" style:family="paragraph">
      <style:paragraph-properties fo:text-align="justify" fo:line-height="150%" fo:text-indent="0.2479in"/>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P3216" style:parent-style-name="Normalny" style:family="paragraph">
      <style:paragraph-properties fo:text-align="justify" fo:line-height="150%" fo:text-indent="0.2479in"/>
    </style:style>
    <style:style style:name="T3217" style:parent-style-name="Domyślnaczcionkaakapitu" style:family="text">
      <style:text-properties fo:background-color="#80FFFF"/>
    </style:style>
    <style:style style:name="P3218" style:parent-style-name="Normalny" style:family="paragraph">
      <style:paragraph-properties fo:text-align="justify" fo:line-height="150%" fo:text-indent="0.2479in"/>
    </style:style>
    <style:style style:name="P3219" style:parent-style-name="Normalny" style:family="paragraph">
      <style:paragraph-properties fo:text-align="justify" fo:line-height="150%"/>
    </style:style>
    <style:style style:name="T3220" style:parent-style-name="Domyślnaczcionkaakapitu" style:family="text">
      <style:text-properties style:text-underline-type="single" style:text-underline-style="solid" style:text-underline-width="auto" style:text-underline-mode="continuous"/>
    </style:style>
    <style:style style:name="T3221" style:parent-style-name="Domyślnaczcionkaakapitu" style:family="text">
      <style:text-properties fo:background-color="#80FFFF" style:text-underline-type="single" style:text-underline-style="solid" style:text-underline-width="auto" style:text-underline-mode="continuous"/>
    </style:style>
    <style:style style:name="T3222" style:parent-style-name="Domyślnaczcionkaakapitu" style:family="text">
      <style:text-properties style:text-underline-type="single" style:text-underline-style="solid" style:text-underline-width="auto" style:text-underline-mode="continuous"/>
    </style:style>
    <style:style style:name="T3223" style:parent-style-name="Domyślnaczcionkaakapitu" style:family="text">
      <style:text-properties fo:background-color="#80FFFF" style:text-underline-type="single" style:text-underline-style="solid" style:text-underline-width="auto" style:text-underline-mode="continuous"/>
    </style:style>
    <style:style style:name="T3224" style:parent-style-name="Domyślnaczcionkaakapitu" style:family="text">
      <style:text-properties style:text-underline-type="single" style:text-underline-style="solid" style:text-underline-width="auto" style:text-underline-mode="continuous"/>
    </style:style>
    <style:style style:name="T3225" style:parent-style-name="Domyślnaczcionkaakapitu" style:family="text">
      <style:text-properties fo:background-color="#80FFFF" style:text-underline-type="single" style:text-underline-style="solid" style:text-underline-width="auto" style:text-underline-mode="continuous"/>
    </style:style>
    <style:style style:name="T3226" style:parent-style-name="Domyślnaczcionkaakapitu" style:family="text">
      <style:text-properties style:text-underline-type="single" style:text-underline-style="solid" style:text-underline-width="auto" style:text-underline-mode="continuous"/>
    </style:style>
    <style:style style:name="T3227" style:parent-style-name="Domyślnaczcionkaakapitu" style:family="text">
      <style:text-properties fo:background-color="#80FFFF" style:text-underline-type="single" style:text-underline-style="solid" style:text-underline-width="auto" style:text-underline-mode="continuous"/>
    </style:style>
    <style:style style:name="P3228" style:parent-style-name="Normalny" style:family="paragraph">
      <style:paragraph-properties fo:text-align="justify" fo:line-height="150%" fo:text-indent="0.2479in"/>
    </style:style>
    <style:style style:name="P3229" style:parent-style-name="Normalny" style:family="paragraph">
      <style:paragraph-properties fo:text-align="justify" fo:line-height="150%"/>
    </style:style>
    <style:style style:name="T3230" style:parent-style-name="Domyślnaczcionkaakapitu" style:family="text">
      <style:text-properties style:text-underline-type="single" style:text-underline-style="solid" style:text-underline-width="auto" style:text-underline-mode="continuous"/>
    </style:style>
    <style:style style:name="P3231" style:parent-style-name="Normalny" style:family="paragraph">
      <style:paragraph-properties fo:text-align="justify" fo:line-height="150%" fo:text-indent="0.2479in"/>
    </style:style>
    <style:style style:name="P3232" style:parent-style-name="Normalny" style:family="paragraph">
      <style:paragraph-properties fo:text-align="justify" fo:line-height="150%" fo:text-indent="0.2479in"/>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P3239" style:parent-style-name="Normalny" style:family="paragraph">
      <style:paragraph-properties fo:text-align="justify" fo:line-height="150%" fo:text-indent="0.2479in"/>
    </style:style>
    <style:style style:name="T3240" style:parent-style-name="Domyślnaczcionkaakapitu" style:family="text">
      <style:text-properties fo:background-color="#80FFFF"/>
    </style:style>
    <style:style style:name="P3241" style:parent-style-name="Normalny" style:family="paragraph">
      <style:paragraph-properties fo:text-align="justify" fo:line-height="150%" fo:text-indent="0.2479in"/>
    </style:style>
    <style:style style:name="P3242" style:parent-style-name="Normalny" style:family="paragraph">
      <style:paragraph-properties fo:text-align="justify" fo:line-height="150%"/>
    </style:style>
    <style:style style:name="T3243" style:parent-style-name="Domyślnaczcionkaakapitu" style:family="text">
      <style:text-properties style:text-underline-type="single" style:text-underline-style="solid" style:text-underline-width="auto" style:text-underline-mode="continuous"/>
    </style:style>
    <style:style style:name="T3244" style:parent-style-name="Domyślnaczcionkaakapitu" style:family="text">
      <style:text-properties fo:background-color="#80FFFF" style:text-underline-type="single" style:text-underline-style="solid" style:text-underline-width="auto" style:text-underline-mode="continuous"/>
    </style:style>
    <style:style style:name="T3245" style:parent-style-name="Domyślnaczcionkaakapitu" style:family="text">
      <style:text-properties style:text-underline-type="single" style:text-underline-style="solid" style:text-underline-width="auto" style:text-underline-mode="continuous"/>
    </style:style>
    <style:style style:name="T3246" style:parent-style-name="Domyślnaczcionkaakapitu" style:family="text">
      <style:text-properties fo:background-color="#80FFFF" style:text-underline-type="single" style:text-underline-style="solid" style:text-underline-width="auto" style:text-underline-mode="continuous"/>
    </style:style>
    <style:style style:name="T3247" style:parent-style-name="Domyślnaczcionkaakapitu" style:family="text">
      <style:text-properties style:text-underline-type="single" style:text-underline-style="solid" style:text-underline-width="auto" style:text-underline-mode="continuous"/>
    </style:style>
    <style:style style:name="T3248" style:parent-style-name="Domyślnaczcionkaakapitu" style:family="text">
      <style:text-properties fo:background-color="#80FFFF" style:text-underline-type="single" style:text-underline-style="solid" style:text-underline-width="auto" style:text-underline-mode="continuous"/>
    </style:style>
    <style:style style:name="T3249" style:parent-style-name="Domyślnaczcionkaakapitu" style:family="text">
      <style:text-properties style:text-underline-type="single" style:text-underline-style="solid" style:text-underline-width="auto" style:text-underline-mode="continuous"/>
    </style:style>
    <style:style style:name="T3250" style:parent-style-name="Domyślnaczcionkaakapitu" style:family="text">
      <style:text-properties fo:background-color="#80FFFF" style:text-underline-type="single" style:text-underline-style="solid" style:text-underline-width="auto" style:text-underline-mode="continuous"/>
    </style:style>
    <style:style style:name="P3251" style:parent-style-name="Normalny" style:family="paragraph">
      <style:paragraph-properties fo:text-align="justify" fo:line-height="150%" fo:text-indent="0.2479in"/>
    </style:style>
    <style:style style:name="P3252" style:parent-style-name="Normalny" style:family="paragraph">
      <style:paragraph-properties fo:text-align="justify" fo:line-height="150%"/>
    </style:style>
    <style:style style:name="T3253" style:parent-style-name="Domyślnaczcionkaakapitu" style:family="text">
      <style:text-properties style:text-underline-type="single" style:text-underline-style="solid" style:text-underline-width="auto" style:text-underline-mode="continuous"/>
    </style:style>
    <style:style style:name="T3254" style:parent-style-name="Domyślnaczcionkaakapitu" style:family="text">
      <style:text-properties fo:background-color="#80FFFF" style:text-underline-type="single" style:text-underline-style="solid" style:text-underline-width="auto" style:text-underline-mode="continuous"/>
    </style:style>
    <style:style style:name="T3255" style:parent-style-name="Domyślnaczcionkaakapitu" style:family="text">
      <style:text-properties style:text-underline-type="single" style:text-underline-style="solid" style:text-underline-width="auto" style:text-underline-mode="continuous"/>
    </style:style>
    <style:style style:name="T3256" style:parent-style-name="Domyślnaczcionkaakapitu" style:family="text">
      <style:text-properties fo:background-color="#80FFFF" style:text-underline-type="single" style:text-underline-style="solid" style:text-underline-width="auto" style:text-underline-mode="continuous"/>
    </style:style>
    <style:style style:name="T3257" style:parent-style-name="Domyślnaczcionkaakapitu" style:family="text">
      <style:text-properties style:text-underline-type="single" style:text-underline-style="solid" style:text-underline-width="auto" style:text-underline-mode="continuous"/>
    </style:style>
    <style:style style:name="P3258" style:parent-style-name="Normalny" style:family="paragraph">
      <style:paragraph-properties fo:text-align="justify" fo:line-height="150%" fo:text-indent="0.2479in"/>
    </style:style>
    <style:style style:name="T3259" style:parent-style-name="Domyślnaczcionkaakapitu" style:family="text">
      <style:text-properties fo:background-color="#80FFFF"/>
    </style:style>
    <style:style style:name="P3260" style:parent-style-name="Normalny" style:family="paragraph">
      <style:paragraph-properties fo:text-align="justify" fo:line-height="150%"/>
    </style:style>
    <style:style style:name="T3261" style:parent-style-name="Domyślnaczcionkaakapitu" style:family="text">
      <style:text-properties style:text-underline-type="single" style:text-underline-style="solid" style:text-underline-width="auto" style:text-underline-mode="continuous"/>
    </style:style>
    <style:style style:name="T3262" style:parent-style-name="Domyślnaczcionkaakapitu" style:family="text">
      <style:text-properties fo:background-color="#80FFFF" style:text-underline-type="single" style:text-underline-style="solid" style:text-underline-width="auto" style:text-underline-mode="continuous"/>
    </style:style>
    <style:style style:name="T3263" style:parent-style-name="Domyślnaczcionkaakapitu" style:family="text">
      <style:text-properties style:text-underline-type="single" style:text-underline-style="solid" style:text-underline-width="auto" style:text-underline-mode="continuous"/>
    </style:style>
    <style:style style:name="T3264" style:parent-style-name="Domyślnaczcionkaakapitu" style:family="text">
      <style:text-properties fo:background-color="#80FFFF" style:text-underline-type="single" style:text-underline-style="solid" style:text-underline-width="auto" style:text-underline-mode="continuous"/>
    </style:style>
    <style:style style:name="T3265" style:parent-style-name="Domyślnaczcionkaakapitu" style:family="text">
      <style:text-properties style:text-underline-type="single" style:text-underline-style="solid" style:text-underline-width="auto" style:text-underline-mode="continuous"/>
    </style:style>
    <style:style style:name="T3266" style:parent-style-name="Domyślnaczcionkaakapitu" style:family="text">
      <style:text-properties fo:background-color="#80FFFF" style:text-underline-type="single" style:text-underline-style="solid" style:text-underline-width="auto" style:text-underline-mode="continuous"/>
    </style:style>
    <style:style style:name="T3267" style:parent-style-name="Domyślnaczcionkaakapitu" style:family="text">
      <style:text-properties style:text-underline-type="single" style:text-underline-style="solid" style:text-underline-width="auto" style:text-underline-mode="continuous"/>
    </style:style>
    <style:style style:name="T3268" style:parent-style-name="Domyślnaczcionkaakapitu" style:family="text">
      <style:text-properties fo:background-color="#80FFFF" style:text-underline-type="single" style:text-underline-style="solid" style:text-underline-width="auto" style:text-underline-mode="continuous"/>
    </style:style>
    <style:style style:name="P3269" style:parent-style-name="Normalny" style:family="paragraph">
      <style:paragraph-properties fo:text-align="justify" fo:line-height="150%" fo:text-indent="0.2479in"/>
    </style:style>
    <style:style style:name="T3270" style:parent-style-name="Domyślnaczcionkaakapitu" style:family="text">
      <style:text-properties fo:background-color="#80FFFF"/>
    </style:style>
    <style:style style:name="P3271" style:parent-style-name="Normalny" style:family="paragraph">
      <style:paragraph-properties fo:text-align="justify" fo:line-height="150%"/>
    </style:style>
    <style:style style:name="T3272" style:parent-style-name="Domyślnaczcionkaakapitu" style:family="text">
      <style:text-properties style:text-underline-type="single" style:text-underline-style="solid" style:text-underline-width="auto" style:text-underline-mode="continuous"/>
    </style:style>
    <style:style style:name="P3273" style:parent-style-name="Normalny" style:family="paragraph">
      <style:paragraph-properties fo:text-align="justify" fo:line-height="150%" fo:text-indent="0.2479in"/>
    </style:style>
    <style:style style:name="P3274" style:parent-style-name="Normalny" style:family="paragraph">
      <style:paragraph-properties fo:text-align="justify" fo:line-height="150%"/>
    </style:style>
    <style:style style:name="T3275" style:parent-style-name="Domyślnaczcionkaakapitu" style:family="text">
      <style:text-properties style:text-underline-type="single" style:text-underline-style="solid" style:text-underline-width="auto" style:text-underline-mode="continuous"/>
    </style:style>
    <style:style style:name="T3276" style:parent-style-name="Domyślnaczcionkaakapitu" style:family="text">
      <style:text-properties fo:background-color="#80FFFF" style:text-underline-type="single" style:text-underline-style="solid" style:text-underline-width="auto" style:text-underline-mode="continuous"/>
    </style:style>
    <style:style style:name="T3277" style:parent-style-name="Domyślnaczcionkaakapitu" style:family="text">
      <style:text-properties style:text-underline-type="single" style:text-underline-style="solid" style:text-underline-width="auto" style:text-underline-mode="continuous"/>
    </style:style>
    <style:style style:name="T3278" style:parent-style-name="Domyślnaczcionkaakapitu" style:family="text">
      <style:text-properties fo:background-color="#80FFFF" style:text-underline-type="single" style:text-underline-style="solid" style:text-underline-width="auto" style:text-underline-mode="continuous"/>
    </style:style>
    <style:style style:name="T3279" style:parent-style-name="Domyślnaczcionkaakapitu" style:family="text">
      <style:text-properties style:text-underline-type="single" style:text-underline-style="solid" style:text-underline-width="auto" style:text-underline-mode="continuous"/>
    </style:style>
    <style:style style:name="T3280" style:parent-style-name="Domyślnaczcionkaakapitu" style:family="text">
      <style:text-properties fo:background-color="#80FFFF" style:text-underline-type="single" style:text-underline-style="solid" style:text-underline-width="auto" style:text-underline-mode="continuous"/>
    </style:style>
    <style:style style:name="T3281" style:parent-style-name="Domyślnaczcionkaakapitu" style:family="text">
      <style:text-properties style:text-underline-type="single" style:text-underline-style="solid" style:text-underline-width="auto" style:text-underline-mode="continuous"/>
    </style:style>
    <style:style style:name="T3282" style:parent-style-name="Domyślnaczcionkaakapitu" style:family="text">
      <style:text-properties fo:background-color="#80FFFF" style:text-underline-type="single" style:text-underline-style="solid" style:text-underline-width="auto" style:text-underline-mode="continuous"/>
    </style:style>
    <style:style style:name="P3283" style:parent-style-name="Normalny" style:family="paragraph">
      <style:paragraph-properties fo:text-align="justify" fo:line-height="150%" fo:text-indent="0.2479in"/>
    </style:style>
    <style:style style:name="P3284" style:parent-style-name="Normalny" style:family="paragraph">
      <style:paragraph-properties fo:text-align="justify" fo:line-height="150%"/>
    </style:style>
    <style:style style:name="T3285" style:parent-style-name="Domyślnaczcionkaakapitu" style:family="text">
      <style:text-properties style:text-underline-type="single" style:text-underline-style="solid" style:text-underline-width="auto" style:text-underline-mode="continuous"/>
    </style:style>
    <style:style style:name="P3286" style:parent-style-name="Normalny" style:family="paragraph">
      <style:paragraph-properties fo:text-align="justify" fo:line-height="150%" fo:text-indent="0.2479in"/>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P3290" style:parent-style-name="Normalny" style:family="paragraph">
      <style:paragraph-properties fo:text-align="justify" fo:line-height="150%">
        <style:tab-stops>
          <style:tab-stop style:type="left" style:leader-style="solid" style:leader-text="_" style:position="5.4791in"/>
        </style:tab-stops>
      </style:paragraph-properties>
    </style:style>
    <style:style style:name="T3291" style:parent-style-name="Domyślnaczcionkaakapitu" style:family="text">
      <style:text-properties style:text-underline-type="single" style:text-underline-style="solid" style:text-underline-width="auto" style:text-underline-mode="continuous"/>
    </style:style>
    <style:style style:name="T3292" style:parent-style-name="Domyślnaczcionkaakapitu" style:family="text">
      <style:text-properties fo:background-color="#80FFFF" style:text-underline-type="single" style:text-underline-style="solid" style:text-underline-width="auto" style:text-underline-mode="continuous"/>
    </style:style>
    <style:style style:name="T3293" style:parent-style-name="Domyślnaczcionkaakapitu" style:family="text">
      <style:text-properties style:text-underline-type="single" style:text-underline-style="solid" style:text-underline-width="auto" style:text-underline-mode="continuous"/>
    </style:style>
    <style:style style:name="P3294" style:parent-style-name="Normalny" style:family="paragraph">
      <style:paragraph-properties fo:text-align="justify" fo:line-height="150%" fo:text-indent="0.2479in">
        <style:tab-stops>
          <style:tab-stop style:type="left" style:leader-style="solid" style:leader-text="_" style:position="5.4791in"/>
        </style:tab-stops>
      </style:paragraph-properties>
    </style:style>
    <style:style style:name="P3295" style:parent-style-name="Normalny" style:family="paragraph">
      <style:paragraph-properties fo:text-align="justify" fo:line-height="150%"/>
    </style:style>
    <style:style style:name="T3296" style:parent-style-name="Domyślnaczcionkaakapitu" style:family="text">
      <style:text-properties style:text-underline-type="single" style:text-underline-style="solid" style:text-underline-width="auto" style:text-underline-mode="continuous"/>
    </style:style>
    <style:style style:name="T3297" style:parent-style-name="Domyślnaczcionkaakapitu" style:family="text">
      <style:text-properties fo:background-color="#80FFFF" style:text-underline-type="single" style:text-underline-style="solid" style:text-underline-width="auto" style:text-underline-mode="continuous"/>
    </style:style>
    <style:style style:name="T3298" style:parent-style-name="Domyślnaczcionkaakapitu" style:family="text">
      <style:text-properties style:text-underline-type="single" style:text-underline-style="solid" style:text-underline-width="auto" style:text-underline-mode="continuous"/>
    </style:style>
    <style:style style:name="T3299" style:parent-style-name="Domyślnaczcionkaakapitu" style:family="text">
      <style:text-properties fo:background-color="#80FFFF" style:text-underline-type="single" style:text-underline-style="solid" style:text-underline-width="auto" style:text-underline-mode="continuous"/>
    </style:style>
    <style:style style:name="T3300" style:parent-style-name="Domyślnaczcionkaakapitu" style:family="text">
      <style:text-properties style:text-underline-type="single" style:text-underline-style="solid" style:text-underline-width="auto" style:text-underline-mode="continuous"/>
    </style:style>
    <style:style style:name="T3301" style:parent-style-name="Domyślnaczcionkaakapitu" style:family="text">
      <style:text-properties fo:background-color="#80FFFF" style:text-underline-type="single" style:text-underline-style="solid" style:text-underline-width="auto" style:text-underline-mode="continuous"/>
    </style:style>
    <style:style style:name="T3302" style:parent-style-name="Domyślnaczcionkaakapitu" style:family="text">
      <style:text-properties style:text-underline-type="single" style:text-underline-style="solid" style:text-underline-width="auto" style:text-underline-mode="continuous"/>
    </style:style>
    <style:style style:name="T3303" style:parent-style-name="Domyślnaczcionkaakapitu" style:family="text">
      <style:text-properties fo:background-color="#80FFFF" style:text-underline-type="single" style:text-underline-style="solid" style:text-underline-width="auto" style:text-underline-mode="continuous"/>
    </style:style>
    <style:style style:name="P3304" style:parent-style-name="Normalny" style:family="paragraph">
      <style:paragraph-properties fo:text-align="justify" fo:line-height="150%" fo:text-indent="0.2479in"/>
    </style:style>
    <style:style style:name="T3305" style:parent-style-name="Domyślnaczcionkaakapitu" style:family="text">
      <style:text-properties fo:background-color="#80FFFF"/>
    </style:style>
    <style:style style:name="P3306" style:parent-style-name="Normalny" style:family="paragraph">
      <style:paragraph-properties fo:text-align="justify" fo:line-height="150%">
        <style:tab-stops>
          <style:tab-stop style:type="left" style:leader-style="solid" style:leader-text="_" style:position="5.4791in"/>
        </style:tab-stops>
      </style:paragraph-properties>
    </style:style>
    <style:style style:name="T3307" style:parent-style-name="Domyślnaczcionkaakapitu" style:family="text">
      <style:text-properties style:text-underline-type="single" style:text-underline-style="solid" style:text-underline-width="auto" style:text-underline-mode="continuous"/>
    </style:style>
    <style:style style:name="T3308" style:parent-style-name="Domyślnaczcionkaakapitu" style:family="text">
      <style:text-properties fo:background-color="#80FFFF" style:text-underline-type="single" style:text-underline-style="solid" style:text-underline-width="auto" style:text-underline-mode="continuous"/>
    </style:style>
    <style:style style:name="T3309" style:parent-style-name="Domyślnaczcionkaakapitu" style:family="text">
      <style:text-properties style:text-underline-type="single" style:text-underline-style="solid" style:text-underline-width="auto" style:text-underline-mode="continuous"/>
    </style:style>
    <style:style style:name="T3310" style:parent-style-name="Domyślnaczcionkaakapitu" style:family="text">
      <style:text-properties fo:background-color="#80FFFF" style:text-underline-type="single" style:text-underline-style="solid" style:text-underline-width="auto" style:text-underline-mode="continuous"/>
    </style:style>
    <style:style style:name="P3311" style:parent-style-name="Normalny" style:family="paragraph">
      <style:paragraph-properties fo:text-align="justify" fo:line-height="150%" fo:text-indent="0.2479in">
        <style:tab-stops>
          <style:tab-stop style:type="left" style:leader-style="solid" style:leader-text="_" style:position="5.4791in"/>
        </style:tab-stops>
      </style:paragraph-properties>
    </style:style>
    <style:style style:name="T3312" style:parent-style-name="Domyślnaczcionkaakapitu" style:family="text">
      <style:text-properties fo:background-color="#80FFFF"/>
    </style:style>
    <style:style style:name="P3313" style:parent-style-name="Normalny" style:family="paragraph">
      <style:paragraph-properties fo:text-align="justify" fo:line-height="150%">
        <style:tab-stops>
          <style:tab-stop style:type="left" style:leader-style="solid" style:leader-text="_" style:position="5.4791in"/>
        </style:tab-stops>
      </style:paragraph-properties>
    </style:style>
    <style:style style:name="T3314" style:parent-style-name="Domyślnaczcionkaakapitu" style:family="text">
      <style:text-properties style:text-underline-type="single" style:text-underline-style="solid" style:text-underline-width="auto" style:text-underline-mode="continuous"/>
    </style:style>
    <style:style style:name="T3315" style:parent-style-name="Domyślnaczcionkaakapitu" style:family="text">
      <style:text-properties fo:background-color="#80FFFF" style:text-underline-type="single" style:text-underline-style="solid" style:text-underline-width="auto" style:text-underline-mode="continuous"/>
    </style:style>
    <style:style style:name="T3316" style:parent-style-name="Domyślnaczcionkaakapitu" style:family="text">
      <style:text-properties style:text-underline-type="single" style:text-underline-style="solid" style:text-underline-width="auto" style:text-underline-mode="continuous"/>
    </style:style>
    <style:style style:name="T3317" style:parent-style-name="Domyślnaczcionkaakapitu" style:family="text">
      <style:text-properties fo:background-color="#80FFFF" style:text-underline-type="single" style:text-underline-style="solid" style:text-underline-width="auto" style:text-underline-mode="continuous"/>
    </style:style>
    <style:style style:name="T3318" style:parent-style-name="Domyślnaczcionkaakapitu" style:family="text">
      <style:text-properties style:text-underline-type="single" style:text-underline-style="solid" style:text-underline-width="auto" style:text-underline-mode="continuous"/>
    </style:style>
    <style:style style:name="T3319" style:parent-style-name="Domyślnaczcionkaakapitu" style:family="text">
      <style:text-properties fo:background-color="#80FFFF" style:text-underline-type="single" style:text-underline-style="solid" style:text-underline-width="auto" style:text-underline-mode="continuous"/>
    </style:style>
    <style:style style:name="T3320" style:parent-style-name="Domyślnaczcionkaakapitu" style:family="text">
      <style:text-properties style:text-underline-type="single" style:text-underline-style="solid" style:text-underline-width="auto" style:text-underline-mode="continuous"/>
    </style:style>
    <style:style style:name="T3321" style:parent-style-name="Domyślnaczcionkaakapitu" style:family="text">
      <style:text-properties fo:background-color="#80FFFF" style:text-underline-type="single" style:text-underline-style="solid" style:text-underline-width="auto" style:text-underline-mode="continuous"/>
    </style:style>
    <style:style style:name="P3322" style:parent-style-name="Normalny" style:family="paragraph">
      <style:paragraph-properties fo:text-align="justify" fo:line-height="150%" fo:text-indent="0.2479in">
        <style:tab-stops>
          <style:tab-stop style:type="left" style:leader-style="solid" style:leader-text="_" style:position="5.4791in"/>
        </style:tab-stops>
      </style:paragraph-properties>
    </style:style>
    <style:style style:name="P3323" style:parent-style-name="Normalny" style:family="paragraph">
      <style:paragraph-properties fo:text-align="justify" fo:line-height="150%"/>
    </style:style>
    <style:style style:name="T3324" style:parent-style-name="Domyślnaczcionkaakapitu" style:family="text">
      <style:text-properties style:text-underline-type="single" style:text-underline-style="solid" style:text-underline-width="auto" style:text-underline-mode="continuous"/>
    </style:style>
    <style:style style:name="P3325" style:parent-style-name="Normalny" style:family="paragraph">
      <style:paragraph-properties fo:text-align="justify" fo:line-height="150%" fo:text-indent="0.2479in"/>
    </style:style>
    <style:style style:name="P3326" style:parent-style-name="Normalny" style:family="paragraph">
      <style:paragraph-properties fo:text-align="justify" fo:line-height="150%"/>
    </style:style>
    <style:style style:name="T3327" style:parent-style-name="Domyślnaczcionkaakapitu" style:family="text">
      <style:text-properties style:text-underline-type="single" style:text-underline-style="solid" style:text-underline-width="auto" style:text-underline-mode="continuous"/>
    </style:style>
    <style:style style:name="T3328" style:parent-style-name="Domyślnaczcionkaakapitu" style:family="text">
      <style:text-properties fo:background-color="#80FFFF" style:text-underline-type="single" style:text-underline-style="solid" style:text-underline-width="auto" style:text-underline-mode="continuous"/>
    </style:style>
    <style:style style:name="T3329" style:parent-style-name="Domyślnaczcionkaakapitu" style:family="text">
      <style:text-properties style:text-underline-type="single" style:text-underline-style="solid" style:text-underline-width="auto" style:text-underline-mode="continuous"/>
    </style:style>
    <style:style style:name="T3330" style:parent-style-name="Domyślnaczcionkaakapitu" style:family="text">
      <style:text-properties fo:background-color="#80FFFF" style:text-underline-type="single" style:text-underline-style="solid" style:text-underline-width="auto" style:text-underline-mode="continuous"/>
    </style:style>
    <style:style style:name="T3331" style:parent-style-name="Domyślnaczcionkaakapitu" style:family="text">
      <style:text-properties style:text-underline-type="single" style:text-underline-style="solid" style:text-underline-width="auto" style:text-underline-mode="continuous"/>
    </style:style>
    <style:style style:name="T3332" style:parent-style-name="Domyślnaczcionkaakapitu" style:family="text">
      <style:text-properties fo:background-color="#80FFFF" style:text-underline-type="single" style:text-underline-style="solid" style:text-underline-width="auto" style:text-underline-mode="continuous"/>
    </style:style>
    <style:style style:name="T3333" style:parent-style-name="Domyślnaczcionkaakapitu" style:family="text">
      <style:text-properties style:text-underline-type="single" style:text-underline-style="solid" style:text-underline-width="auto" style:text-underline-mode="continuous"/>
    </style:style>
    <style:style style:name="T3334" style:parent-style-name="Domyślnaczcionkaakapitu" style:family="text">
      <style:text-properties fo:background-color="#80FFFF" style:text-underline-type="single" style:text-underline-style="solid" style:text-underline-width="auto" style:text-underline-mode="continuous"/>
    </style:style>
    <style:style style:name="P3335" style:parent-style-name="Normalny" style:family="paragraph">
      <style:paragraph-properties fo:text-align="justify" fo:line-height="150%" fo:text-indent="0.2479in"/>
    </style:style>
    <style:style style:name="T3336" style:parent-style-name="Domyślnaczcionkaakapitu" style:family="text">
      <style:text-properties fo:background-color="#80FFFF"/>
    </style:style>
    <style:style style:name="P3337" style:parent-style-name="Normalny" style:family="paragraph">
      <style:paragraph-properties fo:text-align="justify" fo:line-height="150%" fo:text-indent="0.2479in"/>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P3340" style:parent-style-name="Normalny" style:family="paragraph">
      <style:paragraph-properties fo:text-align="justify" fo:line-height="150%" fo:text-indent="0.2479in"/>
    </style:style>
    <style:style style:name="T3341" style:parent-style-name="Domyślnaczcionkaakapitu" style:family="text">
      <style:text-properties fo:background-color="#80FFFF"/>
    </style:style>
    <style:style style:name="P3342" style:parent-style-name="Normalny" style:family="paragraph">
      <style:paragraph-properties fo:text-align="justify" fo:line-height="150%" fo:text-indent="0.2479in"/>
    </style:style>
    <style:style style:name="P3343" style:parent-style-name="Normalny" style:family="paragraph">
      <style:paragraph-properties fo:text-align="justify" fo:line-height="150%" fo:text-indent="0.2479in"/>
    </style:style>
    <style:style style:name="T3344" style:parent-style-name="Domyślnaczcionkaakapitu" style:family="text">
      <style:text-properties fo:background-color="#80FFFF"/>
    </style:style>
    <style:style style:name="P3345" style:parent-style-name="Normalny" style:family="paragraph">
      <style:paragraph-properties fo:text-align="justify" fo:line-height="150%" fo:text-indent="0.2479in"/>
    </style:style>
    <style:style style:name="P3346" style:parent-style-name="Normalny" style:family="paragraph">
      <style:paragraph-properties fo:text-align="justify" fo:line-height="150%" fo:text-indent="0.2479in"/>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fo:text-indent="0.2479in"/>
    </style:style>
    <style:style style:name="T3349" style:parent-style-name="Domyślnaczcionkaakapitu" style:family="text">
      <style:text-properties fo:background-color="#80FFFF"/>
    </style:style>
    <style:style style:name="P3350" style:parent-style-name="Normalny" style:family="paragraph">
      <style:paragraph-properties fo:text-align="justify" fo:line-height="150%" fo:text-indent="0.2479in"/>
    </style:style>
    <style:style style:name="P3351" style:parent-style-name="Normalny" style:family="paragraph">
      <style:paragraph-properties fo:text-align="justify" fo:line-height="150%"/>
    </style:style>
    <style:style style:name="T3352" style:parent-style-name="Domyślnaczcionkaakapitu" style:family="text">
      <style:text-properties fo:background-color="#80FFFF" style:text-underline-type="single" style:text-underline-style="solid" style:text-underline-width="auto" style:text-underline-mode="continuous"/>
    </style:style>
    <style:style style:name="T3353" style:parent-style-name="Domyślnaczcionkaakapitu" style:family="text">
      <style:text-properties style:text-underline-type="single" style:text-underline-style="solid" style:text-underline-width="auto" style:text-underline-mode="continuous"/>
    </style:style>
    <style:style style:name="P3354" style:parent-style-name="Normalny" style:family="paragraph">
      <style:paragraph-properties fo:text-align="justify" fo:line-height="150%" fo:text-indent="0.2479in"/>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font-style="italic" style:font-style-asian="italic" style:font-style-complex="italic"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P3361" style:parent-style-name="Normalny" style:family="paragraph">
      <style:paragraph-properties fo:text-align="justify" fo:line-height="150%"/>
    </style:style>
    <style:style style:name="T3362" style:parent-style-name="Domyślnaczcionkaakapitu" style:family="text">
      <style:text-properties style:text-underline-type="single" style:text-underline-style="solid" style:text-underline-width="auto" style:text-underline-mode="continuous"/>
    </style:style>
    <style:style style:name="T3363" style:parent-style-name="Domyślnaczcionkaakapitu" style:family="text">
      <style:text-properties fo:background-color="#80FFFF" style:text-underline-type="single" style:text-underline-style="solid" style:text-underline-width="auto" style:text-underline-mode="continuous"/>
    </style:style>
    <style:style style:name="T3364" style:parent-style-name="Domyślnaczcionkaakapitu" style:family="text">
      <style:text-properties style:text-underline-type="single" style:text-underline-style="solid" style:text-underline-width="auto" style:text-underline-mode="continuous"/>
    </style:style>
    <style:style style:name="T3365" style:parent-style-name="Domyślnaczcionkaakapitu" style:family="text">
      <style:text-properties fo:background-color="#80FFFF" style:text-underline-type="single" style:text-underline-style="solid" style:text-underline-width="auto" style:text-underline-mode="continuous"/>
    </style:style>
    <style:style style:name="T3366" style:parent-style-name="Domyślnaczcionkaakapitu" style:family="text">
      <style:text-properties style:text-underline-type="single" style:text-underline-style="solid" style:text-underline-width="auto" style:text-underline-mode="continuous"/>
    </style:style>
    <style:style style:name="T3367" style:parent-style-name="Domyślnaczcionkaakapitu" style:family="text">
      <style:text-properties fo:background-color="#80FFFF" style:text-underline-type="single" style:text-underline-style="solid" style:text-underline-width="auto" style:text-underline-mode="continuous"/>
    </style:style>
    <style:style style:name="T3368" style:parent-style-name="Domyślnaczcionkaakapitu" style:family="text">
      <style:text-properties style:text-underline-type="single" style:text-underline-style="solid" style:text-underline-width="auto" style:text-underline-mode="continuous"/>
    </style:style>
    <style:style style:name="T3369" style:parent-style-name="Domyślnaczcionkaakapitu" style:family="text">
      <style:text-properties fo:background-color="#80FFFF" style:text-underline-type="single" style:text-underline-style="solid" style:text-underline-width="auto" style:text-underline-mode="continuous"/>
    </style:style>
    <style:style style:name="P3370" style:parent-style-name="Normalny" style:family="paragraph">
      <style:paragraph-properties fo:text-align="justify" fo:line-height="150%" fo:text-indent="0.2479in"/>
    </style:style>
    <style:style style:name="T3371" style:parent-style-name="Domyślnaczcionkaakapitu" style:family="text">
      <style:text-properties fo:background-color="#80FFFF"/>
    </style:style>
    <style:style style:name="P3372" style:parent-style-name="Normalny" style:family="paragraph">
      <style:paragraph-properties fo:text-align="justify" fo:line-height="150%"/>
    </style:style>
    <style:style style:name="T3373" style:parent-style-name="Domyślnaczcionkaakapitu" style:family="text">
      <style:text-properties style:text-underline-type="single" style:text-underline-style="solid" style:text-underline-width="auto" style:text-underline-mode="continuous"/>
    </style:style>
    <style:style style:name="P3374" style:parent-style-name="Normalny" style:family="paragraph">
      <style:paragraph-properties fo:text-align="justify" fo:line-height="150%" fo:text-indent="0.2479in"/>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P3380" style:parent-style-name="Normalny" style:family="paragraph">
      <style:paragraph-properties fo:text-align="justify" fo:line-height="150%"/>
    </style:style>
    <style:style style:name="T3381" style:parent-style-name="Domyślnaczcionkaakapitu" style:family="text">
      <style:text-properties style:text-underline-type="single" style:text-underline-style="solid" style:text-underline-width="auto" style:text-underline-mode="continuous"/>
    </style:style>
    <style:style style:name="P3382" style:parent-style-name="Normalny" style:family="paragraph">
      <style:paragraph-properties fo:text-align="justify" fo:line-height="150%" fo:text-indent="0.2479in"/>
    </style:style>
    <style:style style:name="P3383" style:parent-style-name="Normalny" style:family="paragraph">
      <style:paragraph-properties fo:text-align="justify" fo:line-height="150%"/>
    </style:style>
    <style:style style:name="T3384" style:parent-style-name="Domyślnaczcionkaakapitu" style:family="text">
      <style:text-properties style:text-underline-type="single" style:text-underline-style="solid" style:text-underline-width="auto" style:text-underline-mode="continuous"/>
    </style:style>
    <style:style style:name="T3385" style:parent-style-name="Domyślnaczcionkaakapitu" style:family="text">
      <style:text-properties fo:background-color="#80FFFF" style:text-underline-type="single" style:text-underline-style="solid" style:text-underline-width="auto" style:text-underline-mode="continuous"/>
    </style:style>
    <style:style style:name="T3386" style:parent-style-name="Domyślnaczcionkaakapitu" style:family="text">
      <style:text-properties style:text-underline-type="single" style:text-underline-style="solid" style:text-underline-width="auto" style:text-underline-mode="continuous"/>
    </style:style>
    <style:style style:name="T3387" style:parent-style-name="Domyślnaczcionkaakapitu" style:family="text">
      <style:text-properties fo:background-color="#80FFFF" style:text-underline-type="single" style:text-underline-style="solid" style:text-underline-width="auto" style:text-underline-mode="continuous"/>
    </style:style>
    <style:style style:name="T3388" style:parent-style-name="Domyślnaczcionkaakapitu" style:family="text">
      <style:text-properties style:text-underline-type="single" style:text-underline-style="solid" style:text-underline-width="auto" style:text-underline-mode="continuous"/>
    </style:style>
    <style:style style:name="P3389" style:parent-style-name="Normalny" style:family="paragraph">
      <style:paragraph-properties fo:text-align="justify" fo:line-height="150%" fo:text-indent="0.2479in"/>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style:style>
    <style:style style:name="T3393" style:parent-style-name="Domyślnaczcionkaakapitu" style:family="text">
      <style:text-properties style:text-underline-type="single" style:text-underline-style="solid" style:text-underline-width="auto" style:text-underline-mode="continuous"/>
    </style:style>
    <style:style style:name="P3394" style:parent-style-name="Normalny" style:family="paragraph">
      <style:paragraph-properties fo:text-align="justify" fo:line-height="150%" fo:text-indent="0.2479in"/>
    </style:style>
    <style:style style:name="T3395" style:parent-style-name="Domyślnaczcionkaakapitu" style:family="text">
      <style:text-properties fo:background-color="#80FFFF"/>
    </style:style>
    <style:style style:name="P3396" style:parent-style-name="Normalny" style:family="paragraph">
      <style:paragraph-properties fo:text-align="justify" fo:line-height="150%"/>
    </style:style>
    <style:style style:name="T3397" style:parent-style-name="Domyślnaczcionkaakapitu" style:family="text">
      <style:text-properties style:text-underline-type="single" style:text-underline-style="solid" style:text-underline-width="auto" style:text-underline-mode="continuous"/>
    </style:style>
    <style:style style:name="T3398" style:parent-style-name="Domyślnaczcionkaakapitu" style:family="text">
      <style:text-properties fo:background-color="#80FFFF" style:text-underline-type="single" style:text-underline-style="solid" style:text-underline-width="auto" style:text-underline-mode="continuous"/>
    </style:style>
    <style:style style:name="T3399" style:parent-style-name="Domyślnaczcionkaakapitu" style:family="text">
      <style:text-properties style:text-underline-type="single" style:text-underline-style="solid" style:text-underline-width="auto" style:text-underline-mode="continuous"/>
    </style:style>
    <style:style style:name="T3400" style:parent-style-name="Domyślnaczcionkaakapitu" style:family="text">
      <style:text-properties fo:background-color="#80FFFF" style:text-underline-type="single" style:text-underline-style="solid" style:text-underline-width="auto" style:text-underline-mode="continuous"/>
    </style:style>
    <style:style style:name="T3401" style:parent-style-name="Domyślnaczcionkaakapitu" style:family="text">
      <style:text-properties style:text-underline-type="single" style:text-underline-style="solid" style:text-underline-width="auto" style:text-underline-mode="continuous"/>
    </style:style>
    <style:style style:name="T3402" style:parent-style-name="Domyślnaczcionkaakapitu" style:family="text">
      <style:text-properties fo:background-color="#80FFFF" style:text-underline-type="single" style:text-underline-style="solid" style:text-underline-width="auto" style:text-underline-mode="continuous"/>
    </style:style>
    <style:style style:name="T3403" style:parent-style-name="Domyślnaczcionkaakapitu" style:family="text">
      <style:text-properties style:text-underline-type="single" style:text-underline-style="solid" style:text-underline-width="auto" style:text-underline-mode="continuous"/>
    </style:style>
    <style:style style:name="T3404" style:parent-style-name="Domyślnaczcionkaakapitu" style:family="text">
      <style:text-properties fo:background-color="#80FFFF" style:text-underline-type="single" style:text-underline-style="solid" style:text-underline-width="auto" style:text-underline-mode="continuous"/>
    </style:style>
    <style:style style:name="P3405" style:parent-style-name="Normalny" style:family="paragraph">
      <style:paragraph-properties fo:text-align="justify" fo:line-height="150%" fo:text-indent="0.2479in"/>
    </style:style>
    <style:style style:name="T3406" style:parent-style-name="Domyślnaczcionkaakapitu" style:family="text">
      <style:text-properties fo:background-color="#80FFFF"/>
    </style:style>
    <style:style style:name="P3407" style:parent-style-name="Normalny" style:family="paragraph">
      <style:paragraph-properties fo:text-align="justify" fo:line-height="150%"/>
    </style:style>
    <style:style style:name="T3408" style:parent-style-name="Domyślnaczcionkaakapitu" style:family="text">
      <style:text-properties style:text-underline-type="single" style:text-underline-style="solid" style:text-underline-width="auto" style:text-underline-mode="continuous"/>
    </style:style>
    <style:style style:name="P3409" style:parent-style-name="Normalny" style:family="paragraph">
      <style:paragraph-properties fo:text-align="justify" fo:line-height="150%" fo:text-indent="0.2479in"/>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P3425" style:parent-style-name="Normalny" style:family="paragraph">
      <style:paragraph-properties fo:text-align="justify" fo:line-height="150%" fo:text-indent="0.2479in"/>
    </style:style>
    <style:style style:name="P3426" style:parent-style-name="Normalny" style:family="paragraph">
      <style:paragraph-properties fo:text-align="justify" fo:line-height="150%"/>
    </style:style>
    <style:style style:name="T3427" style:parent-style-name="Domyślnaczcionkaakapitu" style:family="text">
      <style:text-properties style:text-underline-type="single" style:text-underline-style="solid" style:text-underline-width="auto" style:text-underline-mode="continuous"/>
    </style:style>
    <style:style style:name="T3428" style:parent-style-name="Domyślnaczcionkaakapitu" style:family="text">
      <style:text-properties fo:background-color="#80FFFF" style:text-underline-type="single" style:text-underline-style="solid" style:text-underline-width="auto" style:text-underline-mode="continuous"/>
    </style:style>
    <style:style style:name="T3429" style:parent-style-name="Domyślnaczcionkaakapitu" style:family="text">
      <style:text-properties style:text-underline-type="single" style:text-underline-style="solid" style:text-underline-width="auto" style:text-underline-mode="continuous"/>
    </style:style>
    <style:style style:name="T3430" style:parent-style-name="Domyślnaczcionkaakapitu" style:family="text">
      <style:text-properties fo:background-color="#80FFFF" style:text-underline-type="single" style:text-underline-style="solid" style:text-underline-width="auto" style:text-underline-mode="continuous"/>
    </style:style>
    <style:style style:name="T3431" style:parent-style-name="Domyślnaczcionkaakapitu" style:family="text">
      <style:text-properties style:text-underline-type="single" style:text-underline-style="solid" style:text-underline-width="auto" style:text-underline-mode="continuous"/>
    </style:style>
    <style:style style:name="T3432" style:parent-style-name="Domyślnaczcionkaakapitu" style:family="text">
      <style:text-properties fo:background-color="#80FFFF" style:text-underline-type="single" style:text-underline-style="solid" style:text-underline-width="auto" style:text-underline-mode="continuous"/>
    </style:style>
    <style:style style:name="T3433" style:parent-style-name="Domyślnaczcionkaakapitu" style:family="text">
      <style:text-properties style:text-underline-type="single" style:text-underline-style="solid" style:text-underline-width="auto" style:text-underline-mode="continuous"/>
    </style:style>
    <style:style style:name="T3434" style:parent-style-name="Domyślnaczcionkaakapitu" style:family="text">
      <style:text-properties fo:background-color="#80FFFF" style:text-underline-type="single" style:text-underline-style="solid" style:text-underline-width="auto" style:text-underline-mode="continuous"/>
    </style:style>
    <style:style style:name="P3435" style:parent-style-name="Normalny" style:family="paragraph">
      <style:paragraph-properties fo:text-align="justify" fo:line-height="150%" fo:text-indent="0.2479in"/>
    </style:style>
    <style:style style:name="T3436" style:parent-style-name="Domyślnaczcionkaakapitu" style:family="text">
      <style:text-properties fo:background-color="#80FFFF"/>
    </style:style>
    <style:style style:name="P3437" style:parent-style-name="Normalny" style:family="paragraph">
      <style:paragraph-properties fo:text-align="justify" fo:line-height="150%"/>
    </style:style>
    <style:style style:name="T3438" style:parent-style-name="Domyślnaczcionkaakapitu" style:family="text">
      <style:text-properties style:text-underline-type="single" style:text-underline-style="solid" style:text-underline-width="auto" style:text-underline-mode="continuous"/>
    </style:style>
    <style:style style:name="P3439" style:parent-style-name="Normalny" style:family="paragraph">
      <style:paragraph-properties fo:text-align="justify" fo:line-height="150%" fo:text-indent="0.2479in"/>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P3443" style:parent-style-name="Normalny" style:family="paragraph">
      <style:paragraph-properties fo:text-align="justify" fo:line-height="150%"/>
    </style:style>
    <style:style style:name="T3444" style:parent-style-name="Domyślnaczcionkaakapitu" style:family="text">
      <style:text-properties style:text-underline-type="single" style:text-underline-style="solid" style:text-underline-width="auto" style:text-underline-mode="continuous"/>
    </style:style>
    <style:style style:name="T3445" style:parent-style-name="Domyślnaczcionkaakapitu" style:family="text">
      <style:text-properties fo:background-color="#80FFFF" style:text-underline-type="single" style:text-underline-style="solid" style:text-underline-width="auto" style:text-underline-mode="continuous"/>
    </style:style>
    <style:style style:name="T3446" style:parent-style-name="Domyślnaczcionkaakapitu" style:family="text">
      <style:text-properties style:text-underline-type="single" style:text-underline-style="solid" style:text-underline-width="auto" style:text-underline-mode="continuous"/>
    </style:style>
    <style:style style:name="T3447" style:parent-style-name="Domyślnaczcionkaakapitu" style:family="text">
      <style:text-properties fo:background-color="#80FFFF" style:text-underline-type="single" style:text-underline-style="solid" style:text-underline-width="auto" style:text-underline-mode="continuous"/>
    </style:style>
    <style:style style:name="T3448" style:parent-style-name="Domyślnaczcionkaakapitu" style:family="text">
      <style:text-properties style:text-underline-type="single" style:text-underline-style="solid" style:text-underline-width="auto" style:text-underline-mode="continuous"/>
    </style:style>
    <style:style style:name="T3449" style:parent-style-name="Domyślnaczcionkaakapitu" style:family="text">
      <style:text-properties fo:background-color="#80FFFF" style:text-underline-type="single" style:text-underline-style="solid" style:text-underline-width="auto" style:text-underline-mode="continuous"/>
    </style:style>
    <style:style style:name="T3450" style:parent-style-name="Domyślnaczcionkaakapitu" style:family="text">
      <style:text-properties style:text-underline-type="single" style:text-underline-style="solid" style:text-underline-width="auto" style:text-underline-mode="continuous"/>
    </style:style>
    <style:style style:name="T3451" style:parent-style-name="Domyślnaczcionkaakapitu" style:family="text">
      <style:text-properties fo:background-color="#80FFFF" style:text-underline-type="single" style:text-underline-style="solid" style:text-underline-width="auto" style:text-underline-mode="continuous"/>
    </style:style>
    <style:style style:name="P3452" style:parent-style-name="Normalny" style:family="paragraph">
      <style:paragraph-properties fo:text-align="justify" fo:line-height="150%" fo:text-indent="0.2479in"/>
    </style:style>
    <style:style style:name="P3453" style:parent-style-name="Normalny" style:family="paragraph">
      <style:paragraph-properties fo:text-align="justify" fo:line-height="150%" fo:text-indent="0.2479in"/>
    </style:style>
    <style:style style:name="P3454" style:parent-style-name="Normalny" style:family="paragraph">
      <style:paragraph-properties fo:text-align="justify" fo:line-height="150%"/>
    </style:style>
    <style:style style:name="T3455" style:parent-style-name="Domyślnaczcionkaakapitu" style:family="text">
      <style:text-properties style:text-underline-type="single" style:text-underline-style="solid" style:text-underline-width="auto" style:text-underline-mode="continuous"/>
    </style:style>
    <style:style style:name="P3456" style:parent-style-name="Normalny" style:family="paragraph">
      <style:paragraph-properties fo:text-align="justify" fo:line-height="150%" fo:text-indent="0.2479in"/>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P3462" style:parent-style-name="Normalny" style:family="paragraph">
      <style:paragraph-properties fo:text-align="justify" fo:line-height="150%" fo:text-indent="0.2479in"/>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P3466" style:parent-style-name="Normalny" style:family="paragraph">
      <style:paragraph-properties fo:text-align="justify" fo:line-height="150%"/>
    </style:style>
    <style:style style:name="T3467" style:parent-style-name="Domyślnaczcionkaakapitu" style:family="text">
      <style:text-properties style:text-underline-type="single" style:text-underline-style="solid" style:text-underline-width="auto" style:text-underline-mode="continuous"/>
    </style:style>
    <style:style style:name="T3468" style:parent-style-name="Domyślnaczcionkaakapitu" style:family="text">
      <style:text-properties fo:background-color="#80FFFF" style:text-underline-type="single" style:text-underline-style="solid" style:text-underline-width="auto" style:text-underline-mode="continuous"/>
    </style:style>
    <style:style style:name="T3469" style:parent-style-name="Domyślnaczcionkaakapitu" style:family="text">
      <style:text-properties style:text-underline-type="single" style:text-underline-style="solid" style:text-underline-width="auto" style:text-underline-mode="continuous"/>
    </style:style>
    <style:style style:name="P3470" style:parent-style-name="Normalny" style:family="paragraph">
      <style:paragraph-properties fo:text-align="justify" fo:line-height="150%" fo:text-indent="0.2479in"/>
    </style:style>
    <style:style style:name="P3471" style:parent-style-name="Normalny" style:family="paragraph">
      <style:paragraph-properties fo:text-align="justify" fo:line-height="150%"/>
    </style:style>
    <style:style style:name="T3472" style:parent-style-name="Domyślnaczcionkaakapitu" style:family="text">
      <style:text-properties style:text-underline-type="single" style:text-underline-style="solid" style:text-underline-width="auto" style:text-underline-mode="continuous"/>
    </style:style>
    <style:style style:name="P3473" style:parent-style-name="Normalny" style:family="paragraph">
      <style:paragraph-properties fo:text-align="justify" fo:line-height="150%" fo:text-indent="0.2479in"/>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P3478" style:parent-style-name="Normalny" style:family="paragraph">
      <style:paragraph-properties fo:text-align="justify" fo:line-height="150%" fo:text-indent="0.2479in"/>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P3483" style:parent-style-name="Normalny" style:family="paragraph">
      <style:paragraph-properties fo:text-align="justify" fo:line-height="150%"/>
    </style:style>
    <style:style style:name="T3484" style:parent-style-name="Domyślnaczcionkaakapitu" style:family="text">
      <style:text-properties style:text-underline-type="single" style:text-underline-style="solid" style:text-underline-width="auto" style:text-underline-mode="continuous"/>
    </style:style>
    <style:style style:name="P3485" style:parent-style-name="Normalny" style:family="paragraph">
      <style:paragraph-properties fo:text-align="justify" fo:line-height="150%" fo:text-indent="0.2479in"/>
    </style:style>
    <style:style style:name="T3486" style:parent-style-name="Domyślnaczcionkaakapitu" style:family="text">
      <style:text-properties fo:background-color="#80FFFF"/>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P3489" style:parent-style-name="Normalny" style:family="paragraph">
      <style:paragraph-properties fo:text-align="justify" fo:line-height="150%" fo:text-indent="0.2479in"/>
    </style:style>
    <style:style style:name="T3490" style:parent-style-name="Domyślnaczcionkaakapitu" style:family="text">
      <style:text-properties fo:background-color="#80FFFF"/>
    </style:style>
    <style:style style:name="P3491" style:parent-style-name="Normalny" style:family="paragraph">
      <style:paragraph-properties fo:text-align="justify" fo:line-height="150%" fo:text-indent="0.2479in"/>
    </style:style>
    <style:style style:name="P3492" style:parent-style-name="Normalny" style:family="paragraph">
      <style:paragraph-properties fo:text-align="justify" fo:line-height="150%" fo:text-indent="0.2479in"/>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P3498" style:parent-style-name="Normalny" style:family="paragraph">
      <style:paragraph-properties fo:text-align="justify" fo:line-height="150%" fo:text-indent="0.2479in"/>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P3501" style:parent-style-name="Normalny" style:family="paragraph">
      <style:paragraph-properties fo:text-align="justify" fo:line-height="150%" fo:text-indent="0.2479in"/>
    </style:style>
    <style:style style:name="T3502" style:parent-style-name="Domyślnaczcionkaakapitu" style:family="text">
      <style:text-properties fo:background-color="#80FFFF"/>
    </style:style>
    <style:style style:name="P3503" style:parent-style-name="Normalny" style:family="paragraph">
      <style:paragraph-properties fo:text-align="justify" fo:line-height="150%"/>
    </style:style>
    <style:style style:name="T3504" style:parent-style-name="Domyślnaczcionkaakapitu" style:family="text">
      <style:text-properties style:text-underline-type="single" style:text-underline-style="solid" style:text-underline-width="auto" style:text-underline-mode="continuous"/>
    </style:style>
    <style:style style:name="P3505" style:parent-style-name="Normalny" style:family="paragraph">
      <style:paragraph-properties fo:text-align="justify" fo:line-height="150%" fo:text-indent="0.2479in"/>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P3509" style:parent-style-name="Normalny" style:family="paragraph">
      <style:paragraph-properties fo:text-align="justify" fo:line-height="150%" fo:text-indent="0.2479in"/>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P3517" style:parent-style-name="Normalny" style:family="paragraph">
      <style:paragraph-properties fo:text-align="justify" fo:line-height="150%" fo:text-indent="0.2479in"/>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P3530" style:parent-style-name="Normalny" style:family="paragraph">
      <style:paragraph-properties fo:text-align="justify" fo:line-height="150%"/>
    </style:style>
    <style:style style:name="T3531" style:parent-style-name="Domyślnaczcionkaakapitu" style:family="text">
      <style:text-properties style:text-underline-type="single" style:text-underline-style="solid" style:text-underline-width="auto" style:text-underline-mode="continuous"/>
    </style:style>
    <style:style style:name="P3532" style:parent-style-name="Normalny" style:family="paragraph">
      <style:paragraph-properties fo:text-align="justify" fo:line-height="150%" fo:text-indent="0.2479in"/>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P3538" style:parent-style-name="Normalny" style:family="paragraph">
      <style:paragraph-properties fo:text-align="justify" fo:line-height="150%" fo:text-indent="0.2479in"/>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P3545" style:parent-style-name="Normalny" style:family="paragraph">
      <style:paragraph-properties fo:text-align="justify" fo:line-height="150%" fo:text-indent="0.2479in"/>
    </style:style>
    <style:style style:name="P3546" style:parent-style-name="Normalny" style:family="paragraph">
      <style:paragraph-properties fo:text-align="justify" fo:line-height="150%" fo:text-indent="0.2479in"/>
    </style:style>
    <style:style style:name="T3547" style:parent-style-name="Domyślnaczcionkaakapitu" style:family="text">
      <style:text-properties fo:background-color="#80FFFF"/>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P3551" style:parent-style-name="Normalny" style:family="paragraph">
      <style:paragraph-properties fo:text-align="justify" fo:line-height="150%" fo:text-indent="0.2479in"/>
    </style:style>
    <style:style style:name="P3552" style:parent-style-name="Normalny" style:family="paragraph">
      <style:paragraph-properties fo:text-align="justify" fo:line-height="150%" fo:text-indent="0.2479in"/>
    </style:style>
    <style:style style:name="T3553"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Rolnictwa</text:p>
      <text:p text:style-name="P3">TYTUŁ= STENOGRAM z pierwszego posiedzenia Podzespołu do spraw Rolnictwa</text:p>
      <text:p text:style-name="P4">DATA= 15 lutego 1989 r.</text:p>
      <text:p text:style-name="P5">SYGNATURA=<text:s/></text:p>
      <text:p text:style-name="P6">INW= 46068</text:p>
      <text:p text:style-name="P7">TEKST=</text:p>
      <text:p text:style-name="P8">Stenogram<text:s/><text:span text:style-name="T9">z</text:span><text:s/>posiedzenia podzespołu do spraw rolnictwa w dniu 15<text:span text:style-name="T10">.</text:span>II<text:span text:style-name="T11">.</text:span>1989 r.</text:p>
      <text:p text:style-name="P12">/Obradom<text:s/>przewodniczy<text:s/><text:span text:style-name="T13">prof. Andrzej Stelmachowski</text:span>/.</text:p>
      <text:p text:style-name="P14"><text:span text:style-name="T15">Przewodn</text:span><text:span text:style-name="T16">i</text:span><text:span text:style-name="T17">czący</text:span>:</text:p>
      <text:p text:style-name="P18">Ze współprzewodniczącym dzisiejszym obradom panem Śliwińskim witamy państwa serdecznie na pierwszym posiedzeniu Zespołu do spraw Rolnych. Akurat na skutek układu alfabetu przypadł mi pierwszy głos, ale to ma znaczenie tylko formalne.</text:p>
      <text:p text:style-name="P19">Jeśli chodzi o sprawy techni<text:span text:style-name="T20">c</text:span>zne, to jest propozycja żebyśmy dzisiejsze obrady nie ciągnęli nadmiernie długo i skończyli między 16 a 17.30, natomiast ciąg dalszy będzie i tak w krótkim czasie, bo w piątek.</text:p>
      <text:p text:style-name="P21">Jeśli chodzi o tematykę dzisiejszego posiedzenia to jak rozumiem punktem wyjścia jest propozycja wspólna Ministerstwa Rolnictwa, Leśnictwa i Gospodarki Żywnościowej oraz Ministerstwa Rynku Wewnętrznego, propozycja w sprawie urynkowienia gospodarki żywnościow<text:span text:style-name="T22">ej.</text:span></text:p>
      <text:p text:style-name="P23">Czy wszyscy państwo dostali tekst tego?</text:p>
      <text:p text:style-name="P24">/Głosy z sali: Nie/.</text:p>
      <text:p text:style-name="P25">Jeżeli nie to tutaj będziemy prosili, żeby jednak odbito na ksero tyle ile trzeba, bo rzeczywiście powinien każdy to mie<text:span text:style-name="T26">ć</text:span>.</text:p>
      <text:p text:style-name="P27"><text:span text:style-name="T28">W</text:span><text:s/>odpowiedzi jak gdyby na to jest tutaj propozycja tematyki obrad zespołu rolniczego z naszej strony.<text:s/>Wiem, że większość z państwa jest wzrokowcami wobec tego tam już odbijają to na ksero, że wszyscy jak mam nadzieję wkrótce dostaną, ale ponieważ na razie tego nie ma, rzecz jest półtora stronicowa, pozwolę sobie odczytać.</text:p>
      <text:p text:style-name="P29">I/<text:tab/>W propozyc<text:span text:style-name="T30">ji</text:span><text:s/>datowanej z dnia 7<text:s/>lutego<text:s/>niewątpliwie trafnie została zarysowana diagnoza istniejącego systemu mechanizmów kształtujących obrót produktami rolnymi. Docelowo słuszne jest dążenie do pełnego urynkowienia obrotu artykułami rolno-spożywczymi, jak również słuszna jest propozycja rozpoczęcia procesu urynkowienia od wprowadzenia cen wolnych, w skupie żywca wołowego i wieprzowego.</text:p>
      <text:p text:style-name="P31">Słabą stroną propozyc<text:span text:style-name="T32">ji</text:span><text:s/>jest całkowite pominięcie uwarunkowań zarówno społeczno-politycznych jak i ekonomicznych. Grozi to jeszcze jedną nieudaną operacją cenową. Chcąc zapewnić całej operacji sukces, trzeba zrealizować pakiet spraw stanowiących niezbędne jej zabezpieczenie.</text:p>
      <text:p text:style-name="P33">Widzimy też potrzebę uzyskania uzgodnienia stanowisk co do pewnych generaliów<text:span text:style-name="T34">.</text:span><text:s/>Tekst generaliów też powielony będzie, żeby nie tracić zbyt wiele czasu.</text:p>
      <text:p text:style-name="P35">II/<text:tab/>Zabezpieczenia natury społeczno-politycznej.</text:p>
      <text:p text:style-name="P36"><text:tab/>1<text:span text:style-name="T37">/</text:span><text:tab/>Uważamy za konieczne stworzenie związków zawodowych rolników w tym NSZZ - R<text:span text:style-name="T38">I</text:span><text:s/><text:span text:style-name="T39">„</text:span>Solidarność”, które byłyby stałym partnerem w rozwiązywaniu problemów wsi i rolnictwa.</text:p>
      <text:soft-page-break/>
      <text:p text:style-name="P40"><text:tab/>2/<text:tab/>Konieczne jest przeorganizowanie struktury i funkcji zarządu terytorialnego.<text:s/></text:p>
      <text:p text:style-name="P41"><text:tab/>3/<text:tab/>Konieczne jest podjęcie wysiłków ma rzecz destalinizacji i<text:s/><text:span text:style-name="T42">d</text:span>emokratyzacji stosunków na wsi.</text:p>
      <text:p text:style-name="P43">To jest pierwszy pakiet, oczywiście to są hasła, które będą rozwinięte.</text:p>
      <text:p text:style-name="P44">III/<text:tab/>Zabezpieczenia natury ekonomicznej.</text:p>
      <text:p text:style-name="P45"><text:tab/>1/<text:tab/>Należy zabezpieczyć poziom dochodów rolniczych gwarantujących opłacalność produkcji rolnej. Widzimy tu potrzebę:</text:p>
      <text:p text:style-name="P46"><text:tab/><text:tab/>a/<text:tab/>wprowadzenia systemu cen minimalnych gwar<text:span text:style-name="T47">a</text:span>ntowanych,</text:p>
      <text:p text:style-name="P48"><text:tab/><text:tab/>b/<text:tab/>wprowadzenia systemu cen kroczących zapewni<text:span text:style-name="T49">aj</text:span>ących właściwe relacje między cenami na artykuły potrzebne do produkcji rolnej a cenami skupu produktów rolnych,</text:p>
      <text:p text:style-name="P50"><text:tab/><text:tab/>c/<text:tab/>uruchomienie kredytów z czym łączy się usunięcie limitów i usamodzielnienie banków spółdzielczych,</text:p>
      <text:p text:style-name="P51"><text:tab/><text:tab/>d/<text:tab/>zapewnienie właściwej polityki podatkowej.</text:p>
      <text:p text:style-name="P52">Po drugie w ramach tego punktu trzeciego III/ należy dokonać głębokiej zmiany struktur:</text:p>
      <text:p text:style-name="P53"><text:tab/><text:tab/>a/<text:tab/>poprzez demonopoliza<text:span text:style-name="T54">cj</text:span>ę aparatu skupu,</text:p>
      <text:p text:style-name="P55"><text:span text:style-name="T56"><text:tab/></text:span><text:span text:style-name="T57"><text:tab/></text:span><text:span text:style-name="T58">b/</text:span><text:tab/>poprzez uregulowanie zaopatrzenia wraz z odpowiednią<text:s/>demonopol<text:span text:style-name="T59">iz</text:span>ac<text:span text:style-name="T60">ją</text:span><text:s/>aparatu zaopatrzenia</text:p>
      <text:p text:style-name="P61"><text:tab/><text:tab/>c/<text:tab/>demonopolizacji handlu zagranicznego.</text:p>
      <text:p text:style-name="P62">Mamy oczywiście na myśli sprawy dotyczące pro<text:span text:style-name="T63">d</text:span>uktów rolnych.</text:p>
      <text:p text:style-name="P64">IV/<text:tab/>Ustalenie zasad polityki wobec chłoporobotników<text:span text:style-name="T65">.</text:span><text:s/>Chodzi o rozważenie w przyszłości małych gospodarstw w obliczu pełnego urynkowienia obrotu produktami rolnymi.</text:p>
      <text:p text:style-name="P66">V/<text:tab/>Rozważenie konsekwencji w zakresie:</text:p>
      <text:p text:style-name="P67"><text:tab/>1/<text:tab/>Polityki gruntowej, wolny rynek w zakresie obrotu produktami rolnymi winien mieć swój odpowiednik w postaci wolnego obrotu ziemią<text:span text:style-name="T68">.</text:span><text:span text:style-name="T69"><text:s/></text:span>Tutaj widzimy również cały kompleks spraw gospodarki przestrzenn<text:span text:style-name="T70">ej</text:span>.</text:p>
      <text:p text:style-name="P71"><text:tab/>2/<text:tab/>Polityki socjalnej. Wolny rynek wywołuje potrzebę zmian w zakresie ubezpieczenia społecznego rolników<text:span text:style-name="T72">.</text:span></text:p>
      <text:p text:style-name="P73">VI/<text:tab/>Rozważenie<text:s/><text:span text:style-name="T74">roli</text:span><text:s/>państwa w sprawach, w których również w przyszłości nie da się rozwiązać siłami samych rolników.</text:p>
      <text:p text:style-name="P75">Tu są trzy zagadnienia, mianowicie dokonanie inwestycji w zakresie infrastruktury materialnej, w zakresie niezbędnym w poszczególnych regionach, chodzi tu o usuwanie<text:s/>„wąskich gardeł”, co wymaga regionaliza<text:span text:style-name="T76">cji</text:span><text:s/>polityki rolnej w tym zakresie.</text:p>
      <text:p text:style-name="P77">Po drugie chodzi<text:s/><text:span text:style-name="T78">o</text:span><text:s/>przebudowę infr<text:span text:style-name="T79">as</text:span>truktury w zakresie oświaty, zdrowia i kultury i wreszcie posunięcia w zakresie ochrony środowiska, czyli sze<text:span text:style-name="T80">ro</text:span>ko rozumianej ekologii. Jest tu oczywiście pewien jadłospis, który ma tylko za zadanie prze<text:span text:style-name="T81">ds</text:span>tawienie całości jako pewnego pakietu.</text:p>
      <text:p text:style-name="P82">Niemniej jednak wydaje się, że być może strona rządowa miałaby, pragnęłaby uzupełnić, czy dać komentarz do swoich propozycji, wobec tego chciałbym głos oddać panu sekretarzowi Śliwińskiemu.</text:p>
      <text:p text:style-name="P83"><text:span text:style-name="T84">Ob. Stanisław Śliwiński</text:span>:</text:p>
      <text:p text:style-name="P85">Reformy gospodarcze, które podejmujemy i pragniemy wdrażać muszą i powinny uzyskać społeczną aprobatę.<text:s/><text:span text:style-name="T86">W</text:span><text:s/>sumie razem prowadzić to powinno do wprowadzenia zasad gospodarki rynkowej. Rynek jest<text:s/><text:soft-page-break/>i będzie weryfikatorem efektywnościowym wszystkich podmiotów gospodarczych.</text:p>
      <text:p text:style-name="P87">Z<text:span text:style-name="T88">as</text:span>a<text:span text:style-name="T89">d</text:span>om rynku chcemy po<text:span text:style-name="T90">dp</text:span>o<text:span text:style-name="T91">rz</text:span>ądkować także kompleks gospodarki żywnościowej we wszystkich płaszczyznach, a mianowicie w sferze produkcji, obrotu, przetwórstwa oraz handlu. Uważamy bowiem, że urynkowienie kompleksu gospodarki żywnościowej będzie również wektorem zmian restrukturyzacyjnych dla całej gospodarki.</text:p>
      <text:p text:style-name="P92">Ze względu na jego wagę tak po stronie produkcji materialnej jak i rynku. Jak wiadomo decyzje administracyjne w tym zakresie, co potwierdzają doświadczenia minionych lat, nie przynoszą pożądanych korzystnych zmian. Jesteśmy świadomi barier w przebudowie naszej gospodarki na gospodarkę rynkową, wynikających z utrwalanej przez lata nieefektywnej strukturze nakładów inwestycyjnych. Gra rynkowa, popyt muszą wywołać procesy podażowe, to jest uruchamianie produkcji zarówno zaopatrzeniowej jak i konsumpcyjnej. Naszym zdaniem rolnictwo i gospodarka żywnościowa<text:s/>są<text:s/>działem, który to może uczynić najszybciej.</text:p>
      <text:p text:style-name="P93">Wolne ceny w produkcji wywołają na pewno z<text:span text:style-name="T94">ai</text:span>n<text:span text:style-name="T95">tere</text:span>sowanie u samych producentów, rozwojem określonych kierunków produkc<text:span text:style-name="T96">ji</text:span>. Obrót i przetwórstwo we wszystkich sek<text:span text:style-name="T97">to</text:span>rach stworzy warunki dla rozwoju poprzez społecznie akceptowaną i uzasadnioną akumulację<text:span text:style-name="T98">.</text:span></text:p>
      <text:p text:style-name="P99">Popyt z kolei na określone artykuły żywnościowe ze strony konsumentów wywoła pożądane zmiany w przemyśle rolno<text:span text:style-name="T100">-</text:span>spożywczym w przemysłach zaś zasilających rolnictwo i przetwórstwo rolne, a także stworzy racjonalne przesłanki do trwałego i opłacalnego eksportu surowców rolnych i artykułów żywnościowych. Są to naszym zdaniem na dziś konieczne i niezbędne decyzje, które tworzą warunki dla całościowych przekształ<text:span text:style-name="T101">ce</text:span>ń zreformowanej gospodarki na zasadach rynkowych<text:span text:style-name="T102">.</text:span></text:p>
      <text:p text:style-name="P103">Zdajemy sosie sprawę ze społecznych obaw przed wprowadzeniem tych zasad. Dlatego też proponujemy przeniesienie znacznej części dotacji lokowanych obecnie w produkcji rolnej i przetwórstwie do konsumpcji, czyli do wynagrodzeń<text:span text:style-name="T104">.</text:span><text:s/>Sądzimy, iż zbieżność naszych opinii pozwoli nam na wypracowanie w tym zakresie<text:s/><text:span text:style-name="T105">je</text:span>dnoznacznego stanowiska<text:span text:style-name="T106">.</text:span></text:p>
      <text:p text:style-name="P107">Przyspieszenie rozwoju samego rolnictwa widzimy w realizacji następujących przedsięwzięć:</text:p>
      <text:p text:style-name="P108">Uruchomien<text:span text:style-name="T109">i</text:span>e swobodnego obrotu ziemią i zniesienie wszelkich norm obszarowych, o czym przed chwilą mówił pan prof<text:span text:style-name="T110">.</text:span><text:s/>St<text:span text:style-name="T111">el</text:span>machowski, utrzymaniu liniowego podatku rolnego z określonym systemem ulg inwestycyjnych, zniesienie limitowania kredytów i swobodnego do nich dostępu gospodarstw inwestujących, a szczególnie nowopowstających.</text:p>
      <text:p text:style-name="P112">Odrębnego przygotowania z odpowiednim pogłębionym systemem ekonomicznym i przyspieszonym rozwojem infr<text:span text:style-name="T113">a</text:span>struktury technicznej i socjalnej wymagają tereny szczególnie rolniczo zaniedbane.</text:p>
      <text:p text:style-name="P114">W Ministerstwie Rolni<text:span text:style-name="T115">ct</text:span>wa, Leśnictwa i Gospodarki Żywnościowej trwają intensywne prace nad opracowaniem koncepcji regionaliza<text:span text:style-name="T116">cji</text:span><text:s/>polityki rolnej.<text:s/><text:span text:style-name="T117">W</text:span><text:s/>koncepcji tej oprócz innych kwestii, szczególne miejsce zajmuje sfera warunków pracy i życia rolników, i mieszkańców wsi,<text:s/><text:span text:style-name="T118">w</text:span><text:s/>rejonach o przewadze gleb lekkich i trudnych rolniczo. Rejony te w przeszłości w wyniku splotu różnych okoliczności zostały zdegradowane tak pod względem produkcyjnym jak i so<text:span text:style-name="T119">cj</text:span>alno-kulturowym. Wyrażam przekonanie, że wszyscy jesteśmy świadomi tego, iż zamierzenia te można będzie realizować w większości poprzez zaangażowanie budżetu państwa.</text:p>
      <text:p text:style-name="P120">Zdajem<text:span text:style-name="T121">y</text:span><text:s/>sobie również sprawę, że wzrost produkcji żywnościowej możliwy jest jedynie w warunkach<text:s/><text:soft-page-break/>jednocześnie zdecydowanej poprawy zaopatrzenia rolnictwa i p<text:span text:style-name="T122">rz</text:span>etwórstwa w środki produkcji. Sądzę, że powinniśmy zająć jednolite stanowisko w sprawie przyspieszonego rozwoju przemysłów elektromaszynowego i chemicznego pracujących na rzecz rolnictwa i przetwórstwa rolnego. Lista potrzeb w tym zakresie jest powszechnie znana.</text:p>
      <text:p text:style-name="P123">Postęp w tym zakresie stworzy bowiem realne przesłanki do rozwoju spółdzielczych, prywatnych i mieszanych zakładów przetwórczych, a tym samym spowoduje, że demonopolizacja w skupie i w przetwórstwie stanie się realnym faktem, a nie deklaracją.</text:p>
      <text:p text:style-name="P124"><text:span text:style-name="T125">W</text:span><text:s/>minionym okresie odnotowaliśmy pewien postęp w rozwoju przemysłów rolniczy<text:span text:style-name="T126">c</text:span>h, umownie nazywając.<text:s/><text:span text:style-name="T127">I</text:span><text:s/>to jest bezsporne. Jednak postęp ten jest dalece niewystarczający, zarówno wobec oczekiwań producentów żywności jak i potrzeb społecznych<text:span text:style-name="T128">.</text:span><text:s/>Sądzimy, że nowe pra<text:span text:style-name="T129">w</text:span>o gospodarcze prowadzić będzie do przyspieszenia re<text:span text:style-name="T130">st</text:span>rukturyza<text:span text:style-name="T131">cji</text:span><text:s/>przemysłu na rzecz rynkowych działów gospodarki, w tym szczególnie kompleksu żywn<text:span text:style-name="T132">oś</text:span>ciowego.</text:p>
      <text:p text:style-name="P133">Opowiadając się za wolnymi cenami środków produkcji popieramy tym samym ich opłacalny rozwój<text:span text:style-name="T134">.</text:span></text:p>
      <text:p text:style-name="P135">Konsekwencją urynkowienia gospodarki żywnościowej będzie zaniechanie wszelkich form rozdz<text:span text:style-name="T136">ie</text:span>lnictwa środków produkcji. To z kolei zra<text:span text:style-name="T137">cj</text:span>onaliz<text:span text:style-name="T138">uje</text:span><text:s/>ich obrót i wyeliminuje zb<text:span text:style-name="T139">ę</text:span>dnych pośredników. Są jednak sfery działania w zakresie obsługi rolnictwa, które muszą być rozwijane, głównie w oparciu o środki budżetowe, a mianowicie wymieniając chociażby elewatory, magazyny, chłodnie itp.<text:s/><text:span text:style-name="T140">T</text:span>u musimy realizować aktualne - naszym zdaniem oczywiście - i m<text:span text:style-name="T141">od</text:span>y<text:span text:style-name="T142">fik</text:span>owa<text:span text:style-name="T143">n</text:span>e rządowe programy.<text:s/><text:span text:style-name="T144">I</text:span><text:s/>jak oceniamy, jest to jedno z p<text:span text:style-name="T145">ie</text:span>rwszoplanowych zadań na dzień dzisiejszy<text:span text:style-name="T146">.</text:span><text:s/>Programy te jak dotąd realizowane są w miarę poprawnie i sądzimy, iż do końca przyszłej<text:s/><text:span text:style-name="T147">5-</text:span>l<text:span text:style-name="T148">a</text:span>tki zostaną zrealizowane postawione w tych programach zadania<text:span text:style-name="T149">.</text:span></text:p>
      <text:p text:style-name="P150">Uważamy także, że w nowych warunkach uruchomione zostaną zakłady spółdzielcze, prywatne dla produkcji środków produkcji dla rolnictwa i przetwórstwa. Wymaga to jednak czasu<text:span text:style-name="T151">.</text:span><text:s/>Decyzje uruchamiające to przedsięwzięcia są już za nami. Mówię o decyzjach prawnych<text:span text:style-name="T152">.</text:span><text:span text:style-name="T153"><text:s/></text:span>Oczekujemy wi<text:span text:style-name="T154">ę</text:span>c<text:s/><text:span text:style-name="T155">n</text:span>a pierwsze e<text:span text:style-name="T156">fe</text:span>kty, które wpłynąć powinny na angażowanie kapitałów wszystkich sektorów gospodarki narodowej, a także kapitałów zagranicznych.</text:p>
      <text:p text:style-name="P157">Musimy stwierdzić, iż wszystko to, co pragniemy osiągnąć, to jest określony wolumen produkcji rolniczej oraz środków produkcji dla jego uzyskania będzie realizowane przez ludzi.<text:s/><text:span text:style-name="T158">W</text:span><text:s/>związku z czym, nie może być obojętne, w jakich warunkach ż<text:span text:style-name="T159">yj</text:span>e wieś i jej mieszkańcy. Uznajemy wszyscy, że poziom - ja mówię o stronie naszej<text:s/><text:span text:style-name="T160">-</text:span><text:s/>dochodów rolniczych to nie tylko pokrycie kosztów produkcj<text:span text:style-name="T161">i</text:span>, ale również<text:s/><text:span text:style-name="T162">ź</text:span>ródło środków finansowych zapewni<text:span text:style-name="T163">aj</text:span>ących systematyczny wzrost poziomu ży<text:span text:style-name="T164">c</text:span>ia<text:span text:style-name="T165">.</text:span><text:s/>Stąd też warto właśnie w tym miejscu odnieść się do realizacji umów społecznych zawartych pomiędzy komisją rządową a komitetem strajkowym w Rzeszowie w dniu 18 lutego 1981 r<text:span text:style-name="T166">.</text:span><text:s/>oraz w Ustrzykach Dolnych w dniu 20 lutego 19<text:span text:style-name="T167">8</text:span>1 r. Głównym celem tego porozumienia była zmiana systemu ubezpieczeń społecznych rolników i ich rodzin. Przyjęta ustawa w roku<text:s/><text:span text:style-name="T168">1</text:span>9<text:span text:style-name="T169">82</text:span><text:s/>w całości, a nawet z pewnym wyprzedzeniem realizowała przyjęte ustalenia.<text:s/><text:span text:style-name="T170">A</text:span><text:s/>mimo to widzimy potrzebę i konieczność dalszy<text:span text:style-name="T171">c</text:span>h zmian w tym zakresie.</text:p>
      <text:p text:style-name="P172">Porozumienia rzesz<text:span text:style-name="T173">o</text:span>wsko-u<text:span text:style-name="T174">st</text:span>rzyck<text:span text:style-name="T175">ie</text:span><text:s/>dowodzą, jak chłop polski rozumiejąc trudną sytuację gospodarczą kraju wykazuje realizm i skromność w swoich postulatach. Proces wyrównywania standardu życia na wsi w stosunku do miasta wymaga gru<text:span text:style-name="T176">nto</text:span>wnej poprawy in<text:span text:style-name="T177">fr</text:span>a<text:span text:style-name="T178">st</text:span>ru<text:span text:style-name="T179">kt</text:span>ury wiejskiej. To jest<text:s/><text:soft-page-break/>zaopatrzenia<text:s/><text:span text:style-name="T180">w</text:span><text:s/>wodę, rozwoju wiejskiej telefonizacji i doprowadzenia gazu do gospodarstw domowych i rolnych jako źródła energii, rozwoju dróg, re-elektry<text:span text:style-name="T181">f</text:span>ikacji<text:s/>sieci elektrycznej itd., itd<text:span text:style-name="T182">.</text:span><text:s/><text:span text:style-name="T183">W</text:span><text:s/>sferze nadbudowy niezbędna jest poprawa poziomu oświaty oraz ochrony zdrowia ludności rolniczej<text:span text:style-name="T184">.</text:span><text:s/>Sądzimy, że dla rozwiązania powyższych problemów służyć będą zmiany w systemie ubezpieczeń rolników i ich rodz<text:span text:style-name="T185">i</text:span>n. Fundusz socjalny wsi, którego inicjatorem jest Kr<text:span text:style-name="T186">aj</text:span>owy<text:s/>Związek Rolników, Kółek i Organizacji Rolniczych, fundusz gazyfikacji i tele<text:span text:style-name="T187">fo</text:span>niza<text:span text:style-name="T188">cj</text:span>i wsi oraz realizowany program zaopatrzenia wsi w wodę<text:span text:style-name="T189">.</text:span></text:p>
      <text:p text:style-name="P190">Naszym zdaniem takie są cele, zadania i kierunki, których realizację powinniśmy wspólnie podją<text:span text:style-name="T191">ć</text:span>, aby wieś żyła godnie, a jej mieszkańcy stali si<text:span text:style-name="T192">ę</text:span><text:s/><text:span text:style-name="T193">pe</text:span>łnoprawnymi obywatelami swego pa<text:span text:style-name="T194">ństw</text:span>a<text:span text:style-name="T195">.</text:span></text:p>
      <text:p text:style-name="P196">Naszym zdaniem, i nie tylko naszym zdaniem, realizacja tych celów służyć będzie również zaspokajaniu najbardziej żywotnych potrzeb całego społeczeństwa<text:span text:style-name="T197">.</text:span></text:p>
      <text:p text:style-name="P198">Dziękuję bardzo.</text:p>
      <text:p text:style-name="P199"><text:span text:style-name="T200">Przew</text:span><text:span text:style-name="T201">od</text:span><text:span text:style-name="T202">nicząc</text:span><text:span text:style-name="T203">y</text:span><text:span text:style-name="T204">:</text:span></text:p>
      <text:p text:style-name="P205">Dziękuję bardzo panu sekretarzowi<text:span text:style-name="T206">.</text:span></text:p>
      <text:p text:style-name="P207">Czy ktoś z państwa miałby, chciałby może uzupełnić to co powiedział pan sekretarz, względzie propozycje, jakie zostały przedstawio<text:span text:style-name="T208">n</text:span>e przez Ministerstwo Rolnictwa i Ministerstwo Rynku Wewnętrznego? Pan minister Młynarczyk - proszę bardzo<text:span text:style-name="T209">.</text:span></text:p>
      <text:p text:style-name="P210"><text:span text:style-name="T211">Minister Wiesław Młynarczy</text:span><text:span text:style-name="T212">k</text:span>:</text:p>
      <text:p text:style-name="P213">Szanowni<text:s/><text:span text:style-name="T214">Państw</text:span>o! Propozycje urynkowienia produkcji rolniczej i obrotu rolnego zaprezentowane wspólnie w p<text:span text:style-name="T215">oroz</text:span>um<text:span text:style-name="T216">ieni</text:span>u z Mini<text:span text:style-name="T217">sters</text:span>twem Rol<text:span text:style-name="T218">ni</text:span>c<text:span text:style-name="T219">t</text:span>wa Rynku Wewnętrznego zmierzają ku realizacji właściwie wszystkich celów, które był łaskaw pan pro<text:span text:style-name="T220">f.</text:span><text:s/>Stelmachowski tutaj zasygnalizować<text:span text:style-name="T221">.</text:span><text:s/>I się wiążą<text:span text:style-name="T222">.</text:span><text:s/>Przy czym<text:s/><text:span text:style-name="T223">w</text:span><text:s/>pierwszej propozycji ideowej temat nie został przedstawiony we wszystkich szczegółach z uwa<text:span text:style-name="T224">g</text:span>i na potrzebę ewentualnego zadeklarowania się, czy kierunek ma być przyjęty<text:span text:style-name="T225">.</text:span><text:s/>Skoro został przyjęty, to w takim razie nic nie stoi na przeszkodzie, aby go rozpatrywać w układzie p<text:span text:style-name="T226">os</text:span>zczególnych punktów<text:span text:style-name="T227">.</text:span></text:p>
      <text:p text:style-name="P228">Chciałem powiedzieć, że w ty<text:span text:style-name="T229">m</text:span><text:s/>układzie jest już właściwie dalej rozpracowany, jak zaprezentowana notatka<text:span text:style-name="T230">.<text:s/></text:span>Bowiem i mamy prawo wnioskow<text:span text:style-name="T231">ać</text:span><text:s/>taki temat ze względu na doświadczenia gospodarcze minionych lat<text:span text:style-name="T232">.</text:span><text:s/>Padają często pytania, czy aby iść w tym kierunku, jeżeli to nie obejmuje<text:s/><text:span text:style-name="T233">c</text:span>ałej gospodarki<text:span text:style-name="T234">.</text:span><text:s/>Poszło się skutecznie w pewnym dziale produkcji rolniczej, który dowiódł, iż właśnie funk<text:span text:style-name="T235">cj</text:span>onowanie mechanizmów rynkowych zabezpiecza właściwy układ bodźcowo-motywacyjny rozwoju bazy materialnej i zabezpieczenia potrzeb.</text:p>
      <text:p text:style-name="P236">U<text:span text:style-name="T237">w</text:span>ażany zatem, że akurat sprawa urynkowienia produkcji jest dziedziną, które<text:span text:style-name="T238">j</text:span><text:s/>rozwiązanie leży w interesie zarówno sfery producentów rolnych jak i całego społeczeństwa.<text:s/><text:span text:style-name="T239">I</text:span><text:s/>zate<text:span text:style-name="T240">m</text:span><text:s/>bardzo istotnym jest spełnienie tych wszystkich warunków właściwej realizacji tego zadania.</text:p>
      <text:p text:style-name="P241">W pełni należy się zatem zgodzić, iż wychodząc z urynkowieniem<text:s/><text:span text:style-name="T242">w</text:span><text:s/>obronie interesów producentów rolnych, nale<text:span text:style-name="T243">ży</text:span><text:s/>zagwarantować ceny m<text:span text:style-name="T244">.</text:span>in<text:span text:style-name="T245">.</text:span><text:s/>gwarantowane.<text:s/><text:span text:style-name="T246">W</text:span><text:s/>propozy<text:span text:style-name="T247">c</text:span>ji tak to jest, bowiem dzisiaj startem do cen gwarantowanych rolników jest m.in. dzisiejszy poziom cen skupu, który odbiega znacznie od cen detalicznych. Jest bliższy cenom realnym lub cenom rynkowym, jak ceny detaliczne żywności.</text:p>
      <text:p text:style-name="P248">Przy czym tenże poziom weryfikowany musiałby być w czasie poprzez koszty produkcji i automatycznie spełniałby jednocześnie postulat mieszczący się w haśle ceny kroczącej. Czyli jego zmiana byłaby w takim razie podniesieniem pułapu gwarancji na skutek zachodzących zmian w sferze ekonomicznej ryn<text:span text:style-name="T249">k</text:span>u<text:s/><text:soft-page-break/>środków produkcji.</text:p>
      <text:p text:style-name="P250">Natomiast jeżeli chodzi o gwarancje przyjęcia tego przez społeczeń<text:span text:style-name="T251">st</text:span>w<text:span text:style-name="T252">o</text:span>, to jest pytanie, czy iść szerokim frontem wszystkich artykułów, czy zacząć od pewnej dziedziny? Najkorzystnie<text:span text:style-name="T253">js</text:span>zy jest układ pełny<text:span text:style-name="T254">.</text:span><text:s/>Natomiast najtrudniejszy dotychczas był zawsze układ sfery rynku mięsnego. Dlatego też wszystkie rozważania są prowadzone na przykładzie tego wy<text:span text:style-name="T255">c</text:span>inka produkcji.<text:s/><text:span text:style-name="T256">I</text:span><text:s/>poziomu podaży.</text:p>
      <text:p text:style-name="P257">Można sobie zadać pytanie, jak przejść, aby operacja ewentualnego przejścia na ceny rynkowe była skuteczna i społecznie akceptowalna? Tylko z uwzgl<text:span text:style-name="T258">ęd</text:span>n<text:span text:style-name="T259">ie</text:span>n<text:span text:style-name="T260">ie</text:span>m jednego warunku - pełnej rekompensaty zmian wyceny.<text:s/><text:span text:style-name="T261">I</text:span><text:s/>tak to rozumiemy<text:span text:style-name="T262">.</text:span><text:s/>Ten rachunek pełnej rekompensaty wyceny też już jest dokonany<text:span text:style-name="T263">.</text:span><text:s/>Ja nie chciałbym tutaj specjalnie pójść szerokim układem<text:span text:style-name="T264">.</text:span><text:s/>Ale dzisiaj wiemy, że przeciętnie sprzedawany kilogram wyrobów łącznie z mięsem kosztuje według cen urzędowych około 600 zł<text:span text:style-name="T265">.</text:span><text:s/><text:span text:style-name="T266">I</text:span><text:s/>dzisiaj wiemy, że przeniesienie<text:s/>wszys<text:span text:style-name="T267">tkic</text:span>h dotacji, uwzględn<text:span text:style-name="T268">ie</text:span>n<text:span text:style-name="T269">ie</text:span><text:s/>także i wymagalnego wzrostu cen skupu do poziomu wolnorynkowego, wymagałby zmiany tej ceny o około 170 proc.</text:p>
      <text:p text:style-name="P270">Zatem dzisiaj wiemy,<text:s/><text:span text:style-name="T271">że</text:span><text:s/>wymagałby wzr<text:span text:style-name="T272">os</text:span>tu ceny o około tysiąca zł na kilogramie.<text:s/><text:span text:style-name="T273">A</text:span><text:s/>zatem wycena rekompensaty w stosunku do w tej chwili wymiarów sprzedawanych obejmowałaby po prostu według średniego poziomu od 2,<text:span text:style-name="T274">5</text:span><text:s/>tys. zł za nominał 2,<text:span text:style-name="T275">5</text:span><text:s/><text:span text:style-name="T276">k</text:span>g do 7 tys<text:span text:style-name="T277">.</text:span><text:s/>zł na nominał 7 kg, jaki ma miejsce, w warunkach przeciętnych.</text:p>
      <text:p text:style-name="P278"><text:span text:style-name="T279">I</text:span>stotne jest w takim razie postawienie sprawy także i całemu społeczeń<text:span text:style-name="T280">st</text:span>wu na zasadzie, czy w tym rachunku, w tej spraw<text:span text:style-name="T281">i</text:span>e chciałoby zaakceptować tego typu zmiany, których efekt winien doprowadzić w rezultacie do u<text:span text:style-name="T282">st</text:span>abilizowania trendów produkcyjnych w zakresie żywności, wzmóc motywację produkcyjną rolnictwa, zabezpieczyć jego siłę ekonomiczną na takim poziomie, aby akumulacja miała charakter też ciągle<text:span text:style-name="T283"><text:s/></text:span>pozytywny i szła w kierunkach motywujących warsztat rolniczy, poprawiający wydajność pracy, w rezultacie, no i automatycznie oddziaływujący na przemiany agrarne w sposób naturalny, przy przyjmowaniu warunków ekonomicznych.</text:p>
      <text:p text:style-name="P284">Jeżeli chodzi o cały splot pozostałych zagadnie<text:span text:style-name="T285">ń</text:span>, na które pan profesor był łaskaw zwrócić uwagę, a znalazły one swoje odbicie w wypowiedzi sekretarza Śliwińskiego, ja może już w tej fazie tych spraw nie poruszę. Natomiast prosiłbym o przyjęcie tematu, jako tematu istotnego z punktu widzenia interesów producentów rolnych, ale także i interesów całego społeczeństwa.</text:p>
      <text:p text:style-name="P286">Dziękuję za uwagę<text:span text:style-name="T287">.</text:span></text:p>
      <text:p text:style-name="P288"><text:span text:style-name="T289">P</text:span><text:span text:style-name="T290">r</text:span><text:span text:style-name="T291">z</text:span><text:span text:style-name="T292">e</text:span><text:span text:style-name="T293">w</text:span><text:span text:style-name="T294">o</text:span><text:span text:style-name="T295">dn</text:span><text:span text:style-name="T296">i</text:span><text:span text:style-name="T297">czący</text:span>:</text:p>
      <text:p text:style-name="P298">Dziękuję bardzo. Kto jeszcze z<text:s/>państwa? Może c<text:span text:style-name="T299">h</text:span>c<text:span text:style-name="T300">iałb</text:span>y? Bylibyśmy zwłaszcza zain<text:span text:style-name="T301">te</text:span>resowani, żeby wiedzieć,<text:s/><text:span text:style-name="T302">j</text:span>ak strona rządowa wyobraża sobie sprawę demonopoliza<text:span text:style-name="T303">cj</text:span>i, bo to takie jest nie całkiem jasny punkt. Więc gdyby można prosić o naświetlenie, to byłoby bardzo dobrze<text:span text:style-name="T304">.</text:span></text:p>
      <text:p text:style-name="P305"><text:span text:style-name="T306">Minister Wiesław Młynarczyk</text:span>:</text:p>
      <text:p text:style-name="P307">Przepraszam, że się narzucam, ale to tak jak z wywołaniem do tablicy.</text:p>
      <text:p text:style-name="P308">Więc jeżeli chodzi o demonopoliza<text:span text:style-name="T309">cj</text:span>ę, rz<text:span text:style-name="T310">e</text:span>czywiście pan profesor zwrócił na to uwagę, iż to jest tylko jeden z<text:s/>warunków<text:span text:style-name="T311">.</text:span><text:s/>Strona rządowa wyobraża sobie demonopoliza<text:span text:style-name="T312">cj</text:span>ę w pełnym tego słowa znaczeniu z odpow<text:span text:style-name="T313">ie</text:span>dnik<text:span text:style-name="T314">ie</text:span>m ekonomicznym tego hasła. Czyli odejście od monopolu w każdym zakresie<text:span text:style-name="T315">.<text:s/></text:span>Tylko sprawy odejścia widzimy jako proces, który żeśmy naszym zdaniem, rozpoczęli, nie tylko w układzie legislacyjnym, prawnym, ale już w rzeczywistości.</text:p>
      <text:soft-page-break/>
      <text:p text:style-name="P316">Ponieważ proces demonopoliza<text:span text:style-name="T317">cji</text:span><text:s/>wiąże się z układem aktualnie posiadanego kapitału i z koniecznością rozwoju tego kapitału w innych sferach, to z tego tytułu musi mieć charakter ciągły.<text:s/><text:span text:style-name="T318">I</text:span><text:s/>uważamy, że dzisiejszy układ struktury gospodarczej nie powinien być barierą w układzie urynkowienia produkcji i wdrażania procesu demonopoliza<text:span text:style-name="T319">cj</text:span>i. Tak w rzeczyw<text:span text:style-name="T320">is</text:span>to<text:span text:style-name="T321">śc</text:span>i jest. Przy czym jest kwestia aktywizacji sfer.</text:p>
      <text:p text:style-name="P322">Na dzień dzisiejszy można powiedzieć,<text:s/><text:span text:style-name="T323">że</text:span><text:s/>odeszliśmy od demonopolizac<text:span text:style-name="T324">j</text:span>i znosząc m.in. dekret<text:s/><text:span text:style-name="T325">z</text:span><text:s/>tego tytułu musi mieć charakter ciągły i uważamy, że dzisiejszy układ struktury gospodarczej nie powinien być barierą<text:s/><text:span text:style-name="T326">w</text:span><text:s/>układzie urynkowienia produkcji i wdrażania procesu demonopolizac<text:span text:style-name="T327">ji</text:span>. Tak w rzeczywistości jest przy czym jest kwestia aktywizacji sfer<text:span text:style-name="T328">.</text:span><text:s/>Na dzień dzisiejszy można powiedzieć, że odeszliśmy od demonopoliza<text:span text:style-name="T329">cj</text:span>i znosząc między innymi dekret z 1952<text:s/>r.<text:s/>na którego podstawie skazano podmioty upoważnione do obrotu. To ograniczenie zostało zdjęte i z małym zabezpieczeniem ograniczenia<text:s/>asekuracyjnego<text:s/>pod kątem obaw,<text:s/>czy w takim razie będzie można zabezpieczyć w pierwszej fazie w pełni potrzeby dużych aglomeracji miejskich, jeżeli chodzi o zaopatrzenie<text:span text:style-name="T330"><text:s/></text:span>w żywność. Powiedzmy sobie to częściowe rozwiązanie prawne może budzić obawy, czy w takim razie nie ma to mieć charakteru ciągłego. Nie, i czy ma prawo stanowić jakąkolwiek blokadę? Nie, bo już dzisiaj nie stanowi. Z punktu<text:span text:style-name="T331"><text:s/></text:span>widzenia obowiązują<text:span text:style-name="T332">ce</text:span>go prawa w m<text:span text:style-name="T333">i</text:span>ęs<text:span text:style-name="T334">i</text:span>e każdy przy obecnych rozwiązaniach ma prawo po wolnych cenach skupować jeżeli nie jest podmiotem uspołecznionym, ale ten podmiot uspołeczniony ogranicza już tylko jedna rzecz - wykaz cen urzędowych.<text:s/><text:span text:style-name="T335">J</text:span>eżeli byśmy od strony prawnej znieśli wykaz cen urzędowych czyli odstąpili od cen urzędowych, mamy pełną swobodę gry rynkowej i wtedy można postawić ocenę taką: cóż z tego jeżeli jest z punktu widzenia koncentracji kapitału, organizacje, która skupia<text:span text:style-name="T336">j</text:span>ą<text:span text:style-name="T337"><text:s/></text:span>więcej w zakresie uboju zwierząt.</text:p>
      <text:p text:style-name="P338"><text:span text:style-name="T339">W</text:span><text:s/>tym mie<text:span text:style-name="T340">js</text:span>cu musimy po prostu realizować proces, który będzie łatwiejszy w momencie doprowadzenia do urynkowienia cen. Jeżeli natomiast utrzymamy ceny urzędowe<text:s/>i tego kto posiada największy kapitał ubo<text:span text:style-name="T341">jo</text:span>wy, w tym układzie będziemy utrzymywali, to nic dalej się nie będzie działo, natomiast jeżeli dopuścimy grę rynkową to w takim razie on się zacznie w tej chwili różnicować sam, bowiem składa się także z podmiot<text:span text:style-name="T342">ó</text:span>w mniejszych, o zróżnicowanej alokacji, o zróżnicowanych kosztach produkcji automatycznie, o zróżnicowanym oddaleniu od rynków zbytu itd<text:span text:style-name="T343">.</text:span></text:p>
      <text:p text:style-name="P344">Już dziś niejedne zakłady mięsne nie chcą się identyfikować z członkostwem do... z przynależnoś<text:span text:style-name="T345">ci</text:span>ą do określonej zbiorowości przemysłu mi<text:span text:style-name="T346">ę</text:span>snego jako takiego.<text:s/>Na skutek tego, że zrobiliśmy pierwszy krok w kierunku ra<text:span text:style-name="T347">cj</text:span>onaliza<text:span text:style-name="T348">cj</text:span>i w ogóle samego systemu dotowania.<text:s/><text:span text:style-name="T349">W</text:span><text:s/>momencie kiedy zlik<text:span text:style-name="T350">wi</text:span>dow<text:span text:style-name="T351">ali</text:span>śmy rachunek wyrównawczy i odstąpiliśmy od zasady, iż każdemu do jego kosztów uzupełniamy tę różnicę, dajemy stawkę za określony wyrób i na tej stawce jeden ma prawo ewentualnie wypracowa<text:span text:style-name="T352">ć</text:span><text:s/>zysk, a drugi jeżeli poniesie straty to się u<text:span text:style-name="T353">j</text:span>awni jako podmiot gospodarczo niewydolny automatycznie podmiot do likwidacji.</text:p>
      <text:p text:style-name="P354">Natomiast nie zakładamy w tym procesie żadnych działań sztucznych. Chcemy natomiast od wszystkich sztucznych, które jeszcze istnieją odstępować, czyli życzylibyśmy sobie abyśmy jak najszybciej mogli odstąpić od tego rozporządzenia Rady Ministrów, które ogranicza w tej chwili obrót zbożami konsumpcyjnymi. Natomiast ono funkcjonuje tylko dlatego, aby zabezpieczyć niezbędne minimum na zaopatrzenie rynku w chleb, w stosunku do dwóch gatunków<text:s/>chlebowych.</text:p>
      <text:soft-page-break/>
      <text:p text:style-name="P355">To tyle jeżeli wolno o wyjaśnienie. Przepraszam, że...</text:p>
      <text:p text:style-name="P356"><text:span text:style-name="T357">Przewodnicząc</text:span><text:span text:style-name="T358">y</text:span><text:span text:style-name="T359">:</text:span></text:p>
      <text:p text:style-name="P360">Dziękuję bardzo.</text:p>
      <text:p text:style-name="P361"><text:span text:style-name="T362">C</text:span>zy ktoś z państwa chciałby zabrać głos?</text:p>
      <text:p text:style-name="P363"><text:span text:style-name="T364">W</text:span><text:s/>takim razie jeżeli nie wi<text:span text:style-name="T365">d</text:span>zę może państwo pozwoliliby, żeby z naszej strony pan prof. Okuniewski, proszę bardzo.</text:p>
      <text:p text:style-name="P366"><text:span text:style-name="T367">Prof. Józef Okuniewski</text:span>:</text:p>
      <text:p text:style-name="P368">Dziękuję bardzo panie przewodniczący. Ja bym chciał na pewne tylko na pozór drobne kwe<text:span text:style-name="T369">st</text:span>ie zwróci<text:span text:style-name="T370">ć</text:span><text:s/>uwagę które wiążą się w istotny sposób z tą listą wymieniową spraw, związanych z urynkowieniem wymienioną przez pana przewodniczącego<text:span text:style-name="T371">.</text:span><text:s/>Mianowicie istotny bardzo punkt to ceny minimalne. Ale ja my<text:span text:style-name="T372">ś</text:span>lę, że drugi niemniej istotny, to ceny maksymalne na środki produkcji. Tutaj przy całym szacunku dla mechanizmu rynkowego zwłaszcza w okresie przejściowym nie obejdzie si<text:span text:style-name="T373">ę</text:span><text:s/>przed pewną ingeren<text:span text:style-name="T374">cj</text:span>ą państwa. Chciałbym na to zwrócić uwagę, jak również myślę jest bardzo poważnym sygnałem, skrótowo tutaj przedstawionym przez pana przewodniczącego, sprawa cen kroczących, która jak rozumiem wiąże się ze znacznie szerszym problemem indeksacji, ceny kroczące w istocie rzeczy byłaby to rolnicza indeksacja, jak rozumiem.</text:p>
      <text:p text:style-name="P375">Nie znamy wyników zespołu, który tym tematem się zajmował, ale myślę, że musimy nawzajem się komunikow<text:span text:style-name="T376">a</text:span>ć, i to brać pod uwagę. Ale ja chciałbym - jeśli pan przewodniczący pozwoli - zwrócić jeszcze na jedną okoliczność uwagę, która być może w dalszej dyskusji będzie miała istotne znaczenie. Mianowicie wsz<text:span text:style-name="T377">yst</text:span>k<text:span text:style-name="T378">i</text:span>m nam cierpnie skóra wtedy, kiedy pomyślimy sobie jeżeli by tę koncepcję realizować konsekwentnie,<text:s/><text:span text:style-name="T379">j</text:span>aki to będzie niebotyczny wzrost cen żywności, czyli jak to artykułują niektórzy, no właśnie pierwszy krok w hipe<text:span text:style-name="T380">ri</text:span>nflację.</text:p>
      <text:p text:style-name="P381">Otóż wydaje mi się, że na to trzeba jednak popatrzeć<text:span text:style-name="T382"><text:s/></text:span>bez emocji, a z rachunkiem. Proszę Państwa! W istocie rzeczy te same pieniądze płyną i dzisiaj, tylko płyną innym kanałe<text:span text:style-name="T383">m.</text:span><text:s/>Podniesienie cen jest inflacją cenowo otwartą, a subwencje są inflacją kosztową utajoną. W istocie rzeczy nic tu wielkiego się nie zmieni, jeśli zakładamy,<text:s/><text:span text:style-name="T384">ż</text:span>e dalszy ru<text:span text:style-name="T385">c</text:span>h cen będzie innymi mechanizmami kompensowany. Chciałbym artykułując tę kwestię podkreślić, żebyśmy rzeczywiście głębiej, gruntowniej weszli w te problemy i nie stwarzali sobie ducha, w którym będziemy s<text:span text:style-name="T386">i</text:span>ę bać w trakcie naszej przecież poważne<text:span text:style-name="T387">j</text:span>, zm<text:span text:style-name="T388">i</text:span>erz<text:span text:style-name="T389">aj</text:span>ącej do rozwiązania problemów dyskusji<text:span text:style-name="T390">.</text:span><text:s/>To tyle na razie panie przewodniczący, jeśli pan pozwoli później jeszcze bym się włączył.</text:p>
      <text:p text:style-name="P391"><text:span text:style-name="T392">Przewodniczący</text:span>:</text:p>
      <text:p text:style-name="P393">Dziękuję bardzo.</text:p>
      <text:p text:style-name="P394">Jeżeli ze strony rządowej nie byłoby dalszych głosów na tym etapie oczywiście<text:s/><text:span text:style-name="T395">-</text:span><text:s/>to w takim razie jeśliby państwo pozwolili to przeszlibyśmy do tego proponowanego przez nas jadłospisu, to znaczy pierwszy punkt to byłyby kwestie zabezpieczeń natury społeczno-politycznej<text:span text:style-name="T396">.</text:span></text:p>
      <text:p text:style-name="P397">Może tutaj chodziło nam tylko o zarysowanie krótko tych spraw, w sprawach związkowych pan Balazs może zechce zabrać głos?</text:p>
      <text:p text:style-name="P398"><text:span text:style-name="T399">O</text:span><text:span text:style-name="T400">b.</text:span><text:span text:style-name="T401"><text:s/>A</text:span><text:span text:style-name="T402">rtu</text:span><text:span text:style-name="T403">r Balazs</text:span>:</text:p>
      <text:p text:style-name="P404">Reprezentuję<text:s/>„Solidarność”<text:s/>rolniczą. Myślę, że dla nurtu tego, który reprezentuję i który przyprowadził<text:s/><text:soft-page-break/>nas do Okrągłego Stołu podstawową kwestią i najważniejszą na dziś jest odzyskanie swojej podmiotowości, to znaczy jasne określenie skąd przychodzimy i kim jesteśmy. Takiej podmiotowości do dzisiaj nie odzyskaliśmy dlatego też jako ten punkt zasadniczy i pierwszy w ramach gwaranc<text:span text:style-name="T405">ji</text:span>, kwestie odzyskania tej podmiotowości chcemy postawić i poruszyć.</text:p>
      <text:p text:style-name="P406">Walka rolnik<text:span text:style-name="T407">ó</text:span>w o prawa do nieza<text:span text:style-name="T408">l</text:span>eżnych związków<text:span text:style-name="T409"><text:s/></text:span>zawodowych w Polsce Ludowej rozpoczęła się w roku 1976 przez stworzenie Komitetu Samoobrony Chłopskiej. Etap tej walki taki zasadniczy zakończył się porozumieniem bydgoskim w roku 1981, na którego mocy<text:s/>„Solidarność<text:span text:style-name="T410">”</text:span><text:span text:style-name="T411"><text:s/></text:span>na wsi została zarejestrowana 12 maja roku 1981.</text:p>
      <text:p text:style-name="P412">Legalna działalność związku trwała bardzo krótko, bo tylko 7 miesięcy i 13 grudnia zostaliśmy skazani na działalność w podziemiu, a wielu naszych działaczy zostało in<text:span text:style-name="T413">te</text:span>rnow<text:span text:style-name="T414">a</text:span>nych. Konsekwentnie o odzyskanie prawa do związków zawodowych walczyliśmy przez ost<text:span text:style-name="T415">at</text:span>n<text:span text:style-name="T416">i</text:span>ch 7 lat i ta idea doprowadziła nas dzisiaj tutaj do Okrągłego Stołu.</text:p>
      <text:p text:style-name="P417"><text:span text:style-name="T418">W</text:span><text:s/>innym przypadku pewnie nie bylibyśmy tutaj, dlatego też takie ważne jest dla nas rolników odzyskanie tego prawa do posiadania własnego związku zawodowego. Obecnie często zadawane jest pytanie dlaczego rolnicy tak mocno i konsekwentnie dobijają się o to prawo, dlaczego nie starcza im stowarzyszenie lub inne formy organizacyjne<text:span text:style-name="T419">.</text:span><text:s/>Chcemy się wyzwolić<text:s/>spod<text:s/>kontroli administra<text:span text:style-name="T420">cji</text:span>,<text:span text:style-name="T421"><text:s/></text:span>a w przypadku stowarzyszeń to właśnie taka kontrola by była nad nami roztaczana. N<text:span text:style-name="T422">as</text:span>tępnym argumentem na to jest włączenie ruchu zawodowego na wsi w ramy europejskich organizac<text:span text:style-name="T423">ji</text:span><text:s/>- mówię tu konkretnie o Międzynarodowej<text:s/><text:span text:style-name="T424">O</text:span>rganizac<text:span text:style-name="T425">ji</text:span><text:s/>Pracy.</text:p>
      <text:p text:style-name="P426">Uważamy, że niezbędne są do spełnienia następujące warunki, które by spowodowały legalizację naszego związku<text:span text:style-name="T427">.<text:s/></text:span>Pierwsza rzecz i zasadnicza w t<text:span text:style-name="T428">y</text:span>m najszybszym czasie to jest zmiana ustawy o związkach zawodowych i wpis do tej ustawy prawa rolników do posiadania, do organizowania się również w związki zawodowe i to mogłoby nastąpić w stosunkowo szybkim czasie.</text:p>
      <text:p text:style-name="P429">Również uważamy, że w czasie już nieco dłuższym dalszym, lecz nie tak bardzo, jest ratyfikacja konwencji 141 z 4 czerwca 1975 r. dotycząca organizacji pracowników rolnych i ich roli w rozwoju gospodarczym i społecznym.</text:p>
      <text:p text:style-name="P430">Uważamy, że obecne deklaracje władz, które mówią ogólnie o stawianiu na rolnictwo powinny stworzyć warunki do legalizacji<text:s/>„Solidarności”<text:s/>rolniczej.<text:s/><text:span text:style-name="T431">D</text:span>eklaracje według naszych ocen nie pokrywają się z tym co się dzieje obecnie na wsi<text:span text:style-name="T432">.</text:span><text:s/>Ale na ten temat nie będę się szerzej wypowiadał. Natomiast byłoby<text:s/><text:span text:style-name="T433">b</text:span>a<text:span text:style-name="T434">r</text:span>dzo ważną kwestią w tej chwili uznanie tego naturalnego prawa człowieka do organizowania się w struktury zgodne z własnym wyborem, w tym wypadku z oczekiwaniami rolnik<text:span text:style-name="T435">ó</text:span>w, to znaczy z tym żebyśmy mogli się organizować w niezależne związki zawodowe. Dzisiaj tu na tej sali myślę, że zanim rozpocznie się ta dyskusja dalsza, która określi tryb rozmów i roz<text:span text:style-name="T436">wi</text:span>ązywania problemów dotyczących rolnictwa, tych ogólnych, bardzo ważna jest wypowiedź i deklaracja władz o woli politycznej legalizacji<text:s/><text:span text:style-name="T437">„</text:span>Solidarności”<text:s/>rolniczej na wsi, że taka deklaracja otworzy nam drogę do tego co jest najważniejsze, w tych wypowiedziach wcześnie<text:span text:style-name="T438">js</text:span>zych przebijała taka myśl i to mnie martwi właściwie, że mówiło się tylko o tym, jak rolników zaprzęgnąć do tego wozu i jak oni mają robić w produkcji,<text:s/><text:span text:style-name="T439">j</text:span>ak oni mają produkować żywność i żeby to nastąpiło szybko i tanio. Musicie państwo uznać nasze prawa i to, ż<text:span text:style-name="T440">e</text:span><text:s/>warunkiem produkcji tej żywności jest okreś<text:span text:style-name="T441">l</text:span>enie naszej podmiotowości i to jest niezbędne jeżeli mamy się poruszać dalej w tym<text:s/><text:soft-page-break/>zakresie gospodarczym i to na początek tyle.</text:p>
      <text:p text:style-name="P442">Dziękuję.</text:p>
      <text:p text:style-name="P443"><text:span text:style-name="T444">Przewodnicząc</text:span><text:span text:style-name="T445">y</text:span>:</text:p>
      <text:p text:style-name="P446">Dziękuję.</text:p>
      <text:p text:style-name="P447">Może w ramach tego bloku zabezpieczeń społeczno- politycznych, krótko na temat samorządu terytorialnego zechciałby parę słów pan Baumgart powiedzieć.</text:p>
      <text:p text:style-name="P448"><text:span text:style-name="T449">Ob</text:span><text:span text:style-name="T450">.<text:s/></text:span><text:span text:style-name="T451">Piotr</text:span><text:span text:style-name="T452"><text:s/>Ba</text:span><text:span text:style-name="T453">u</text:span><text:span text:style-name="T454">m</text:span><text:span text:style-name="T455">g</text:span><text:span text:style-name="T456">a</text:span><text:span text:style-name="T457">rt</text:span><text:span text:style-name="T458">:</text:span></text:p>
      <text:p text:style-name="P459">My<text:span text:style-name="T460">ślę,</text:span><text:s/><text:span text:style-name="T461">że</text:span><text:s/><text:span text:style-name="T462">ró</text:span>wn<text:span text:style-name="T463">i</text:span>eż warunk<text:span text:style-name="T464">iem</text:span><text:s/>niezbędnym do ożywienia działalności gospoda<text:span text:style-name="T465">r</text:span>czej na wsi jest uw<text:span text:style-name="T466">ia</text:span>rygodn<text:span text:style-name="T467">ie</text:span>n<text:span text:style-name="T468">ie</text:span><text:s/>również politycznych praw rolnika obywatela poprzez wprowadzenie autentycznej samorządności na wsi, na gminie i w w<text:span text:style-name="T469">oj</text:span>ewództwie<text:span text:style-name="T470">.</text:span><text:s/>Są to sprawy p<text:span text:style-name="T471">i</text:span>erwszorzędne.<text:s/><text:span text:style-name="T472">44</text:span><text:s/>lata<text:s/><text:span text:style-name="T473">p</text:span>ew<text:span text:style-name="T474">n</text:span>ych deklara<text:span text:style-name="T475">cji</text:span>, pewn<text:span text:style-name="T476">e</text:span>go pustosłowia spowodowało w tej chwili głęboką niewiarę w to, co się w te<text:span text:style-name="T477">j</text:span><text:s/>chwili kolejny raz deklaruje, co się kolejny raz jakby stwarza takie możliwości<text:span text:style-name="T478">.</text:span></text:p>
      <text:p text:style-name="P479">Chcielibyśmy, aby ty<text:span text:style-name="T480">m</text:span><text:s/>razem było to autentyczne i wiarygodne.<text:s/><text:span text:style-name="T481">Ż</text:span>eby spowodowało te zasadnicze przemiany<text:s/><text:span text:style-name="T482">i</text:span><text:s/>to ożywienie na wsi.<text:s/><text:span text:style-name="T483">W</text:span><text:s/>czasie ostatnich spotkań na wsiach, niestety, mimo że jest pewne ożywieni<text:span text:style-name="T484">e,</text:span><text:s/>zainteresowanie ponowne samorządn<text:span text:style-name="T485">oś</text:span>cią, jednak nadal nie ma tej wiary<text:span text:style-name="T486">.</text:span></text:p>
      <text:p text:style-name="P487"><text:span text:style-name="T488">W</text:span><text:s/>tym temacie ja tylko chciałbym tak ogólnie tak zasyg<text:span text:style-name="T489">n</text:span>al<text:span text:style-name="T490">i</text:span>zować, że te zmiany autentyczne i wprowadzenie autentycznej samorządności, demokratycznych wyborów na wszystkich szczeblach władzy terenowe<text:span text:style-name="T491">j</text:span>, przedstawicielstwa tej władzy, szczegółowo przygotowany do tego jest tutaj nasz kolega i myślę, że on to szerzej w odpowiednim czasie przedłoży.</text:p>
      <text:p text:style-name="P492"><text:span text:style-name="T493">P</text:span><text:span text:style-name="T494">rz</text:span><text:span text:style-name="T495">ewodn</text:span><text:span text:style-name="T496">i</text:span><text:span text:style-name="T497">c</text:span><text:span text:style-name="T498">z</text:span><text:span text:style-name="T499">ąc</text:span><text:span text:style-name="T500">y</text:span><text:span text:style-name="T501">:</text:span></text:p>
      <text:p text:style-name="P502">Prosiłbym jeszcze pana Szymanderskiego o rozszy<text:span text:style-name="T503">fr</text:span>owan<text:span text:style-name="T504">ie,</text:span><text:s/>co my rozumiemy p<text:span text:style-name="T505">r</text:span>zez destalini<text:span text:style-name="T506">z</text:span>a<text:span text:style-name="T507">c</text:span>j<text:span text:style-name="T508">ę<text:s/></text:span>stosunków na wsi i konieczne kroki demokratyzacyjne<text:span text:style-name="T509">.</text:span></text:p>
      <text:p text:style-name="P510"><text:span text:style-name="T511">Ob</text:span><text:span text:style-name="T512">.</text:span><text:span text:style-name="T513"><text:s/>Jacek Szymanderski</text:span>:</text:p>
      <text:p text:style-name="P514">Ja my<text:span text:style-name="T515">ś</text:span>lę,<text:s/><text:span text:style-name="T516">ż</text:span>e gdyby kto<text:span text:style-name="T517">ś<text:s/></text:span>zapyta<text:span text:style-name="T518">ł</text:span>,<text:s/><text:span text:style-name="T519">na</text:span><text:s/>czym polega stalinizm w ogóle, to można by powiedzieć<text:span text:style-name="T520">,</text:span><text:s/>że na takim oto przekonaniu, iż administracja państwowa, a nawet więcej, partia polityczna posiada pewną mądrość co do właściwego kierunku rozwoju społecze<text:span text:style-name="T521">ńst</text:span>wa i mądrość tę swoją realizuje przy pomocy admini<text:span text:style-name="T522">st</text:span>ra<text:span text:style-name="T523">cj</text:span>i pań<text:span text:style-name="T524">st</text:span>wow<text:span text:style-name="T525">ej.</text:span></text:p>
      <text:p text:style-name="P526">Jeżeli napotyka na opór ze strony ludności, to wówczas dla dobra historycznego rozwoju klasy robotniczej opór ów łamie wszelkimi dostępnymi środkami<text:span text:style-name="T527">.</text:span><text:s/>Ponieważ na ogół środki dostępne są to środki przymusu fizycznego, więc z nich przede wszystkim korzysta<text:span text:style-name="T528">.</text:span></text:p>
      <text:p text:style-name="P529">Człowiek<text:span text:style-name="T530"><text:s/></text:span>powin<text:span text:style-name="T531">ie</text:span>n zrozumiawszy ową wyższą mądrość podporządkować się jej przede wszystkim<text:span text:style-name="T532">.</text:span><text:s/>Na szczeblu niższym, na tym szczeblu styku między reprezentantami władzy w stopniu kaprali milicji obywatelskiej, w stopniu niższych referentów urzędów itd., itd. Ta doktryna wygląda tak mniej więce<text:span text:style-name="T533">j</text:span>, że po prostu to administra<text:span text:style-name="T534">cj</text:span>a ma rację, a petent nie ma racji. To administra<text:span text:style-name="T535">cj</text:span>a ma mówić,<text:s/><text:span text:style-name="T536">c</text:span>o człowiek<text:s/><text:span text:style-name="T537">m</text:span>a robić, natomiast nie człowiek ma prosić administra<text:span text:style-name="T538">cj</text:span>ę o wykonanie czegokolwiek<text:span text:style-name="T539">.</text:span><text:s/>Jeżeli jest tak, że admini<text:span text:style-name="T540">st</text:span>ra<text:span text:style-name="T541">cj</text:span>a mówi,<text:s/><text:span text:style-name="T542">c</text:span>o człowiek ma robić, a jednocześnie ma przewagę fizyczną nad nim, to jest to w gruncie rzeczy bezpośrednia władza<text:span text:style-name="T543">.</text:span><text:s/><text:span text:style-name="T544">I</text:span><text:s/>taka władza bezpośrednia jest odczuwana na wsi<text:span text:style-name="T545">.<text:s/></text:span>Można powiedzieć, że ludzie na wsi w dużym stopniu czują się jakby przedmiotem własności admin<text:span text:style-name="T546">is</text:span>tra<text:span text:style-name="T547">cj</text:span>i.<text:s/><text:span text:style-name="T548">I</text:span><text:s/>to jest rzecz, to jest uczucie i to jest nastrój, który będzie stał na przeszkodzie wszelkim zmianom politycznym<text:s/><text:soft-page-break/>i wszelkim zmianom społecznym.</text:p>
      <text:p text:style-name="P549">Jeżeli tego nastroju nie uda nam się<text:s/><text:span text:style-name="T550">w</text:span><text:s/>jakikolwiek sposób zmienić, to możemy sobie powiedzieć, że te zmiany nie dojdą do skutku. Proszę państwa,<text:s/><text:span text:style-name="T551">c</text:span>o my tutaj w gruncie rzeczy robimy? Będziemy siedzieć i wypowiadać<text:s/><text:span text:style-name="T552">je</text:span>dnobrzmiące twierdzenia o tym, że powinno być lepiej na rynku mięsnym, że powinno być lepi<text:span text:style-name="T553">ej</text:span><text:s/>na jeszcze tam jakimś innym rynku, ż<text:span text:style-name="T554">e</text:span><text:s/>w ogóle powinno być lepiej, i co do tego będzie pe<text:span text:style-name="T555">ł</text:span>na<text:span text:style-name="T556"><text:s/></text:span>zgodność<text:span text:style-name="T557">.</text:span><text:s/>No, a następnie jak rozumiem<text:span text:style-name="T558">,</text:span><text:s/>strona rządowa będz<text:span text:style-name="T559">i</text:span>e mogła powiedzieć, że oto uzgodniwszy w trybie konsultacji ze stroną społeczną zrealizuje przez posiadany aparat teraz ten program, który powie, że będzie lepiej.</text:p>
      <text:p text:style-name="P560">Ja myślę, że stalinowski sy<text:span text:style-name="T561">st</text:span>em admini<text:span text:style-name="T562">st</text:span>rowania krajem nie zdał rezultatu, nie tylko dlatego, że był nieefektywny, ale dlatego, że był zbrodniczy. Jest to system, który nie tylko jest obciążony niezgulstwem, ale jest obciążony moralnie<text:span text:style-name="T563">.</text:span><text:s/><text:span text:style-name="T564">I</text:span><text:s/>ten system należy zlikwidować.</text:p>
      <text:p text:style-name="P565">Jeżeli mamy wprowadzić jakiekolwiek reformy na wsi musimy przede wszystkim zdobyć zaufanie ludzi wiejskich, czyli musimy pozwolić im wykonać tą reformę.</text:p>
      <text:p text:style-name="P566">Jeżeli będzie tak, że w t<text:span text:style-name="T567">e</text:span>j chwili zaczniemy reformować na tej zasadzie, że rozbudowane aparaty administracji gminnej po prostu będą usiłowały w starym trybie przeprowadzić to, co tutaj zadecydu<text:span text:style-name="T568">je</text:span>my, to nie będzie to żadna nowa reforma. Będzie to rzecz, którą wieś przyjmie jako kolejną manipulację dokonywan<text:span text:style-name="T569">ą</text:span><text:s/>przez elity. A nie możemy dopuścić do tego, żeby to c<text:span text:style-name="T570">o</text:span><text:s/>my tu robimy było przez naród widziane jako porozumienie elit<text:span text:style-name="T571">.</text:span></text:p>
      <text:p text:style-name="P572">Dlatego krokiem w destalinizacji jest to, o czym mówił kolega Balazs, to jest stworzenie niezależnego od władzy i partii, i związku zawodowego. Krokiem w d<text:span text:style-name="T573">est</text:span>alinizacji jest, proszę państwa, likwidacja struktur admin<text:span text:style-name="T574">ist</text:span>racyjnych na poziomie gminy i zastąpienie ich strukturami samorządowymi<text:span text:style-name="T575">.</text:span><text:s/>To jest następna bardzo ważna sprawa<text:span text:style-name="T576">.</text:span></text:p>
      <text:p text:style-name="P577">Problem destaliniza<text:span text:style-name="T578">cji</text:span>, to jest wr<text:span text:style-name="T579">e</text:span>szcie, pr<text:span text:style-name="T580">oszę<text:s/></text:span>państwa rzecz bardzo zasadnicza, to jest poszukanie przez stronę rządową nowej legitymizacji władzy. Legitymizacji, która może być dana wyłącznie od dołu, a nie przez porozumienie elit<text:span text:style-name="T581">.</text:span><text:s/>Pamiętajcie państwo, ż<text:span text:style-name="T582">e</text:span><text:s/>wszystkie struktury, które są tu reprezentowane przez stronę rządową powstały w tzw. okresie stalinowskim. Zarówno rządząca partia jak i tr<text:span text:style-name="T583">ój</text:span>p<text:span text:style-name="T584">oroz</text:span>umienie partyjne. Pojęcie o moralno-politycznej jedności narodu<text:span text:style-name="T585">.</text:span><text:s/>To wszystko będzie ciążyć nad tymi obradami. Musimy podjąć zasadniczą decyzję - reformy przeprowadzamy od dołu<text:span text:style-name="T586">.</text:span><text:s/>Pozwalamy zbudować in<text:span text:style-name="T587">frast</text:span>ru<text:span text:style-name="T588">kt</text:span>u<text:span text:style-name="T589">rę</text:span><text:s/>demokratyczną, dopiero ta in<text:span text:style-name="T590">fr</text:span>a<text:span text:style-name="T591">str</text:span>u<text:span text:style-name="T592">kt</text:span>ura dem<text:span text:style-name="T593">ok</text:span>ratyczna, nie my tutaj, zatwierdzi, czy takie reformy są chciane i kto je popiera.<text:s/><text:span text:style-name="T594">I</text:span><text:s/>tylko w ten sposób można przeprowadzić destaliniza<text:span text:style-name="T595">cj</text:span>ę.<text:s/><text:span text:style-name="T596">I</text:span>naczej nie znajdziecie państwo leg<text:span text:style-name="T597">it</text:span>ymizacji, której poszukujecie.</text:p>
      <text:p text:style-name="P598">Dziękuję bardzo.</text:p>
      <text:p text:style-name="P599"><text:span text:style-name="T600">P</text:span><text:span text:style-name="T601">rz</text:span><text:span text:style-name="T602">ew</text:span><text:span text:style-name="T603">od</text:span><text:span text:style-name="T604">nicząc</text:span><text:span text:style-name="T605">y</text:span>:</text:p>
      <text:p text:style-name="P606">Teraz powstaje pytanie<text:span text:style-name="T607">.</text:span><text:s/>Mamy ten blok tzw. zabezpieczeń społeczno-politycznych. Czy państwo życzyliby sobie teraz może zajęcie jakiegoś stanowiska, a potem przeszlibyśmy do bloku ekonomicznego, bo to niby nie jest to samo.</text:p>
      <text:p text:style-name="P608"><text:span text:style-name="T609">O</text:span><text:span text:style-name="T610">b</text:span><text:span text:style-name="T611">.</text:span><text:span text:style-name="T612"><text:s/>Mieczysław Stachura</text:span>:</text:p>
      <text:p text:style-name="P613"><text:span text:style-name="T614">W</text:span><text:s/>sprawie formalnej<text:span text:style-name="T615">.</text:span><text:s/>Panie przewodniczący, byłby<text:span text:style-name="T616">m</text:span><text:s/>bardzo wdzięczny, jeśli pan zwracając się do tej strony tutaj obecnych na naradzie, zechciał zrezygnować ze s<text:span text:style-name="T617">fo</text:span>rmułowania<text:s/>„strona rządowa<text:span text:style-name="T618">”</text:span>, ponieważ<text:s/><text:soft-page-break/>tutaj jest zesp<text:span text:style-name="T619">ó</text:span>ł ludzi takich, którzy się nie identyfikują bezpośrednio z rządem, chociaż my jako posłowie i dzia<text:span text:style-name="T620">ł</text:span>acze społeczni współpracu<text:span text:style-name="T621">je</text:span>my i w komisjach itd<text:span text:style-name="T622">.</text:span></text:p>
      <text:p text:style-name="P623">Natomiast mnie się wydaje, że<text:span text:style-name="T624">..</text:span>. no, byłbym bardzo wdzięczny, ponieważ ja osobiście od chwili kiedy skończyłem szkołę średnią, później wyższą, walczę o podniesienie poziomu cywilizacyjnego wsi i nieraz przychodzi mi walczyć na komisjach rolnictwa, której jestem członkiem, z poglądami rządowym<text:span text:style-name="T625">i.</text:span></text:p>
      <text:p text:style-name="P626">Więc tutaj nie chodzi o to, żebym się wypierał tutaj współpracy, ale jakoś na mój gust to mi nie odpowiada nazwanie strony społeczne<text:span text:style-name="T627">j</text:span>, a tak jak gdyby<text:s/><text:span text:style-name="T628">m</text:span>yśmy nie byli stroną społeczną<text:span text:style-name="T629">.</text:span></text:p>
      <text:p text:style-name="P630">Dziękuję bardzo<text:span text:style-name="T631">.</text:span></text:p>
      <text:p text:style-name="P632"><text:span text:style-name="T633">Przewodniczący</text:span>:</text:p>
      <text:p text:style-name="P634">Z przyjemnością się dostosuję.<text:s/><text:span text:style-name="T635">W</text:span><text:s/>takim raz<text:span text:style-name="T636">i</text:span>e proszę o propozycję nazwy, żeby to nikogo nie raz<text:span text:style-name="T637">i</text:span>ło. Bardzo proszę.</text:p>
      <text:p text:style-name="P638"><text:span text:style-name="T639">Ob. Józef Okuniewski</text:span>:</text:p>
      <text:p text:style-name="P640"><text:span text:style-name="T641">A</text:span><text:s/>może, panie profesorze, byśmy ustalili, że strona nie rządowa, nazwijmy to, nie ma monopolu tylko na reprezentację społeczeństwa. Jeżeli walczymy z monopolami, to może umówmy się, że będziemy tą tezę konsekwentnie przestrzegali także i w naszych relacjach i dyskusjach.</text:p>
      <text:p text:style-name="P642">Dziękuję bardzo.</text:p>
      <text:p text:style-name="P643"><text:span text:style-name="T644">Przewodnicząc</text:span><text:span text:style-name="T645">y</text:span><text:span text:style-name="T646">:</text:span></text:p>
      <text:p text:style-name="P647">Zgoda. Wob<text:span text:style-name="T648">e</text:span>c tego propozycja nazwy,<text:s/>jak się mamy nazwać?</text:p>
      <text:p text:style-name="P649"><text:span text:style-name="T650">O</text:span><text:span text:style-name="T651">b. <text:s text:c="22"/></text:span><text:span text:style-name="T652">:</text:span></text:p>
      <text:p text:style-name="P653"><text:span text:style-name="T654">W</text:span>szyscy ma<text:span text:style-name="T655">m</text:span>y nazwiska<text:span text:style-name="T656">...</text:span><text:s/>nazywamy si<text:span text:style-name="T657">ę...</text:span></text:p>
      <text:p text:style-name="P658"><text:span text:style-name="T659">Przewodnicząc</text:span><text:span text:style-name="T660">y</text:span>:</text:p>
      <text:p text:style-name="P661">Dobrze<text:span text:style-name="T662">.</text:span><text:s/><text:span text:style-name="T663">Bę</text:span>dę zatem starał się działać w sposób niedra<text:span text:style-name="T664">ż</text:span>niący<text:span text:style-name="T665">.</text:span><text:s/>Proszę bardzo, czy moglibyśmy jakoś prosić o łaskawe ustosunkowanie się w rama<text:span text:style-name="T666">c</text:span>h tego pierwszego - bo chodzi mi o to, czy i o ile mamy consensus<text:span text:style-name="T667">.<text:s/></text:span>Pan Maksymiuk, proszę bardzo<text:span text:style-name="T668">.</text:span></text:p>
      <text:p text:style-name="P669"><text:span text:style-name="T670">O</text:span><text:span text:style-name="T671">b</text:span><text:span text:style-name="T672">.</text:span><text:span text:style-name="T673"><text:s/>Ja</text:span><text:span text:style-name="T674">n</text:span><text:span text:style-name="T675">usz Maksymiuk</text:span>:</text:p>
      <text:p text:style-name="P676"><text:span text:style-name="T677">W</text:span><text:s/>zasadzie zacznę od tego, że obojętne<text:s/><text:span text:style-name="T678">m</text:span>nie jest, po jakiej<text:s/><text:span text:style-name="T679">st</text:span>ronie mnie kto zakwalifikuje, bo to jest wola tej strony, która kwalifikuje<text:span text:style-name="T680">.<text:s/></text:span>Chciałem zaznaczy<text:span text:style-name="T681">ć</text:span>, że chodzę po ziemi, prowadzę<text:s/><text:span text:style-name="T682">g</text:span>ospodarstwo rolne i będę zmierzał zawsze do tego, ż<text:span text:style-name="T683">e</text:span>by mnie i moim sąsiadom żyło się lepiej.<text:s/><text:span text:style-name="T684">I</text:span><text:s/>to jest dla mnie najważniejsze.<text:s/><text:span text:style-name="T685">N</text:span>ie będę się upierał przy nazwie, bo nie mam na to wpływu.</text:p>
      <text:p text:style-name="P686">Ale zacznę od togo,<text:s/><text:span text:style-name="T687">ż</text:span>e tutaj z kolegami repreze<text:span text:style-name="T688">n</text:span>tu<text:span text:style-name="T689">j</text:span>emy kółka rolnicze i może od truizmu, że działacze kółek rolniczych zawsze uważali, że kółka są dla chłopów.<text:s/><text:span text:style-name="T690">I</text:span><text:s/><text:span text:style-name="T691">p</text:span>r<text:span text:style-name="T692">zy<text:s/></text:span>okazji troszeczkę dla rolnictwa polskiego, no bo taka jest również rola każdego obywatela. I ja się poczuwam do tego. Nigdy nie odwrotnie. Nigdy nie uważaliśmy, że istniejemy jako działacze po to, żeby podtrzymywać kółka czy jakąkolwiek inną organizację. I to jest sens, wokół którego się obracamy.</text:p>
      <text:p text:style-name="P693">Temat ten na początku, ten związkowy, zdominował nasze obrady. Chciałbym jednak kilka słów właśnie w tym temacie<text:span text:style-name="T694">.</text:span><text:s/>Jak to my widzimy, jako kółka rolnicze? Oczywiście również chodzi nam o tożsamość, również twierdzimy - j<text:span text:style-name="T695">a<text:s/></text:span>s<text:span text:style-name="T696">i</text:span>ę tutaj absolutnie przychylam do tego, co koledzy mówili - że trzeba zacząć to wszystko robić od dołu. Trzeba dać szanse ludziom, szanse decydowania, bez na<text:span text:style-name="T697">rz</text:span>uc<text:span text:style-name="T698">an</text:span>ia im swoich mądrości. Bo cóż, każdy z nas jest mądry, każdy oddzielnie, ale nikt z nas nie jest mądrzejszy<text:s/><text:span text:style-name="T699">o</text:span>d nas<text:s/><text:soft-page-break/>wszystkich raz<text:span text:style-name="T700">e</text:span>m wziętych.<text:s/><text:span text:style-name="T701">I</text:span><text:s/>to trzeba przenieść na każde gremium.</text:p>
      <text:p text:style-name="P702">Niemniej jednak jakoś musimy widzieć, jak z tej sytuacji wyjś<text:span text:style-name="T703">ć</text:span>, bo mówić to sobie możemy, ale trzeba również<text:s/><text:span text:style-name="T704">c</text:span>oś proponować.</text:p>
      <text:p text:style-name="P705">Rola kółek rolniczych - widzimy w przyszłości i domagaliśmy się tego również zawsze jako związku zawodowego<text:span text:style-name="T706">.<text:s/></text:span>Myśmy też mieli zapis<text:span text:style-name="T707">.</text:span><text:s/>Nam też stan wojenny zabrał to prawo i myśmy też jako kółka cały czas o to wal<text:span text:style-name="T708">c</text:span>zyli. Z efektem jednakowym. Spotkaliśmy się na tym samym etapie.<text:s/><text:span text:style-name="T709">M</text:span>y też chcemy sobie to zagwarantować. Niekoniecznie pod tą samą nazwą<text:span text:style-name="T710">.</text:span><text:s/>To jest nie pod nazwą kółek, nie pod nazwą inną, to jest sprawa ludzi. Ludzie zadecydują.</text:p>
      <text:p text:style-name="P711">Teraz jak widzielibyśmy te związki w przyszłości? Jako chłop to powtarzam, chłop na 4<text:span text:style-name="T712">6</text:span><text:s/>ha. Widziałbym te związki jako naprawdę niezależne od nikogo<text:span text:style-name="T713">,</text:span><text:s/>nawet od własnej administrac<text:span text:style-name="T714">ji</text:span><text:s/>związkowej, własnej, którą wybiorę, bo ta administra<text:span text:style-name="T715">cj</text:span>a będzie po to, żeby robiła to co ja chłop bę<text:span text:style-name="T716">dę</text:span><text:s/>sobie życzył, bo ja nie mam gwarancji, że ja w tej administra<text:span text:style-name="T717">cji</text:span><text:s/>zawsze będę, niemniej jednak muszę stworzyć takie warunki, żeby ta administra<text:span text:style-name="T718">cj</text:span>a i z wyboru, i z powołania jeżeli taka będzie w każd<text:span text:style-name="T719">ej</text:span><text:s/>organizacji pracowała na rzecz tego chłopa i widziałbym stworzenie - powtarzam jes<text:span text:style-name="T720">te</text:span>śmy na tym samym etapie doszliśmy do tego momentu, że praktycznie o jedno się nie sprzeczamy, a o jedno walczymy. Należałoby wydaje mi się, taki jest mój jeszcze punkt widzenia, nie mamy jakiegoś stanowiska glejtu, ale możemy to powiedzieć na podstawie wypowiedzi. Ja słucham różnych wypowiedzi i działaczy kółkowych i innych, wydaje mi się, że powinniśmy stworzyć organizację niezależną od nikogo, organizację, która będzie miała praw<text:span text:style-name="T721">a</text:span><text:s/><text:span text:style-name="T722">z</text:span>wiązku zawodowego, żeby się w świecie znaleźć w Europie. zgadzam się z tym absolutnie i organizacja, która będzie miała wpływ na życie społeczno-polityczne w tym kraju, nie tylko na to, jak więcej zebrać i jak więcej żywności dostarczyć. Nie chciałbym tutaj rozwijać tematu, ale pragnę połączyć dwie sprawy, sprawę tej des<text:span text:style-name="T723">tab</text:span>ilizac<text:span text:style-name="T724">ji</text:span>, o której tutaj kolega był uprzejmie tak dużo mówić o sprawę związku zawodowego. Ja myślę, że opracowanie na nowo aktu prawego, przy tym... zajmie się na pewno kto inny, nie nasza komisja, chyba ta komisja do spraw pluralizmu, tam - uważam ja b<text:span text:style-name="T725">yn</text:span>ajmniej - są lepsi od nas fachow<text:span text:style-name="T726">c</text:span>y, no bo tak się to jednak układa, że jakoś grupujemy ludzi, te<text:s/><text:span text:style-name="T727">dwi</text:span>e sprawy można kapitalnie połączyć. Trzeba sobie w ustawie o związkach zawodowych zagwarantować sankcje dla administrac<text:span text:style-name="T728">ji</text:span><text:s/>i dla wszystkich, którzy prawa t<text:span text:style-name="T729">ej</text:span><text:s/>ustawy łamią, a niestety do tej p<text:span text:style-name="T730">o</text:span>ry tego nie ma. Jest ustawa o społeczno-zawodowych organizacjach rolników, jest to ustawa, która daje nam bardzo wiele, ale każdy urzędnik,<text:s/><text:span text:style-name="T731">k</text:span>tóry łamie tę ustawę nie ma do niego żadnej sankcji, on może być najwyżej przez telefon wykrzyczany albo na drugi dzień po plecach poklepany, że dobrze zrobił, że chłopów<text:s/>„wykołował”.</text:p>
      <text:p text:style-name="P732">To jest też jeden z momentów destalinizacji. Jeżeli układamy prawa, to i dla drugiej strony obowiązki, wówczas to ma jakieś szanse. Ja nie chciałbym tutaj już więcej głosić teorii żadnych, bo i nie mam, ale powiem, że w intencjach absolutnie jako kółka się i<text:span text:style-name="T733">de</text:span>nt<text:span text:style-name="T734">yf</text:span>ik<text:span text:style-name="T735">uj</text:span>emy z tymi dotychczasowymi wypowiedziami i wydaje mi się, że cel mamy jeden.</text:p>
      <text:p text:style-name="P736">Dziękuję bardzo.</text:p>
      <text:p text:style-name="P737"><text:span text:style-name="T738">Przewodnicząc</text:span><text:span text:style-name="T739">y</text:span>:</text:p>
      <text:p text:style-name="P740">Dziękuję bardzo<text:span text:style-name="T741">.</text:span></text:p>
      <text:p text:style-name="P742">Czy w tym temacie ktoś jeszcze z państwa by chciał<text:s/><text:span text:style-name="T743">n</text:span>abrać głos?</text:p>
      <text:p text:style-name="P744">Prof.<text:s/><text:span text:style-name="T745">O</text:span>ku<text:span text:style-name="T746">nie</text:span>ws<text:span text:style-name="T747">ki,</text:span><text:s/>proszę bardzo.</text:p>
      <text:soft-page-break/>
      <text:p text:style-name="P748"><text:span text:style-name="T749">Prof. Józef Okuniewski</text:span>:</text:p>
      <text:p text:style-name="P750">Korzystając z tego, że nie ma monopolu jak rozumiem w naszym gronie także na zadawanie pytań, to ja bym pozwolił sobie też może na pewne pytania w związku z udostępnionym nam dokumentem. Mianowicie padło tu pod adresem rolnictwa ogromne oskarżenie, a mianowicie, że rolnictwo jest właś<text:span text:style-name="T751">ci</text:span>wie tym, który miało główną winę w załamaniach, które były detonatorem kryzysów społecznych. Pytanie moje brzmi: co jest przyczyną, co jest skutkiem i czy rzeczywiście to była wina rolnictwa? A w każdym razie czy tylko?</text:p>
      <text:p text:style-name="P752">Drugie moje pytanie brzmi: czy rzeczywiście jaskrawe nierówności między miastem a wsią zbudowane zostały w okresie stalinizmu w tym kraju?</text:p>
      <text:p text:style-name="P753">Trzecie moje pytanie brzmi: C<text:span text:style-name="T754">o</text:span><text:s/>oznacza fraza bardzo ładnie brzmiąca, że odbudowanie nadziei, wiary w pe<text:span text:style-name="T755">rs</text:span>pektywy na przyszłość wręcz entuzjazmu wymaga podjęcia działań o charakterze na<text:span text:style-name="T756">dz</text:span>wyczajnym i przełomowym. Słusznie<text:span text:style-name="T757">,</text:span><text:s/>pytanie brzmi: jakich?</text:p>
      <text:p text:style-name="P758">D<text:span text:style-name="T759">zi</text:span>ękuję to na razie wszystkie mo<text:span text:style-name="T760">je</text:span><text:s/>pytania.</text:p>
      <text:p text:style-name="P761"><text:span text:style-name="T762">Prz</text:span><text:span text:style-name="T763">ewo</text:span><text:span text:style-name="T764">dniczący</text:span><text:span text:style-name="T765">:</text:span></text:p>
      <text:p text:style-name="P766">Dziękuję bar<text:span text:style-name="T767">dz</text:span>o.</text:p>
      <text:p text:style-name="P768">Pan minister prosił o głos. Pan minister Młynarczyk oczywiście.</text:p>
      <text:p text:style-name="P769"><text:span text:style-name="T770">O</text:span><text:span text:style-name="T771">b. Wiesław Młynarczyk</text:span><text:span text:style-name="T772">:</text:span></text:p>
      <text:p text:style-name="P773">Istotną jest sprawa poruszona rzeczywiście i<text:s/><text:span text:style-name="T774">z</text:span>definiowana, że człowiek na wsi poczuł się jak gdyby własnością administrac<text:span text:style-name="T775">ji</text:span>. Jeżeli tak jest, to jest to problem bardzo poważny i wtedy należy sobie odpowiedzieć co może zmieni<text:span text:style-name="T776">ć<text:s/></text:span>ten fakt. Ja osobiście uważam, że tym większa zależność im większe uprawnienia tej administra<text:span text:style-name="T777">cj</text:span>i, a ranga, rozmiar uprawnień narastał w układzie braku sprzężenia na pewnych etapach, właściwego formułowania celów społecznych zbieżności z celami osobistymi obywateli.</text:p>
      <text:p text:style-name="P778">Rozwój natomiast poprawny może wtedy następować, jeżeli cel społeczny realizowany jednocześnie pozwala na pełną realizację celów osobistych każdego współuczestniczącego w tym układzie i duże zniekształcenie spowodowało właśnie zniekształcenie układu gospodarczego, pozbawienie, wytrącenie mechanizmów ekonomicznych<text:s/>z gry<text:s/>gospodarczej i przejście na układ gospodarki nakazowo-roz<text:span text:style-name="T779">dz</text:span>ielczej rzeczywiście dało te uprawnienia.</text:p>
      <text:p text:style-name="P780">Proszę jednak zauważyć, że od kilku lat nie czyni się nic innego, jak prostowanie tego i pozbawianie tych uprawnień tejże administra<text:span text:style-name="T781">cji</text:span>, czyli nie czyni się nic inneg<text:span text:style-name="T782">o</text:span>, jak uniezależnienie każdego obywatela, tylko jest to procesem w znacznej części zablokowanym przez właśnie brak gry rynkowej. Bowiem dzisi<text:span text:style-name="T783">aj</text:span><text:s/>jeżeli padło wypowiedź, iż czuje się własnością administra<text:span text:style-name="T784">cji</text:span>, to ja mogę rozumie<text:span text:style-name="T785">ć</text:span><text:s/>tak, iż jeżeli chce kupić środek produkcji to nie może tego zrobić sam z tytułu własnej decyzji posiadanych, wypracowanych środków tylko musi rzeczywiście uzyskać jeszcze ten prz<text:span text:style-name="T786">yd</text:span>ział. Fakt, jeżeli zniesiemy tego typu ograniczenia, zrealizujemy ten kierunek, który jest postulowany i dlatego nie wiem, który z elementów jest istotniejszy, czy tworzenie warunków czy ewentualnie ustalenia zmiany nazw? Ja osobiście uważam, że powinniśmy uniknąć jednego, zastąpienia jednej administra<text:span text:style-name="T787">cj</text:span>i przez<text:s/><text:span text:style-name="T788">dru</text:span>g<text:span text:style-name="T789">ą</text:span>.</text:p>
      <text:p text:style-name="P790"><text:span text:style-name="T791">I</text:span><text:s/>to jest n<text:span text:style-name="T792">aji</text:span>stotnie<text:span text:style-name="T793">js</text:span>ze, natomiast rzeczywiście ukierunkowania działalności administracji na te tory, w których jest jak gdyby aparatem nadzorującym właściwe wykonanie zadań określonych przez ciała samorządowe. Wtedy będziemy mieli układ droższy społeczno-politycznie.</text:p>
      <text:soft-page-break/>
      <text:p text:style-name="P794">I dlatego też może dobr<text:span text:style-name="T795">z</text:span>e by było zrealizować myśl poddaną przez rolnika Maksymiuka, niech sprawy szcz<text:span text:style-name="T796">eg</text:span>ó<text:span text:style-name="T797">łó</text:span>w legislacyjno-prawnych funkc<text:span text:style-name="T798">j</text:span>onowania samorządu czy związku zawodowego rozstrzyga zespół do tego upoważniony, a my rozstrzygajmy sprawy, które tworzą samoistnie warunki do właściwego<text:s/><text:span text:style-name="T799">f</text:span>unkc<text:span text:style-name="T800">jo</text:span>nowania tychże ciał samorządowych czy związkowych<text:span text:style-name="T801">,</text:span><text:s/>które tworzą warunki pozbawiające siły tak powszechnie krytykowanej administrac<text:span text:style-name="T802">ji</text:span>, której niestety członkiem też jestem. Ale nie przyjmuję tego nigdy jako coś, co obciąża indywidualnie. Każdy czyni to aby wyjść na drogę ra<text:span text:style-name="T803">cj</text:span>onalizującą<text:s/><text:span text:style-name="T804">fu</text:span>nkc<text:span text:style-name="T805">j</text:span>onowanie państw<text:span text:style-name="T806">a.</text:span></text:p>
      <text:p text:style-name="P807">Na określonych etapach zgodnie z moim przekonaniem n<text:span text:style-name="T808">aj</text:span>korzystniej, ale tkwi w układzie uwarunkowań,<text:s/><text:span text:style-name="T809">k</text:span>tóre można rac<text:span text:style-name="T810">jo</text:span>nalizować i to wdrożenie ich jednak wymaga jak gdyby pozyskania na swoją rzecz wszystkich sił społecznych.</text:p>
      <text:p text:style-name="P811">I tutaj ta racja jest oczywista. Nie podejrzewam żadnego obyw<text:span text:style-name="T812">at</text:span>ela,<text:s/><text:span text:style-name="T813">i</text:span>ż miałby inne racje na widoku. Natomiast może tkwić tylko w innej fazie działań, w innym miejscu<text:span text:style-name="T814">.</text:span><text:s/>Natomiast autentycznie szedłbym w kierunku tworzenia warunk<text:span text:style-name="T815">ó</text:span>w samorealizacji, któ<text:span text:style-name="T816">re</text:span>j efekt celów osobistyc<text:span text:style-name="T817">h</text:span><text:s/>może się składać na maksymalizację celu społeczno-gospo<text:span text:style-name="T818">darc</text:span>zego, w kierunku rozwoju kraju.</text:p>
      <text:p text:style-name="P819">Dziękuję i przepraszam<text:span text:style-name="T820">.</text:span></text:p>
      <text:p text:style-name="P821"><text:span text:style-name="T822">P</text:span><text:span text:style-name="T823">rz</text:span><text:span text:style-name="T824">ew</text:span><text:span text:style-name="T825">od</text:span><text:span text:style-name="T826">nicz</text:span><text:span text:style-name="T827">ą</text:span><text:span text:style-name="T828">c</text:span><text:span text:style-name="T829">y</text:span>:</text:p>
      <text:p text:style-name="P830">Dziękuję bardzo. Tutaj mamy w<text:s/><text:span text:style-name="T831">t</text:span>ej chwili godzinę, no jeszcze możemy do wpó<text:span text:style-name="T832">ł</text:span><text:s/>do pierwszej. Proszę bardzo, pan minister Grzesiak, nie, teraz już sekretarz, kierownik wydziału<text:span text:style-name="T833">.</text:span></text:p>
      <text:p text:style-name="P834"><text:span text:style-name="T835">Ob. Kazimierz Grzesiak</text:span>:</text:p>
      <text:p text:style-name="P836">Chciałbym panowie przewodniczący, szanowni państwo, spróbować wejść konstruktywnie do tych propozycji, które tu zostały zgłoszone. Nie do wszystkich oczywiście, ale chociaż do jednej.</text:p>
      <text:p text:style-name="P837">To znaczy, chciałbym po pierwsze stwierdzić, że wielopostaciowość form<text:s/><text:span text:style-name="T838">or</text:span>gan<text:span text:style-name="T839">iz</text:span>ac<text:span text:style-name="T840">yj</text:span>nych za<text:span text:style-name="T841">r</text:span>ówno politycznych jak i społecznych na wsi jest faktem.<text:s/><text:span text:style-name="T842">W</text:span>ieś ma najbardzi<text:span text:style-name="T843">ej<text:s/></text:span>chyba ze wszystkich podmiotów gospodarczych, ma najbardziej rozwinięte właśnie sfery polityczne i związkowe. Na wsi jest rozwinięty ruch młodzieżowy. Myśl<text:span text:style-name="T844">ę</text:span><text:s/>o<text:s/><text:span text:style-name="T845">Z</text:span>M<text:span text:style-name="T846">W</text:span>,<text:s/>ZMS<text:s/>ha<text:span text:style-name="T847">r</text:span>cerstwie. Na wsi działają partie polityczne.<text:s/><text:span text:style-name="T848">N</text:span>a wsi działa potężna organizacja kółek rolniczych, zrzeszająca przeszło 2<text:s/><text:span text:style-name="T849">m</text:span>ln członków<text:span text:style-name="T850">.</text:span><text:s/>Na wsi działa 21 związków branżowych roln<text:span text:style-name="T851">ik</text:span>ów, zrzeszających około 2 mln członków.<text:s/>Na wsi mamy rozwiniętą spółdzielczość<text:span text:style-name="T852">.</text:span><text:s/>Wspomnę i o nowych strukturach, chociażby o pięćdziesięciu paru ośrodkach duszpasterstwa rolników.</text:p>
      <text:p text:style-name="P853">Czyli jeżeli mówi<text:span text:style-name="T854">m</text:span>y o pluralizmie na wsi, to jest baza i są doświadczenia. Ale czy to oznacza, że już nic w tym nie można zmienić i tam się już nic nie zmieści? Nie. Uważam, że tak, patrząc chociażby na mapę kółek rolniczych. Ma<text:span text:style-name="T855">m</text:span>y<text:s/><text:span text:style-name="T856">7</text:span> 800 wsi, w których nie<text:s/><text:span text:style-name="T857">m</text:span>a kółek rolnic<text:span text:style-name="T858">z</text:span>ych<text:span text:style-name="T859"><text:s/></text:span>dziś w Polsce<text:span text:style-name="T860">.</text:span></text:p>
      <text:p text:style-name="P861">Czyli robiąc ten wstęp i mając świadomość,<text:s/><text:span text:style-name="T862">że</text:span><text:s/>sprawa związku jako takiego będzie przesądzana przy tym zespole,<text:s/><text:span text:style-name="T863">w</text:span><text:s/>którym będzie decydowana sprawa pluralizmu zw<text:span text:style-name="T864">i</text:span>ązkoweg<text:span text:style-name="T865">o,<text:s/></text:span>to chciałbym zaproponować, żeby nasze gremium złożyło coś<text:s/><text:span text:style-name="T866">w</text:span><text:s/>rodzaju deklaracji woli<text:span text:style-name="T867">.</text:span><text:s/><text:span text:style-name="T868">I</text:span><text:s/>po prostu, żebyśmy nie wchodzili... Bo my dzisiaj jak wejdziemy w dyskusję statutowe, prawne, to my się tutaj zad<text:span text:style-name="T869">ys</text:span>kut<text:span text:style-name="T870">uj</text:span>emy i merytorycznych spraw, które postawiliśmy sobie, a które szczególnie pro<text:span text:style-name="T871">f.</text:span><text:s/>Stelmachowski wymienił w tym swoim rejestrze, nie popchniemy naprzód<text:span text:style-name="T872">.</text:span></text:p>
      <text:p text:style-name="P873">Czyli ja myślę, że ja nie działam tutaj<text:span text:style-name="T874">...</text:span><text:s/>bo największym łajdactwem w polityce to jest zdradzanie partnera po drodze<text:span text:style-name="T875">.</text:span><text:s/>Więc ja tu nie działam chyba w poprzek i tej organiza<text:span text:style-name="T876">cji</text:span>, którą popieramy, myślę o<text:s/><text:soft-page-break/>kółkach rolniczyc<text:span text:style-name="T877">h.<text:s/></text:span>Ale uważam, że po prostu w tym wielobarwnym życiu społecznym i politycznym wsi jest miejsce dla innych organizacji.<text:s/><text:span text:style-name="T878">I</text:span><text:s/>proponowałbym, żebyśmy podjęli dyskutując właśnie ten temat,<text:s/><text:span text:style-name="T879">że</text:span>byśmy zamknęli ten temat stwierdzeniem deklara<text:span text:style-name="T880">cj</text:span>i woli, że uzna<text:span text:style-name="T881">je</text:span>my możliw<text:span text:style-name="T882">oś</text:span>ć tworzenia innych organiza<text:span text:style-name="T883">cji<text:s/></text:span>na terenie wsi<text:span text:style-name="T884">.</text:span><text:s/><text:span text:style-name="T885">I</text:span><text:s/>uważam, że to będzie konstruktywne podejście z naszej strony<text:span text:style-name="T886">.</text:span><text:s/>Jeżeli ta propozycja.<text:span text:style-name="T887">..</text:span><text:s/>Oczywiście nie m<text:span text:style-name="T888">am</text:span><text:s/>formuły redakcyjnej, ale sądzę, że jak pr<text:span text:style-name="T889">o</text:span>f. Stelmachowski ogłosi przerwę, to w przerwie można by było sformułować jakiś mały zespół redakcyjny, który by spróbował taką formułę wypracować<text:span text:style-name="T890">.</text:span><text:s/><text:span text:style-name="T891">I</text:span><text:s/>potem byśmy krótko podjęli dyskusję na ten temat i zako<text:span text:style-name="T892">ń</text:span>czyli sprawę, żeby przejść. Bo ja jestem po prostu pragmatykiem i chciałbym, żebyśmy coś do przodu posunęli w tej dysku<text:span text:style-name="T893">sj</text:span>i.</text:p>
      <text:p text:style-name="P894">Dzięk<text:span text:style-name="T895">uj</text:span>ę bardzo.</text:p>
      <text:p text:style-name="P896"><text:span text:style-name="T897">Pr</text:span><text:span text:style-name="T898">ze</text:span><text:span text:style-name="T899">w</text:span><text:span text:style-name="T900">od</text:span><text:span text:style-name="T901">n</text:span><text:span text:style-name="T902">ic</text:span><text:span text:style-name="T903">ząc</text:span><text:span text:style-name="T904">y</text:span>:</text:p>
      <text:p text:style-name="P905"><text:span text:style-name="T906">St</text:span>wierdzam ca<text:span text:style-name="T907">łk</text:span>ow<text:span text:style-name="T908">it</text:span>ą z<text:span text:style-name="T909">god</text:span>n<text:span text:style-name="T910">oś</text:span>ć intencji<text:span text:style-name="T911">.</text:span><text:s/>Proszę uprzejmie.</text:p>
      <text:p text:style-name="P912"><text:span text:style-name="T913">O</text:span><text:span text:style-name="T914">b</text:span><text:span text:style-name="T915">.</text:span><text:span text:style-name="T916"><text:s/>Edward Gnat</text:span><text:span text:style-name="T917">:</text:span><text:s/></text:p>
      <text:p text:style-name="P918">Szanowny Panie P<text:span text:style-name="T919">r</text:span>zew<text:span text:style-name="T920">od</text:span>n<text:span text:style-name="T921">ic</text:span>zący! Szanowni Zebran<text:span text:style-name="T922">i</text:span>!</text:p>
      <text:p text:style-name="P923">Pra<text:span text:style-name="T924">g</text:span>n<text:span text:style-name="T925">ę</text:span><text:s/>powiedzieć,<text:s/><text:span text:style-name="T926">że</text:span><text:s/>jeste<text:span text:style-name="T927">m</text:span><text:s/>rolnikie<text:span text:style-name="T928">m</text:span><text:s/><text:span text:style-name="T929">z</text:span><text:s/>woj<text:span text:style-name="T930">.</text:span><text:s/>skiern<text:span text:style-name="T931">ie</text:span>wick<text:span text:style-name="T932">ie</text:span>go,<text:s/><text:span text:style-name="T933">a</text:span><text:s/><text:span text:style-name="T934">je</text:span>dnocześnie działaczem Kra<text:span text:style-name="T935">jo</text:span>we<text:span text:style-name="T936">g</text:span>o Związku Rolników, Kółek i Organ<text:span text:style-name="T937">i</text:span>zacj<text:span text:style-name="T938">i</text:span><text:s/>Rolniczych<text:span text:style-name="T939">.</text:span><text:s/>Chc<text:span text:style-name="T940">ę</text:span><text:s/>troch<text:span text:style-name="T941">ę<text:s/></text:span>wstępu, choć w wystąpieniu n<text:span text:style-name="T942">i</text:span>e odkryję żadnej Am<text:span text:style-name="T943">e</text:span>ryki<text:s/><text:span text:style-name="T944">-<text:s/></text:span>chcę p<text:span text:style-name="T945">ow</text:span>i<text:span text:style-name="T946">edz</text:span>i<text:span text:style-name="T947">e</text:span>ć<text:span text:style-name="T948">.</text:span><text:s/>Ale chcę stw<text:span text:style-name="T949">i</text:span>e<text:span text:style-name="T950">r</text:span>dzić jednocześnie,<text:s/><text:span text:style-name="T951">ż</text:span>eby zastanowić się<text:span text:style-name="T952">,</text:span><text:s/><text:span text:style-name="T953">że</text:span><text:s/>rynek żywnościowy stabilizuje sytuację w kraju<text:span text:style-name="T954">.</text:span></text:p>
      <text:p text:style-name="P955">Rolni<text:span text:style-name="T956">ct</text:span>wo<text:s/><text:span text:style-name="T957">jest</text:span><text:s/>kierunk<text:span text:style-name="T958">ie</text:span>m w nas<text:span text:style-name="T959">zej</text:span><text:s/>gosp<text:span text:style-name="T960">od</text:span>arce<text:s/><text:span text:style-name="T961">od</text:span>twarzalny<text:span text:style-name="T962">m</text:span><text:s/>i te<text:span text:style-name="T963">g</text:span>o nie<text:s/><text:span text:style-name="T964">m</text:span>o<text:span text:style-name="T965">ż</text:span>e<text:span text:style-name="T966">m</text:span>y<text:s/><text:span text:style-name="T967">za</text:span>p<text:span text:style-name="T968">omi</text:span>n<text:span text:style-name="T969">ać</text:span><text:s/>i to trzeba brać mocno pod uwa<text:span text:style-name="T970">g</text:span>ę<text:span text:style-name="T971">.</text:span><text:s/>Expose premiera Rakowskiego wygłoszone w Sej<text:span text:style-name="T972">m</text:span>i<text:span text:style-name="T973">e</text:span>, premier ujął w swoim<text:s/><text:span text:style-name="T974">e</text:span>xpo<text:span text:style-name="T975">s</text:span>e, że r<text:span text:style-name="T976">ol</text:span>ni<text:span text:style-name="T977">c</text:span>tw<text:span text:style-name="T978">o</text:span><text:s/>powinno się st<text:span text:style-name="T979">a</text:span>ć przemys<text:span text:style-name="T980">łe</text:span>m nar<text:span text:style-name="T981">odow</text:span>ym<text:span text:style-name="T982">.</text:span><text:s/>Sądz<text:span text:style-name="T983">ę</text:span>, że po zakończeniu<text:s/><text:span text:style-name="T984">„</text:span><text:span text:style-name="T985">okr</text:span>ągłego stołu”<text:s/>najwyższy czas, żeby tak się stało<text:span text:style-name="T986">.</text:span><text:s/><text:span text:style-name="T987">T</text:span><text:span text:style-name="T988">r</text:span><text:span text:style-name="T989">z</text:span>e<text:span text:style-name="T990">ba</text:span><text:s/>p<text:span text:style-name="T991">r</text:span>zyznać, że mową gospodarki rolnicz<text:span text:style-name="T992">ej,</text:span><text:s/>ani w ogóle w państwie nie dźwigniemy, a tej mowy na przestrzeni minionych lat było aż nadto<text:span text:style-name="T993">.</text:span><text:s/>Popełniamy błędy od okresu powojennego i dz<text:span text:style-name="T994">i</text:span>siaj mówione było o okresie stalinowskim, a wiemy co to w gospodarce indywidualn<text:span text:style-name="T995">ej</text:span><text:s/>było<text:span text:style-name="T996">.</text:span><text:s/>To było m.in. niszczenie gospodarstw dużych<text:span text:style-name="T997">.</text:span><text:s/>Było to błędem, który się mści do obecnej chwili<text:span text:style-name="T998">.</text:span><text:s/><text:span text:style-name="T999">I</text:span><text:s/>wszystkie grzechy popełniane w młodszym wieku, tak mówię, pomszczą się do może koń<text:span text:style-name="T1000">c</text:span>a życia<text:span text:style-name="T1001">.<text:s/></text:span>Mamy tego prz<text:span text:style-name="T1002">yk</text:span>łady<text:span text:style-name="T1003">.</text:span></text:p>
      <text:p text:style-name="P1004">Nie moż<text:span text:style-name="T1005">n</text:span>a liczyć tylko na pr<text:span text:style-name="T1006">z</text:span>ywiąza<text:span text:style-name="T1007">nie</text:span><text:s/>rolnika do ziemi. Nie może w dalszym ciągu trwać taka sytuacja, że rolnik pracuje tylko 7 dni w tygodniu po 15 godzin bez żadnej wolnej soboty, niedzieli, urlopu i całego szeregu innych spraw<text:span text:style-name="T1008">.</text:span><text:s/><text:span text:style-name="T1009">I</text:span><text:s/>jest skazany na to, że jest to tylko obowiązkiem rolnika produkowanie żywności<text:span text:style-name="T1010">.</text:span><text:s/>Rolnictwo do tego jest. Ale niemniej jednak rolnictwu trzeba stwarzać systematycznie warunki, o których była mowa tutaj wcześniej<text:span text:style-name="T1011">.</text:span></text:p>
      <text:p text:style-name="P1012">Chcę powiedzieć, że urynkow<text:span text:style-name="T1013">ie</text:span>nie<text:s/><text:span text:style-name="T1014">g</text:span>ospodarki uważam,<text:span text:style-name="T1015"><text:s/></text:span>że w poważnym stopniu pozwoli na rozwiązanie pewnych problemów, problemów ekonomicznych wsi, większego zaopatrzenia rynkowego, jak również powiększenia eksportu. Ja nie wid<text:span text:style-name="T1016">z</text:span>ę możliwości dalszego prowadzenia gospodarki w oparciu o eksport surowców, które posiadamy i które - szczerze mówiąc - na<text:span text:style-name="T1017">m</text:span><text:s/>się systematycznie kończą. Niestety, rolnictwo już udowodniło, że potrafi zaopatrzyć w trudnych warunkach, niedostępnych do środków produkcji w pełni, potrafi zaopatrzy<text:span text:style-name="T1018">ć</text:span><text:s/>rynek żywnościowy i systematycznie rozwijać eksport.<text:s/><text:span text:style-name="T1019">I</text:span><text:s/>z tego eksportu uzysk<text:span text:style-name="T1020">i</text:span>wa<text:span text:style-name="T1021">ć</text:span><text:s/>dewizy. Nie ma innego wyjścia w tym kraju, nie popierając w sze<text:span text:style-name="T1022">r</text:span>okim stopniu rolnictwa i przeznaczania określonych ś<text:span text:style-name="T1023">r</text:span>odków<text:span text:style-name="T1024">.</text:span></text:p>
      <text:soft-page-break/>
      <text:p text:style-name="P1025">Mam doświadczenie jako działacz, że jeśli się mówi o rolnictwie, bardzo wielu tu, m.in. i decydentów popiera w Warszawie. Ale jeśli chodzi o dzielenie środków i przezna<text:span text:style-name="T1026">cz</text:span>a<text:span text:style-name="T1027">ni</text:span>e konkretnych złotówek i dewiz wtedy powstaje konsternacja.<text:s/><text:span text:style-name="T1028">I</text:span><text:s/>nie można liczyć, bo i stal w ogniu się hartowała i ma określone wytrzymał<text:span text:style-name="T1029">ośc</text:span>i.<text:s/><text:span text:style-name="T1030">I</text:span><text:s/>ludzie na wsi<text:s/><text:span text:style-name="T1031">r</text:span>ó<text:span text:style-name="T1032">w</text:span>nież.</text:p>
      <text:p text:style-name="P1033">Dalsze prowadzenie takiej polityki doprowadzi do tego, że rzeczywiście nie będzie komu pracować na tej ziemi. Mamy tego przykłady.</text:p>
      <text:p text:style-name="P1034"><text:span text:style-name="T1035">I</text:span><text:s/>wnioski konkretne, można cały szereg ich sprecyzować. Sądzę, że dzisiaj wszystkiego się nie uda, bo nie kończymy<text:s/>całości<text:s/>tych spraw. Ale niemniej jednak zdecydowanie przemysł maszynowy, ciągnikowy, chem<text:span text:style-name="T1036">i</text:span>czny musi p<text:span text:style-name="T1037">r</text:span>a<text:span text:style-name="T1038">c</text:span>ować na rzecz rolnictwa<text:s/><text:span text:style-name="T1039">i</text:span><text:s/>dostosowany<text:span text:style-name="T1040">m</text:span><text:s/>być do rolnictwa<text:span text:style-name="T1041">. A</text:span><text:s/>nie odwrotnie, jak do tej pory czyniono, że rolnictwo musi si<text:span text:style-name="T1042">ę</text:span><text:s/>dostosować do przemysłu<text:span text:style-name="T1043">.</text:span><text:s/>S<text:span text:style-name="T1044">ą</text:span><text:s/>to błędy<text:span text:style-name="T1045">.</text:span><text:s/><text:span text:style-name="T1046">M</text:span>a<text:span text:style-name="T1047">m</text:span>y fakty. Pełne zabezpieczenie, jeśli chodzi o środki na meliora<text:span text:style-name="T1048">cj</text:span>ę, w<text:span text:style-name="T1049">odoc</text:span>iągo<text:span text:style-name="T1050">w</text:span>an<text:span text:style-name="T1051">ie,</text:span><text:s/>gazyfikację,<text:s/><text:span text:style-name="T1052">te</text:span>le<text:span text:style-name="T1053">fo</text:span>niza<text:span text:style-name="T1054">cj</text:span>ę, systematyczne poprawianie warunków ludności rolniczej. Jest to wręcz konieczność<text:span text:style-name="T1055">.</text:span></text:p>
      <text:p text:style-name="P1056">Dalsze kredytowanie. Dostępne kredyty i na korzystnych warunkach<text:span text:style-name="T1057">.</text:span><text:s/>Rolnictwo nigdy kredytów, że tak można powiedzieć wulgarnie, nie zmarnowało. Inwestuje, a poprzez inwestycje wzrasta produkcja. Dowodem tego wszystkiego i na dowód urynkowienia gospodarki j<text:span text:style-name="T1058">e</text:span>st bardzo dobry przykład rynku owocowo-warzywnego, który nigdy nie był w żadnym programie rządowym,<text:s/><text:span text:style-name="T1059">w</text:span><text:s/>żadnym pr<text:span text:style-name="T1060">i</text:span>ory<text:span text:style-name="T1061">tec</text:span>ie i trzeba przyznać, może stwierdzenie, że jest bardzo dobrze, może by było przesadne, ale niemniej jednak, że dobrze to jest fakt<text:span text:style-name="T1062">.</text:span></text:p>
      <text:p text:style-name="P1063">I chcę powiedzie<text:span text:style-name="T1064">ć</text:span>, że Krajowy Związek systematycznie zabiegał,<text:s/><text:span text:style-name="T1065">c</text:span>hoć nie wszystko się udało uczynić<text:span text:style-name="T1066">.</text:span><text:s/>Bo mieliśmy, choćbym nawet sięgnął do X<text:span text:style-name="T1067">I</text:span><text:s/>wspólnego Plenum, do uchwał. Były to w większym stopniu mądre uchwały, tylko<text:s/><text:span text:style-name="T1068">z</text:span><text:s/><text:span text:style-name="T1069">j</text:span>ednym<text:span text:style-name="T1070"><text:s/></text:span>mankamentem, że my tego nie realizujemy. I jeśli po dzisiejszym, i po zakończeniu<text:s/>„okrągłego stołu<text:span text:style-name="T1071">”</text:span><text:s/>nie będziemy realizować przyjętych programów i nakreślonych, to nie pomoże dalszych kolejnych ileś tam<text:s/>„stołów okrągłych”. Musimy czynnie się włączać. I my jako kółka będziemy czynnie się włączać w nowo wypracowany program dla rolnictwa, dla gospodarki i będziemy wspierać jak zwykle pracą i wydajnością, i<text:s/>przeznaczan<text:span text:style-name="T1072">ie</text:span>m na rynek d<text:span text:style-name="T1073">l</text:span>a po<text:span text:style-name="T1074">p</text:span>ra<text:span text:style-name="T1075">wy</text:span><text:s/>ludności wiejskiej, jak również całego naszego społecze<text:span text:style-name="T1076">ń</text:span>stwa.</text:p>
      <text:p text:style-name="P1077">Dziękuję bardzo<text:span text:style-name="T1078">.</text:span></text:p>
      <text:p text:style-name="P1079"><text:span text:style-name="T1080">Przew</text:span><text:span text:style-name="T1081">od</text:span><text:span text:style-name="T1082">nicząc</text:span><text:span text:style-name="T1083">y</text:span><text:span text:style-name="T1084">:</text:span></text:p>
      <text:p text:style-name="P1085">Dziękuję uprzejmie. Proszę bardzo.<text:s/><text:span text:style-name="T1086">W</text:span><text:s/>kwestii formalnej czy merytorycznej?</text:p>
      <text:p text:style-name="P1087"><text:span text:style-name="T1088">Ob</text:span><text:span text:style-name="T1089">.</text:span><text:span text:style-name="T1090"><text:s/>Kazimierz<text:s/></text:span><text:span text:style-name="T1091">I</text:span><text:span text:style-name="T1092">waniec</text:span>:</text:p>
      <text:p text:style-name="P1093">W kwestii formalnej<text:span text:style-name="T1094">.<text:s/></text:span>Prosiłbym o uporządkowanie naszych obrad. Na<text:s/>„okrągłym stole”<text:s/>nazwijmy go plenarnym zapadła de<text:span text:style-name="T1095">c</text:span>yzja, aby do poszczególnych<text:span text:style-name="T1096"><text:s/></text:span>tematów ustalić, czy powołać, czy zorganizować poszczególne podzespoły. Takim podzespołom jest Zespół ds<text:span text:style-name="T1097">.</text:span><text:s/>Rolnictwa. Gdybyśmy mieli dyskutować dzisiaj na temat pluralizmu związkowego, na temat<text:s/>„Solidarności”<text:s/>wiejskiej to się osobiście przyznaję, że nie ta fachowość uczestników przy dzisiejszym spotkaniu.</text:p>
      <text:p text:style-name="P1098">Dlatego bardzo bym prosił, żeby przejść do strony ekonomicznej warunków w rolni<text:span text:style-name="T1099">ct</text:span>wie.</text:p>
      <text:p text:style-name="P1100">Dziękuję bardzo.</text:p>
      <text:p text:style-name="P1101"><text:span text:style-name="T1102">Przew</text:span><text:span text:style-name="T1103">od</text:span><text:span text:style-name="T1104">niczący</text:span>:</text:p>
      <text:p text:style-name="P1105">Jednak zmierzamy tutaj<text:s/><text:span text:style-name="T1106">-</text:span><text:s/>bo ja się solidaryzuję z tyra, co mówił pan kierownik Grzesiak, że w tych<text:s/><text:soft-page-break/>sprawach społeczno-politycznych, do pewnej deklaracji intencji, która będzie przeprowadzona. Ale to jest kwestia zabezpieczników społeczno-politycznych.<text:s/><text:span text:style-name="T1107">N</text:span>ie będziemy tego bardzo długo ciągnąć. Ale pozwólmy się jednak wypowiedzieć.</text:p>
      <text:p text:style-name="P1108">Prosił pan, tylko nazwisko? Adamczuk.</text:p>
      <text:p text:style-name="P1109"><text:span text:style-name="T1110">O</text:span><text:span text:style-name="T1111">b</text:span><text:span text:style-name="T1112">.</text:span><text:span text:style-name="T1113"><text:s/>Tomasz Adamczuk</text:span>:</text:p>
      <text:p text:style-name="P1114">Przyznam się szczerze, że nie... bo krótko mam taką uwagę, bo bardzo ważną i pier<text:span text:style-name="T1115">w</text:span>szą sprawą jest destalinizacja całego systemu, natomiast wtórną sprawą jest sprawa wolnego rynku, sprawa ekonomii itd. Doceniam jedną i dru<text:span text:style-name="T1116">g</text:span>ą sprawę<text:span text:style-name="T1117">.</text:span><text:s/>Chciałbym powiedzieć, że nawet przy ogromnej demokracji, przy wszystkim innym, jeżeli chłop będzie biedny, to po prostu będzie zależny. Dokąd będzie musiał wyciągnąć rękę do kogoś o wspomożenie, to on zawsze będzie zależny.</text:p>
      <text:p text:style-name="P1118">Dlatego też myślę, że w naszym gronie nie pomijajmy tutaj rzeczy bardzo ważnej, którą mimo wszystko jest sprawa wolnego rynku, sprawa cen, sprawy ekonomiczne wsi. To są rzeczy bardzo istotne.<text:s/><text:span text:style-name="T1119">J</text:span>a też odbywałem nie tak dawno spotkania. Oczywiście, ludzie emocjon<text:span text:style-name="T1120">uj</text:span>ą się również naszymi obradami po jednej, po drugiej stronie, ale przede wszyst<text:span text:style-name="T1121">k</text:span>im ludzie są zmęczeni. Są zmęczeni i trzeba przyznać, że tak jak przednówek w ubiegłym roku pojawił się w czerwcu na wsi, a w te<text:span text:style-name="T1122">j</text:span><text:s/>chwili już w zasadzie ten przednówek zaczyna się pojawiać. Bardzo niskie plony w ubiegłym roku, nie wiem jak jest w innych województwach, ale w naszym województwie masowa wyprzedaż również materiału matecznego, jeśli chodzi o trzodę chlewną itd.</text:p>
      <text:p text:style-name="P1123"><text:span text:style-name="T1124">I</text:span><text:s/>jedna jeszcze uwaga odnośnie samorządno<text:span text:style-name="T1125">śc</text:span>i. Byłbym daleki od stwierdzenia, że samorządność w ogóle nie istnieje. Daleki byłbym dlatego, że byłoby to obraźliwe dla wielu mieszkańców wsi, chłopów, którzy w sposób samorządny budują świetlice, drogi i szereg innych rzeczy. Myślę, że trzeba unikać tego typ<text:span text:style-name="T1126">u</text:span><text:s/><text:span text:style-name="T1127">up</text:span>ro<text:span text:style-name="T1128">s</text:span><text:span text:style-name="T1129">zcz</text:span>e<text:span text:style-name="T1130">ń</text:span>. My<text:span text:style-name="T1131">ś</text:span>lę,<text:s/><text:span text:style-name="T1132">ż</text:span>e jeśli chodzi o samą wieś, na pewno rozwój samorządności będzie również potrzebny i nawet będzie on również rzeczą wtórną do tego, że<text:s/><text:span text:style-name="T1133">w</text:span><text:s/>końcu państwo przestanie rządzić produktami i owocami chłopskiej pracy. Bo chłop będzie się musiał organizować do tego, żeby między innymi owocami swojej pracy nad nimi panować i nimi gospodarzyć. I ten rozwój samorządności będzie potrzebn<text:span text:style-name="T1134">y</text:span><text:s/>i na pewno nie w takiej skali jak dzisiaj. Ale trzeba przyznać jednocześnie, że te pierwsze elementy już na wsi się wytworzyły i że wcale nie jest takie, że wieś nie ma, do tej pory nie w<text:span text:style-name="T1135">yt</text:span>worzyła żadnych sposobów na to, żeby wspólnie działać. J<text:span text:style-name="T1136">e</text:span>st to również sprawa rad sołeckich. J<text:span text:style-name="T1137">e</text:span>st to rzeczywiście autentyczność działania chłopskiego. Tak że myślę, że tutaj mówienie, że takie formuły się nie w<text:span text:style-name="T1138">yt</text:span>worzyły też byłoby przesadą.</text:p>
      <text:p text:style-name="P1139">To tyle, dziękuję bardzo.</text:p>
      <text:p text:style-name="P1140"><text:span text:style-name="T1141">Przewodniczący</text:span>:</text:p>
      <text:p text:style-name="P1142">Dziękuję bardzo. Pan B<text:span text:style-name="T1143">a</text:span>lazs. Potem pan Lipiec.</text:p>
      <text:p text:style-name="P1144"><text:span text:style-name="T1145">Artur Balazs</text:span>:</text:p>
      <text:p text:style-name="P1146">Ja tylko chciałem powiedzieć do tego, co pan przewodniczący, pan profesor Stelmachowski powiedział. Uważam, że trzeba by deklarację woli, którą zaproponował kierownik Grzesiak, taki tekst deklaracji ustalić i to stworzyłoby możliwość dyskutowania o tematach zasadniczych, dotyczących rolnictwa i gospodarki.</text:p>
      <text:p text:style-name="P1147">N<text:span text:style-name="T1148">a</text:span>tomiast o jeszcze jednej rzeczy chciałem powiedzieć, która tutaj była przez ministra i przez kolegę, który ostatnio przemawiał, podnoszona. O tym, że jest na wsi bardzo dużo organizacji, które są<text:s/><text:soft-page-break/>demokr<text:span text:style-name="T1149">at</text:span>y<text:span text:style-name="T1150">cz</text:span>ne itd.</text:p>
      <text:p text:style-name="P1151">Proszę panów. Jedno jest niezaprzeczalne i chłopi to odbierają. Że na przestrzeni ostatnich siedmiu lat dysparytet dochodów obniżył się tak, w czasie istnienia tych demokratycznych organizacji, jak nigdy jeszcze się nie obniżył. Że istnieje biologiczne zagrożenie bytu rolników na wsi. Że wynosił on znacznie poniżej 80, a niekt<text:span text:style-name="T1152">ó</text:span>rzy mówią, że około 70 punktów. I o tym dyskutując tu dzisiaj należy pamiętać. Dlatego tak niezbędne jest stworzenie tych bezpieczników, o których my mówimy. I te bezpieczniki otwierają możliwość dyskusji wszystkich tematów. Ja myślę, że nie będzie kłopotów z ustaleniem tekstu tej deklaracji woli, która na mocy consensusu wszystkich stron zostanie tutaj dzisiaj przyjęta. I to tylko tyle.</text:p>
      <text:p text:style-name="P1153">Dziękuję.</text:p>
      <text:p text:style-name="P1154"><text:span text:style-name="T1155">Przewodniczący</text:span>:</text:p>
      <text:p text:style-name="P1156"><text:span text:style-name="T1157">T</text:span>ak. Pan lipiec, proszę bardzo.</text:p>
      <text:p text:style-name="P1158"><text:span text:style-name="T1159">Ed</text:span><text:span text:style-name="T1160">war</text:span><text:span text:style-name="T1161">d Lipiec</text:span>:</text:p>
      <text:p text:style-name="P1162">Ja jestem z wo<text:span text:style-name="T1163">je</text:span>wództwa zielonogórskiego. Chciałem odpowiedzieć panu, który mówił właśnie, że to nie jest miejsce przy tym stole. Do tej pory tak się składało, że wszyscy deklarowali się, że priorytet dla gospodarki roln<text:span text:style-name="T1164">ej,</text:span><text:s/>że musi być gospodarka opłacalna, ale niestety od<text:s/><text:span text:style-name="T1165">lat</text:span>,<text:span text:style-name="T1166"><text:s/></text:span>tak jak był 3 - 4 procent przemysłu pracowało na rzecz rolnictwa, to tak pracuje i nic się nie zmienia. T<text:span text:style-name="T1167">o</text:span><text:s/>znaczy, że te organizacje, które działają są nieskuteczne. Musimy stworzyć zabezpieczenie takie, które będzie<text:s/><text:span text:style-name="T1168">w</text:span><text:s/>jakiś sposób broniło tych interesów,<text:s/><text:span text:style-name="T1169">s</text:span>kuteczną organizację. Taką organizacją jest związek zawodowy, który będzie bronił interesów chłopskich. Obojętnie, czy to będzie Związek Kółek Rolniczych, czy to bę<text:span text:style-name="T1170">d</text:span>zie<text:s/>„Solidarność”, czy to bę<text:span text:style-name="T1171">d</text:span>zie i<text:s/>„Solidarność”, i Związek Kółek, ale będą to organizacje, które będą bronić tych interesów. I dlatego uważam, że ta deklaracja woli jest konieczna<text:span text:style-name="T1172">.</text:span></text:p>
      <text:p text:style-name="P1173">Na naszej wsi jest taka sytua<text:span text:style-name="T1174">cj</text:span>a, w zielonogórskim, w mojej konkretnie, że zostało na 120 gospodarstw w tej chwili 30 gospodarzy, którzy jeszcze gospodarzą. Resztę oddało ziemię. Leży ziemia odłogiem Pa<text:span text:style-name="T1175">ń</text:span>stwowego Funduszu Ziemi. Nawet PGR-y nie są w stenie jej zagospodarować. Jest tragiczna sytuacja. Kiedyś, w mojej wsi było przeszło 300 krów. Dzisiaj nie ma ich<text:s/><text:span text:style-name="T1176">30</text:span><text:s/>nawet. To jest sygnał, że się źle dzieje. Że te organizacje, które były samorządowe do tej pory działają nieskutecznie. Dlatego muszą być zabezpieczenia, które będą broniły tej gospo<text:span text:style-name="T1177">d</text:span>arki.</text:p>
      <text:p text:style-name="P1178">Dziękuję.</text:p>
      <text:p text:style-name="P1179"><text:span text:style-name="T1180">Jan Borowski</text:span>:</text:p>
      <text:p text:style-name="P1181">Jestem z województwa białostockiego. Sytuacja jest tam chyba najbardziej tragiczna. Wprost, żeby nie powiedzieć nieodwracalna. I tu niektórzy panowie może, nie chcę urazić, ale jakby w przestrzeni, w zawieszeniu nad ziemią to dyskutowali, jakby fetysz wolnego rynku itd. Podczas gdy jaka jest s<text:span text:style-name="T1182">y</text:span>tua<text:span text:style-name="T1183">cj</text:span>a?</text:p>
      <text:p text:style-name="P1184">Chcę tu zacząć od tego słowa stalinizm. Nad tym stołem ten duch będzie się dalej unosił, od 44 lat. Za cokolwiek, za jakikolwiek problem weźmiemy się. I otóż, nie mówiono tutaj o administracji, wspomniano tylko. Jest to też można powiedzieć, stalinizm. Kiedy w R<text:span text:style-name="T1185">FN</text:span><text:s/>na taką samą mniej więcej gminę jest wójt i trzy sprawne urzędniczki, a u nas jest i 40, i 60 nawet, no to tu ja widzę tę rezerwę, gdzie trzeba tę administra<text:span text:style-name="T1186">cj</text:span>ę zmniejszyć z miejsca o połowę. I mamy rezerwę finansową na wspomożenie rolnictwa indywidualnego. Ale to tylko sygnałowo.</text:p>
      <text:p text:style-name="P1187">Mówił tutaj jeden pan, że rolnik jest tu upodmiotowiony, że ma szereg organizacji do obrony itd.<text:s/><text:soft-page-break/>Przykłady mówią za siebie. Otóż taki przykład. Kied<text:span text:style-name="T1188">y<text:s/></text:span>naczelnik przybywa na zebranie wyborcze sołtysa z funk<text:span text:style-name="T1189">cj</text:span>onariuszem MO gazikiem i z drugim pracownikiem, i organizuje wybory, rozd<text:span text:style-name="T1190">aj</text:span>e kartki pisze jednemu z rolników swoich popleczników daje dwie kartki, a takich było więcej przypadków. Kiedy jeden z rolników chwyta od niego dwie kartki z ręki, rzuca na stół patrzcie to są wybory, to jest fałsz, podchodzi milicjant, dokumenty proszę, dowód osobisty. Spisuje go, do domu pan wynosi się, bo pana na kolegium. Za 2 tygodnie przybywa z dwoma milicjantami, wyborcy wybierają swego sołtysa, nawiasem mówiąc byłego człowieka, który zamieszany jest w aferę waginową, kradzieży itd., ale aby zwycięstwo było pełne, podaje do kolegium tegoż, który wyjawił to fałszerstwo. Art. za zakłócenie spokoju w miejscu publicznym. Oto obrona, proszę państwa, ja nie mówię, ze złośliwości - to woła o pomstę do nieba. Nie było to<text:s/><text:span text:style-name="T1191">za Stalina</text:span>, na U<text:span text:style-name="T1192">B</text:span>, nie słyszałem takiego przypadku, a to było dosłownie parę tygodni temu, bo zebranie było pierwsze w listopadzie, a ostatnie w grudniu, kolegium odbyło się 30 stycznia. Na razie odłożone, ale ten człowiek i zmierzam do tego, że te<text:s/>imponderabilia, te takie uwarunkowanie jakości życia na wsi są ogromnym znaczeniem, a my mówimy tylko tu o produkcji i dlatego wyludnia się wiś, dlatego uciekają młodzi, nie mają na nic wpływu. Nie chodzi o to, żebyśmy tu zwalczali socjalizm, absolutnie nie, ale my... tu odpowiem też profesorowi panu Okuniewskiemu, że co zrobić? Otóż z tych dziedzin musimy coś zrobić, żeby ludzie uwierz<text:span text:style-name="T1193">yl</text:span>i,<text:s/><text:span text:style-name="T1194">ż</text:span>e o to można, że jest jakaś nadzieja, że za coś trzeba się wziąć. Oczywiście nie mówię, że ekonomiczne warunki, absolutnie opłacalne. Tu też pan powiedział, panowie niektórzy<text:span text:style-name="T1195"><text:s/></text:span>mówili, że wzrost produkcji na rzecz rolnictwa.</text:p>
      <text:p text:style-name="P1196">Proszę panów proszę zajechać do jakiegokolwiek większego miasta czy GS, czy gdziekolwiek i kupić silnik elektryczny jakikolwiek. To jest absolutnie niemożliwe. Dalej proszę do sklepu jakiegokolwiek zajść, rolnik niech kupi radio nie mówiąc o telewizorze. To jest jakość życia, bo można powiedzie<text:span text:style-name="T1197">ć,</text:span><text:s/>że to nie jest produkcja, nie związek z produkcją, ale przeciętny człowiek nie może już dzisiaj żyć w takiej sytuacji w jakiej jest. Ja to tylko sygnalizuję.</text:p>
      <text:p text:style-name="P1198">Dalej rolnik jest uzależniony od widzi mi się milicjanta zwykłego, bo przychodzi mi w akcji na przykład<text:s/><text:span text:style-name="T1199">„</text:span>Posesja”<text:s/>i za nieporządek pisze mu kolegium i absolutnie ma mowy, żeby ono jego nie ukarało, bo on jest władzą, do kolegium<text:s/>podaje wniosek, milicja oskarża i milicja sądzi, więc je<text:span text:style-name="T1200">ś</text:span>li<text:span text:style-name="T1201"><text:s/></text:span>on cokolwiek źle powiedział, czy wyraził się, nie ma mowy, żeby on nie został ukarany i dlatego jest potrzebna, jest absolutnie konieczne<text:s/><text:span text:style-name="T1202">c</text:span>oś... dla obrony tego rolnika. Dziękuję, jest jeszcze szereg rzeczy o kobietach, ucieczka kobiet, to jest tragedia u nas w naszym terenie, więc na wsiach jest po 10 - 15 rolników,<text:s/><text:span text:style-name="T1203">k</text:span>tórzy nie mają przyszłości ożenić się,<text:s/><text:span text:style-name="T1204">b</text:span>o po prostu nie ma kobiet. A dlaczego uciekają - wiadomo je<text:span text:style-name="T1205">ś</text:span>li kobieta nie może kupić, rozpadające<text:s/><text:span text:style-name="T1206">s</text:span>ą pralki, nie mówiąc o automatach o zwykłych nawet<text:s/>prodiżach, to są - i tu mówi się właśnie, że zwiększona produkcja, oto mamy skutki.</text:p>
      <text:p text:style-name="P1207">Dziękuję, żeby nie przedłużać.</text:p>
      <text:p text:style-name="P1208"><text:span text:style-name="T1209">P</text:span><text:span text:style-name="T1210">rz</text:span><text:span text:style-name="T1211">ew</text:span><text:span text:style-name="T1212">od</text:span><text:span text:style-name="T1213">nicz</text:span><text:span text:style-name="T1214">ą</text:span><text:span text:style-name="T1215">c</text:span><text:span text:style-name="T1216">y</text:span>:</text:p>
      <text:p text:style-name="P1217">Dziękuję bardzo. Może my teraz zrobimy sobie przerwę 20 minu<text:span text:style-name="T1218">to</text:span>wą, a potem wznowimy obrady.</text:p>
      <text:p text:style-name="P1219">Dziękuję bardzo.</text:p>
      <text:p text:style-name="P1220"/>
      <text:p text:style-name="P1221">/Przerwa/.</text:p>
      <text:p text:style-name="P1222"/>
      <text:soft-page-break/>
      <text:p text:style-name="P1223">/Po przerwie/.</text:p>
      <text:p text:style-name="P1224"/>
      <text:p text:style-name="P1225">/<text:span text:style-name="T1226">Przew</text:span><text:span text:style-name="T1227">od</text:span><text:span text:style-name="T1228">nictwo</text:span><text:s/>obrad obejmuje ob.<text:s/><text:span text:style-name="T1229">Stanisław Śliwiński</text:span>/.</text:p>
      <text:p text:style-name="P1230"><text:span text:style-name="T1231">P</text:span><text:span text:style-name="T1232">rz</text:span><text:span text:style-name="T1233">ew</text:span><text:span text:style-name="T1234">od</text:span><text:span text:style-name="T1235">nicz</text:span><text:span text:style-name="T1236">ą</text:span><text:span text:style-name="T1237">c</text:span><text:span text:style-name="T1238">y</text:span>:</text:p>
      <text:p text:style-name="P1239">Zaczynamy proszę państwa. Wszyscy już usiedli na swoich miejscach<text:span text:style-name="T1240">.</text:span></text:p>
      <text:p text:style-name="P1241">Mamy przed sobą tekst deklaracji. Rozumiem, że do tej sprawy po zapoznaniu się głębszym i zastanowieniu wrócimy, a proponuję w związku z tym przejś<text:span text:style-name="T1242">ć</text:span><text:s/>d<text:span text:style-name="T1243">o</text:span><text:s/>następnej kwestii zaproponowanej zarówno przez pana przewodniczącego, prof. Stelmachowskiego jak i przez naszą stronę, mianowicie do spraw ekonomicznych.</text:p>
      <text:p text:style-name="P1244">Proszę uprzejmie kto z państwa w tej kwestii?</text:p>
      <text:p text:style-name="P1245"><text:span text:style-name="T1246">O</text:span><text:span text:style-name="T1247">b</text:span><text:span text:style-name="T1248">.</text:span><text:span text:style-name="T1249"><text:s/>Edward Lipiec</text:span>:</text:p>
      <text:p text:style-name="P1250">Jest<text:s/><text:span text:style-name="T1251">t</text:span>o trafnie jakoś u<text:span text:style-name="T1252">j</text:span>ęte. Jesteśmy za stworzeniem organizacyjno-prawnych warunków powstania związków zawodowych rolników obejmujących zarówno organizacje związkowe<text:s/>„Solidarności”<text:s/>jak i kółka rolnicze oraz wszelkie inne organizacje, które utworzą rolnicy zgodnie ze swo<text:span text:style-name="T1253">j</text:span>ą<text:span text:style-name="T1254"><text:s/></text:span>wolą.</text:p>
      <text:p text:style-name="P1255">Myślę, że nie trzeba wymieniać<text:s/>„Solidarności”<text:s/>i kółek rolniczych. Organizacje jakie będą chcieli rolnicy mieć na wsi, bo mogą mieć gdzieś tam jakieś inne organiza<text:span text:style-name="T1256">cj</text:span>e, związki zawodowe na wsi.</text:p>
      <text:p text:style-name="P1257"><text:span text:style-name="T1258">P</text:span><text:span text:style-name="T1259">rz</text:span><text:span text:style-name="T1260">ew</text:span><text:span text:style-name="T1261">od</text:span><text:span text:style-name="T1262">nicz</text:span><text:span text:style-name="T1263">ą</text:span><text:span text:style-name="T1264">c</text:span><text:span text:style-name="T1265">y</text:span>:</text:p>
      <text:p text:style-name="P1266">Proponuję gdybyście się państwo zgodzili, żebyśmy wrócili do tej kwestii zgodnie z moją wcześniejszą propozycją po zastanowieniu się i obejrzeniu tekstu, i przemyśleniu w nieco późniejszym terminie. Zgoda?</text:p>
      <text:p text:style-name="P1267">Wobec tego powracam do mojej propozycji. Przechodzimy do kwestii ekonomicznych.</text:p>
      <text:p text:style-name="P1268">Głos ma doc. Leopold.</text:p>
      <text:p text:style-name="P1269"><text:span text:style-name="T1270">Ob. Anton</text:span><text:span text:style-name="T1271">i</text:span><text:span text:style-name="T1272"><text:s/>Leopold</text:span><text:span text:style-name="T1273">:</text:span></text:p>
      <text:p text:style-name="P1274">Proszę Państwa! Wyd<text:span text:style-name="T1275">aj</text:span>e się, że wszyscy - a może prawie wszyscy -<text:s/><text:span text:style-name="T1276">j</text:span>es<text:span text:style-name="T1277">te</text:span>śmy zgodni co do tego, że niezbędne jest możliwie szybkie dojście do rynku, zastąpienia rynkiem tych powiązań między podmiotami gospodarczymi, które do dzisiejszego dnia funkcjonują. Sądzę, że to jest warunek, droga do równowagi, ale i warunek utrzymywania równowagi na rynku rolnym<text:span text:style-name="T1278">.</text:span><text:s/>Na rynku, z którym identyfikujemy jako rynek zaopatrzenia ro<text:span text:style-name="T1279">l</text:span>nictwa w środki produkcji i rynek zbytu produktów rolniczych, i o tym rynku jeżeli będę mówił o rynku rolnym<text:span text:style-name="T1280">,</text:span><text:s/><text:span text:style-name="T1281">t</text:span>o o<text:s/><text:span text:style-name="T1282">t</text:span>ych dwóch sferach, organicznie ze sobą związanych.</text:p>
      <text:p text:style-name="P1283">Chyba wielu z nas uważa również, że pewne wyprzedzenie równoważenia rynku i pełnego urynkowienia jest możliwe właśnie na rynku rolnym do ogólnej tendencji urynkowienia całej naszej gospodarki. Chciałbym się zastrzec, że nie rozumiem pod tym pojęciem urynkowienia powrotu do jakiegoś absolutnie liberalnego rynku XIX wieku<text:span text:style-name="T1284">.</text:span></text:p>
      <text:p text:style-name="P1285">Dopiero po ukształtowaniu się tego rynku będzie można prowadzić skuteczną politykę gospodarczą, która nie będzie niosła negatywnych skutków ubocznych. I to jes<text:span text:style-name="T1286">t</text:span><text:s/>szczególnie ważne dla rolnictwa. Dlatego że ta polityka powinna zapewniać, ta polityka kształtująca sytuację na rynku rolnym, powinna zapewniać opłacalność produkcji rolniczej. Daleko jestem, jak moi koledzy tutaj obecni wiedzą, od rozumowania parytetowego, ale gwarancja opłacalności produkcji rolniczej jest absolutnie niezbędna. Po prostu opłacalność rolniczą produkcji sprawdzi się podażą produktów rolniczych, a więc zaspokojeniem potrzeb żywnościowych kraju. I teraz musimy przejść jednak bardzo poważnie do rozważenia warunków, które<text:s/><text:soft-page-break/>muszą być spełnione, aby ta nasza wspólna jak wydaje się deklaracja mogła być przemieniona na rzeczywiście działania<text:span text:style-name="T1287">.</text:span></text:p>
      <text:p text:style-name="P1288">Po prostu te struktury instytu<text:span text:style-name="T1289">cjo</text:span>n<text:span text:style-name="T1290">al</text:span>ne, które w tej chwili istnieją w otoczeniu rolnictwa nie nadają się do tego. Muszą być zasadniczo zmienione zarówno te struktury, jak i system funk<text:span text:style-name="T1291">cj</text:span>onowania tego otoczenia rolnictwa, tego otoczenia rynkowego. Nie zatrzymuję się nad tym, mam nadzieję, że to rozszyfrujemy o co tutaj chodzi.</text:p>
      <text:p text:style-name="P1292">Druga sprawa - to jest wspólna z tym mie<text:span text:style-name="T1293">r</text:span>nikiem zmian tych strukturalnych, to jest<text:s/><text:span text:style-name="T1294">de</text:span>monopoliza<text:span text:style-name="T1295">cj</text:span>a tych struktur, ale również stworzenie takich mechanizmów, które by przeciwdziałały praktykom monop<text:span text:style-name="T1296">oli</text:span>s<text:span text:style-name="T1297">ty</text:span>cznym już nawe<text:span text:style-name="T1298">t</text:span><text:s/>na tym utworzonym rynku rolnym, na tym w<text:span text:style-name="T1299">yt</text:span>worzonym przez nasze działania wstępne.</text:p>
      <text:p text:style-name="P1300">I tu wydaje mi się, że może n<text:span text:style-name="T1301">aj</text:span>ważniejsza to jest ochrona przed monopolami w sferze zaopatrzenia rolnictwa w środki produkcji.<text:s/>Centraliza<text:span text:style-name="T1302">cj</text:span>a tej produkcji jest tak wielka, i tak trudna do rozbicia, że musimy zastosować<text:s/><text:span text:style-name="T1303">ś</text:span>rodki chroniące przed praktykami monopolistycznymi i wydaje się, że rzeczywiście niestety będzie trzeba tu godzi<text:span text:style-name="T1304">ć</text:span><text:s/>się na ustawianie cen pułapu cen, ewentualnie<text:s/>tempa zmian tych cen, ale również musimy doj<text:span text:style-name="T1305">ś</text:span>ć do tego jakimi kryteriami, według jakich kryteriów te pułapy cenowe muszą być ustawione<text:span text:style-name="T1306">.</text:span></text:p>
      <text:p text:style-name="P1307">Może to jest zbyt skrótowo, co powiem, ale po prostu musi być spójność rachunku w skali makro- i mikroekonomicznej. Miejmy nadziej<text:span text:style-name="T1308">ę</text:span>, że usłyszymy tu więcej na temat środków polityki gospodarczej, która by chroniła przed monopolami w tej sferze zaopatrzenia, bo nie sądzę, żebyśmy... nie jestem usatysfak<text:span text:style-name="T1309">cj</text:span>onowany przynajmniej ja, tym co pan minister Młynarczyk był łaskaw powiedzieć, to nie jest dostatecznie sprecyzowane.</text:p>
      <text:p text:style-name="P1310">Jest niezmiernie ważne dla rolnictwa świadomość na jakie tempo może liczyć w zakresie zwiększenia strumienia dostaw środków produkcji, poprawy komplementarności tego strumienia i poprawy jakości. To jest sprawa istotna dlatego, że nie dostrzegamy dzisiaj w systemie ekonomicznym funk<text:span text:style-name="T1311">cjo</text:span>nowania przedsiębiorst<text:span text:style-name="T1312">w</text:span><text:s/>państwowych, a takimi są ci zaopatrujący, zarówno u producentów jak i w jednostkach handlowych niezmiernie scentralizowanych, choćby wymienię dwa<text:s/><text:span text:style-name="T1313">„</text:span>Agrochemia”,<text:s/>„Agromet<text:span text:style-name="T1314">”</text:span>. Nie ma mechanizmów stymulujących ich do zwiększenia swojej działalności, a więc do zwi<text:span text:style-name="T1315">ę</text:span>kszenia produkcji, do poprawy efektywności i jakości podaży tego strumienia środków.</text:p>
      <text:p text:style-name="P1316">Więc dlatego my tego nie możemy przesądzić jaki ten mechanizm powinien być, ale sądzę, że są dwie rzeczy, to jest trzeba wrócić do problemów stosunków wł<text:span text:style-name="T1317">as</text:span>nościowych właśnie w sferze prze<text:span text:style-name="T1318">ds</text:span>iębiorstwa państwowego, własności państwowej, bo chyba tutaj jest<text:s/>„pies<text:s/>pogrzebany”<text:s/>- jak mówią, jeśli chodzi o stosunek do środków polityki gospodarczej, kierownictwa tych przedsiębiorstw i załogi.</text:p>
      <text:p text:style-name="P1319">Teraz to kształtowanie strumienia zaopatrzenia rolnictwa to jest kształtowanie właściwie intensywności produkcji rolniczej, a więc pośrednio również wielkości tej produkcji, a więc w konsek<text:span text:style-name="T1320">we</text:span>nc<text:span text:style-name="T1321">ji</text:span><text:s/>i stopnia zaspokojenia potrzeb gospodarczych na produkty rolnicze<text:span text:style-name="T1322">.</text:span><text:s/>To jest węzłowy problem. Rolnictwo, w rolnictwie musimy stworzyć mechanizm rynkowy, który będzie działał proefektywnościowo w użyciu tych środków, ale one muszą być, i chcielibyśmy bardzo wiedzieć na jakie tempo wzrostu i na jaki postęp w tej dziedzinie można liczyć.</text:p>
      <text:p text:style-name="P1323">Naturalnie chodzi tutaj o to, że na tym segmencie rynku zaopatrzeniowego musimy doprowadzić do równowagi. Wiemy, że to jest bolesna operacja. I teraz następnym problemem to jest urynkowienie skupu.<text:s/><text:soft-page-break/>Mamy przed sobą propozy<text:span text:style-name="T1324">cj</text:span>ę, któ<text:span text:style-name="T1325">ra</text:span><text:s/>idzie w kierunku urynkowienia skupu<text:span text:style-name="T1326">.</text:span><text:s/>Mieliśmy<text:s/><text:span text:style-name="T1327">de</text:span>kl<text:span text:style-name="T1328">aratyw</text:span>ną uchwałę dotyczącą demonopoliza<text:span text:style-name="T1329">cji</text:span><text:s/>sfery skupu. Ale to chyba jest, jeśli nawet powiemy, że jak to na wsi mówi - krok we właściwym kierunku, to jest przede wszystkim krok za mały, a i nie jest pozbawiony błędów<text:span text:style-name="T1330">.</text:span><text:s/>Choćby ten sławny zapis o kontrakta<text:span text:style-name="T1331">cji</text:span>, który... jest znowu nierówność, nie monopolem kontraktacji ma być przecież gospodarka uspołeczniona, tak jakby kontraktacja nadal musiała być środkiem polityki, a nie po prostu zwyczajną umową między kontrahentami swobodnie wybieranymi.</text:p>
      <text:p text:style-name="P1332">Jeżeli chodzi o sferę skupu, to mam tu pewną osobistą satysfakcję dlatego, że myśmy to od lat wśród kolegów proponowali, ko<text:span text:style-name="T1333">nst</text:span>ruowali w<text:s/><text:span text:style-name="T1334">m</text:span>y<text:span text:style-name="T1335">ś</text:span>l o organizacji rynku rol<text:span text:style-name="T1336">ne</text:span>go<text:s/><text:span text:style-name="T1337">i</text:span><text:s/>właśnie głównie w tej sferze<text:s/><text:span text:style-name="T1338">z</text:span>b<text:span text:style-name="T1339">yt</text:span>u produktów rolniczych.<text:s/><text:span text:style-name="T1340">I</text:span><text:s/>tutaj cena gwarantowana, na co? Głównie na zboże.<text:s/><text:span text:style-name="T1341">A</text:span><text:s/>może trzeba będzie dojść do tego, żeby prz<text:span text:style-name="T1342">ej</text:span>ściowo gwarantować cenę, może gwarantować tą minimalną cenę na mleko<text:span text:style-name="T1343">.</text:span><text:s/>Może. Ale to jest sprawa - za chwileczkę wrócę.</text:p>
      <text:p text:style-name="P1344">Teraz, rozumiemy, że wszechobecność państwa w gospodarce będzie się stanowczo i szybko kurczyła. Ale nie<text:span text:style-name="T1345"><text:s/></text:span>chcemy osłabiać państwa. Środków polityki, którymi państwo dysponuje. Pod warunkiem, że ona będzie pod kontrolą społeczną.<text:s/><text:span text:style-name="T1346">I</text:span><text:s/>te środki to przede wszystkim te gwarantowane ceny minimalne i ewentualna obecność państwa w obrotach agend państwowych, obr<text:span text:style-name="T1347">ot</text:span>ach produktami rolniczymi, ewentualnie ich przetworami, które..<text:span text:style-name="T1348">.</text:span><text:s/>przez co interweniowałoby państwo na poziom cen i popyt, dla rolnictwa niezmiernie ważne<text:span text:style-name="T1349">.</text:span></text:p>
      <text:p text:style-name="P1350">Wreszcie kształtowanie przez państwo,<text:s/><text:span text:style-name="T1351">od</text:span>działywanie przez państwo na popyt finalny, a więc na rynek żywnościowy. To j<text:span text:style-name="T1352">e</text:span>st znacznie trudniejsza<text:s/><text:span text:style-name="T1353">s</text:span>pra<text:span text:style-name="T1354">w</text:span>a<text:span text:style-name="T1355">.<text:s/></text:span>Te środki, szczególnie ewentualność interwencji państwa i ewentualność połączenia tej interwencji z obrotami zagranicznymi, powinny prowadzić do stabilizacji rynku rolnego, ale także rynku żywnościoweg<text:span text:style-name="T1356">o.</text:span><text:s/>To jest wspólny interes wszystkich.</text:p>
      <text:p text:style-name="P1357">Oczywiście nie powtarzam tutaj,<text:s/><text:span text:style-name="T1358">że</text:span><text:s/>rynek, tzn<text:span text:style-name="T1359">.<text:s/></text:span>odejście od wszelkich kartkowych<text:s/><text:span text:style-name="T1360">czy</text:span><text:s/>zi<text:span text:style-name="T1361">nd</text:span>yw<text:span text:style-name="T1362">id</text:span>ualizowanych podziałów masy towarowej, uprzywil<text:span text:style-name="T1363">ejo</text:span>wania c<text:span text:style-name="T1364">z</text:span>y struktur c<text:span text:style-name="T1365">z</text:span>y sektorów, jak dzisiaj mówim<text:span text:style-name="T1366">y,</text:span><text:s/>czy poszczególnych osób i przedsiębiorstw<text:span text:style-name="T1367">.</text:span><text:s/>To jest<text:s/><text:span text:style-name="T1368">w</text:span><text:s/>sa<text:span text:style-name="T1369">m</text:span>ym haśle rynek mieśc<text:span text:style-name="T1370">i</text:span><text:s/>si<text:span text:style-name="T1371">ę<text:s/></text:span>to zupełnie zdecydowany sposób<text:span text:style-name="T1372">.</text:span></text:p>
      <text:p text:style-name="P1373">To jest c<text:span text:style-name="T1374">h</text:span>yba wyjściem naprzeciw propozycji obu ministerstw, które mamy przed sobą<text:span text:style-name="T1375">.</text:span></text:p>
      <text:p text:style-name="P1376">Teraz, musimy mieć pełną świadomość skutków tej rynkowej regulacji rynku rolnego, skutków w dziedzinie rynku żywnościowego i dochodów ludności<text:span text:style-name="T1377">.</text:span><text:s/><text:span text:style-name="T1378">I</text:span><text:s/>tu sądzę, ż<text:span text:style-name="T1379">e</text:span><text:s/>nasz zespół nie jest kompetentny w pełni do rozważenia, pełnego rozważenia tego zagadnienia. Ja dlatego pozwalam sobie zaproponować, aby zwrócić się do przewodniczących Zespołu ds<text:span text:style-name="T1380">.</text:span><text:s/>Gospodarki i Polityki Społecznej o wspólne posiedzenie, i wspólne rozważenie tej bardzo, bardzo trudnej sprawy. Możemy jedynie proponowa<text:span text:style-name="T1381">ć</text:span><text:s/>pewne rozwiązania, które jednak sądzę, że będą obciążone pewnym naszym ukierunkowaniem, naszą pozycją producenta tej żywności.<text:s/><text:span text:style-name="T1382">I</text:span><text:s/>dlatego należałoby to rozważyć w szerszym, bardziej r<text:span text:style-name="T1383">oz</text:span>budowanym gronie.</text:p>
      <text:p text:style-name="P1384">Tu jest bardzo trudny problem odejścia od tych kartek mięsnych,<text:s/><text:span text:style-name="T1385">o</text:span>powiedzenia się za takim czy innym rozwiązaniem w okresie prz<text:span text:style-name="T1386">ej</text:span>ściowym, w tym nie wydaje mi się możliwe przejście,<text:s/><text:span text:style-name="T1387">d</text:span>ekretowane przejście do tego, do całkow<text:span text:style-name="T1388">i</text:span>cie wolnego rynku. Jest bardzo trudny problem rozwiązania spraw dotacji do..<text:span text:style-name="T1389">.</text:span><text:s/><text:span text:style-name="T1390">W</text:span><text:s/>tej chwili umie<text:span text:style-name="T1391">js</text:span>cowionych w przedsiębiorstwach pr<text:span text:style-name="T1392">od</text:span>ukcyjnych, więc w przemyśla prz<text:span text:style-name="T1393">et</text:span>wórczym, ale dotacji, które mają dwojaki charakter<text:span text:style-name="T1394">.</text:span><text:s/>Mianowicie są dotacjami regulującymi<text:s/><text:span text:style-name="T1395">c</text:span>eny żywości, a więc dotacjami jakby do konsumpcji, a<text:span text:style-name="T1396">l</text:span>e nie są pozbawione również funkcji c<text:span text:style-name="T1397">zęś</text:span><text:span text:style-name="T1398">c</text:span><text:span text:style-name="T1399">iow</text:span>o d<text:span text:style-name="T1400">ot</text:span>a<text:span text:style-name="T1401">cj</text:span>i do rolnictwa<text:span text:style-name="T1402">.</text:span><text:s/>Dlate<text:span text:style-name="T1403">go,</text:span><text:s/><text:span text:style-name="T1404">że</text:span><text:s/>one<text:s/><text:soft-page-break/>zmieniają pop<text:span text:style-name="T1405">yt,</text:span><text:s/>zw<text:span text:style-name="T1406">i</text:span>ększ<text:span text:style-name="T1407">a</text:span>ją popyt<text:span text:style-name="T1408">.</text:span></text:p>
      <text:p text:style-name="P1409">Sądzimy, że elastycz<text:span text:style-name="T1410">n</text:span>ość cenowa jest jednak, nawet na rynku żywnościowym i gdyby te ceny podleciały bardzo w górę, to na niektórych segm<text:span text:style-name="T1411">e</text:span>ntach rynku żywnośc<text:span text:style-name="T1412">io</text:span>wego nastąpiłoby zahamowanie<text:span text:style-name="T1413">,</text:span><text:s/>czy zmni<text:span text:style-name="T1414">ej</text:span>szeni<text:span text:style-name="T1415">e</text:span><text:s/>nawet popyt<text:span text:style-name="T1416">u</text:span>, które rzutowałoby na rolnictwo<text:span text:style-name="T1417">.</text:span></text:p>
      <text:p text:style-name="P1418"><text:span text:style-name="T1419">I</text:span><text:s/>tu chciałbym na c<text:span text:style-name="T1420">h</text:span>wilę wrócić do mleczarstwa<text:span text:style-name="T1421">.<text:s/></text:span>Dotacje do mleczarstwa, jak tak na oko liczę, to jest trzy<text:s/><text:span text:style-name="T1422">razy</text:span><text:s/>więcej pieniędzy, aniżel<text:span text:style-name="T1423">i</text:span><text:s/>te pieniądze, które mleczarstwo dostaje z rynku, ze sprzedaży swoich towarów<text:span text:style-name="T1424">.</text:span><text:s/>Jak<text:s/><text:span text:style-name="T1425">z<text:s/></text:span>tego<text:s/>„kociokwiku”<text:s/>wyjść? Jak to p<text:span text:style-name="T1426">r</text:span>zenieść, gdzie to p<text:span text:style-name="T1427">rze</text:span>nie<text:span text:style-name="T1428">ś</text:span>ć? Czy to przenieść w ogóle?<text:s/><text:span text:style-name="T1429">I</text:span><text:s/>sprawa mleczarstwa jest p<text:span text:style-name="T1430">r</text:span>zykładem, w co się wpakowaliśm<text:span text:style-name="T1431">y</text:span>, w jaką sytuację, z której naprawdę bez bólu wyjść nie będzie moż<text:span text:style-name="T1432">n</text:span>a<text:span text:style-name="T1433">.</text:span></text:p>
      <text:p text:style-name="P1434"><text:span text:style-name="T1435">Je</text:span>szcze<text:s/><text:span text:style-name="T1436">je</text:span>dno. Łatw<text:span text:style-name="T1437">iej</text:span><text:s/>zdemonopolizować ry<text:span text:style-name="T1438">n</text:span>e<text:span text:style-name="T1439">k<text:s/></text:span>mięsny niż rynek mleczarsk<text:span text:style-name="T1440">i</text:span><text:s/>i te struktury mleczarstwa<text:span text:style-name="T1441">. I</text:span><text:s/>to są problemy, które pow<text:span text:style-name="T1442">i</text:span>nniśmy tutaj w s<text:span text:style-name="T1443">fe</text:span>r<text:span text:style-name="T1444">ze</text:span><text:s/>ro<text:span text:style-name="T1445">z</text:span>wa<text:span text:style-name="T1446">żyć</text:span><text:s/>to odejście, odejście od tycia dotacji, czy zmia<text:span text:style-name="T1447">n</text:span>y systemu dotowania z punktu w<text:span text:style-name="T1448">i</text:span>dzen<text:span text:style-name="T1449">i</text:span>a sp<text:span text:style-name="T1450">r</text:span>awności<text:s/><text:span text:style-name="T1451">fu</text:span>nk<text:span text:style-name="T1452">cj</text:span>onowan<text:span text:style-name="T1453">i</text:span>a<text:span text:style-name="T1454"><text:s/></text:span>przemysłu spożywczeg<text:span text:style-name="T1455">o.</text:span><text:s/><text:span text:style-name="T1456">P</text:span>r<text:span text:style-name="T1457">z</text:span>emys<text:span text:style-name="T1458">ł</text:span><text:s/>spożywczy w<text:s/><text:span text:style-name="T1459">tej</text:span><text:s/>chwili j<text:span text:style-name="T1460">e</text:span>st przede wszystkim niedoinwestowany, pozbawiony motywac<text:span text:style-name="T1461">ji<text:s/></text:span>proe<text:span text:style-name="T1462">fe</text:span>ktywnościowe<text:span text:style-name="T1463">j</text:span><text:s/>i pro-produkcyjne<text:span text:style-name="T1464">j</text:span><text:s/>na skutek tak olbrzymiej roli dotacji w jej do<text:span text:style-name="T1465">fi</text:span>nansowan<text:span text:style-name="T1466">i</text:span>u. I nierentowny,<text:s/><text:span text:style-name="T1467">m</text:span>imo tych dotacji<text:span text:style-name="T1468">.</text:span><text:s/><text:span text:style-name="T1469">I</text:span><text:s/>on się nie może sa<text:span text:style-name="T1470">m</text:span><text:s/>odtworzyć<text:span text:style-name="T1471">.</text:span></text:p>
      <text:p text:style-name="P1472">W<text:span text:style-name="T1473">i</text:span>ęc to jest sprawa na pewno naszego<text:s/><text:span text:style-name="T1474">„</text:span>stołu<text:span text:style-name="T1475">”</text:span><text:span text:style-name="T1476">.<text:s/></text:span>Nato<text:span text:style-name="T1477">m</text:span>iast ja powtarzam jeszcze, proponuję przeniesienie i nie chcę tu m<text:span text:style-name="T1478">ów</text:span>ić za wiele na temat<text:s/><text:span text:style-name="T1479">p</text:span>r<text:span text:style-name="T1480">o</text:span>p<text:span text:style-name="T1481">ozycji</text:span><text:s/>odnośnie tego,<text:s/><text:span text:style-name="T1482">c</text:span>o nazywamy chyba niesłusznie rekompe<text:span text:style-name="T1483">n</text:span>satam<text:span text:style-name="T1484">i</text:span><text:s/><text:span text:style-name="T1485">w</text:span><text:s/>sferze dochodów ludności,<text:s/><text:span text:style-name="T1486">w</text:span><text:s/>ogóle ludności<text:span text:style-name="T1487">.</text:span><text:s/>Bo to jest sprawa właśnie, którą proponuję pr<text:span text:style-name="T1488">zeni</text:span>e<text:span text:style-name="T1489">ść</text:span><text:s/><text:span text:style-name="T1490">n</text:span>a następny, na<text:s/>„wielki<text:s/><text:span text:style-name="T1491">s</text:span>tó<text:span text:style-name="T1492">ł</text:span>”<text:s/>spraw społecznych<text:s/><text:span text:style-name="T1493">i</text:span><text:s/><text:span text:style-name="T1494">go</text:span>spodarczyc<text:span text:style-name="T1495">h.</text:span></text:p>
      <text:p text:style-name="P1496">Dziękuję bardzo<text:span text:style-name="T1497">.</text:span></text:p>
      <text:p text:style-name="P1498"><text:span text:style-name="T1499">Pr</text:span><text:span text:style-name="T1500">ze</text:span><text:span text:style-name="T1501">wod</text:span><text:span text:style-name="T1502">niczą</text:span><text:span text:style-name="T1503">c</text:span><text:span text:style-name="T1504">y</text:span><text:span text:style-name="T1505">:</text:span></text:p>
      <text:p text:style-name="P1506"><text:span text:style-name="T1507">P</text:span>r<text:span text:style-name="T1508">os</text:span>z<text:span text:style-name="T1509">ę</text:span><text:s/>ba<text:span text:style-name="T1510">r</text:span>dz<text:span text:style-name="T1511">o</text:span>, p<text:span text:style-name="T1512">r</text:span>zepraszam<text:span text:style-name="T1513">,</text:span><text:s/>pan p<text:span text:style-name="T1514">r</text:span>o<text:span text:style-name="T1515">f.</text:span><text:s/>Dietl<text:span text:style-name="T1516">.</text:span></text:p>
      <text:p text:style-name="P1517"><text:span text:style-name="T1518">P</text:span><text:span text:style-name="T1519">ro</text:span><text:span text:style-name="T1520">f</text:span><text:span text:style-name="T1521">.</text:span><text:span text:style-name="T1522"><text:s/>J</text:span><text:span text:style-name="T1523">.</text:span><text:span text:style-name="T1524"><text:s/>D</text:span><text:span text:style-name="T1525">ie</text:span><text:span text:style-name="T1526">tl</text:span><text:span text:style-name="T1527">:</text:span></text:p>
      <text:p text:style-name="P1528">Ja chciałbym<text:s/><text:span text:style-name="T1529">m</text:span>ów<text:span text:style-name="T1530">i</text:span>ć<text:s/><text:span text:style-name="T1531">o</text:span><text:s/>d<text:span text:style-name="T1532">em</text:span>on<text:span text:style-name="T1533">o</text:span>po<text:span text:style-name="T1534">li</text:span>zacji otoczen<text:span text:style-name="T1535">i</text:span>a ekonomicznego rolnictwa i<text:span text:style-name="T1536">nd</text:span>ywidual<text:span text:style-name="T1537">ne</text:span>go<text:span text:style-name="T1538">,<text:s/></text:span>właściwie<text:s/><text:span text:style-name="T1539">w</text:span><text:s/>o<text:span text:style-name="T1540">g</text:span>óle rol<text:span text:style-name="T1541">n</text:span>ictwa<text:span text:style-name="T1542">.</text:span><text:s/>I c<text:span text:style-name="T1543">h</text:span>cę<text:s/><text:span text:style-name="T1544">o</text:span><text:s/><text:span text:style-name="T1545">tej</text:span><text:s/>sprawie<text:s/><text:span text:style-name="T1546">m</text:span>ów<text:span text:style-name="T1547">ić w</text:span><text:s/>trzech płaszczyznac<text:span text:style-name="T1548">h</text:span>. Pierwsza płaszczyzna<text:s/><text:span text:style-name="T1549">t</text:span>o działan<text:span text:style-name="T1550">i</text:span>a i<text:span text:style-name="T1551">nt</text:span>erwencyjne pań<text:span text:style-name="T1552">st</text:span>wa<text:span text:style-name="T1553">.</text:span><text:s/>D<text:span text:style-name="T1554">r</text:span>uga płaszczyz<text:span text:style-name="T1555">n</text:span>a,<text:s/><text:span text:style-name="T1556">t</text:span>o stworze<text:span text:style-name="T1557">nie<text:s/></text:span>au<text:span text:style-name="T1558">te</text:span>ntyczn<text:span text:style-name="T1559">ej</text:span>, a właściwie powrót do autentyczne<text:span text:style-name="T1560">j</text:span><text:s/>spółdzielczośc<text:span text:style-name="T1561">i</text:span><text:s/>na wsi<text:span text:style-name="T1562">.</text:span><text:s/>I w<text:span text:style-name="T1563">re</text:span>szci<text:span text:style-name="T1564">e</text:span><text:s/>t<text:span text:style-name="T1565">r</text:span>zecia płaszczyzna, to prywatyzacja częściowo te<text:span text:style-name="T1566">g</text:span>o otoczenia, o którym mów<text:span text:style-name="T1567">i</text:span>ę<text:span text:style-name="T1568">.</text:span></text:p>
      <text:p text:style-name="P1569">Przejdę do pierwszej sprawy<text:span text:style-name="T1570">.</text:span><text:s/>N<text:span text:style-name="T1571">i</text:span>e ma mowy, żeby można powrócić do pełn<text:span text:style-name="T1572">ej</text:span><text:s/>regula<text:span text:style-name="T1573">cji</text:span><text:s/>rynkow<text:span text:style-name="T1574">ej</text:span><text:s/>bez równoczes<text:span text:style-name="T1575">ne</text:span>go uruchomienia interwen<text:span text:style-name="T1576">cji</text:span><text:s/>państwa zmierz<text:span text:style-name="T1577">aj</text:span>ą<text:span text:style-name="T1578">cej</text:span><text:s/>do demonopolizacji<text:span text:style-name="T1579">.</text:span><text:s/>Mówił już o tym częśc<text:span text:style-name="T1580">i</text:span>owo pro<text:span text:style-name="T1581">f.</text:span><text:s/>Leopold.<text:s/><text:span text:style-name="T1582">Ja</text:span><text:s/>tylko hasłowo podam postulaty<text:span text:style-name="T1583">.</text:span></text:p>
      <text:p text:style-name="P1584">Pierwsze to realoka<text:span text:style-name="T1585">cja</text:span><text:s/>zasobów<text:s/><text:span text:style-name="T1586">gos</text:span>p<text:span text:style-name="T1587">odarczy</text:span>c<text:span text:style-name="T1588">h</text:span><text:s/>o cz<text:span text:style-name="T1589">y</text:span>m<text:span text:style-name="T1590"><text:s/></text:span>tu była mowa, realokacja w k<text:span text:style-name="T1591">i</text:span>erunku obsługi rolnictwa, głownio w zakresie zaopatrzenia<text:span text:style-name="T1592">.</text:span><text:s/>I to jest oczywiście postulat do<text:s/>„stolika ogólnego gospodarczeg<text:span text:style-name="T1593">o</text:span>”<text:span text:style-name="T1594">,</text:span><text:s/>żeby tam to miejsce rolnictwa i tej re<text:span text:style-name="T1595">a</text:span>lokacji tych zasobów się znalazło<text:span text:style-name="T1596">.</text:span></text:p>
      <text:p text:style-name="P1597">Po wtóre<text:s/><text:span text:style-name="T1598">-</text:span><text:s/>zniesienie pełne admin<text:span text:style-name="T1599">i</text:span>stracyjnej dystrybu<text:span text:style-name="T1600">cj</text:span>i<text:span text:style-name="T1601">.</text:span><text:s/>To zniesienie administracyjn<text:span text:style-name="T1602">ej</text:span><text:s/>dystrybu<text:span text:style-name="T1603">cj</text:span>i wiąże się z szeregiem zmian m.<text:span text:style-name="T1604">i</text:span>n. pozbawie<text:span text:style-name="T1605">ni</text:span>a administracji uprawn<text:span text:style-name="T1606">ie</text:span>ń gospoda<text:span text:style-name="T1607">r</text:span>czych w zak<text:span text:style-name="T1608">r</text:span>esie owej dystrybucji<text:span text:style-name="T1609">.</text:span><text:s/>To się wi<text:span text:style-name="T1610">ąże</text:span><text:s/>dal<text:span text:style-name="T1611">ej</text:span><text:s/>z likwida<text:span text:style-name="T1612">cj</text:span>ą transakcji wiązanych i innymi formami, wszelkimi formami administracyjn<text:span text:style-name="T1613">ej</text:span><text:s/>dystrybucji.</text:p>
      <text:p text:style-name="P1614">Trzeci pu<text:span text:style-name="T1615">nk</text:span>t - likwida<text:span text:style-name="T1616">cj</text:span>a dyskryminacyjnych pra<text:span text:style-name="T1617">k</text:span>tyk w zakres<text:span text:style-name="T1618">i</text:span>e dystrybucji, np. organizowanie<text:s/><text:soft-page-break/>odrębnych<text:s/><text:span text:style-name="T1619">k</text:span>anałów dystrybucji dla PGR-ów środków do produkcji, np.<text:s/><text:span text:style-name="T1620">od</text:span>mowa sprzedaży pośredniko<text:span text:style-name="T1621">m</text:span><text:s/>prywat<text:span text:style-name="T1622">n</text:span>y<text:span text:style-name="T1623">m</text:span><text:s/>itd<text:span text:style-name="T1624">.</text:span><text:s/>To de<text:s/><text:span text:style-name="T1625">le</text:span>ge<text:span text:style-name="T1626"><text:s/></text:span>powinno by<text:span text:style-name="T1627">ć</text:span><text:s/>zabronione<text:span text:style-name="T1628">.</text:span><text:s/><text:span text:style-name="T1629">N</text:span>i<text:span text:style-name="T1630">e</text:span><text:s/>można stosować polityki dyskry<text:span text:style-name="T1631">m</text:span>inacyjne<text:span text:style-name="T1632">j.</text:span></text:p>
      <text:p text:style-name="P1633">Następny punkt to podział p<text:span text:style-name="T1634">r</text:span>zedsiębiorstw wielozakładowych na przedsiębiorstwa<text:s/><text:span text:style-name="T1635">je</text:span>dnozakładowe<text:span text:style-name="T1636">.</text:span><text:s/>Praktyka jest zupełnie odwrotna<text:span text:style-name="T1637">.</text:span><text:s/>Dla przykładu podam tworzenie spółek<text:s/><text:span text:style-name="T1638">w</text:span><text:s/><text:span text:style-name="T1639">zak</text:span>r<text:span text:style-name="T1640">e</text:span>si<text:span text:style-name="T1641">e</text:span><text:s/>przemysłu m<text:span text:style-name="T1642">ię</text:span>snego. Przecież<text:s/><text:span text:style-name="T1643">t</text:span>o j<text:span text:style-name="T1644">e</text:span>st<text:s/><text:span text:style-name="T1645">m</text:span>onopoliza<text:span text:style-name="T1646">cj</text:span>a dystrybu<text:span text:style-name="T1647">cji</text:span><text:s/><text:span text:style-name="T1648">w</text:span><text:s/>zakresie rynku mięs<text:span text:style-name="T1649">n</text:span>e<text:span text:style-name="T1650">go.</text:span><text:s/>Tu<text:s/><text:span text:style-name="T1651">m</text:span>u<text:span text:style-name="T1652">si</text:span><text:s/>działać interwen<text:span text:style-name="T1653">cj</text:span>a<text:span text:style-name="T1654">.</text:span><text:s/>Zn<text:span text:style-name="T1655">i</text:span>esienie wszelkich z<text:span text:style-name="T1656">r</text:span>zeszeń i stosowa<text:span text:style-name="T1657">n</text:span>ia do czasu zniesienia tych zrzeszeń, one si<text:span text:style-name="T1658">ę</text:span><text:s/>mogą tw<text:span text:style-name="T1659">or</text:span>zyć rzeczywiście oddolnie, o ile nie wiążą się z praktykami monopolistycznymi i zniesienie wszystkich praktyk monopolistycznych tych zrzeszeń. Tu nie tylko chodzi o to, o czym już była mowa o rachunek wyrównawczy, ale prawda o ustalanie cen, wspólne zaopatrzenie, monopoliza<text:span text:style-name="T1660">cj</text:span>a<text:s/><text:span text:style-name="T1661">t</text:span>ego zaopatrzenia itp.<text:s/><text:span text:style-name="T1662">W</text:span>reszcie import antymonopolowy, mam na myśli głównie środki do produkcji rolnictwa, ale to się wiąże z całą sferą liberalizac<text:span text:style-name="T1663">ji<text:s/></text:span>handlu zagranicznego, również tej liberaliza<text:span text:style-name="T1664">cj</text:span>i w odniesieniu do sektora prywatn<text:span text:style-name="T1665">eg</text:span>o sensu largo, to znaczy nie tylko w odniesieniu do rolników, ale również tego otoczenia prywatnego gospodarczego rolnictwa - o czym za chwilę.</text:p>
      <text:p text:style-name="P1666">Wreszcie ułatwienie w<text:span text:style-name="T1667">ej</text:span>ść na rynek. Tu nie ma być ustawy o działalności gospodarcz<text:span text:style-name="T1668">ej,</text:span><text:s/>ale interwencyjna sprzedaży części majątku tak zwanego państwowego, który... czy spółdzielczego, formy pośrednie jak dzierżawa, ulgi podatkowe w nowozakładanych podmiotów gospodarczych, dopuszczenie o czym mówił pan Leopold tych podmiotów do kontraktacji - o czym przepisy o demonopolizac<text:span text:style-name="T1669">ji</text:span><text:s/>skupu nie mówią i wreszcie ostatnim punkt w tej materii, którą poruszam to sprawa komisji antymonopolowej. Oczywiście komisja antymonopolowa musi być mieć uprawnienia władcze, oczywiście musi podlegać Sejmowi, i w tej komisji antymonopolow<text:span text:style-name="T1670">ej</text:span><text:s/>powinien być znaczny udział ekspertów desygnowanych przez organizacje rolnicze, bo musi być komisja antymonopolowa, która będzie kontrolowała między innymi to wszystko o czym tu była mowa, ale również właśnie praktyki antymonopolowe o charakterze instytu<text:span text:style-name="T1671">cjo</text:span>n<text:span text:style-name="T1672">al</text:span>nym i w sensie zachowań typowych dla monopolisty<text:s/><text:span text:style-name="T1673">-</text:span><text:s/>mam na myśli cenę monopolową itd.</text:p>
      <text:p text:style-name="P1674">Drugą płaszczyzną, w której chcę<text:s/><text:span text:style-name="T1675">z</text:span>awrzeć moją wypowiedź to jest sprawa tworzenia, powrót do autentycznych spółdzielni i tutaj następujące postulaty<text:s/><text:span text:style-name="T1676">m</text:span>i się nasuwają. Po pierwsze likwidacja wszystkich pośrednich szczebli spółdzielczości w postaci spółdzielni wojewódzkich czy związków wojewódzkich. Reprywatyza<text:span text:style-name="T1677">cj</text:span>a czy uspółdzielczenie działalności gospodarczej, która jest skupiona w tych związkach - mam na myśli głównie handel hur<text:span text:style-name="T1678">t</text:span>owy, który w tej chwili jest narzędziem władzy biurokratycznej tych związków, które rozdzielają środki do produkcji i skupiają handel. Tu można tworzyć spółki, których udziałowcami będą spółdzielnie i inne podmioty gospodarcze, tu można tworzyć spółdzielnie osób prawnych, dla tego hurtu, natomiast trzeba związki spółdzielcze nie mogą zajmować się bezpośrednio bezpośredni działalnością gospodarczą.</text:p>
      <text:p text:style-name="P1679">I wreszcie wyeliminowanie takich struktur jak na przykład układ centralny związków spółdzielczych, naczelnej rady spółdzielni itd. Tu wyraźnie to<text:s/>stawiam, że to jest również kwestia personalna, to jest typowe lobby spółdzielcze antyreformatorskie, natomiast związki powinny tworzyć się od dołu, mieć charakter wyłącznie związków lustracyjnych instruktażowych, również<text:s/>z<text:s/>usługami,<text:s/>mieć niekoniecznie wojewódzki charakter, może ponad wojewódzki charakter, w zależności od tego, ile spółdzielni i czy będą chciały spółdzielnie do tych związków należeć.</text:p>
      <text:p text:style-name="P1680">Wreszcie trzeba karać i zakazać wszystkich form represjonowania wychodzenia ze związków<text:s/><text:soft-page-break/>spółdzielczych, między innymi w tej chwili to represjonowanie ma charakter finansowy. Te spółdzielnie, które odłączają się od związku są pod względem finansowym w różny sposób represjonowane.</text:p>
      <text:p text:style-name="P1681">I wreszcie jest tutaj niesłychanie ważna sprawa, to tworzenie się nowych spółdzielni, które można widzieć jako tworzenie się niezależnych spółdzielni i jako pączkowanie spółdzielni z istniejących struktur na przykład bardzo by było wskazane, żeby wiele zakładów produkcyjnych uniwersalnych GS-ów mając zakładowe samorządy - do czego za chwilę - usamodzielniały się<text:s/><text:span text:style-name="T1682">w</text:span><text:s/>postaci małych spółdzielni posiad<text:span text:style-name="T1683">aj</text:span>ących więź członkowską z tymi rolnikami którzy są głównymi, kształtują głównie podaż dla tych spół<text:span text:style-name="T1684">dz</text:span>ieln<text:span text:style-name="T1685">i.</text:span></text:p>
      <text:p text:style-name="P1686">Chyba na<text:span text:style-name="T1687">ji</text:span>stotnie<text:span text:style-name="T1688">js</text:span>zą sprawą jest powrót do demokracji spółdzielczości. Ten powrót do tej demokracji widzimy w sposób następujący. Mianowicie musi nastąpić powrót do autentycznych i demokratycznych procedur wyborczych. Samorząd spółdzielni musi być autentycznie w<text:span text:style-name="T1689">yb</text:span>ierany spośród członków, a nie w ten sposób, że jest powiedzmy po kryjomu, reżyserowane są wybory,<text:s/>a ludzie wybrani do tego zarządu zostają członkami spółdzielni po dokonaniu wyborów.</text:p>
      <text:p text:style-name="P1690">W związku z tym wysuwano postulat, żeby zarząd spółdzielni pracował wyłącznie na zasadach społecznych, tak jak jest to w większości krajów. Natomiast zarząd<text:s/><text:span text:style-name="T1691">je</text:span>st od tego, żeby powołać eksper<text:span text:style-name="T1692">tó</text:span>w, którzy po prostu będą operatywnie tą spółdzielczością zarządza<text:span text:style-name="T1693">l</text:span>i. Jesteśmy również<text:s/><text:span text:style-name="T1694">p</text:span>rzeciwni nadmiernemu uniwersalizmowi w zakresie działalności spółdzielni, dlatego widzimy możliwość pączkowania właśnie nowych sp<text:span text:style-name="T1695">ó</text:span>łdzielni ze spół<text:span text:style-name="T1696">d</text:span>zielni GS-owskich czy innych rodzajów spółdzielni.</text:p>
      <text:p text:style-name="P1697">Wreszcie trzecią i ostatnią płaszczyzną, o której chcę<text:span text:style-name="T1698"><text:s/></text:span>powiedzieć parę tutaj uwag, to jest sprawa demonopolizac<text:span text:style-name="T1699">ji<text:s/></text:span>właśnie prywatyzacji otoczenia rolnictwa<text:span text:style-name="T1700">.</text:span><text:s/>Już te przepisy o demonopolizac<text:span text:style-name="T1701">ji</text:span><text:s/>skupu jak również ustawa o działalności gospodarczej może być traktowana jedynie jako wstęp. W rzeczywistości ta prywatyzacja nie ma żadnych w tej chwili warunków rozwijania się. Brak bowiem jest konstytucjonalnych form oddolnego inicjowania tej działalności, jest wyraźna niechęć administra<text:span text:style-name="T1702">cji</text:span><text:s/>lokalnej dla indywidualnej działalności, to jest bardzo widoczne. Zupełna funk<text:span text:style-name="T1703">cj</text:span>a równoupraw<text:span text:style-name="T1704">ni</text:span>enia sektorów wł<text:span text:style-name="T1705">as</text:span>nościowych choćby przetargi dewizowe odrębnie organizowane, choćby zupełnie woluntarystyczne ustalanie wsadu dewizowego, dla sektora prywatnego - tych przykładów można wymieniać w nieskończoność.</text:p>
      <text:p text:style-name="P1706">Dalej ma miejsce co jest bardzo charakterystyczne przenikanie mie<text:span text:style-name="T1707">j</text:span>scowej biurokrac<text:span text:style-name="T1708">ji</text:span><text:s/>do prze<text:span text:style-name="T1709">ds</text:span>iębiorstw prywatnych w postaci po prostu pewnego rodzaju szantażu. Krewny, znajomy otrzymuje synekury, czyli sektor prywatny jest zmuszany do przyjmowania - w związku z tym jest niechęć tych młodych ludzi, którzy rzeczywiście chcą prowadzić niezależną działalność do podejmowania tej działalności. Wreszcie jest niska skłonność do inwestowania, zar<text:span text:style-name="T1710">ó</text:span>wno ze względu na brak kapitału jak i tę inflację, i na skutek braku środków rzeczowych. Dlatego tutaj wysuwamy postulat sprzedaży części majątku zarówno spółdzielczego jak i państwowego do sektora prywatnego, ale tu nie tylko chodzi o sprzedaż tego majątku, który jest majątkiem nieuruchomionym czy zamrożonym majątkiem, ale również tego, który może tę właściwą rolę dla tych wsi spełniać, a o tym powinny decydować organizacje rolnicze i organizacje rolnicze mogą wywierać naciski w<text:s/><text:span text:style-name="T1711">k</text:span>ierunku częściowej reprywatyza<text:span text:style-name="T1712">cji</text:span>. Jeżeli nie stworzy się atrakcyjnych warunków dla inwestowania prywatnego, no to po prostu nie spowoduje się demonopoliza<text:span text:style-name="T1713">cji</text:span><text:s/>tego otoczenia. Jest tu jednak aspekt również społeczny, mianowicie dla powstrzymania tych procesów, o których tu tak pięknie panowie mówili na wsi, między innymi ucieczki ze wsi, jest konieczne stworzenie dla<text:s/><text:soft-page-break/>ludności rolniczej alternatywy ekonomicznej i tę alternatywą ekonomiczną można wyłącznie stworzyć przez umożliwienie właśnie tych form. Tutaj mamy na myśli szczególnie drobny przemysł przetwórczy, tu mamy na myśli handel hurtowy, tu mamy handel detaliczny z zakresu zaopatrzenia, tutaj są różne formy dzierżawy, nie wchodzę już w szczegóły, oczywiście zakładanie spółki, również o mieszanym kapitale, ale tu trzeba dać pchnięcie, a dla tego pchnięcia jest niezbędna atrakcyjna oferta popytowa dotycząca majątku produkcyjnego.</text:p>
      <text:p text:style-name="P1714">Dzięku<text:span text:style-name="T1715">ję.</text:span></text:p>
      <text:p text:style-name="P1716"><text:span text:style-name="T1717">Przewodnicząc</text:span><text:span text:style-name="T1718">y</text:span>:</text:p>
      <text:p text:style-name="P1719"><text:span text:style-name="T1720">D</text:span>zięk<text:span text:style-name="T1721">uję</text:span>.</text:p>
      <text:p text:style-name="P1722">Głos ma pan Iwaniec.</text:p>
      <text:p text:style-name="P1723"><text:span text:style-name="T1724">O</text:span><text:span text:style-name="T1725">b. Kazimierz Iwanie</text:span><text:span text:style-name="T1726">c</text:span><text:span text:style-name="T1727">:</text:span></text:p>
      <text:p text:style-name="P1728">Chciałbym się ustosunkować do stanowiska rz<text:span text:style-name="T1729">ą</text:span>dowego w sprawie warunków ekonomicznych w rolnictwie jak i w sprawie cen i demonopoliza<text:span text:style-name="T1730">cji</text:span><text:s/>skupu płodów rolnych.<text:s/><text:span text:style-name="T1731">W</text:span><text:s/>ka<text:span text:style-name="T1732">ż</text:span>dym kolejnym zwrocie społeczno-ekonomicznym z całą ostrością występują problemy rolnictwa i wyżywienia naro<text:span text:style-name="T1733">d</text:span>u, problemy wsi polskiej. Każde załamanie produkcji rolniczej i na rynku żywn<text:span text:style-name="T1734">oś</text:span>ciowym natychmiast skutkuje w napięciach społecznych. Z tym zjawiskiem mamy do czynienia także obecnie, wobec występujących załamań produkcji rolniczej i niebezpiecznego zwiększania importu surowców rolniczych i produktów żywnośc<text:span text:style-name="T1735">i</text:span>owych oraz dokonywanych obecnie i zakładanych dalszych podwyżek cen żywności.</text:p>
      <text:p text:style-name="P1736">Osiągnęliśmy też niebezpieczną granicę dotowania żywności. Na wsi polskiej ż<text:span text:style-name="T1737">yj</text:span>e 40<text:span text:style-name="T1738">%</text:span><text:s/>mieszkańców - a<text:span text:style-name="T1739">r</text:span>tykuły żywnościowe i użytki stanowią ponad 52<text:span text:style-name="T1740">%</text:span><text:s/>wydatków dochodów osobistych ludności. Liczący się jest udział rolnictwa i przemysłu rolno-<text:span text:style-name="T1741">s</text:span>pożywczego w wytwarzaniu dochodu narodowego. Nie ma obecnie takich problemów w Polsce, których rozwiązanie byłoby możliwe bez istotnego postępu w gospodarce żywnościowej.</text:p>
      <text:p text:style-name="P1742">Czyni to materiał rolnictwa i gospodarki żywnościow<text:span text:style-name="T1743">ej</text:span><text:s/>szczególnie trudną, złożoną i bardzo delikatną z uwagi na groźne skutki społeczne wszelkich chybionych decyzji. Stwierdzamy dziś olbrzymie zaniedbania wsi polskiej<text:span text:style-name="T1744">,</text:span><text:s/>rolnictwa i przemysłu rolno-spożywczego nie<text:s/>tylko<text:s/>produkcyjne, ale także społeczne, i kulturowe. Wynika to z wielu przyczyn, w tym ze wzg<text:span text:style-name="T1745">lędów</text:span><text:s/>polityki rolnej, jej niestabilności. Rolnictwo obciążone dostawami<text:s/><text:span text:style-name="T1746">z</text:span><text:s/>innymi świadczeniami nie było zdolne do kumulowania środków na swój rozwój, jednocześnie rolnictwo finansowało odbudowę kraju i jego uprzem<text:span text:style-name="T1747">ys</text:span>ło<text:span text:style-name="T1748">wi</text:span>enie i urbanizację.<text:s/>Dz<text:span text:style-name="T1749">is</text:span>i<text:span text:style-name="T1750">aj</text:span><text:s/>r<text:span text:style-name="T1751">oz</text:span>w<text:span text:style-name="T1752">iąza</text:span>n<text:span text:style-name="T1753">i</text:span>e p<text:span text:style-name="T1754">ost</text:span>ępu w<text:s/><text:span text:style-name="T1755">r</text:span>oz<text:span text:style-name="T1756">w</text:span>o<text:span text:style-name="T1757">ju</text:span><text:s/><text:span text:style-name="T1758">w</text:span>s<text:span text:style-name="T1759">i</text:span><text:s/><text:span text:style-name="T1760">i</text:span><text:s/>rolnictwa<text:s/><text:span text:style-name="T1761">i</text:span><text:s/>całej gospodarki żywnośc<text:span text:style-name="T1762">i</text:span>owej jest możliwe wyłącz<text:span text:style-name="T1763">ni</text:span>e<text:span text:style-name="T1764"><text:s/></text:span>nie wysiłkie<text:span text:style-name="T1765">m</text:span>.<text:span text:style-name="T1766">..</text:span><text:s/>jest możliwe wyłącznie wysiłkiem całej g<text:span text:style-name="T1767">os</text:span>podarki narodow<text:span text:style-name="T1768">ej.</text:span><text:s/>Dzisi<text:span text:style-name="T1769">aj</text:span><text:s/><text:span text:style-name="T1770">r</text:span>oz<text:span text:style-name="T1771">w</text:span>ój kompleksu żywn<text:span text:style-name="T1772">oś</text:span>ciow<text:span text:style-name="T1773">e</text:span>go i wsi musi finansować ca<text:span text:style-name="T1774">ł</text:span>a gospodarka państwa, ws<text:span text:style-name="T1775">z</text:span>yst<text:span text:style-name="T1776">k</text:span>o co si<text:span text:style-name="T1777">ę</text:span><text:s/>pod<text:span text:style-name="T1778">e</text:span>jmie w obrębie gospoda<text:span text:style-name="T1779">r</text:span>k<text:span text:style-name="T1780">i</text:span><text:s/>żywnościowej<text:s/><text:span text:style-name="T1781">m</text:span>usi mieć głębokie skutki dla ogólnej polityki gospoda<text:span text:style-name="T1782">r</text:span>cz<text:span text:style-name="T1783">ej<text:s/></text:span>i społecznej<text:span text:style-name="T1784">.</text:span><text:s/>Dlatego też wszystk<text:span text:style-name="T1785">i</text:span>e problemy kompleksu żywnościowego muszą być<text:s/><text:span text:style-name="T1786">je</text:span>dnoznaczn<text:span text:style-name="T1787">ie</text:span><text:s/>osadzone w ogólnych rozwiązaniach systemowyc<text:span text:style-name="T1788">h.</text:span><text:s/><text:span text:style-name="T1789">Dlat</text:span>e<text:span text:style-name="T1790">g</text:span>o mamy p<text:span text:style-name="T1791">od</text:span>obne p<text:span text:style-name="T1792">r</text:span>opozy<text:span text:style-name="T1793">cj</text:span>e jak moi p<text:span text:style-name="T1794">rze</text:span>dmówcy<text:span text:style-name="T1795">.</text:span></text:p>
      <text:p text:style-name="P1796">Uważamy,<text:s/><text:span text:style-name="T1797">że</text:span><text:s/>ustalenia i uzgodn<text:span text:style-name="T1798">i</text:span>enia<text:s/>„stolika rol<text:span text:style-name="T1799">nic</text:span>z<text:span text:style-name="T1800">e</text:span>go”<text:s/>muszą być przedmiotem obrad na<text:s/>„stole gospodarki i polityki społecznej”<text:span text:style-name="T1801">.</text:span><text:s/>Mus<text:span text:style-name="T1802">i</text:span><text:s/>być pełna zgodność i świadomość skutków n<text:span text:style-name="T1803">i</text:span>ezbędnych d<text:span text:style-name="T1804">ok</text:span>onań w r<text:span text:style-name="T1805">o</text:span>ln<text:span text:style-name="T1806">ict</text:span>w<text:span text:style-name="T1807">i</text:span>e i g<text:span text:style-name="T1808">os</text:span>p<text:span text:style-name="T1809">odarce</text:span><text:s/>żyw<text:span text:style-name="T1810">noś</text:span>c<text:span text:style-name="T1811">io</text:span>w<text:span text:style-name="T1812">ej<text:s/></text:span>z ogólnymi rozwiązan<text:span text:style-name="T1813">i</text:span>ami polityki<text:span text:style-name="T1814">,</text:span><text:s/>społeczno-gospoda<text:span text:style-name="T1815">r</text:span>cz<text:span text:style-name="T1816">ej.<text:s/></text:span>Uw<text:span text:style-name="T1817">ażamy</text:span>,<text:s/><text:span text:style-name="T1818">że</text:span><text:s/>p<text:span text:style-name="T1819">odsta</text:span>w<text:span text:style-name="T1820">ow</text:span>y<text:span text:style-name="T1821">m</text:span><text:s/><text:span text:style-name="T1822">z</text:span>a<text:span text:style-name="T1823">g</text:span>ad<text:span text:style-name="T1824">nie</text:span>n<text:span text:style-name="T1825">ie</text:span>m<text:s/><text:span text:style-name="T1826">jest</text:span><text:s/>z<text:span text:style-name="T1827">asa</text:span>dn<text:span text:style-name="T1828">icza<text:s/></text:span>reorienta<text:span text:style-name="T1829">cj</text:span>a gospodarki narodowej na<text:s/><text:span text:style-name="T1830">r</text:span>zecz<text:s/><text:soft-page-break/>rozwoju rolnictw<text:span text:style-name="T1831">a</text:span><text:s/><text:span text:style-name="T1832">i</text:span><text:s/>przemysłu<text:s/><text:span text:style-name="T1833">r</text:span>olno-spożywczego jako wa<text:span text:style-name="T1834">r</text:span>unek uzyskiwan<text:span text:style-name="T1835">i</text:span>a postępu<text:span text:style-name="T1836">.</text:span><text:s/>Dlatego popa<text:span text:style-name="T1837">r</text:span>liśmy nowe zasady pol<text:span text:style-name="T1838">it</text:span>yki roln<text:span text:style-name="T1839">ej<text:s/></text:span>s<text:span text:style-name="T1840">fo</text:span>r<text:span text:style-name="T1841">m</text:span>u<text:span text:style-name="T1842">ł</text:span>ow<text:span text:style-name="T1843">a</text:span>ne<text:s/><text:span text:style-name="T1844">p</text:span>rz<text:span text:style-name="T1845">e</text:span>z PZPR i ZSL,<text:s/><text:span text:style-name="T1846">a</text:span><text:s/>także w deklaracji rządu o priorytetach dla rolnictwa, p<text:span text:style-name="T1847">r</text:span>zedstawioną p<text:span text:style-name="T1848">r</text:span>zez premie<text:span text:style-name="T1849">r</text:span>a w S<text:span text:style-name="T1850">ej</text:span>mie<text:span text:style-name="T1851">.</text:span></text:p>
      <text:p text:style-name="P1852"><text:span text:style-name="T1853">W</text:span><text:s/>pełni pop<text:span text:style-name="T1854">i</text:span>eramy zasadę zielo<text:span text:style-name="T1855">n</text:span>ego światła dla rolnictwa, al<text:span text:style-name="T1856">e</text:span><text:s/>nie deklaratywną a<text:s/><text:span text:style-name="T1857">r</text:span>zeczywistą<text:span text:style-name="T1858">.</text:span></text:p>
      <text:p text:style-name="P1859">Nie można się zgodz<text:span text:style-name="T1860">i</text:span>ć<text:s/><text:span text:style-name="T1861">z</text:span><text:s/>tym, że m<text:span text:style-name="T1862">i</text:span>jają kolej<text:span text:style-name="T1863">n</text:span>e l<text:span text:style-name="T1864">a</text:span>t<text:span text:style-name="T1865">a</text:span>,<text:span text:style-name="T1866"><text:s/></text:span>a nie następuje reorientacja przemysłu<text:s/><text:span text:style-name="T1867">n</text:span>a potrzeby g<text:span text:style-name="T1868">os</text:span>pod<text:span text:style-name="T1869">a</text:span>rki żywnościowej, praktyc<text:span text:style-name="T1870">z</text:span>nie ni<text:span text:style-name="T1871">e</text:span><text:s/>wz<text:span text:style-name="T1872">r</text:span>asta u<text:span text:style-name="T1873">dz</text:span>i<text:span text:style-name="T1874">ał</text:span><text:s/>pr<text:span text:style-name="T1875">z</text:span>emys<text:span text:style-name="T1876">łu w</text:span><text:s/>świadczeniach na rzecz rolnictwa<text:span text:style-name="T1877">.</text:span><text:s/>Kolejne deklaracje w zakresie udziału gospodarki żywnościow<text:span text:style-name="T1878">ej</text:span><text:s/><text:span text:style-name="T1879">w</text:span><text:s/>inwestyc<text:span text:style-name="T1880">ja</text:span>ch gospodarki narodowej, udziału mocy produkcyjnych p<text:span text:style-name="T1881">r</text:span>ze<text:span text:style-name="T1882">m</text:span>ysłów dla p<text:span text:style-name="T1883">ot</text:span>rz<text:span text:style-name="T1884">e</text:span>b r<text:span text:style-name="T1885">ol</text:span>ni<text:span text:style-name="T1886">ct</text:span>wa i prz<text:span text:style-name="T1887">et</text:span>wó<text:span text:style-name="T1888">rst</text:span>wa spożyw<text:span text:style-name="T1889">cz</text:span>eg<text:span text:style-name="T1890">o,</text:span><text:s/>n<text:span text:style-name="T1891">ie</text:span><text:s/>s<text:span text:style-name="T1892">ą<text:s/></text:span>realizowane<text:span text:style-name="T1893">.</text:span></text:p>
      <text:p text:style-name="P1894">Aktualnie przed<text:span text:style-name="T1895">st</text:span>aw<text:span text:style-name="T1896">i</text:span>ane zami<text:span text:style-name="T1897">er</text:span>zenia na<text:s/><text:span text:style-name="T1898">n</text:span>ajbli<text:span text:style-name="T1899">żs</text:span>ze lata nie przynoszą także<text:s/><text:span text:style-name="T1900">ż</text:span>adnej zmiany z<text:span text:style-name="T1901">g</text:span>odn<text:span text:style-name="T1902">e</text:span>j<text:s/><text:span text:style-name="T1903">z</text:span><text:s/>dekla<text:span text:style-name="T1904">r</text:span>acjami<text:span text:style-name="T1905">.</text:span><text:s/>Dals<text:span text:style-name="T1906">z</text:span>e zwodzenie nie jest możliwe<text:span text:style-name="T1907">.</text:span><text:s/>Muszą już następować konkretne i widoczne działania rządu<text:span text:style-name="T1908">.</text:span><text:s/>Ni<text:span text:style-name="T1909">e</text:span><text:s/>można wyszuk<text:span text:style-name="T1910">i</text:span>wać kol<text:span text:style-name="T1911">ej</text:span>nych obiektywnych przyczyn odkładania tych sp<text:span text:style-name="T1912">r</text:span>aw<text:span text:style-name="T1913">.</text:span></text:p>
      <text:p text:style-name="P1914">Jesteśmy za zasadą jed<text:span text:style-name="T1915">n</text:span>ej polityki<text:s/><text:span text:style-name="T1916">r</text:span>ol<text:span text:style-name="T1917">n</text:span>ej, jednego rolnictwa, a więc r<text:span text:style-name="T1918">ów</text:span>ny<text:span text:style-name="T1919">ch</text:span><text:s/>wa<text:span text:style-name="T1920">r</text:span>unków prawnych i ekonomicznych dla wszystkich sektorów<text:span text:style-name="T1921">.</text:span><text:s/>Jesteśmy za ty<text:span text:style-name="T1922">m,</text:span><text:s/>aby dynamika<text:s/><text:span text:style-name="T1923">r</text:span>ozwoju poszczególnych gospoda<text:span text:style-name="T1924">r</text:span>stw i sektorów wyn<text:span text:style-name="T1925">i</text:span>kała z ich e<text:span text:style-name="T1926">fe</text:span>ktywności<text:span text:style-name="T1927">.</text:span><text:s/>Jesteśmy jednak zdecydowanie przeciwni klasy<text:span text:style-name="T1928">fi</text:span>kowaniu<text:s/><text:span text:style-name="T1929">z</text:span><text:s/>gó<text:span text:style-name="T1930">r</text:span>y<text:s/><text:span text:style-name="T1931">ef</text:span>ektywności i perspektyw poszczegól<text:span text:style-name="T1932">n</text:span>ych grup produce<text:span text:style-name="T1933">nt</text:span>ów rolnych<text:span text:style-name="T1934">.</text:span><text:s/>Je<text:span text:style-name="T1935">st</text:span>eś<text:span text:style-name="T1936">m</text:span>y przeciwni łamaniu zasady równości i wprowadzania dla poszczególnych sektorów d<text:span text:style-name="T1937">od</text:span>atkowych obciąże<text:span text:style-name="T1938">ń</text:span><text:s/>i podatków<text:span text:style-name="T1939">.</text:span><text:s/>Praktyki takie są obecnie stosowane w stosunku do rolnictwa uspołecznionego, głównie gospodarstw państwowych<text:span text:style-name="T1940">.</text:span><text:s/>Uważamy za szkodliwe przeciwstawianie sobie poszczególnych sektorów rolnictwa<text:span text:style-name="T1941">.</text:span></text:p>
      <text:p text:style-name="P1942">Istotę widzimy nie w dzieleniu, ale w zintegrowa<text:span text:style-name="T1943">n</text:span>iu rozwoju wsi i rolnictwa, w<text:span text:style-name="T1944">e</text:span><text:s/>wzajemnej komplementarności poszczególnych sektorów, tak jak w innych działach gospodarki narodowej, tak i w tym jest miejsce dla wszystkich form gospoda<text:span text:style-name="T1945">row</text:span>ani<text:span text:style-name="T1946">a.</text:span></text:p>
      <text:p text:style-name="P1947"><text:span text:style-name="T1948">Sto</text:span>jąc<text:s/><text:span text:style-name="T1949">n</text:span>a stan<text:span text:style-name="T1950">ow</text:span>isku równoprawny<text:span text:style-name="T1951">ch</text:span><text:s/><text:span text:style-name="T1952">wa</text:span>runkó<text:span text:style-name="T1953">w</text:span><text:s/>rozwoj<text:span text:style-name="T1954">u<text:s/></text:span>całe<text:span text:style-name="T1955">g</text:span>o rolnictwa widzimy pot<text:span text:style-name="T1956">r</text:span>zebę z<text:span text:style-name="T1957">r</text:span>óż<text:span text:style-name="T1958">ni</text:span>cowań r<text:span text:style-name="T1959">e</text:span>gionalnych, a także w odni<text:span text:style-name="T1960">e</text:span>sie<text:span text:style-name="T1961">ni</text:span>u do pos<text:span text:style-name="T1962">z</text:span>czególnych podmiotów gospodarczych<text:s/><text:span text:style-name="T1963">w</text:span><text:s/>rolnictwi<text:span text:style-name="T1964">e.</text:span><text:s/>Podstawową sprawą<text:s/><text:span text:style-name="T1965">jest</text:span><text:s/><text:span text:style-name="T1966">st</text:span>worzen<text:span text:style-name="T1967">i</text:span>e ogólnych warunków ekonom<text:span text:style-name="T1968">ic</text:span>znych w rozwoju ca<text:span text:style-name="T1969">łe</text:span>j gosp<text:span text:style-name="T1970">o</text:span>dar<text:span text:style-name="T1971">k</text:span>i<text:s/><text:span text:style-name="T1972">ż</text:span>ywnościowej<text:span text:style-name="T1973">,</text:span><text:s/><text:span text:style-name="T1974">z</text:span>apewniającyc<text:span text:style-name="T1975">h</text:span><text:s/>opłacalny r<text:span text:style-name="T1976">ozw</text:span>ój e<text:span text:style-name="T1977">fe</text:span>ktywnej produkcji rolniczej i przemysłu rolno<text:span text:style-name="T1978">-</text:span>sp<text:span text:style-name="T1979">oży</text:span>wc<text:span text:style-name="T1980">z</text:span>e<text:span text:style-name="T1981">g</text:span>o<text:span text:style-name="T1982">.</text:span></text:p>
      <text:p text:style-name="P1983">Podstawową<text:s/><text:span text:style-name="T1984">s</text:span>pr<text:span text:style-name="T1985">awą</text:span><text:s/><text:span text:style-name="T1986">jes</text:span>t tworzen<text:span text:style-name="T1987">ie</text:span><text:s/>o<text:span text:style-name="T1988">gó</text:span>lny<text:span text:style-name="T1989">ch</text:span><text:s/>warunków ekonomicznych rozw<text:span text:style-name="T1990">oju</text:span><text:s/>całego rolnictwa<text:span text:style-name="T1991">,</text:span><text:s/>zapewniających opłacalny rozwój e<text:span text:style-name="T1992">fe</text:span>ktywnej produkcji rolniczej i pr<text:span text:style-name="T1993">ze</text:span>mysłu rolno<text:span text:style-name="T1994">-</text:span>spo<text:span text:style-name="T1995">ż</text:span>ywc<text:span text:style-name="T1996">z</text:span>e<text:span text:style-name="T1997">g</text:span>o<text:span text:style-name="T1998">.</text:span></text:p>
      <text:p text:style-name="P1999">Czołowym problemem j<text:span text:style-name="T2000">e</text:span>st polityk<text:span text:style-name="T2001">a</text:span><text:s/><text:span text:style-name="T2002">c</text:span>e<text:span text:style-name="T2003">n</text:span>. Rolnictwo i przemysł rolno-spożywczy nie uzyskają nigdy równ<text:span text:style-name="T2004">o</text:span>pra<text:span text:style-name="T2005">wno</text:span>ś<text:span text:style-name="T2006">c</text:span>i ekonomiczn<text:span text:style-name="T2007">ej,</text:span><text:s/>je<text:span text:style-name="T2008">ż</text:span>eli<text:s/><text:span text:style-name="T2009">z</text:span><text:s/>jednej strony b<text:span text:style-name="T2010">ę</text:span>d<text:span text:style-name="T2011">ą</text:span><text:s/>p<text:span text:style-name="T2012">od</text:span>dane wolnej g<text:span text:style-name="T2013">r</text:span>ze c<text:span text:style-name="T2014">e</text:span>n umownyc<text:span text:style-name="T2015">h,</text:span><text:s/><text:span text:style-name="T2016">z</text:span><text:s/>drug<text:span text:style-name="T2017">iej</text:span><text:s/>sztywno związani<text:s/><text:span text:style-name="T2018">c</text:span>en<text:span text:style-name="T2019">a</text:span>mi ur<text:span text:style-name="T2020">zędo</text:span>w<text:span text:style-name="T2021">ym</text:span>i<text:span text:style-name="T2022">.</text:span></text:p>
      <text:p text:style-name="P2023">Opowiadamy si<text:span text:style-name="T2024">ę</text:span><text:s/><text:span text:style-name="T2025">z</text:span>a ury<text:span text:style-name="T2026">nk</text:span>ow<text:span text:style-name="T2027">i</text:span>enie<text:span text:style-name="T2028">m</text:span><text:s/>g<text:span text:style-name="T2029">o</text:span>sp<text:span text:style-name="T2030">od</text:span>arki ży<text:span text:style-name="T2031">w</text:span>n<text:span text:style-name="T2032">o</text:span>śc<text:span text:style-name="T2033">i</text:span>ow<text:span text:style-name="T2034">ej,</text:span><text:s/><text:span text:style-name="T2035">z</text:span>a wp<text:span text:style-name="T2036">r</text:span>owadzen<text:span text:style-name="T2037">ie</text:span>m wolnych<text:s/><text:span text:style-name="T2038">cen</text:span><text:s/>rynkowyc<text:span text:style-name="T2039">h</text:span><text:s/>w skupie, w przetwórstw<text:span text:style-name="T2040">ie</text:span><text:s/>r<text:span text:style-name="T2041">o</text:span>lno<text:span text:style-name="T2042">-</text:span>spożywczy<text:span text:style-name="T2043">m,</text:span><text:s/>obrocie i handlu d<text:span text:style-name="T2044">e</text:span>talic<text:span text:style-name="T2045">z</text:span>nym żywno<text:span text:style-name="T2046">ś</text:span>cią<text:span text:style-name="T2047">.</text:span><text:s/>Przy wolnych cenach na ś<text:span text:style-name="T2048">ro</text:span>d<text:span text:style-name="T2049">ki</text:span><text:s/>pr<text:span text:style-name="T2050">o</text:span>d<text:span text:style-name="T2051">u</text:span>k<text:span text:style-name="T2052">c</text:span>ji i materiały zaopatr<text:span text:style-name="T2053">z</text:span>eniowe<text:s/><text:span text:style-name="T2054">st</text:span>awiałoby to kompleks żywno<text:span text:style-name="T2055">ś</text:span>ciowy w pełny<text:span text:style-name="T2056">c</text:span>h warunkach gospodarki rynkowej<text:span text:style-name="T2057">.</text:span></text:p>
      <text:p text:style-name="P2058"><text:span text:style-name="T2059">W</text:span>yp<text:span text:style-name="T2060">o</text:span>w<text:span text:style-name="T2061">ia</text:span>d<text:span text:style-name="T2062">aj</text:span>ąc się za takim k<text:span text:style-name="T2063">i</text:span>erunk<text:span text:style-name="T2064">owym</text:span><text:s/>r<text:span text:style-name="T2065">o</text:span>związan<text:span text:style-name="T2066">i</text:span>e<text:span text:style-name="T2067">m<text:s/></text:span>za potrzebą je<text:span text:style-name="T2068">g</text:span>o<text:s/><text:span text:style-name="T2069">w</text:span><text:s/>miar<text:span text:style-name="T2070">ę</text:span><text:s/>szybkiego<text:span text:style-name="T2071">,</text:span><text:s/>ale<text:s/><text:span text:style-name="T2072">e</text:span>tapowego wdrażania<text:span text:style-name="T2073">,</text:span><text:s/>musimy zastrzec potrzebę bardzo wnikliwego ro<text:span text:style-name="T2074">z</text:span>patrz<text:span text:style-name="T2075">e</text:span>nia wszystkich społeczno-<text:soft-page-break/>gospodarc<text:span text:style-name="T2076">z</text:span>ych skutków, jakie ta decyzja pr<text:span text:style-name="T2077">z</text:span>yni<text:span text:style-name="T2078">es</text:span>i<text:span text:style-name="T2079">e.</text:span><text:s/>Dopiero pr<text:span text:style-name="T2080">z</text:span>y p<text:span text:style-name="T2081">eł</text:span>ny<text:span text:style-name="T2082">m</text:span><text:s/>ro<text:span text:style-name="T2083">z</text:span>patrzeniu t<text:span text:style-name="T2084">e</text:span>j problem<text:span text:style-name="T2085">at</text:span>yki możliwe będzie pod<text:span text:style-name="T2086">ję</text:span>ci<text:span text:style-name="T2087">e</text:span><text:s/>ostatecznych re<text:span text:style-name="T2088">a</text:span>l<text:span text:style-name="T2089">iza</text:span>cyjnych de<text:span text:style-name="T2090">c</text:span>yzji<text:span text:style-name="T2091">.</text:span><text:s/>Uwa<text:span text:style-name="T2092">ż</text:span>amy j<text:span text:style-name="T2093">e</text:span>dnak<text:s/><text:span text:style-name="T2094">za</text:span><text:s/>niezbędne podniesienie już dzisiaj niektórych p<text:span text:style-name="T2095">r</text:span>ob<text:span text:style-name="T2096">l</text:span>emów<text:span text:style-name="T2097">.</text:span></text:p>
      <text:p text:style-name="P2098">Wolne kszta<text:span text:style-name="T2099">łt</text:span>owan<text:span text:style-name="T2100">ie</text:span><text:s/>si<text:span text:style-name="T2101">ę</text:span><text:s/><text:span text:style-name="T2102">cen</text:span><text:s/>rolnych wyklucza gwarancj<text:span text:style-name="T2103">ę</text:span><text:s/>parytetu dochodów<text:span text:style-name="T2104">.</text:span><text:s/>Rodzić to b<text:span text:style-name="T2105">ę</text:span>dzie prob<text:span text:style-name="T2106">l</text:span>emy szcze<text:span text:style-name="T2107">g</text:span>ólnie<text:s/><text:span text:style-name="T2108">w</text:span><text:s/>o<text:span text:style-name="T2109">d</text:span>niesieniu do gospodarstw o bardzo niskiej dochodowości, a wiemy,<text:s/><text:span text:style-name="T2110">ż</text:span>e zróżnicowania w grupach gospodarstw pogłębiają<text:s/>się<text:span text:style-name="T2111">,</text:span><text:s/><text:span text:style-name="T2112">są</text:span><text:s/>coraz większe<text:span text:style-name="T2113">.</text:span><text:s/>Poszukiwać tu można rozwiązań w sferze in<text:span text:style-name="T2114">fr</text:span>a<text:span text:style-name="T2115">st</text:span>ruktury wiejskiej, w bardziej elastycznej polityce podatkowej i socjalnej<text:span text:style-name="T2116">.</text:span><text:s/>Wolne ceny będą prowadzić do odejścia dotowania żywności. Samo odejście od dotowania konsumpc<text:span text:style-name="T2117">j</text:span>i uważamy za słuszne<text:span text:style-name="T2118">.</text:span><text:s/><text:span text:style-name="T2119">N</text:span>ie można jednak nie wnikać w szczególne skutki społeczne, jakie przyniesie wzrost cen żywności.</text:p>
      <text:p text:style-name="P2120">Wyrażamy pogląd, że potrzebne będzie utrzymanie dotacji do odżywek i produktów dla dzieci i niemowląt, do dietetycznych produktów dla ludzi o trwałych schorzeniach wymagających specjalnej troski.</text:p>
      <text:p text:style-name="P2121">Widzimy potrzebę zwiększonego zasilania środkami przemysłów wytwarzających środki produkcji, w tym przede wszystkim szczególnie zagrożonego przemysłu nawozow<text:span text:style-name="T2122">e</text:span>g<text:span text:style-name="T2123">o</text:span>,<text:span text:style-name="T2124"><text:s/></text:span>zwiększonych i przyspieszonych nakładów na melioracje i zaopatrzenie w wodę, stanowiących jeden z podstawowych ograniczników wzrostu produk<text:span text:style-name="T2125">c</text:span>ji rolnej.</text:p>
      <text:p text:style-name="P2126">Widzimy potrzebę zwiększonego wsparcia postępu biologicznego, szczególnie wobec występującego n<text:span text:style-name="T2127">ie</text:span>bezpiecznego regresu w zaopatrzeniu w rolnicze środki produkcji.</text:p>
      <text:p text:style-name="P2128">Niezbędne i pilne jest stworzenie warunków dla zwiększenia zdolności produkcyjnych i składowych przemysłu<text:s/>rolno-spożywczego. Niedobór mocy produkcyjnych wywołuje kolosalne straty i jego likwidacja powinna wyprzedza<text:span text:style-name="T2129">ć</text:span><text:s/>wzrost produkcji rolnej<text:span text:style-name="T2130">.</text:span></text:p>
      <text:p text:style-name="P2131">Szczególnym problemem jest sprawa wolnych cen na mięso i przetwory oraz związane z tym odejście od kartek i ogłoszona demonopolizacja w skupie, przetwórstwie i obrocie. Podejmuje si<text:span text:style-name="T2132">ę</text:span><text:s/>to w sytuacji wyraźnych tenden<text:span text:style-name="T2133">c</text:span>ji spadkowych produkcji zwierzęcej<text:span text:style-name="T2134">.</text:span><text:s/>Mimo to podzielamy pogląd, o nieuchronnej potrzebie dokonania tej operacji<text:span text:style-name="T2135">.</text:span><text:s/>Wymaga ona jednak szczególnie przemyślanych i kompleksowych działań. Uważamy za nieporozumienie w tej sytuacji przed zniesieniem kartek propozycje przesunięcia dolnej granicy gospodarstwa rolnego do 1 ha i tym samym zwiększenia o około 1 mln 200 t<text:span text:style-name="T2136">ys</text:span>. uprawnionych do kartek. Uważamy<text:span text:style-name="T2137">,</text:span><text:s/>za wręcz niedopuszczalne i niezgodne z ustawowymi regulacjami, żeby jednocześnie z demonop<text:span text:style-name="T2138">o</text:span>l<text:span text:style-name="T2139">i</text:span>za<text:span text:style-name="T2140">cj</text:span>ą wprowadza<text:span text:style-name="T2141">ć</text:span><text:s/>dostawy obowiązkowe dla gospodarstw uspołecznionych. Jak wiadomo, państwowe g<text:span text:style-name="T2142">o</text:span>spodarstwo rolne, może sprzedać co<text:s/><text:span text:style-name="T2143">1</text:span>06 świnię dopiero odbiorcy wybranemu, więc temu, który do gospodarstwa się zgłosi.</text:p>
      <text:p text:style-name="P2144">Generalnym problemem będzie kwestia wyrównania skutków wzrostu cen żywności, szczególnie mięsa i przetworów rodzinom pracowniczym. Problemem do szczegółowego przedyskutowania jest tu sprawa wysokości i trybu odpowiednich wyrównań.</text:p>
      <text:p text:style-name="P2145">Wn<text:span text:style-name="T2146">o</text:span>simy zastrzeżenia do bonów wartościowych, gdyż jest to wprowadzenie kolejnego środka płatniczego i dalsza deprecjacja złotówki.</text:p>
      <text:p text:style-name="P2147">Wypowiadamy się za poszukiwaniem rozwiązań, które by zapewniały wyrównanie, nie stawały się źr<text:span text:style-name="T2148">ó</text:span>d<text:span text:style-name="T2149">ł</text:span>e<text:span text:style-name="T2150">m</text:span><text:s/>ruchu cen poza r<text:span text:style-name="T2151">ol</text:span>n<text:span text:style-name="T2152">ictw</text:span>em<text:span text:style-name="T2153">.</text:span><text:s/>Wyda<text:span text:style-name="T2154">je</text:span><text:s/>się, że pewnych rozwiązań można poszukiwać w systemie podatkowym<text:span text:style-name="T2155">.</text:span></text:p>
      <text:p text:style-name="P2156">Wypowiadamy się za demonopoliza<text:span text:style-name="T2157">cj</text:span>ą w<text:s/><text:span text:style-name="T2158">s</text:span>kupie, przetwórstwie i obrocie artykułami rolno-<text:soft-page-break/>spożywczymi<text:span text:style-name="T2159">.</text:span><text:s/>Uważamy<text:span text:style-name="T2160">,</text:span><text:s/>że nie może to być kol<text:span text:style-name="T2161">ej</text:span>ne hasło, ale działanie osadzone w realiach<text:span text:style-name="T2162">.</text:span><text:s/>Musimy mieć świadomość, że gdybyśmy nawet naty<text:span text:style-name="T2163">c</text:span>hmiast zwielokr<text:span text:style-name="T2164">ot</text:span>nili różne formy skupu i przetwórstwa, to nadal decydujące znaczenie będą miały zakłady przemysłu<text:s/><text:span text:style-name="T2165">rolno-spoży</text:span>w<text:span text:style-name="T2166">cze</text:span>go<text:span text:style-name="T2167">.</text:span></text:p>
      <text:p text:style-name="P2168">Dlatego o skuteczności demonopoliza<text:span text:style-name="T2169">cji</text:span><text:s/>będzie decydować przekształcenie ich działalności<text:span text:style-name="T2170">.</text:span><text:s/>Skuteczna demonopolizacja wymaga tych samych działań w sferze otaczającej rolnictwo i przemysł r<text:span text:style-name="T2171">o</text:span>ln<text:span text:style-name="T2172">o</text:span>-sp<text:span text:style-name="T2173">oż</text:span>ywczy. Stąd też wysuwamy potrzebę komplementarnego rozważenia podejmowanych w tym zakresie działań<text:span text:style-name="T2174">.</text:span><text:s/>Rozwój gospodarki żywnoś<text:span text:style-name="T2175">c</text:span>iowej wymaga nowego spojrzenia na rozwój wsi<text:span text:style-name="T2176">.</text:span><text:s/>Przyczyny braku entuzjazmu do rolnictwa to nie tylko sprawy dochodowe<text:span text:style-name="T2177">.</text:span><text:s/>Problem starzenia się w rolnictwie nie dotyczy tylko gospodarstw indywidualnych<text:span text:style-name="T2178">.</text:span><text:s/>Niemniej silnie narastający jest w państwowych gospodarstwach rolnych i spółdz<text:span text:style-name="T2179">ie</text:span>lniach produkcyjnych<text:span text:style-name="T2180">.</text:span><text:s/>Wyludnianie się obszarów wiejskich to nie tylko tereny zdominowane przez gospodarstwa indywidualne, ale także typowo PGR-owski<text:span text:style-name="T2181">e</text:span>. Przyczyny tego stanu tkwią w szczególnie trudnych warunkach pracy i życia, szczególnej uciążliwości pracy kobiet, trudnych warunkach rozwoju i kształcenia dzieci, w elementarnych brakach społeczno-gospodarcz<text:span text:style-name="T2182">ej</text:span><text:s/>in<text:span text:style-name="T2183">fr</text:span>astrukturze wsi.</text:p>
      <text:p text:style-name="P2184">Tu szczególną wagę mają wzmożone działania i wysiłek<text:s/>c<text:span text:style-name="T2185">a</text:span>łej gospodarki narodowej<text:span text:style-name="T2186">.</text:span><text:s/>Do niczego nie prowadzą działania<text:s/><text:span text:style-name="T2187">o</text:span>dwrac<text:span text:style-name="T2188">a</text:span>ją<text:span text:style-name="T2189">c</text:span>e uwagę od tych zagadnień.</text:p>
      <text:p text:style-name="P2190"><text:span text:style-name="T2191">W</text:span><text:s/>odn<text:span text:style-name="T2192">i</text:span>esieniu do województw wschodnich toczą się zaci<text:span text:style-name="T2193">ęt</text:span>e dyskusje, kto te opusz<text:span text:style-name="T2194">c</text:span>zone tereny zag<text:span text:style-name="T2195">os</text:span>p<text:span text:style-name="T2196">od</text:span>ar<text:span text:style-name="T2197">uj</text:span>e, czy chłopi czy PGR-y? Na razie nikt się do tego nie kwapi. Ten jałowy spór tylko zaciemnia obraz, że istotą jest na tych terena<text:span text:style-name="T2198">c</text:span>h tworzenie podstawowe<text:span text:style-name="T2199">j</text:span>, elementar<text:span text:style-name="T2200">n</text:span>ej infra<text:span text:style-name="T2201">s</text:span>truktury.</text:p>
      <text:p text:style-name="P2202">Do niczego też nie prowadzi nowo utworzony fundusz socjalny wsi<text:span text:style-name="T2203">.</text:span><text:s/>Jego skala nie rozwiązuje żadnych spraw. Niepotrzebne antagonizuje poszczególne sektory. Niepotrzebnie odnosi sprawy podstawowej in<text:span text:style-name="T2204">fr</text:span>astruktury so<text:span text:style-name="T2205">c</text:span>jalnej do ceny żywności. Dlaczego koszty żłobka czy przedszkola np. na Woli w Warszaw<text:span text:style-name="T2206">i</text:span>e nie powodują podnoszenia cen na produkty Kasprzaka, Waltera itd.? Czy w odniesieniu do rolnictwa<text:span text:style-name="T2207">,<text:s/></text:span>do ludności wiejskiej nie występują także obowiązki państwa?</text:p>
      <text:p text:style-name="P2208">Problem in<text:span text:style-name="T2209">fr</text:span>a<text:span text:style-name="T2210">st</text:span>ru<text:span text:style-name="T2211">kt</text:span>ury społeczno<text:span text:style-name="T2212">-</text:span>gospodarczej wsi to także tworzenie nowych stanowisk pracy i zwiększenie lokalnego zatrudnienia<text:span text:style-name="T2213">.</text:span><text:s/>Problem ważny w świetle chociażby różni<text:span text:style-name="T2214">cu</text:span>jąc<text:span text:style-name="T2215">y</text:span>ch się dochodów. Olbrzymie możliwości aktywizowania terenów wiejskich<text:s/><text:span text:style-name="T2216">m</text:span>a rolnictwo uspołecznione i wszelkie formy spółdzielczoś<text:span text:style-name="T2217">c</text:span>i i drobnej wytwórczości. Nie może to być jednak torpedowane systemem podatkowym. W tej chwili wszystkie ustawy wydane przez Sejm i które jeszcze dzisiaj zostaną, to są barierami w rozwoju produkcji rolniczej<text:span text:style-name="T2218">,</text:span><text:s/>tak dla sektora prywatnego jak i uspołecznionego.</text:p>
      <text:p text:style-name="P2219">W świetle przed<text:span text:style-name="T2220">st</text:span>awionych tych kilku problemów, szczególnie podkreślamy utrzymanie konsekwentnie zasady jednego rolnictwa oraz egzekwowania komp<text:span text:style-name="T2221">le</text:span>me<text:span text:style-name="T2222">nt</text:span>arnych i spójnych działań<text:s/><text:span text:style-name="T2223">w</text:span><text:s/>kompleksie żywnościowym.</text:p>
      <text:p text:style-name="P2224">Dziękuję za uwag<text:span text:style-name="T2225">ę.</text:span></text:p>
      <text:p text:style-name="P2226"><text:span text:style-name="T2227">Przewodnicząc</text:span><text:span text:style-name="T2228">y</text:span><text:span text:style-name="T2229">:</text:span></text:p>
      <text:p text:style-name="P2230">Dziękuję<text:span text:style-name="T2231">.</text:span><text:s/></text:p>
      <text:p text:style-name="P2232"><text:span text:style-name="T2233">Ob</text:span><text:span text:style-name="T2234">.</text:span><text:span text:style-name="T2235"><text:s/>Henryk Przygodzki:</text:span></text:p>
      <text:p text:style-name="P2236">Rozumiem,<text:s/><text:span text:style-name="T2237">że</text:span><text:s/>b<text:span text:style-name="T2238">y</text:span>ć rolnik<text:span text:style-name="T2239">i</text:span>em, to jest to zupełnie sz<text:span text:style-name="T2240">c</text:span>zątkowa nobilitacja, chociaż tym samym i ułamkowy atut w wypowiedzi<text:span text:style-name="T2241">.</text:span></text:p>
      <text:p text:style-name="P2242">Chciałbym się przez kilka minut odnieść do tej c<text:span text:style-name="T2243">zęś</text:span>c<text:span text:style-name="T2244">i</text:span><text:s/>wypowiedzi pana prof. Dietla, która odnosi się do<text:s/><text:soft-page-break/>spółdzielczości, do tego zarzutu s<text:span text:style-name="T2245">fo</text:span>rmułowanego wprost,<text:s/><text:span text:style-name="T2246">ż</text:span>e jest ona dalej spółdzielczością państwową, zgwałconą, nieautentyczną, że stanowi<text:s/><text:span text:style-name="T2247">j</text:span>eden z elementów tych struktur monopolistycznych,<text:s/><text:span text:style-name="T2248">ż</text:span>e zdominowała rynek wiejski<text:span text:style-name="T2249">.</text:span><text:s/>Myślę, że większ<text:span text:style-name="T2250">o</text:span>ść tych zarzutów odnosiła się do spółdzielczości samopomocow<text:span text:style-name="T2251">ej.</text:span><text:s/><text:span text:style-name="T2252">I</text:span><text:s/>tu chciałbym szanując fachowość mojego przedmówcy i adwersarza, jednocześnie zastrzec się przed naiwnością, która mnie by dotyczyła. Otóż w tych zdeprawowanych strukturach samorządowych jak już egzystuję na prawach nie ledwie zawodowca lat kilkanaście. Proszę też wzią<text:span text:style-name="T2253">ć</text:span><text:s/>tym samym poprawkę, że ja już mogę też odchodzić od reguł prawidłowego myślenia, a jeśli nie, to prawidłowego widzenia tych.<text:span text:style-name="T2254">..</text:span><text:s/>i dostrzegania tych procesów, jakie zachodzą dziś<text:s/><text:span text:style-name="T2255">i</text:span><text:s/>jakie byśmy chcieli ogląda<text:span text:style-name="T2256">ć</text:span><text:s/>w najbliższej przyszłości<text:span text:style-name="T2257">.</text:span></text:p>
      <text:p text:style-name="P2258">I przez moment o samopomocy chłopskiej.<text:s/><text:span text:style-name="T2259">M</text:span>yślę, że te czterdzieści kilka lat jej egzystowania zaowocowało przynajmniej ty<text:span text:style-name="T2260">m</text:span>, że w krajobraz wsi wmontowaliśmy nie tylko ponad 50 tys<text:span text:style-name="T2261">.</text:span><text:s/>sklepów, nie tylko ponad 5 tys<text:span text:style-name="T2262">.</text:span><text:s/>zakładów produkcyjnych, a jest to przede wszy<text:span text:style-name="T2263">s</text:span>tkim przetwórstwo żywności. Nie tylko to, żeśmy potrafili problem zaopatrzenia wsi w chleb i inne wyroby piekarnicze zrealizować, że przy ewidentnym braku magazynów zbożowych, ta właśnie spółdzielczość, odmawiając sobie na inne cele, min. sprowadzając do symbolicznej złotówki to, co jest dywidendą, odpisem na rzecz członka, wybudowała setne i tysiączne magazyny i bazy składowe. Być może mój stosunek do tej organizacji jest, no, nieobiektywny z przyczyn wcześniej wyłożonych, ale my w ogóle często posługujemy się taką metodologią, że wolimy komentarz, niż fakty.</text:p>
      <text:p text:style-name="P2264">Aha, trzeba by z faktów wyprowadzać komentarze<text:s/>a<text:s/>rozmijać się z tym, co jest prawdą. Zarzut mojego przedmówcy, że ta organizacja zatrudni<text:span text:style-name="T2265">a</text:span>jąca zawodowo tylko około pół miliona ludzi, zatrudnia zastrzegam się, nie samych bezmyślnych. Nie jest to praca na tyle łatwa dla wielu z tych ludzi, że na przykład<text:s/>w<text:s/>wielu regionach kraju odczuwamy brak chętnych na objęcie funkcji prezesa, czy wiceprezesa. Myślę, że prace w tej organizacji też nie są na tyle<text:span text:style-name="T2266"><text:s/></text:span>konkurencyjne, byśmy byli konkurencyjni wobec innych, nie są na tyle wysokie, chociażby spółek polonijnych, hołubionych ostatnimi ustawami, i nie tylko polonijnych, bo każdych innych spółek, które w pogoni za zyskiem zatracają ten element, który zwie się pomnażaniem dóbr produkcyjnych i jeszcze czymś innym. Można by to świetlnie<text:s/><text:span text:style-name="T2267">z</text:span>ilustrować chociażby na<text:s/>pasoży<text:span text:style-name="T2268">to</text:span>waniu, na produkcji i dystrybucji cementu. M<text:span text:style-name="T2269">a</text:span>my trochę ludzi my<text:span text:style-name="T2270">śl</text:span>ących. I myślę, że wyciągamy wnioski, może nie w czasie, może z delikatnym opóźnieniem, może to budzić określone sprzeciwy, ale jednak coś się w tym<text:s/>zakresie dzieje. Jeśli ustawa odnosząca się do spółdzielczości z<text:s/>‘60, z<text:s/>‘62 roku, była gwarantem na jej ciele, to zaowocowało określoną ciążą, to poronienie tej ciąży spowodowało to nowe prawo spółdzielcze z lat już osiemdziesiątych. I t<text:span text:style-name="T2271">a</text:span>m, to wszystko, co jest elementem samorządności myśmy wykorzystali w miarę pełny sposób. Ale cóż jest wart samorząd, który nie ma za sobą tego elementu, jakim jest samofinansowanie. J<text:span text:style-name="T2272">es</text:span>t to samorząd bez pieniędzy, bez środków. Bo jeśli zaledwie 20<text:span text:style-name="T2273">%</text:span><text:s/>środków w obrocie spółdzielczym, to środki włas<text:span text:style-name="T2274">n</text:span>e, a reszta to jest kredyt, kredyt często limitowany, kredyt chociażby od roku '80, kredyt drogi, to z prostych wyliczeń wynika jednoznacznie, że jeśli zapłacimy kredyt ten, którym posługuje się hurt, posługuje się jednostka podstawowa jaką jest gminna spółdzielnia, to skonsumuje koszty opłacenia tego kredytu, to skonsumują cały zysk tej organizacji.</text:p>
      <text:p text:style-name="P2275">Ten stan organizacyjny, ten potencjał finansowy, stan bazy technicznej i wypracowywane, proszę państwa, przez lata nie da się obalić w ciągu jednego dnia, nie da się dokonać na mocy carskiego, czy<text:s/><text:soft-page-break/>innego ukazu. Myślę, że te zmiany powinny być wprowadzane ewolucyjnie.</text:p>
      <text:p text:style-name="P2276">I na moment się oderwę od mojej macierzyst<text:span text:style-name="T2277">ej</text:span><text:s/>organizacji samopomocowej i zejdźmy na ten mokry grunt spółdzielczości mleczarskiej. J<text:span text:style-name="T2278">a</text:span><text:s/>słyszę jacy to monopoliści. Tak, faktycznie, delikatny surowiec, torturowany po drodze, daleka droga do konsumenta. Niewłaściwe profile produkcji, przerzuty takiego bądź<text:s/><text:span text:style-name="T2279">i</text:span>n<text:span text:style-name="T2280">n</text:span>ego produktu z krańca na kraniec, system ekonomiczny i finansowy zupełnie zwariowany. I spróbujcie teraz ten stan przewrócić. Są okresy szczytu podaży mleka, kiedy nawet te duże spółdzielnie, te duże zakłady, nie potrafią sprostać zadaniu jego przetworzenia, poszanowania, racjonalnego wykorzystani<text:span text:style-name="T2281">a</text:span>, spróbujcie przełamać jednym aktem to wszystko, co wynika z prawa własności, w tym wypadku własności spółdzielcz<text:span text:style-name="T2282">ej.<text:s/></text:span>To znaczy, co zastosować? Wydziedziczenie<text:span text:style-name="T2283">?</text:span><text:s/>Dokonać rabunku? Ktoś powiedział, sprzedać mienie spółdzielcze, właśnie mój przedmówca. A jeśli ja nie będę chciał sprzedać? Jeśli spółdzielnia, jeśli samorząd tej spółdzielni nie będzie chciał za zasadzie, że to jest ich, to co, co im zabrać? I dlaczego? A w czyjej intencji, no, mamy określone zadania statutowe, czy to spod znaku spółdzielczości mleczarskiej, czy spółdzielczości bankowej i na pewno nie pozwalamy sobie na pełne ignorowanie tego, co jest potrzebą społeczną. Nie pozwalamy sobie na płytkie potraktowanie tego dokumentu, jakim jest zarówno prawo spółdzielcze i statut, który obowiązuje w skali takiego, czy innego związku. Tylko są pewne warunki makro i tu jest nie tyle<text:s/>„pies pogrzebany”, tylko tu bierze się początek i cały niedostatek, i cała bieda, i ten brak satysfakcji z tego, że się działa i tylko w tej mierze ma się sukces, czy efekt, a więcej nie można robić. Bo to, co stanowi, to naczynie połączone polskiej gospodarki, jeśli myślicie państwo, że to się nie odbija na organizmie spółdzielczym, to jest naiwne. Na pewno się to odbija.</text:p>
      <text:p text:style-name="P2284">Ja chciałbym tutaj wobec wszystkim zawnioskować, żeby w odniesieniu do spółdzielczości jako całości zafundować sobie bardzo umiarkowany, wyważony stosunek. Ja należę do ludzi czytających i często znajduję w tygodnikach i dziennikach opinie, które dalekie są od obiektywnych. Dalekie są od znajomości szczegółów, a fałszywe są w swoim wniosku w swoim<text:s/>uogólnieniu. Ja myślę, że naszym zadaniem ludzi zasiad<text:span text:style-name="T2285">aj</text:span>ących przy tym stole jest właśnie ten sąd mieć jak n<text:span text:style-name="T2286">aj</text:span>bardziej wyważon<text:span text:style-name="T2287">y</text:span>, żeby nie wpadać<text:s/><text:span text:style-name="T2288">w</text:span><text:s/>takie ekstremistyczne rozwiązania, żebyśmy się nie posługiwali skrajnymi metodami. Myślę, że to powinno zaowocować i na szczeblu naszego spotkania i myślę, że zostałoby ze zrozumieniem przyjęte chyba szerzej na zewnątrz tego pałacu.</text:p>
      <text:p text:style-name="P2289">Dziękuję bardzo.</text:p>
      <text:p text:style-name="P2290"><text:span text:style-name="T2291">Przewodni</text:span><text:span text:style-name="T2292">cz</text:span><text:span text:style-name="T2293">ąc</text:span><text:span text:style-name="T2294">y</text:span>:</text:p>
      <text:p text:style-name="P2295">Dziękuję bardzo.</text:p>
      <text:p text:style-name="P2296">Przepraszam zbliża się, a właściwie minęła godzina, w której powinniśmy zrobić przerwę na obiad.</text:p>
      <text:p text:style-name="P2297">Do godziny 15.00<text:s/>ogłaszam przerwę.</text:p>
      <text:p text:style-name="P2298"/>
      <text:p text:style-name="P2299">/Przerwa/.</text:p>
      <text:p text:style-name="P2300"/>
      <text:p text:style-name="P2301">/Po przerwie/.</text:p>
      <text:p text:style-name="P2302"/>
      <text:p text:style-name="P2303">/<text:span text:style-name="T2304">Przewodnictwo</text:span><text:s/>obrad obejmuje<text:s/><text:span text:style-name="T2305">pro</text:span><text:span text:style-name="T2306">f</text:span><text:span text:style-name="T2307">.<text:s/></text:span><text:span text:style-name="T2308">A.</text:span><text:span text:style-name="T2309"><text:s/>Stelmachowski</text:span>/.</text:p>
      <text:p text:style-name="P2310"><text:span text:style-name="T2311">Przewodniczący:</text:span></text:p>
      <text:soft-page-break/>
      <text:p text:style-name="P2312">Wznawiamy obrady<text:span text:style-name="T2313">.</text:span></text:p>
      <text:p text:style-name="P2314">Najpierw komunikat natury porządkowej. Więc jest propozycja, żebyśmy mieli nasze następne posiedzenie w piątek 17, też tutaj tylko sala tam niżej o godz. 10.<text:span text:style-name="T2315">30</text:span>,<text:span text:style-name="T2316"><text:s/></text:span>potem będzie aż tydzień przerwy i później tu ma pan, który dyryguje nie tyle nami ile lokalem powie czy będzie 27 czy 28 zależnie od tego jakie tu będą możliwości lokalowe.</text:p>
      <text:p text:style-name="P2317">A więc tyle gdy chodzi o sprawy natury technicznej. Gdy chodzi o dalsze sprawy, leżała przed nami, czy leży deklaracja przygotowana i rozdana. Jest zapytanie czy są jakieś uwagi do treści tej deklaracji, żebyśmy mogli przyjąć i pó<text:span text:style-name="T2318">j</text:span>ść dalej?</text:p>
      <text:p text:style-name="P2319">Proszę bardzo pan Janowski.</text:p>
      <text:p text:style-name="P2320"><text:span text:style-name="T2321">Ob. Gabriel Janowski</text:span>:</text:p>
      <text:p text:style-name="P2322">Proszę Państ<text:span text:style-name="T2323">w</text:span>a!<text:s/><text:span text:style-name="T2324">C</text:span>hociażby<text:s/><text:span text:style-name="T2325">z</text:span><text:s/>tej przedobiedniej dyskusji widać jak<text:s/><text:span text:style-name="T2326">s</text:span>prawy wsi i rolnictwa są skomplikowane, jak nabrzmiałe i jak bolesne. Dlatego wydaje mi się,<text:s/><text:span text:style-name="T2327">ż</text:span>e deklaracja czy ta wola intencji powinna niejako choćby zdejmować w jakiś sposób te obawy, że problemy te rzeczywiście zostaną dotknięte, to znaczy,<text:s/><text:span text:style-name="T2328">ż</text:span>e one będą tu przedmiotem naszego rozważania. Deklaracja, którą tutaj dostaliśmy do rozważenia, projekt tej deklaracji powiedziałbym, traktuje tylko te sprawy<text:s/><text:span text:style-name="T2329">je</text:span>dnostronnie ograniczając się choćby do sprawy tylko pluralizmu związkowego - czyniąc z tego niejako n<text:span text:style-name="T2330">aj</text:span>ważnie<text:span text:style-name="T2331">j</text:span>szą sprawę. To jest fakt, że jest to sprawa bardzo ważna, ale tych boleści jest tak wiele, że tą deklaracją w sprawie pluralizmu związkowego nie rozwiążemy, nie uczynimy tego przełomu w świadomości ludzkiej, że te<text:s/>„stoły”, a nasz w szczególności uczyni to życie na wsi<text:s/><text:span text:style-name="T2332">l</text:span>że<text:span text:style-name="T2333">js</text:span>zym, po prostu normalne.</text:p>
      <text:p text:style-name="P2334">Dlatego proponowalibyśmy jednak, żeby deklaracja podzespołu rolniczego nie była tylko deklaracją w sprawie pluralizmu związkowego, ale jednak dotyczyła tych trzech zasadniczych sfer życia, a więc życia społecznego, i politycznego również, i gospodarczego, o czym tutaj nie muszę przekonywać. Dlatego proponujemy, żeby zmienić deklarację i tu nasza strona niejako proponuje projekt, który poddajemy pod rozwagę. Mianowicie jeżeli państwo pozwolą to przytoczę ten projekt.<text:s/>Stwierdzamy, że warunkiem koniecznym reformy gospodarczej na wsi jest likwidacja stalinowski<text:span text:style-name="T2335">eg</text:span>o ustroju wsi i wywodzących się ze stalinizmu stylów sprawowania władzy. Należy zapewnić legalną możliwość tworzenia się na wsi po pierwsze - związków zawodowych rolników według ich własnego wyboru z zachowaniem wolności związkowej, i równouprawnienia związków.</text:p>
      <text:p text:style-name="P2336">W ramach tego procesu powinna nastąpić relegaliza<text:span text:style-name="T2337">cj</text:span>a NSZZ - IR<text:s/>„Solidarność”.</text:p>
      <text:p text:style-name="P2338">Po drugie samorządów terytorialnych, mających możliwość nieskr<text:span text:style-name="T2339">ęp</text:span>owanego działania i niezależnych od administra<text:span text:style-name="T2340">cj</text:span>i państwowej. Samorządy muszą być powoływane w drodze wolnych i demokratycznych wyborów i po trzecie tworzenia organizac<text:span text:style-name="T2341">ji</text:span><text:s/>pozwal<text:span text:style-name="T2342">aj</text:span>ących na wyrażanie interesów grup mających wspólne stanowisko polityczne.</text:p>
      <text:p text:style-name="P2343">To tyle jeżeli chodzi o ten projekt. Myślę, że on oddaj<text:span text:style-name="T2344">ę</text:span><text:s/>jednak ducha tej przedobiedniej czy jeszcze wcześniej przed przerwą dyskusji. W każdym razie ducha tej strony, ale również i po tamtej stronie było zrozumienie dla tych spraw, które tu koledzy przedstawiali.</text:p>
      <text:p text:style-name="P2345">Dziękuję.</text:p>
      <text:p text:style-name="P2346"><text:span text:style-name="T2347">Przewodnicząc</text:span><text:span text:style-name="T2348">y</text:span>:</text:p>
      <text:p text:style-name="P2349">To może w takim razie poprosiłbym, żeby dać do przepisania i powielenia, i wtedy pod koniec byśmy<text:s/><text:soft-page-break/>sobie to rozważyli.</text:p>
      <text:p text:style-name="P2350"><text:span text:style-name="T2351">O</text:span><text:span text:style-name="T2352">b. Janusz Maksymiuk</text:span>:</text:p>
      <text:p text:style-name="P2353">Wyd<text:span text:style-name="T2354">aj</text:span>e mi się, że to zrozumienie jest, ale bardzo dobrze... ale chciałbym zacząć od tego, że ideą stworzenia tej d<text:span text:style-name="T2355">e</text:span>klarac<text:span text:style-name="T2356">ji</text:span><text:s/>jak ona się nazywa podzespołu rolniczego w sprawie pluralizmu związkowego było zamknięcie tego tematu na tej sali. Wszyscy doszliśmy do wniosku, że lepsi od nas są na zespole pluralizmu. Dlatego to co jest napisane w treści odpowiada absolutnie tematowi, bo to jest deklaracja w sprawie pluralizmu związkowego i jeżeli byśmy mieli przyg<text:span text:style-name="T2357">o</text:span>tować w tej chwili coś nowego, to bym musiał zaproponować dyskusję, ponieważ wiele rzeczy należałoby inaczej a dyskusja na te tematy zaproponowane to byłoby się wtrącanie w temat przypisany komu innemu<text:span text:style-name="T2358">.</text:span><text:s/>Dlatego dla dobry sprawy i powodzenia tego<text:s/>„stołu”<text:s/>osiągnięcia jakichś spraw w zakresie tych gospodarczych i również politycznych i innych, ale bez tego zaczątku pluralizmu związkowego proponowałbym przyjąć tę pierwszą formę, tym bardziej, że pracujemy widzę na takich zasadach bardzo fajnych, bo ktoś reprezentuje wzajemnie się u<text:span text:style-name="T2359">stos</text:span>unkowu<text:span text:style-name="T2360">je</text:span>my, była jakaś grupa wybrana, jakoś się ta grupka dogadała, ponieważ ja jestem pewny, że my przyjmiemy drugą deklarację, trzecią, ale zbierze się i inny, i zaproponuje piątą i będziemy tak bez przerwy dyskutować. Proponowałbym naprawdę tu wszystko co chcemy osiągnąć ci mądrzejsi od nas w tematach tego pluralizmu, destaliniza<text:span text:style-name="T2361">cj</text:span>i polityki itd. będą mieli możliwość zrobić tak jak będzie dla nas rolników dobrze, a jeżeli proponujemy coś nowego, to ja proponuję dyskusję i w ten czas liczymy, że nikt głosu nie zabierał i zaczynamy od nowa, z tym, że to będzie ze szkodą dla głównego tem<text:span text:style-name="T2362">at</text:span>u rolniczego.</text:p>
      <text:p text:style-name="P2363">Mnie się wydaje, że taka kwestia, takie rozwiązanie jak żeśmy wszyscy przyjęli na początku i ta deklaracja była skuteczna i bardzo dobra. Byłbym za prz<text:span text:style-name="T2364">yj</text:span>ęciem takiej treści, jak było zaproponowana pierwotnie.</text:p>
      <text:p text:style-name="P2365">Dziękuję bardzo.</text:p>
      <text:p text:style-name="P2366"><text:span text:style-name="T2367">P</text:span><text:span text:style-name="T2368">rz</text:span><text:span text:style-name="T2369">ew</text:span><text:span text:style-name="T2370">od</text:span><text:span text:style-name="T2371">nicz</text:span><text:span text:style-name="T2372">ą</text:span><text:span text:style-name="T2373">c</text:span><text:span text:style-name="T2374">y</text:span>:</text:p>
      <text:p text:style-name="P2375">D<text:span text:style-name="T2376">zię</text:span>k<text:span text:style-name="T2377">uję.</text:span></text:p>
      <text:p text:style-name="P2378">Ja rzeczywiście myślę, że powielmy ten tekst, a potem wrócimy, a teraz ja bym proponował wrócić wobec tego do dyskusji ekonomiczn<text:span text:style-name="T2379">ej.</text:span></text:p>
      <text:p text:style-name="P2380">Pan profesor Grochowski prosił o głos. Bardzo proszę panie profesorze<text:span text:style-name="T2381">.</text:span></text:p>
      <text:p text:style-name="P2382"><text:span text:style-name="T2383">Prof. Grochowsk</text:span><text:span text:style-name="T2384">i</text:span>:</text:p>
      <text:p text:style-name="P2385">W sp<text:span text:style-name="T2386">r</text:span>awie formalnej panie pro<text:span text:style-name="T2387">fe</text:span>sorze, nie możemy wybiegać deklaracją na tematy, których nie przedyskutowaliśmy. Nie zaczęliśmy dyskusji, nie us<text:span text:style-name="T2388">to</text:span>sunkowuję się merytorycznie do tej propozycji, tylko nie możemy antycypować wyników naszej dyskusji. Ustaliliśmy już termin dyskutowania piątkowy, pan profesor zapowiedział jeszcze trzecie spotkanie 27 lub 28, jesteśmy na początku dyskusji na niektóre sprawy, na które zgłoszone zostały tylko stanowiska, praktycznie wymiana poglą<text:span text:style-name="T2389">dó</text:span>w bez żadnych sprzeciwów po propozycji pana Grzesiaka d<text:span text:style-name="T2390">ot</text:span>yczyła teg<text:span text:style-name="T2391">o</text:span><text:s/>co jest zawarte w tej deklaracji.</text:p>
      <text:p text:style-name="P2392">Sprawy, które proponuje pan... nie zostały w ogóle przedyskutowane, nie wiemy jak tu siedzimy wszyscy, kto z czym się zgadza. Wobec tego nie możemy antycypować, bo nie wiemy jaki będzie dalszy wynik dyskusji.<text:s/>Wobec tego jest propozycja trzymajmy się deklaracji i szkoda powielać, bo szkoda papieru, bo piątkowa dyskusja może nam wykazać zupełnie, że dojdziemy do innych poglą<text:span text:style-name="T2393">dó</text:span>w, po co to uprzedzać.</text:p>
      <text:p text:style-name="P2394">D<text:span text:style-name="T2395">zi</text:span>ęk<text:span text:style-name="T2396">uj</text:span>ę<text:span text:style-name="T2397">.</text:span></text:p>
      <text:soft-page-break/>
      <text:p text:style-name="P2398"><text:span text:style-name="T2399">Przewodniczący</text:span>:</text:p>
      <text:p text:style-name="P2400">Pan Szymanderski, p<text:span text:style-name="T2401">r</text:span>oszę bardzo.</text:p>
      <text:h text:style-name="P2402" text:outline-level="1"><text:span text:style-name="T2403">Ob. Jacek Szymanderski</text:span>:<text:bookmark-start text:name="bookmark0"/><text:bookmark-end text:name="bookmark0"/></text:h>
      <text:p text:style-name="P2404">Jeżeli mo<text:span text:style-name="T2405">ż</text:span>na<text:s/><text:span text:style-name="T2406">w</text:span><text:s/>sprawie tej deklarac<text:span text:style-name="T2407">j</text:span>i, ja jednak by<text:span text:style-name="T2408">m</text:span><text:s/>proponował, żeby pro<text:span text:style-name="T2409">je</text:span>kt, który odczytał kol. Janowski został powielony i przedyskutowany, a to dlatego, że ta deklaracja oczywiście słuszna nie zawiera pewnych bardzo zasadniczych dla nas spraw, mianowicie myśmy tutaj jasno powiedzieli, że rozmowa o związku i rozmowa o organiza<text:span text:style-name="T2410">cj</text:span>ach tam innych, to jest nasze zabezpieczenie. To jest zabezpieczenie pakietu ekonomicznego, że bez<text:span text:style-name="T2411"><text:s/></text:span>tego, bez rozwiązań politycznych w pewnej sferze my nie możemy w gruncie rzeczy negocjować pakietu ekonomicznego. My musimy posiadać pewną infrastrukturę polityczną, która umożliwi nam dotrzymanie umów, które tutaj zawrzemy. Ja jeszcze raz powtarzam to nie może być porozumienie elit, przynajmniej z naszej strony nie reprezentu<text:span text:style-name="T2412">je</text:span>my całego społeczeństwa, ale reprezentu<text:span text:style-name="T2413">je</text:span>my jego dość znaczną część, społeczeństwa nie aparatu, do którego jest powołanie jasnymi metodami służbowymi i to społeczeństwo musi mieć pewne instytucje, poprzez które my się z nimi będziemy komunikować<text:span text:style-name="T2414">.</text:span><text:s/>Jeżeli nie, to w gruncie rzeczy to jest seminarium naukowe na tematy ekonomiczne. T<text:span text:style-name="T2415">o<text:s/></text:span>jest zupełna inna sprawa. Dlatego jest niezbędne mówiące o tej infr<text:span text:style-name="T2416">as</text:span>trukturze. Pan prof. Stelmachowski wprowadzając temat powiedział wyraźnie, że te sprawy polityczne są to jak gdyby elementy naszego zabezpieczenia do sensowności prowadzenia tych negocjacji.</text:p>
      <text:p text:style-name="P2417">Dziękuję bardzo<text:span text:style-name="T2418">.</text:span></text:p>
      <text:p text:style-name="P2419"><text:span text:style-name="T2420">P</text:span><text:span text:style-name="T2421">rz</text:span><text:span text:style-name="T2422">ew</text:span><text:span text:style-name="T2423">od</text:span><text:span text:style-name="T2424">nicz</text:span><text:span text:style-name="T2425">ą</text:span><text:span text:style-name="T2426">c</text:span><text:span text:style-name="T2427">y</text:span>:</text:p>
      <text:p text:style-name="P2428">Może na razie wróćmy...</text:p>
      <text:p text:style-name="P2429">Pro<text:span text:style-name="T2430">f.<text:s/></text:span>Okuniewski p<text:span text:style-name="T2431">ro</text:span>s<text:span text:style-name="T2432">i</text:span>ł o głos<text:span text:style-name="T2433">.</text:span></text:p>
      <text:p text:style-name="P2434"><text:span text:style-name="T2435">Prof. Józef Okuniewski</text:span>:</text:p>
      <text:p text:style-name="P2436"><text:span text:style-name="T2437">W</text:span>ięc ja rozumiem, że oczywista młodej organizacji społecznej jest trudno wewnątrz wyartykułować o<text:span text:style-name="T2438">d</text:span><text:s/>razu gotowy i dojrzały problem, czego jest dobrą ilustra<text:span text:style-name="T2439">cj</text:span>ą to co przed chwilą zaprezentowano, ale chcielibyśmy jednak proponować, żeby w trakcie uzgadniania fragmentów spróbować co najmniej być na poziomie seminarium nerkowego.<text:s/><text:span text:style-name="T2440">I</text:span>naczej bowiem grozi nam oczywista niepotrzebne przedłużanie i chęć wsz<text:span text:style-name="T2441">ys</text:span>tkoizmowego zmieszczenia w jednym zdaniu wszystkich treści. Na ogół tak się to na świecie nikomu nie udaje w żadnych językach. Dlatego też bardzo by mi odpowiadało pierwotnie uzgodnione wstępnie stanowisko, a to co panowie w tej chwili proponują jest po prostu innym tematem.</text:p>
      <text:p text:style-name="P2442">Dziękuję bardzo.</text:p>
      <text:p text:style-name="P2443"><text:span text:style-name="T2444">Przewodnicząc</text:span><text:span text:style-name="T2445">y</text:span>:</text:p>
      <text:p text:style-name="P2446">Proszę pan Baumgart.</text:p>
      <text:p text:style-name="P2447"><text:span text:style-name="T2448">O</text:span><text:span text:style-name="T2449">b. Piotr Baumgart</text:span><text:span text:style-name="T2450">:</text:span></text:p>
      <text:p text:style-name="P2451">Chciałbym po pierwsze zwrócić uwagę na to, że ta pierwotnie podana tutaj deklaracja, propozycja deklaracji była uzgadniania tylko po tamtej stronie stołu, z naszej strony nikt nie uczestniczył w tym<text:span text:style-name="T2452">.</text:span><text:s/>To jest pierwsza sprawa, a druga sprawa, że ja mam tutaj wniosek, jakby polubowny wychodzący na pewną po<text:span text:style-name="T2453">ł</text:span>ow<text:span text:style-name="T2454">ę</text:span><text:s/>drogi przynajmniej. Otóż wydaje mi się, że niektóre poglądy są tutaj słuszne, że może nie da się w jednym zdaniu załatwić spraw wszystkich. Ot<text:span text:style-name="T2455">óż</text:span><text:s/>do tej deklaracji wydaje mi się, że należałoby wprowadzić małe poprawki i ona mogłaby być przyjęta. Mianowicie jes<text:span text:style-name="T2456">t</text:span>e<text:span text:style-name="T2457">ś</text:span>my za stworzeniem organizacyjnych<text:s/><text:soft-page-break/>prawnych warunków powstawania związk<text:span text:style-name="T2458">ó</text:span>w zawodowych rolników obejmujących i tu bym proponował wyciągnąć powtarzający się wyraz<text:s/>„zarówno”<text:s/>i czytać dalej: rolników obejmujących organiza<text:span text:style-name="T2459">cj</text:span>e związkowe, w tym dodać<text:s/><text:span text:style-name="T2460">„</text:span>Sol<text:span text:style-name="T2461">i</text:span>darność<text:span text:style-name="T2462">”</text:span><text:s/>i po przecinku: jak i wszelkie inne organizacje, które utworzą rolnicy zgodnie ze swoją wolą. Pozostała częś<text:span text:style-name="T2463">ć</text:span><text:s/>tekstu bez zmian i ja może uzasadnię dlaczego<text:span text:style-name="T2464">.</text:span><text:s/>My<text:span text:style-name="T2465">ś</text:span>my tu z kolegą z k<text:span text:style-name="T2466">ó</text:span>łek rolniczych rozmawiali, że kółka rolnicze w nazwie nigdy nie miały... swoją nazwą nie reprezentowały organizacji zawodowych, tylko miały dodatek - niezależne związki zawodowe kółek i or<text:span text:style-name="T2467">g</text:span>anizac<text:span text:style-name="T2468">ji</text:span><text:s/>rolniczych, czyli kółka rolnicze na wsi przyjęte są jako organizacja służąca wsi w sensie pomocy w uprawach, na<text:span text:style-name="T2469">to</text:span>miast związek zawodowy przy tej organizacji był dodatkowo przymiotnikami określ<text:span text:style-name="T2470">aj</text:span>ącymi tę funkcję wzmocniony, i tak forma mówiąca o innych również organiza<text:span text:style-name="T2471">cj</text:span>ach mieści również wszystko. Natomiast<text:s/>„Solidarność<text:span text:style-name="T2472">”</text:span><text:s/>jak państwo zapewne wiecie zawsze tylko i wyłącznie nazywała się mianowała organizacją zawodową rolników. Tak że to nie powinno budzić tutaj żadnych kontrowersji<text:span text:style-name="T2473">.</text:span><text:s/>I jest to chyba bardziej strawne, aniżeli wszystko inne propono<text:span text:style-name="T2474">wa</text:span>ne<text:span text:style-name="T2475">.</text:span></text:p>
      <text:p text:style-name="P2476">Dziękuję bar<text:span text:style-name="T2477">dz</text:span>o.</text:p>
      <text:p text:style-name="P2478"><text:span text:style-name="T2479">O</text:span><text:span text:style-name="T2480">b. Stanisław Śliwi</text:span><text:span text:style-name="T2481">ń</text:span><text:span text:style-name="T2482">ski</text:span>:</text:p>
      <text:p text:style-name="P2483">Ja chcę zauważyć tylko, że ta deklaracja nie była formułowana po tej stronie stołu, była to wspólna deklaracja. To jest pewien... Panowie, no to uzgodn<text:span text:style-name="T2484">ij</text:span>my kto ma wyjść, bo przepraszam, ale my nie dojdziemy do ładu więc ustalmy zespół redakcyjny, który tu usiądzie - taka była propozycja i opracuje, i do tego zespołu miejmy zaufanie, bo jeśli tak to byśmy tu podzielili się na 10 zespołów i wyjdziemy stąd z niczym.</text:p>
      <text:p text:style-name="P2485"><text:span text:style-name="T2486">Prof. Andrzej<text:s/></text:span><text:span text:style-name="T2487">S</text:span><text:span text:style-name="T2488">telmachowski</text:span>:</text:p>
      <text:p text:style-name="P2489">Jeśli wolno.</text:p>
      <text:p text:style-name="P2490">Ja my<text:span text:style-name="T2491">ś</text:span>lę, że jednak wobec tego zróbmy co nam to szkodzi - przepiszemy, drugi, rozdamy wersję, możemy rozdać tę trzecią, tylko proszę ją przygotować, ale ja bym tymczasem, bo to trzeba przemyśleć sprawę, jednak wrócił do dyskusji ekonomicznej już zaczętej.</text:p>
      <text:p text:style-name="P2492">Myślałem, że tutaj będzie consensus i się sprawę szybko załatwi, skoro consensusu nie ma, no to musimy po prostu pewne sprawy odroczyć.</text:p>
      <text:p text:style-name="P2493"><text:span text:style-name="T2494">P</text:span><text:span text:style-name="T2495">rof</text:span><text:span text:style-name="T2496">.</text:span><text:span text:style-name="T2497"><text:s/>Grochowski</text:span>:</text:p>
      <text:p text:style-name="P2498"><text:span text:style-name="T2499">P</text:span>anie<text:s/><text:span text:style-name="T2500">Prz</text:span>ewodnicząc<text:span text:style-name="T2501">y!</text:span><text:s/><text:span text:style-name="T2502">P</text:span>roszę Państwa! Zanim przejdę do tego właściwego tematu, który tu był przedstawiony w punkcie trzecim, to najpierw kilka słów na temat parytetu dochodów, który tutaj poruszył pan Balazs, ponieważ pro<text:span text:style-name="T2503">fesj</text:span>onalnie się tym temat<text:span text:style-name="T2504">e</text:span>m zajmuję, więc chciałbym pewne rzeczy wyjaśni<text:span text:style-name="T2505">ć.</text:span><text:s/>Mianowicie oczywiście jest sprawą jasną, że od 1983 roku do zeszłego roku 1988 ten parytet dochodów pogarszał się no i jak wynika z tych analiz, które robimy, było to skutkiem niewłaściwych relacji cen, to znaczy zmiany relacji cen na niekorzyść rolnictwa, oprócz roku 1987. Jak pan Balazs mówił tutaj, że ten parytet spadł poniżej 80, czy nawet niektórzy oceniają 70. Więc ten parytet wynosił wtedy 83 z czymś i chciałbym zaznaczyć, że właśnie jeśli chodzi o rok 1987 to nie wynikało to z niewłaściwych relacji cen, bo wzrost cen towarów nabywanych i sprzedawanych był mniej więcej jednakowy, ale wynikał po prostu ze spadku produkcji. Gdyby nie było spa<text:span text:style-name="T2506">d</text:span>ku produkcji ten parytet byłby wtedy około 90.</text:p>
      <text:p text:style-name="P2507">I teraz jak ostatni rok się przedstawia? Mianowicie ostatni rok jeżeli chodzi o zmiany relacji cen wbrew temu co się powszechnie sądzi był korzystny dla rolnictwa, mianowicie ceny skupu właściwie całej<text:s/><text:soft-page-break/>produkcji rolnej nie tylko skupu wzrosły o 88%, natomiast ceny zakupywanych środków produkc<text:span text:style-name="T2508">ji</text:span><text:s/>na rzecz bieżącej produkcji o 77<text:span text:style-name="T2509">%</text:span>. Nie wiem jeszcze jakie były ceny środków inwestycyjnych, w sumie według tych wstępnych obliczeń parytet dochodów ukształtuje się na poziomie 92.<text:s/>No więc o 9 punktów więcej niż w 1987 roku, niemniej nie jest jeszcze zadowal<text:span text:style-name="T2510">aj</text:span>ący.</text:p>
      <text:p text:style-name="P2511">To tyle na ten temat, a teraz sprawa tego punktu tutaj przedstawionego do dyskusji - zabezpieczenie natury ekonomiczn<text:span text:style-name="T2512">ej.</text:span><text:s/>Chodzi oczywiście o sprawę urynkowienia produkcji roln<text:span text:style-name="T2513">ej.</text:span></text:p>
      <text:p text:style-name="P2514">Więc najpierw ja może chciałbym, powiedzie<text:span text:style-name="T2515">ć</text:span>, że w pełni podzielam czy prawie w pełni podzielam poglądy przedstawione tutaj przez doc. Leopolda, przy czym n<text:span text:style-name="T2516">i</text:span>e jest to sprawą przypadkową, dlatego że doc. Leopold przedstawił tu poglądy właściwie środowiska ekonomistów rolnych, zgrupowanych w Komitecie Ekonomiki Rolnictwa PAN, a jest tutaj nas członków tego komitetu na sali 6 i półtora roku temu opracowana była ekspertyza - powiązanie rolnictwa, przemysłu spożywczego i handlu, a więc ten temat, który obecnie dyskutujemy, i pan doc. Leopold zresztą i doc. prof. Dietl byli współautorami tej ekspertyzy, która przekazana została Zespołowi do spraw Reformy Gospodarczej, no i wiele z tych poglądów czy propozycji, które myśmy tam prze<text:span text:style-name="T2517">ds</text:span>tawili zostało już przyjętych, jest realizowanych.</text:p>
      <text:p text:style-name="P2518">Dlatego generalnie tutaj nasze poglądy są zbieżne między innymi, jak wyraził się prof.<text:s/>Leopold, że wolny rynek w rolnictwie to nie oznacza pełnej liberalizacji w sensie XIX wiecznym, ale dzisiaj zresztą nigdzie tak w cywilizowanych i rozwiniętych krajach nie ma, że musi być pewien interwencjonizm państwa między innymi w zakresie sprawy cen. I tu w tych punktach jest wymienione wprowadzenie systemu cen minimalnych i oczywiście<text:s/>my w ekspertyzie też to wprowadzamy tylko, że według mnie to raczej ma trochę teoretyczne znaczenie.<text:s/>Dlatego że w warunkach niedoboru i w warunkach inflacji to nie grozi nam to, ażeby ceny spadały poniżej jakiegoś określonego minimum. Raczej to będzie tendencja w górę, a nie w dół i te gwarantowane ceny nie mają<text:s/><text:span text:style-name="T2519">wi</text:span>ększego znaczenia, czy nie będą miały.</text:p>
      <text:p text:style-name="P2520">Natomiast istotną sprawą jest ustalenie cen maksymalnych właściwie tego pułapu cen na środki produkcji dla rolnictwa. Oczywiście w warunkach wolnego rynku niez<text:span text:style-name="T2521">al</text:span>eżnie od interwencji państwa następują pewne procesy samoregula<text:span text:style-name="T2522">cj</text:span>i i wzrost cen środków zaopatrzenia automatycznie wpływa na wzrost cen środków produkcji, a jeżeli będzie pełna drożność sys<text:span text:style-name="T2523">te</text:span>mu cen, no to również i na środki konsumpcji.</text:p>
      <text:p text:style-name="P2524">Ale ja jeszcze do tego powrócę, bo tu jest napisane i zresztą doc. Leopold mówił, że ten interwencjonizm państwa powinien zapewnić opłacalność produktów rolnych. To jest oddzielny problem, bo opłacalność dla kogo? Dla jakich gospodarstw? Czy średnio, bo jak mówimy, że parytet dochodów - parytet dochodów jeśli on wynosi 100 - to zapewnia tylko dochody parytetowe lub wyższe, 30<text:span text:style-name="T2525">%</text:span><text:s/>rolników, reszta ma mniejsze. Jest to zróżnicowanie bardzo duże, i w warunkach wolnego rynku niezależnie od pewnych regulacyjnych funkcji państwa dyferen<text:span text:style-name="T2526">cj</text:span>a<text:span text:style-name="T2527">cj</text:span>ach zresztą jak tutaj słusznie zau<text:span text:style-name="T2528">w</text:span>ażył pan Iwaniec, gospodarstw będzie się pogłębiać, mianowicie gospodarstwa silniejsze ekonomicznie te, które mają środki na zakup środków produkcji, będą szybciej się rozwijać i<text:s/><text:span text:style-name="T2529">n</text:span><text:span text:style-name="T2530">i</text:span>e będą pozostawać w tyle.<text:s/><text:span text:style-name="T2531">I</text:span><text:s/>to jest proces naturalny rozwoju rolnictwa, że prężne gospodarstwa, silniejsze rozwij<text:span text:style-name="T2532">aj</text:span>ą się szybciej, słabsze niestety pozostają w tyle i wypadają. No i ten proces stoi przed nami. P<text:span text:style-name="T2533">r</text:span>zecież wiemy,<text:s/><text:span text:style-name="T2534">ż</text:span>e w tej chwili mimo pewnej poprawy w ostatnich 10 latach mamy strukturę agrarną gorszą niż mieliśmy w roku 1950, podczas gdy na całym świecie ten obszar wzrósł w tym okresie przeszło dwukrotnie. Tak że no jak wiemy mamy zacofaną<text:s/><text:soft-page-break/>strukturę agrarną, bo przeciętny obszar gospod<text:span text:style-name="T2535">ars</text:span>twa jest 5 ha czy nawet jeśli wyłączymy te pół ha to nie wiele to da - 5,5 ha, to z takim rolnictwem trudno nam będzie wkroczyć w XXI wiek. I dlatego mówiąc o urynkowieniu rolnictwa musimy widzieć również i te skutki przemian struktury agrarnej i właściwie według mnie pożądane będą te skutki i kierunki zmian, no bo taka nasza jest strategia. Jeżeli chcemy unowocześni<text:span text:style-name="T2536">ć</text:span><text:s/>rolnictwo i zmechanizować je, no to nie będziemy mogli tego robi<text:span text:style-name="T2537">ć</text:span><text:s/>w gospodarstwach 3, 4, czy 5 ha.<text:s/><text:span text:style-name="T2538">W</text:span><text:s/>tej chwili takie najbardziej efektywny obszar gospodarstwa indywidualnego, to jest 20 - 25 ha. No powyżej 20 już się zaczyna proces ekstensyfika<text:span text:style-name="T2539">cj</text:span>i.</text:p>
      <text:p text:style-name="P2540">Jak mamy obecnie 4,7 mln gospodarstw powyżej 1 ha, z tego mamy niecałe 400 kilkadziesiąt tysi<text:span text:style-name="T2541">ę</text:span>cy gospodarstw powyżej 10 ha, no to w ciągu przynajmniej najbliższych 20 lat musimy ograniczyć do połowy no i przede wszystkim iść w kierunku gospodarstw dużych, żywotnych, ekonomicznie efektywnych. To przy takiej strukturze nie zależnie od wzrostu produkcji koszty produkcji, społeczne koszty produkcji rolnej rosłyby i rosłyby ceny żywności. No jak wynika z naszych analiz między innymi badamy ponad 1 000 gospodarstw spe<text:span text:style-name="T2542">cj</text:span>alistycznych, no to o powierzchni 20 ha, oczywiście lepiej wyposażone są, więcej zużywają środków produkc<text:span text:style-name="T2543">ji</text:span>,<text:s/><text:span text:style-name="T2544">a</text:span>le koszty produkcji stanowią zaledwie 60 kilka procent i chyba w takim kierunku musi zmierzać strategia i rozwój naszego rolnictwa, żeby mieć te 500 - 600 tys. gospodarstw takich około<text:s/><text:span text:style-name="T2545">2</text:span>0<text:s/><text:span text:style-name="T2546">ha</text:span>. Bo<text:s/><text:span text:style-name="T2547">t</text:span>u jest również przedstawiony punkt polityka w stosunku do gospodarstw chłoporobotniczych. No tutaj ja nie widzę jakiejś specjalnej polityki do tych gospoda<text:span text:style-name="T2548">rs</text:span>tw, bo mówimy o interwen<text:span text:style-name="T2549">cj</text:span>onizmie pa<text:span text:style-name="T2550">ń</text:span>stwa cenowym, ale ten interwen<text:span text:style-name="T2551">cj</text:span>onizm nie może być tak jak teraz, że rozciąga parasol ochronny nad wszystkim, nad k<text:span text:style-name="T2552">a</text:span>żdym nieudacznikiem. Bo musi być również selektywny i była tutaj mowa, i doc. Leopold mówił o sprawie finansowania z budżetu państwa rozwoju infrastruktury rolnictwa. Co jest niezmiernie ważne, bo samo rolnictwo tego nie sfinansuje i również niezbędna jest interwencja państwa właśnie w rozwój gospodarstw dużych, żywotnych, zmechanizowanych i tu nawet tak jak to było zresztą w krajach zachodnich, zwłaszcza znam to we Francji, dla gospodarst<text:span text:style-name="T2553">w<text:s/></text:span>dużych<text:span text:style-name="T2554">,</text:span><text:s/>które się modernizowały, były nawet znaczne subwencje państwowe rządu 100 tys. franków, to jest kilkanaście t<text:span text:style-name="T2555">ys</text:span>ięcy dola<text:span text:style-name="T2556">ró</text:span>w.</text:p>
      <text:p text:style-name="P2557">I teraz ta sprawa - sprawa opłacalności. Ona będzie się różnicować i tu ja się zgadzam z tym ogólnym sformułowaniem doc. Leopolda, że takim sprawdzianem czy kry<text:span text:style-name="T2558">teri</text:span>um opłacalności rolnictwa, to jest wzrost podaży. Jeśli następuje reprodukcja rozszerzona, no to wtedy można powiedzieć, że warunki ekonomiczne są korzystne.</text:p>
      <text:p text:style-name="P2559">Ale teraz jeszcze jeden problem chciałem poruszyć, mianowicie to jest warunki powodzenia tej operacji zniesienia kartek. Jakie skutki tego - ja już nie mówię o sprawie rekompensat dla ludności, bo to jest inna sprawa, tylko z punktu widzenia samego rolnictwa. No jakie skutki pozytywne, no to ogólnie jest wiadomo mianowicie, że powinien nastąpić wzrost produkcji i podaży, mniej więcej między innymi uruchomienie produkcji w drobnych gospodarstwach, które dzisiaj w ramach reglamenta<text:span text:style-name="T2560">cj</text:span>i kupują tanio na kartki, to jest wzrost podaży w gospodarstwach czysto rolniczych, gdzie jest niera<text:span text:style-name="T2561">cj</text:span>onalne spożycie mięsa ze względu na uboje gospodarcze, możliwość zakupu świeżego mięsa czy wędlin ograniczy to, a więc wzrośnie podaż<text:span text:style-name="T2562">.</text:span><text:s/><text:span text:style-name="T2563">N</text:span><text:span text:style-name="T2564">o</text:span><text:s/><text:span text:style-name="T2565">i</text:span><text:s/>jedna jeszcze sprawa, mianowicie sprawa demonopoliza<text:span text:style-name="T2566">cji</text:span><text:s/>skupu i przetwór<text:span text:style-name="T2567">s</text:span>twa, uruchomienie zakładów spółdzielczych, czy prywatnych, zakładów masarskich, pozwoli na znaczne ograniczenie dotychcz<text:span text:style-name="T2568">as</text:span>owego marnotrawstwa, jakie wynika z dalekich przewozów i niepełnego wykorzystania<text:s/><text:soft-page-break/>wszystkich surowców ubocznych, przy uboju. Kiedyś miałem możliwość uczestniczenia w dyskusji gdzie byli rzeźnicy z zakładów państwowych, spółdzielczych i prywatnych, no więc tam<text:s/>u<text:span text:style-name="T2569">d</text:span>owadniano, że przy rozwoju rzemiosła pełnym wykorzystaniu wszystkich surowców, oczywiście z pewnymi dodatkami, może o 20 czy 25% nawet wzrosnąć ilość wyrobów trafi<text:span text:style-name="T2570">aj</text:span>ącyc<text:span text:style-name="T2571">h</text:span><text:s/>na ladę sklepową.</text:p>
      <text:p text:style-name="P2572">Teraz jakie byłyby negatywne skutki tego? Mianowicie tak, wprowadzenie cen wolnych na żywiec spowodowałby przynajmniej w pierwszym okresie ograniczenie skupu zbóż, oczywiście w dłuższym okresie to tutaj następuje mechanizm samoregula<text:span text:style-name="T2573">cj</text:span>i i ustalenia się jakichś właściwych proporcji między cenami zboża i cenami żywca, a<text:span text:style-name="T2574">l</text:span>e w pierwszym okresie mogą być trudności. I dlatego jedny<text:span text:style-name="T2575">m</text:span><text:s/>z warunków tak przynajmniej jak ja widzę, to jest przy normalnych zbiorach nie wiadomo jakie będziemy mieli zbiory w tym roku, a więc przy normalnych zbiorach trzeba by było co najmniej o milion ton zwiększyć import zbóż.<text:s/><text:span text:style-name="T2576">W</text:span><text:s/>zeszłym roku on wynosił 3,4 miliona, zwłaszcza pszenicy. No i również teraz sprawa cen skupu zbóż.<text:s/>No to jes<text:span text:style-name="T2577">z</text:span>cze sprawa dyskusyjna, ale musimy... nawet gdybyśmy zaimportowali 3 miliony ton pszenicy, w zeszłym roku zaimportow<text:span text:style-name="T2578">aliś</text:span>my 2,3 no to przynajmniej 2 miliony ton musimy skupić, więc tu należałoby jednak ustalić stosunkowo wysoką cenę na pszenicę, na inne zboża nie ustalałbym<text:span text:style-name="T2579"><text:s/></text:span>c<text:span text:style-name="T2580">e</text:span>ny, przy czym to cena, którą by płaciły PZZ, ona oczywiście musi b<text:span text:style-name="T2581">yć</text:span><text:s/>el<text:span text:style-name="T2582">as</text:span>tyczna w zależności od zmienności warunków rolnych, no i szczególnie od wzrostu cen nośników kosztów produkcji roln<text:span text:style-name="T2583">ej.</text:span></text:p>
      <text:p text:style-name="P2584">I jeszcze jeden warunek według mnie, mianowicie w pierwszym okresie po zniesieniu kartek my musimy zapewnić stosunkowo ciągłe zaopatrzenie i dlatego jednym z warunków według mnie to jest zgromadzenie co najmniej 300 tys. ton zapasów mięsa. No w tej chwili jak wiem, no to mamy kilkadziesiąt tysięcy, co jest o wiele za mało.</text:p>
      <text:p text:style-name="P2585">To może tyle.</text:p>
      <text:p text:style-name="P2586"><text:span text:style-name="T2587">P</text:span><text:span text:style-name="T2588">rz</text:span><text:span text:style-name="T2589">ew</text:span><text:span text:style-name="T2590">od</text:span><text:span text:style-name="T2591">nicz</text:span><text:span text:style-name="T2592">ą</text:span><text:span text:style-name="T2593">c</text:span><text:span text:style-name="T2594">y</text:span>:</text:p>
      <text:p text:style-name="P2595">Kto z panów teraz chciałby jeszcze zabrać głos? Pan Dąbrowski.</text:p>
      <text:p text:style-name="P2596"><text:span text:style-name="T2597">Ob. Dąbrowski</text:span><text:span text:style-name="T2598">:</text:span></text:p>
      <text:p text:style-name="P2599">Jeśl<text:span text:style-name="T2600">i</text:span><text:s/>wolno chciałbym nawiązać do wypowiedzi mojego szanownego przedmówcy pana prof. Grochowskiego. Otóż chodzi tutaj o efekty i warunki e<text:span text:style-name="T2601">w</text:span>oluc<text:span text:style-name="T2602">ji</text:span><text:s/>struktury agrarnej. To jest i bardzo już stara, i bardzo gorąca dyskusja w środowisku ekonomistów rolnych w tej kwestii i sądzę, że jest tutaj i znako<text:span text:style-name="T2603">m</text:span>i<text:span text:style-name="T2604">t</text:span>a okazja i potrzeba, żeby próbować sobie do końca te sprawy przy tym stole wyświetlić, tak żeby móc po uzgodnieniu poglądów uzgodnić również dalsze działania w tej materii. Otóż oczywiście nie może być sporu, co do faktów mianowicie co do bezprecedensowego ustabilizowania tej struktury agrarnej po wojnie. Nie wchodzimy tutaj, orientujemy się w gronie spe<text:span text:style-name="T2605">cj</text:span>alistów, jakie były tego przyczyny i również wiemy, w jaki sposób niekorzystnie nas ta struktura obciąża. Również bezsporne i nie podlegające dyskusji są efekty ewolucji struktury agrarnej. Można to przewiedzieć zarówno ze strony teoretycznej jak i na przykładach krajów rozwiniętych - oczywiście jeżeli średni obszar gospodarstwa szybko rośnie,<text:s/><text:span text:style-name="T2606">j</text:span>eśli szybko zmniejsza się liczba gospodarstw, to wydajność pracy rośnie, a wobec tego społeczne koszty żywności maleją i oczywiście są to fakty bezsporne i oczywiście życzylibyśmy sobie takiego obrotu spra<text:span text:style-name="T2607">w</text:span><text:s/>w naszym kraju.</text:p>
      <text:p text:style-name="P2608">Należy sobie jednak dopowiedzieć tutaj chyba bardzo jasno w jakich warunkach te bezsporne efekty są uzyskiwane. Otóż wydaje mi się, że tylko wtedy kiedy te prężne, silne, pozostające w produkcji gospodarstwa w procesie ewolucji struktury agrarnej przejmują ziemię tych ro<text:span text:style-name="T2609">l</text:span>ników wypadających i<text:s/><text:soft-page-break/>jednocześnie z tym procesem przejmowania ziemi i powiększania obszaru intensy<text:span text:style-name="T2610">fi</text:span>k<text:span text:style-name="T2611">uj</text:span>ą produkcję na tym obszarze nie tylko rośliną, ale przede wszystkim zwierzęcą.</text:p>
      <text:p text:style-name="P2612">Taki był właśnie bieg rzeczy w krajach zachodnich rozwiniętych i takie były efekty, ale trzeba pamiętać, o tym już tutaj była mowa od rana, że stwarzano i stwarza się nadal tym gospodarstwom pozostającym szczególnie pre<text:span text:style-name="T2613">fe</text:span>rencyjne warunki pod każdym względem - od dopływu środków produkcji dostosowanych do wielkości gospodarstw nie wyprzedzających tę ewolucję struktury agrarnej wszystkie warunki ekonomiczne obsługi produkcyjnej itd.</text:p>
      <text:p text:style-name="P2614">I trzeba to sobie jasno dopowiedzieć, tylko w tych warunkach efekty rosnącej skali gospodarstw są dla całego społeczeństwa i dla rolników pozytywne i rezultaty widoczne zaraz niedaleko od nas na Zachodzie.</text:p>
      <text:p text:style-name="P2615">Zastanówmy się czy te warunki mamy już w tej chwili albo w zarysowującej się widocznej perspektywie, czy zdołamy je stworzyć, bo jeżeli nie, a nie twierdzę, że całkowicie nie, tylko czy uda nam się stworzyć te warunki na miarę potrzeb<text:span text:style-name="T2616">.</text:span><text:s/>Bo jeżeli na miarę potrzeb tych warunków nie stworzymy, to efekt może i prawdopodobnie musi być taki, że gospodarstwa powiększ<text:span text:style-name="T2617">aj</text:span>ące swój obszar, przejmujące ziemię wypadających z rolnictwa będą w stanie zagospodarować te ha, ale nie będą w stanie przejąć realizowanych w tych małych gospodarstwach produkcji zwierzęcej, bo tu zaniedbania gdy chodzi o mechaniza<text:span text:style-name="T2618">cj</text:span>ę, o organizację produkcji itd. są największe.</text:p>
      <text:p text:style-name="P2619">Otóż wtedy uzyskalibyśmy oczekiwany i bezsporny celowy efekt w postaci ewolucji struktury agrarnej, ale opłacony spadkiem produkcji w rolnictwie szczególnie produkcji zwierzęcej.</text:p>
      <text:p text:style-name="P2620">O skutkach zamilczę, wszystkie one są jasne i wobec tego powiedzmy sobie chyba jasno tak. Poprawa struktury agrarnej jest celowa, jest naszym celem, ale absolutnie nie pierwszorzędnym. Pierwszorzędnym celem<text:s/><text:span text:style-name="T2621">w</text:span><text:s/>obecnych warunkach jest przede wszystkim wzrost wolumenu produkcji rolniczej, szczególnie produkcji zwierzęcej, i to jest rzecz<text:s/><text:span text:style-name="T2622">w</text:span><text:s/>tej chwili podstawowa, dlatego że to jest jedyne w tej chwili źródło poprawy, że tak powiem sytuacji na rynku wewnętrznym i jedyne potencjalne źródło dewiz na skalę potrzeb. To minister Wilczek w telewizji mówił,<text:s/><text:span text:style-name="T2623">i</text:span><text:s/>chwała mu za to, pokazywał, że możemy mieć nie miliard 200 milionów dolarów, ale dziesięć miliardów dolarów z rolnictwa, a wszelkie porównanie międzynarodowe wykazuje, że moglibyśmy pokusić się o 15 - 1<text:span text:style-name="T2624">8</text:span><text:s/>miliardów dolarów, nie chcę wchodzić w tą kwestię, ale można bardzo ładnie to udokumentować, posługując się konkretnymi danymi. Ale to w tym momencie tylko sygnalizuję, tylko przypominam.</text:p>
      <text:p text:style-name="P2625">Jeżeli strumień dostaw przemysłowych środków produkcji, postęp w organizacji obsługi rolnictwa, postęp w stworzeniu warunków upodmiotowienia obywatelskiego, rolników politycznego będzie wyprzedzał ewolucję struktury agrarnej, to będziemy mieli pozytywne efekty. Czyli będzie tylko równorzędny ten postęp z ewolucją struktury agrarnej, albo nie będzie nadążał za tą ewolucją, będzie dochodziło do dalszego załamania i obniżenia wielkości produkcji w rolnictwie, będzie dochodziło do ekstensyfika<text:span text:style-name="T2626">cj</text:span>i produk<text:span text:style-name="T2627">cj</text:span>i rolnej ze wszystkimi innymi tego skutkami.</text:p>
      <text:p text:style-name="P2628">I chciałbym na zakończenie podkreślić, że właśnie dlatego tak zgodnie tutaj, szczególnie wystąpienie pana Iwańca z OPZZ-u i wszystkie inne zresztą, dlatego tak zgodnie dopominamy się o realizację tych<text:s/><text:span text:style-name="T2629">w</text:span>szystkich politycznych, ekonomi<text:span text:style-name="T2630">cz</text:span>n<text:span text:style-name="T2631">yc</text:span>h i społecznych warunków dla rozwoju wsi i rolnictwa, że właśnie to jest absolutnie konieczny, nieodzowny warunek uzyskania wszystkich efektów z ewolucji struktury agrarnej, co jeszcze chcę podkreślić, która dokonuje się i będzie się dokonywać, to jest to całe wypadanie<text:s/><text:soft-page-break/>gospodarstw, brak następców, brak żon itd., o czym tutaj była mowa, będzie się dokonywać bez względu na to, czy strumień dostaw i jeśli wolno powiedzieć strumień postępu w rolnictwie będzie odpowiednio szybki. Bo przecież to, że struktura stabilizowała się dotychczas, to absolutnie nie przesądza o tym, że ten stan rzeczy będzie trwał dalej.</text:p>
      <text:p text:style-name="P2632">D<text:span text:style-name="T2633">a</text:span>lej, ta struktura stabilizowała się dotychczas, to absolutnie nie przesądza o tym, że ten stan rzeczy będzie trwał dalej. Dalej, ta struktura własnościowa jest po części również strukturą własnościową, a nie faktyczną. Wielokrotnie nieprzepisane gospod<text:span text:style-name="T2634">ar</text:span>stwa, nieuregulowane stosunki własnoś<text:span text:style-name="T2635">c</text:span>iowe wskazują, że jakieś gospodarstwa formalnie, hipotecznie istnieją, faktycznie ta ewolucja struktury agrarnej się dokonuje, a ponieważ nie towarzyszy jej strumień środków, strumień postępu, to właśnie mamy ten regres produkcji rolnej, który nas do tego stołu tutaj sprowadza i który umożliwia nam wspólną pracę nad po<text:span text:style-name="T2636">dj</text:span>ęciem środków zaradczych.</text:p>
      <text:p text:style-name="P2637">Jeśli wolno, to tylko głos w dyskusji, niejako do głosu pana profesora Grochowskiego.</text:p>
      <text:p text:style-name="P2638">Dziękuję bardzo.</text:p>
      <text:p text:style-name="P2639">Dobrze.</text:p>
      <text:p text:style-name="P2640"><text:span text:style-name="T2641">P</text:span><text:span text:style-name="T2642">rz</text:span><text:span text:style-name="T2643">ew</text:span><text:span text:style-name="T2644">od</text:span><text:span text:style-name="T2645">nicz</text:span><text:span text:style-name="T2646">ą</text:span><text:span text:style-name="T2647">c</text:span><text:span text:style-name="T2648">y</text:span>:</text:p>
      <text:p text:style-name="P2649">Prosił pan profesor Okuniewski.</text:p>
      <text:p text:style-name="P2650"><text:span text:style-name="T2651">Ob</text:span><text:span text:style-name="T2652">.<text:s/></text:span><text:span text:style-name="T2653">Józe</text:span><text:span text:style-name="T2654">f<text:s/></text:span><text:span text:style-name="T2655">Okun</text:span><text:span text:style-name="T2656">i</text:span><text:span text:style-name="T2657">ews</text:span><text:span text:style-name="T2658">ki</text:span>:</text:p>
      <text:p text:style-name="P2659">Dziękuję panie przewodniczący.<text:s/><text:span text:style-name="T2660">J</text:span><text:span text:style-name="T2661">a</text:span><text:s/><text:span text:style-name="T2662">c</text:span>h<text:span text:style-name="T2663">c</text:span>iałbym uwagę państwa na chwilę zająć problemem, który był już tutaj częściowo eksponowany, ale zo<text:span text:style-name="T2664">st</text:span>ał także dotknięty przez mego przedmówcę. Chciałbym zwrócić uwagę jednak na to, że kwestia struktury agrarnej w jakimś kraju, w tej liczbie także w<text:s/><text:span text:style-name="T2665">Pol</text:span>s<text:span text:style-name="T2666">c</text:span>e<text:s/>niestety nie zależy ani od uczonych, ani od polityków. Zależy od czegoś zupełnie innego. Zależy od historii kraju, zależy od dynamiki demogra<text:span text:style-name="T2667">fi</text:span>cznej kraju. Zależy od relacji rolnictwa a inne dzi<text:span text:style-name="T2668">a</text:span>ły gospodarki narodowej. Zresztą wypowiedź kolegi Dąbrowskiego też właściwie to ilustrowała<text:span text:style-name="T2669">.</text:span><text:s/><text:span text:style-name="T2670">Ż</text:span>e jeżeli nie rozwijają się inne działy i nie może zaopatrywać przemysł rolnictwa, to jest także bariera dla poprawy struktury agrarn<text:span text:style-name="T2671">ej,</text:span><text:s/>a w każdym razie dla e<text:span text:style-name="T2672">fe</text:span>ktywności.</text:p>
      <text:p text:style-name="P2673">Ale ja chciałbym zwrócić uwagę na inną okoliczność, która tu odgrywa rolę zupełnie fundamentalną. My jesteśmy czasem skłonni do powoływania się na przykłady innych kr<text:span text:style-name="T2674">aj</text:span>ów albo przyjęc<text:span text:style-name="T2675">i</text:span>a tezy, że cudzy przykład może nam być pomocny. Wiemy z najnowszej historii, że przykłady, rady, czy to ze Wschodu, czy z Z<text:span text:style-name="T2676">a</text:span>chodu, bywały dla nas nie tylko nie przydatne, ale czasem szkodliwe. I wobec tego trzeba bardzo ostrożnie podchodzić do tego przenoszenia doświadczeń. Moja formuła jest następująca, brutalnie rzecz nazywając.<text:s/><text:span text:style-name="T2677">N</text:span>i<text:span text:style-name="T2678">e</text:span><text:s/>wolno przenosić doświadczeń. Trzeba z cudzych doświadczeń wyciągać wnioski.<text:s/><text:span text:style-name="T2679">I</text:span><text:s/>mieć z tego tytułu inspiracje do własnych rozwiązań.<text:s/><text:span text:style-name="T2680">l</text:span><text:s/>nic więcej.<text:s/><text:span text:style-name="T2681">W</text:span><text:s/>przeciwnym razie możemy zabrnąć w niedobre sprawy.</text:p>
      <text:p text:style-name="P2682">Otóż, proszę państwa, w tej naszej przez wszystkich krytykowanej strukturze agrarn<text:span text:style-name="T2683">ej,</text:span><text:s/>myśmy w ostatnim czasie zrobili jeszcze parę podciągnięć, które znakomicie ją uczyniły szkodliwszą. I to się wiąże z głównym tematem ekonomicznym w naszych rozważaniach, mianowicie z tym, że ogromna ilość gospodarstw w Polsce przestała, właśnie drobnych, zajmować się produkcją zwierzęcą, ponieważ taniej jest, wybaczcie dosadne wyrażenie wydoić mleko w GS-ie, jak od własnej krowy. Łatwiej jest kupić tanie mięso na kartki, niż uchować własnego prosiaka. Oto mamy jeden z ubocznych skutków systemu dotacji i<text:s/><text:soft-page-break/>reglament<text:span text:style-name="T2684">acji</text:span>. To zapewne minister Młynarczyk miał na myśli ilustrując nam pewne sprawy.</text:p>
      <text:p text:style-name="P2685">Ale co w tej sytuacji zrobić? Przecież w istocie rzeczy zebraliśmy się tutaj głównie na to, żeby szukać rozwiązań. Otóż mnie się wydaje, że panowie repr<text:span text:style-name="T2686">ez</text:span>entu<text:span text:style-name="T2687">ją</text:span>cy, jak tutaj to bardzo precyzyjnie sformułowali, część społecznej opinii, tym kraju, wy<text:span text:style-name="T2688">ar</text:span>tykułowa<text:span text:style-name="T2689">li,</text:span><text:s/>mnie się wydaje jednak, dosyć trafnie i precyzyjnie. A mianowicie, wieś polska jest do uratowania nie tylko przez korzystne, czy bardziej precyzyjniej bym powiedział racjonalne, warunki działania, łącznie z tymi uwarunkowaniami, o których była mowa, politycznymi i ekonomicznymi także, ale przede wszystkim jest ona do uratowania i unowocześnienia przez jej uprzemysłowienie i uwielofunkcyjnienie. Dlaczego te dziewczęta uciekają i rolnik nie ma żony w białostockim? A gdzież one mają iść, jak nie mają miejsca pracy?<text:s/><text:span text:style-name="T2690">Ni</text:span>e tylko uciekają dlatego, że jest gorszy lekarz albo jego brak, czy gorsza szkoła. One zwyczajnie nie mają gdzie pracować. One muszą uciekać. I wobec tego teza moje brzmi: dotychczas gnaliśmy ludzi ze wsi do wielkiej aglomeracji, czyli ludzi do miejsc pracy. Trzeba miejsca pracy przybliżyć ludziom. Jeśli przybliżymy ludziom miejsca pracy, wówczas wieś zacznie, j<text:span text:style-name="T2691">a</text:span>k słusznie tu krytykowano, nie tylko żywicieli, czy jak się mówi,<text:s/>„chleborobów”, czy producentów żywności i producentów siły roboczej dla przemysłu. Wieś zacznie być dla ludzi. Potrzebna jest także ta ludzka, humanitarna twarz socjalizmu w sto<text:span text:style-name="T2692">s</text:span>unku do wsi. To jest imperatyw n<text:span text:style-name="T2693">aj</text:span>pilniejszy. N<text:span text:style-name="T2694">i</text:span>e możemy dziwić się, że młode pokolenie będzie głosować przeciwko zacofaniu,<text:s/>prymitywizmowi<text:s/>w g<text:span text:style-name="T2695">os</text:span>podarstwach i we wsi. Będzie głosować nogami. I głosuje nogami.</text:p>
      <text:p text:style-name="P2696">Ale, proszę państwa, to nie jest tak, że tylko głosuje nogami. Jest i tak, że w tym kraju jest już wcale nie mało przyczółków, gdzie robi to inaczej. Są ludzie przedsiębiorczy, są instytucje przedsiębiorcze, w których zaczął się proces ten, który nazywam uprzemysłowieniem i wielofun<text:span text:style-name="T2697">k</text:span>cyjnym rozwojem obszarów wiejskich. To nie wystarczy, proszę panów, pięknie tutaj deklarować, że trzeba na wsi zrobić in<text:span text:style-name="T2698">fr</text:span>astrukturę i powiedzie<text:span text:style-name="T2699">ć</text:span>, że państwo za to zapłaci. To jest za proste.<text:s/><text:span text:style-name="T2700">I</text:span><text:s/>wszyscy, którzy tak mówią, mówią pod swoją publiczność i swoich zwolenników, a nie pod realia. Realia są takie. Że wieś musi razem z pomocą swojego kraju, całego kraju, się unowocześnić. A jak to zrobić? Musi na to zarobić. Bo nawet gdyby państwo darmo dało infrastrukturę, na wsi na zatrzymanie ludzi samą infrastrukturą. Bo ją trzeba utrzymać. To też będzie kosztowa<text:span text:style-name="T2701">ć</text:span>. A na jej utrzymanie trzeba zarobić. Rolnictwo zarobi? Musi<text:s/><text:span text:style-name="T2702">z</text:span>arobić wiele innych gałęzi działalności na wsi, które trzeba rozwijać. Czy rozwinie to państwo? Czy rozwinie to nasz<text:s/>„stół”? Nie. Muszą rozwiną<text:span text:style-name="T2703">ć</text:span><text:s/>przedsiębiorczy ludzie. Musi rozwinąć mło<text:span text:style-name="T2704">d</text:span>e pokolenie, któremu trzeba dać szansę. Moja konkretna propozycja, nie natury ogólnikowej i teoretyczn<text:span text:style-name="T2705">ej,</text:span><text:s/>bo powiecie, że tutaj profesorskie wywody prezentuję. Otóż nie są to profesorskie wywody. Otóż nasze badania pokazują, proszę pa<text:span text:style-name="T2706">ń</text:span>stwa, że konkretnie takie rzeczy zaczęto i to z sensem robić. Ale, i tu do mojego miłego sąsiada muszę zaadresować, Ministra Finansów, pewien apel. Jeżeli będziemy to słabe kurczę na wsi, które jeszcze się nie opierzył<text:span text:style-name="T2707">o</text:span>, zarzynać w tej fazie jego wzrostu, to oczywista żadne uprzemysłowienie nam nie wyjdzie, an<text:span text:style-name="T2708">i</text:span><text:s/>wielofunkc<text:span text:style-name="T2709">yj</text:span>ny rozwój. Proszę państwa, moja konkretna propozycja. Tym wszystkim, przedsiębiorczym jednostkom, prywatnym, społecznym, spółkom, które podejmą odwagę i ryzyko zaangażowa<text:span text:style-name="T2710">ć</text:span><text:s/>się w pracę pozarolniczą na wsi, trzeba dać, panie ministrze, zniżkę podatkową i to o połowę. Za to, że się tego podjęli, tego ryzyka. Bo oni będą pracować w trudni<text:span text:style-name="T2711">ejs</text:span>zych war<text:span text:style-name="T2712">u</text:span>nkach.<text:s/><text:span text:style-name="T2713">D</text:span><text:span text:style-name="T2714">a</text:span><text:span text:style-name="T2715">l</text:span>e<text:span text:style-name="T2716">j</text:span><text:s/>mają transport, trud<text:span text:style-name="T2717">n</text:span>i<text:span text:style-name="T2718">ej</text:span><text:s/>im zdobyć surowce i mają mniejszą klientelę. Bo po prostu przestrzennie to jest rozproszone i wobec tego trzeba ich wesprzeć. Nie tylko rolników i nie tylko mieszanych. Także prywatnego krawca także szewca, także reper-<text:soft-page-break/>majstra od telewizorów. Wszystkich tych, którzy będą mieli odwagę na wsi robić, nie platonicznie ich namawiajmy, bo to nic z tego nie wyjdzie. Dajmy im przywileje, niższe podatki, tańsze kredyty, a nawet karencje w spłacie tych kredytów przez pewien okres czasu. I wtedy możemy mówić, że stworzyliśmy mechanizmy nie planistyczne, nie dyrektywne, t<text:span text:style-name="T2719">yk</text:span>o nowoczesne narzędzie ekonomiczne, którymi każdy rząd na świecie się posługuje i którymi będziemy mogli ten proces wspierać. A że ten proces nie jest wymyślony, dowodzą przykł<text:span text:style-name="T2720">ad</text:span>y.</text:p>
      <text:p text:style-name="P2721"><text:span text:style-name="T2722">W</text:span><text:s/>spółdzielni kółek rolniczych, które miały odwagę by nie tylko zajmować się usługami, ale także produkcją części zamiennych. Znam taki SKR, który robi dla<text:s/>„Ursusa”<text:s/>określone detale.<text:s/><text:span text:style-name="T2723">P</text:span>r<text:span text:style-name="T2724">z</text:span>ez pewien czas bano się, no jak zaczną się zajmować tą produkcją<text:s/>quasi<text:s/>przemysłową, to nie będą obsługiwać rolników, wsi itd. Nic podobnego. Tam zarabiają po to, żeby pomóc rolnikom. I trzeba iść na to odważnie. T<text:span text:style-name="T2725">a</text:span>k,<text:s/><text:span text:style-name="T2726">s</text:span>i<text:span text:style-name="T2727">ę</text:span><text:s/>tu mówi. Dać im prawo decydowania. Nie myśleć za nich, tylko niech oni decydują. I takich mogę nazwać dziesiątki punktów w kraju, które z powodzeniem zaczęły to robić, tylko trzeba to wesprzeć. Jest druga organizacja, która robi to najdłużej i początkowo całkiem nielegalnie<text:span text:style-name="T2728">.</text:span><text:s/>O ile pamiętam, bo na jednym z posiedzeń właśnie Komitetu Ekonomiki Rolnictwa PAN wsp<text:span text:style-name="T2729">ó</text:span>lnym ze spółdzielcami produkcyjnymi była na ten temat wielka batalia, w której ja powiedziałem, że trzeba uszanować i nisko się pokłonić tym spółdzielcom, którzy w swoich malutkich spółdzielniach gdzie na członka spółdzielni wypada w krakowskim też te 5 czy 6 ha nie mieli innego wyjścia, żeby dać ludziom pracę<text:s/><text:span text:style-name="T2730">-</text:span><text:s/>musieli rozwinąć funkcje pozarolnicze i zrobili to pięknie i z powodzeniem.</text:p>
      <text:p text:style-name="P2731">Ba, nie tylko w krakowskim,<text:s/>nie<text:s/>tylko na połu<text:span text:style-name="T2732">d</text:span>niu kraju, ale także znam spółdzielnie w Kaliskiem, które szyją koszule - zrobiły filię<text:s/><text:span text:style-name="T2733">„</text:span>Wólczanki<text:span text:style-name="T2734">”</text:span><text:s/>dziewczyny mają robotę, nie muszą jeździć 80 km codziennie do Łodzi przywożą im towar, zabiera<text:span text:style-name="T2735">j</text:span>ą gotowy produkt i wieś kwietnie, wieś buduje<text:span text:style-name="T2736">.</text:span><text:s/>Ta spółdzielnia buduje dla całej gminy wszystko i konstytu<text:span text:style-name="T2737">cj</text:span>om, i gminie, i chłopom, i samej sobie i jest to zupełnie nowa wieś, inna sytuacja to jest ta wieś jutra. Niektórzy powiadają, ale jak uprzemysłowicie wieś, to całą Polskę wobec tego zanieczyścicie środowiskowo i będzie wielkie nieszczęście to z ekologią b<text:span text:style-name="T2738">ę</text:span>dziemy w wojnie. A kto powiedział, że trzeba na wsi budować kominy fabryczne! Zakład przetwórczy drobny może robić bez komina w<text:s/><text:span text:style-name="T2739">o</text:span>góle i rob<text:span text:style-name="T2740">i<text:s/></text:span>to, tylko miejmy odwagę pójść śmielej naprzód. Ja mogę nie tylko platonicznie zadeklarować, że firma w której pracuję, która zajmuje si<text:span text:style-name="T2741">ę</text:span><text:s/>analizą i badani<text:span text:style-name="T2742">e</text:span>m<text:s/>tych procesów będzie to uporczywie kontynuować i nam<text:span text:style-name="T2743">a</text:span>wia<text:span text:style-name="T2744">ć</text:span><text:s/>wszystkie siedzące przy tym stole strony<text:span text:style-name="T2745">,</text:span><text:s/>bo rozumiem, że to słowo<text:s/>[nieczytelne]<text:s/>jest pewnym umownym u<text:span text:style-name="T2746">p</text:span>roszczeniem, pewną<text:span text:style-name="T2747"><text:s/></text:span>konwencją, ale że będzie to forma permanentnego kontaktu politycznego, gospodarczego<text:span text:style-name="T2748">,</text:span><text:s/>fachowego, w której potrzebna będzie także informacja o tym, co się dzieje, jak się dzieje i gdzie się dzieje, a przy tym ten kraj mały, ale jest tak zró<text:span text:style-name="T2749">ż</text:span>nicowany, że trzeba odpowiednio do tych zróżnicowań i społecznych warunków natural<text:span text:style-name="T2750">n</text:span>ych i historii - proszę państwa granice zaborów w tym kraju wieloma wskaźnikami możecie dotychczas znaleźć na mapie tego kraju i ich przezwyciężenie to nie jest tylk<text:span text:style-name="T2751">o<text:s/></text:span>kwestia przezwyciężenia stalinizmu proszę panów. To jest kwestia przezwyciężania własnej historii. To jest przezwyciężanie tych 13<text:span text:style-name="T2752">0</text:span><text:s/>lat, które brakują temu krajowi w jego historii. Tak że się zgadzam i tych 40 lat oczywista że tak, ale jest to dużym uproszczeniem, gdyby powiedzieć, że to jest tylko te 40 lat<text:span text:style-name="T2753">.</text:span></text:p>
      <text:p text:style-name="P2754">Ja proszę panów samodzielną pracę zacząłem w okresie jeszcze przedwojennym. I w<text:s/><text:span text:style-name="T2755">ó</text:span>wczesnym mechanizmie gospodarczym nie mogliśmy dźwignąć rolnictwa z 12 q na 13 zbiorów także<text:s/>za [nieczytelne]<text:s/><text:soft-page-break/>20 lat<text:s/>Polski niepodległej, a tu coś niecoś zrobiliśmy i to co robimy, i w rolnictwie, i to co robimy poza rolnictwem, ale naszym wydaje mi się wymaga uważniejszej i głębszej oceny, i bardziej obiektywnego z szacunkiem odniesienia się do tego i wykorzystania nie tylko teoretycznych pomysłów, a faktycznego dorobku chłopów polskich, którzy nie tylko kłócą się<text:s/><text:span text:style-name="T2756">j</text:span>aka organizacja, ale robią po prostu konkretną robotę.<text:s/>I myślę,<text:s/><text:span text:style-name="T2757">ż</text:span>e to może być uwaga moja końcowa, która chyba powinna być tym stole wzięta pod uwa<text:span text:style-name="T2758">g</text:span>ę.</text:p>
      <text:p text:style-name="P2759">Dziękuję bardzo.</text:p>
      <text:p text:style-name="P2760"><text:span text:style-name="T2761">P</text:span><text:span text:style-name="T2762">rz</text:span><text:span text:style-name="T2763">ew</text:span><text:span text:style-name="T2764">od</text:span><text:span text:style-name="T2765">nicz</text:span><text:span text:style-name="T2766">ą</text:span><text:span text:style-name="T2767">c</text:span><text:span text:style-name="T2768">y</text:span>:</text:p>
      <text:p text:style-name="P2769">Dziękuję.</text:p>
      <text:p text:style-name="P2770">Głos ma pan Balazs.</text:p>
      <text:p text:style-name="P2771"><text:span text:style-name="T2772">O</text:span><text:span text:style-name="T2773">b. Artur Ba</text:span><text:span text:style-name="T2774">l</text:span><text:span text:style-name="T2775">a</text:span><text:span text:style-name="T2776">zs</text:span>:</text:p>
      <text:p text:style-name="P2777"><text:span text:style-name="T2778">Wi</text:span>ęc proszę Państwa! Wydaje mi się, że musimy sobie również odpowiedzie<text:span text:style-name="T2779">ć</text:span><text:s/>na takie pytanie, czego społeczeństwo oczekuje po<text:s/>„okrągłym stole”<text:s/>i czego oczekuje po obradach naszego zespołu, rolniczego zespołu. Nie działamy<text:s/><text:span text:style-name="T2780">w</text:span><text:s/>próżni i pewne oczekiwania są artykułowane, takie głosy dochodzą jak jedziemy do domu po obradach. Z tym również musimy się liczyć. Odpowiedzi na niektóre zasadnicze pytania powinny być udzielone. Jedne odpowiedzi powinny być udzielone dużo szybciej, inne w trybie wolniejszym, i obrady n<text:span text:style-name="T2781">i</text:span>e kończą się dzisiaj, zapewne będą trwały. Chodzi o to, żeby tym obradom towarzyszyła sympatia społeczna, żebyśmy artykułowali tu głosy społeczeństwa i żeby ona się utożsamiało z tymi obradami.</text:p>
      <text:p text:style-name="P2782">I wydaje mi się, że można by podzielić, jeżeli chodzi o rolnictwo te problemy na dwie grupy i w tej pierwszej grupie problemów, które należy załatwić stosunkowo szybko, umieściłbym trzy rzeczy, dwie tylko wspomnę, a jeden temat rozwinę szerzej. Pierwsza to jest sprawa tych gwarancji, o których tu było już sporo mówione i nie wracam do tego, druga to sprawa opłacalności, różne głosy bardzo mądre, naukowe tutaj padały na ten temat. Ja powiem jedno, panowie naukowcy i panowie reprezentujący władzę i rząd na pewno sobie doskonale zdają sprawę w tej chwili, że następuje dramatyczny spadek stan pogłowia, że wyprzedaż jest tragiczna i takie głosy tu przenikały i ja powiem więcej, że musimy się liczyć z tym, że żywności na kartki w miesiącu maju - czerwcu nie będzie. Jeżeli władze chcą odejść od reglamenta<text:span text:style-name="T2783">cj</text:span>i to tylko dlatego, że z tej perspektywy sobie zdają spraw<text:span text:style-name="T2784">ę.</text:span></text:p>
      <text:p text:style-name="P2785">To są rzeczy bardzo istotne. Następuje błyskawiczna wyprzedaż nawet materiału hodowlanego na rzeź i my na te pytania musimy sobie dzisiaj odpowiedzieć. Przednówek paszowy robi również swoje. Ceny zboża, ziemniaków są<text:s/><text:span text:style-name="T2786">as</text:span>tronomiczne. Nie opłaca się po prostu nic hodować i jeżeli tego nie będziemy tu dzisiaj brali pod uwagę, to żyjemy i rozmawiamy w zupełnej próżni.</text:p>
      <text:p text:style-name="P2787">Jeżeli ch<text:span text:style-name="T2788">o</text:span>dzi o opłacalność to tę kwestię trzeba błyskawicznymi decyzjami uregulować natychmiast, bo nie będzie naprawdę co jeść i tylko tyle. Tu wszyscy kiwają głowami, że tak, to jest prawda i na ten temat tylko chciałem powiedzieć. Tylko zamarkować ten problem, że taki problem istnieje i że po cichu wszyscy sobie z tego zdajemy sprawę.</text:p>
      <text:p text:style-name="P2789">Rzeczą taką, która również w dobie tej niesamowitej inflacji stymuluje i może stymulować produkcję są kredyty i na ten temat właściwie oprócz samego hasła kredyty nie wiele tu padło. Trzeba przyj<text:span text:style-name="T2790">ą</text:span>ć jako pewnik taką rzecz, że rolnicy,<text:s/><text:span text:style-name="T2791">któ</text:span>rzy produk<text:span text:style-name="T2792">uj</text:span>ą zasobów pieniężnych nie ma<text:span text:style-name="T2793">j</text:span>ą. Jestem dużym producentem i m<text:span text:style-name="T2794">yśl</text:span>ę, że niezłym rolnikiem i starcza mi tylko na bieżącą działalność gospodarczą. Mnie dużemu rolnikowi.<text:s/><text:soft-page-break/>Wielu rolnikom grozi<text:s/><text:span text:style-name="T2795">ś</text:span>mierć ekonomiczna w stosunkowo szybkim czasie.<text:s/><text:span text:style-name="T2796">I</text:span><text:s/>to musimy wziąć pod uwagę. I jaką odpowiedź na taką sytuację daje Ministerstwo Finansów i Bank Gospodarki Żywnościowej? Podnosi stopę oprocentowania kredytów do 30<text:span text:style-name="T2797">%</text:span>. Proszę państwa nie obawiam się użyć sformułowa<text:span text:style-name="T2798">ni</text:span>a, że to jest skandal.<text:s/><text:span text:style-name="T2799">T</text:span>o będzie stymulowało produkcję będzie ją ogranicz<text:span text:style-name="T2800">a</text:span>ło.<text:s/><text:span text:style-name="T2801">P</text:span>odaj<text:span text:style-name="T2802">ę</text:span><text:s/>przykłady, bo najlepiej przykł<text:span text:style-name="T2803">ad</text:span>ami się posłużyć i z chęcią wysłucham argumentacji<text:span text:style-name="T2804">.</text:span><text:s/>Ciągnik, który dzisiaj kosztuje 2 miliony, stopa procentowa w skakali rocznej od tego kredytu na ciągnik wyniesie 750 tysięcy. Proszę państwa na terenie mojej gminy jest 670 gospodarstw z tego wyżej 2 milionów sprzedaje tylko 130 gospodarstw, a więc praktycznie ta pi<text:span text:style-name="T2805">ę</text:span>ćsetka już nie ma potencjalnych możliwości zaciągnięcia kredytu na ciągnik. Zaraz ktoś powie<text:span text:style-name="T2806">:</text:span><text:s/>no tak, ale nie musi tego dużego kupować, może mniejszy. Nie ma żadnych ciągników, nie ma usprzętowienia, nie ma uzbrojenia i korz<text:span text:style-name="T2807">ys</text:span>tamy z tego z czego można korzystać. Ale to jest tylko jedna kwestia ciągnika, a przecież stymuluje produkcj<text:span text:style-name="T2808">ę<text:s/></text:span>działalność kredytowa w zakresie rachunku rozliczeniow<text:span text:style-name="T2809">e</text:span>go i oprocentowanie tego rachunku ma być również w granicach 30%<text:span text:style-name="T2810">.</text:span><text:s/>Jeżeli tak to wliczmy to do kosztów produkcji i podnieśmy cenę<text:s/><text:span text:style-name="T2811">j</text:span>uż w<text:span text:style-name="T2812">yl</text:span>iczoną z czystych działań ekonomic<text:span text:style-name="T2813">z</text:span>nych o dalsze 30%<text:span text:style-name="T2814">.</text:span><text:s/>Ale również zastanówmy się nad tym czy państwo nie powinno tu wkrocz<text:span text:style-name="T2815">y</text:span>ć i udzielać jednak kredytów autentycznie preferencyjnych, nie tylko 30 czy 20-procentowych, ale 10, 12-procentowych. Z tymi w jakiś<text:s/>sposób można się pogodzić<text:span text:style-name="T2816">.</text:span><text:s/>Mało tego, już szokiem dla mnie jest rewindykacja<text:s/>oprocentowania zeszłorocznego. To<text:s/><text:span text:style-name="T2817">s</text:span>ię nie mieści już w żadnych kryteriach, żeby prawo działało wstecz. Mało tego Sejm kilka dni temu przyjął prawo bankowe, które dość dokładnie precyzuje tę rzecz.<text:s/><text:span text:style-name="T2818">W</text:span><text:s/>art<text:span text:style-name="T2819">.</text:span><text:s/>121 w pkt. 2 mówi się: pozostają w mocy dotychczasowe przepisy wykonawcze dotyczące kredytów i oprocentowania kredytów udzielonych i wymienia si<text:span text:style-name="T2820">ę</text:span><text:s/>kolejno [nieczytelne].</text:p>
      <text:p text:style-name="P2821"><text:span text:style-name="T2822">P</text:span>unkt 3 mówi natomiast, że Rada Ministrów może w drodze zapewnić zgodnie z przepisami Ustawy o Narodowym Banku Polskim pokrycie różnic wynikających z ulgowego oprocentowania kredytów określonych w ust. 2, a co się robi w praktyce?<text:s/><text:span text:style-name="T2823">W</text:span><text:s/>praktyce się nalicza już to wyższe oprocentowanie za zeszły rok. To jest naprawdę skandal. Ja pod<text:span text:style-name="T2824">ej</text:span>mę dyskusję tu na tej sali i ewentualnie w kuluarach z każdym kto powie, że rolnik - a jak może brać młody człowiek kredyt na kupno gospodarstwa i sprzętu? Przecież na zakup gospodarstwa i minimalne usprzętowienie tego gospodarstwa jest potrzeba około 15 milionów, to przy skali oprocentowania 30, sam procent w skali rocznej wynosi 4,5 miliona. Z czego ten rolnik,<text:s/><text:span text:style-name="T2825">k</text:span>tóry praktycznie zaczyna produkcję ma to pokryć? Naprawdę nie wiem to jest bez sensu, to jest rżnięcie gałęzi na której się siedzi. Czy nikt tego nie widzi, a budownictwo inwestorskie, mało tego, że produkcja zwierzęca jest nieopłacalna to jeszcze ewentualnie ten, który chciałby się tym specjalizować i brać kredyt na budowę, to prz<text:span text:style-name="T2826">e</text:span>cież od razu jest obcięty i proszę na te pytania myślę, że na dziś ten<text:s/>„st<text:span text:style-name="T2827">ó</text:span>ł”<text:s/>powinien udzielić odpowiedzi. Jeżel<text:span text:style-name="T2828">i</text:span><text:s/>chcemy z twarzą wracać do swoich środowisk. Na pytanie dotycząc rewindykacji procentów za zeszły rok, na pytanie dotyczące oprocentowania w przyszłości na pytanie dotyczące opłacalności.</text:p>
      <text:p text:style-name="P2829">To tyle dziękuję.</text:p>
      <text:p text:style-name="P2830"><text:span text:style-name="T2831">P</text:span><text:span text:style-name="T2832">rz</text:span><text:span text:style-name="T2833">ew</text:span><text:span text:style-name="T2834">od</text:span><text:span text:style-name="T2835">nicz</text:span><text:span text:style-name="T2836">ą</text:span><text:span text:style-name="T2837">c</text:span><text:span text:style-name="T2838">y</text:span>:</text:p>
      <text:p text:style-name="P2839"><text:span text:style-name="T2840">D</text:span>zięk<text:span text:style-name="T2841">uję.</text:span></text:p>
      <text:p text:style-name="P2842">Pan poseł Stadnik prosił o głos.</text:p>
      <text:p text:style-name="P2843"><text:span text:style-name="T2844">Poseł Stadnik</text:span>:</text:p>
      <text:soft-page-break/>
      <text:p text:style-name="P2845">Szanowni Państwo! Propozycj<text:span text:style-name="T2846">a</text:span><text:s/>wolnych cen na artykuły rolne przyjmowana jest przez rolników z dużym oczekiwaniem, ale również z dużą obawą<text:span text:style-name="T2847">.</text:span><text:s/><text:span text:style-name="T2848">W</text:span><text:s/>zasadzie nasza dyskusja dzisiaj też wskazuje, że bardzo mocno martwimy się o odbiorców naszych artykułów, jak będzie to przyjęte, jak trzeba zrekompensować ceny, a kwestie opłacalności produkcji stawiamy jako wolną i niepokoi mnie jedna sprawa, że są takie założenia, że minimalne ceny, a nawet pan profesor mówi, że te minimalne są niepotrzebne, są one mają być ukształtowane na tym poziomie jaki jest obecnie. a tu jest chyba wielka nieprawidłowość. Przez ostatnie lata zbożowa polityka rolna spowodowała, że ceny na zboża są takie, które odpowiadają kosztom produkcji i te mogą być przyjęte, natomiast produkcja zwierzęca w całości jest w tej chwili pod znakiem zapytania, jej opłacalność. I stąd nie wiem, czy jest to dobra baza startowa. Druga kwestia - co do, której mam wątpliwości, to jest sprawa parytetu dochodów. Czy poziom minimalnych cen można zastosować przy niepełnym parytecie, a więc godzimy się przy cenach minimalnych na nieopłacalność produkcji. Bardzo często demonopoliza<text:span text:style-name="T2849">cje</text:span><text:s/>skupu artykułów mięsnych mleczarskich i innych porównuje się do tego co stało<text:s/><text:span text:style-name="T2850">s</text:span>i<text:span text:style-name="T2851">ę<text:s/></text:span>na rynku warzywnym, tylko trzeba zważyć na jedną rzecz, że w krótkim czasie powstało bardzo wiele stoisk, samochodów, ludzie sprzedają, z budek różnych owoce, warzywa co mają. Natomiast takiej sprzedaży nie będzie można robić z mięsem ani z mlekiem, bo przecież sanepid, bo przecież warunki, bo przecież te produkty muszą być przetworzone<text:s/><text:span text:style-name="T2852">i</text:span><text:s/>nie ma na dzień dzisiejszy takich chętnych<text:s/><text:span text:style-name="T2853">d</text:span>o przetwórstwa tych artykułów, żeby ich mnogość trafiła na rynek. A więc pomimo demonopolizac<text:span text:style-name="T2854">ji</text:span>, pomimo wprowadzenia wolnych cen rolnik będzie w dalszym ciągu zdany na tych, którym dotychczas sprzedawał. Przecież trudno sobie wyobrazić rolnika, który produkuje w roku 500 tuczników, że będzie próbował gdzieś tam<text:s/>[nieczytelne]<text:s/>to sprzedawać sam ze swoją rodziną<text:span text:style-name="T2855">.</text:span><text:s/>Partnerem dla niego będzie zakład mięsny albo ktoś kto jednorazowo 6<text:s/><text:span text:style-name="T2856">x</text:span><text:s/>59 - 70 sztuk kupi. Przecież to nie będzie na giełdzie tylko u tych odbiorców, którzy są dotychczas. Czy oni z dobrego serca, z jakiej przyczyny innej będą chcieli dać rolnikowi taką cenę, żeby<text:span text:style-name="T2857"><text:s/></text:span>mu się opłacało? Kto będzie negocjował w imieniu rolników te ceny z ogromnymi zakładami jeszcze mięsnymi, które na początku i na starcie będą.</text:p>
      <text:p text:style-name="P2858">A więc rodzi się tu kilka wątpliwości<text:s/><text:span text:style-name="T2859">C</text:span>z<text:span text:style-name="T2860">y</text:span><text:s/>nie byłoby celowe, żeby najpierw doprowadzić ceny do parytetu, nawet dla produkcji zwierzęcej było już kiedyś takie hasło, ceny nad<text:s/>opłacalne, żeby zachęcić ludzi do produkcji, a dopiero później wprowadzać ceny wolne, a te potraktować jako ceny minimalne.</text:p>
      <text:p text:style-name="P2861">Bardzo mi się podoba wypowiedź pana prof. Okuniewskiego, który mówił o potrzebie tworzenia przemysłu na wsi, ale przede wszystkim przemysłu, który produkowałby na rzecz rolnictwa. Mechaniza<text:span text:style-name="T2862">cj</text:span>a produkcji zwierzęcej praw<text:span text:style-name="T2863">i</text:span>e żadna, i jest tu wielkie niebezpieczeństwo jeżeli znowu samymi cenami będziemy chcieli wywołać tę produkcję, to może mieć skutek, ale krótkotrwał<text:span text:style-name="T2864">y</text:span>, bo jeżeli jeszcze to pokolenie będzie chciało poprzez ceny... będzie zachęcone do produkcji zwierzęcej, bez mechanizacji<text:s/>bądź<text:s/>przy takim poziomie mechaniza<text:span text:style-name="T2865">cji</text:span>, to najprawdopodobniej następne już na ręczną robotę i na taką<text:s/>„harówę”<text:s/>się nie zgodzą, a więc trzeba szukać innych rozwiązań<text:span text:style-name="T2866">.</text:span><text:s/>Zwracamy uwagę na sprawę produkcji dla rolnictwa, maszyn, sprzętu restruktu<text:span text:style-name="T2867">ry</text:span>z<text:span text:style-name="T2868">acji</text:span>. Ale pytanie czy mamy wewnątrz samego rolnictwa opracowane metody zagospodarowania<text:s/><text:span text:style-name="T2869">te</text:span>go co jest rolnicze, chodzi mi o pasze treściwe. Efektywność skarmiania zbóż, a zbóż bardzo dużo skarmia się na czysto, powoduje niską efektywność produkcji no i ciągłą groźbę importu zb<text:span text:style-name="T2870">ó</text:span>ż<text:span text:style-name="T2871">.</text:span><text:s/>Czy nie trzeba by zacząć od wolnego rynku pasz treściwych bezdotacyjnych i ogólnie dostępnych, al<text:span text:style-name="T2872">e</text:span><text:s/>wtedy pula tych pasz nie może wynosić 5 mln ton, tylko znacznie więcej. Jakie<text:s/><text:span text:style-name="T2873">s</text:span>ą<text:s/><text:soft-page-break/>możliwości tego przetwórstwa.<text:s/><text:span text:style-name="T2874">P</text:span>rzecież tu bardzo dużo nie potrzeba specjalnej mechaniza<text:span text:style-name="T2875">cji</text:span>. Jest niewykorzystany potencjał produkcyjny tych mieszalń, które są. Trzeba by tylko stworzyć system, który zachęcałby do produkcji.</text:p>
      <text:p text:style-name="P2876">Dlatego zwracam tu uwagę, że przy tej dyskusji o czym tu już mój przedmówca mówił, której społeczeństwo a przede wszystkim rolnicy oczekują jakichś konkretów, żebyśmy bardzo wnikliwie rozważali wszystkie niuanse spraw<text:span text:style-name="T2877"><text:s/></text:span>związanych przede wszystkim z opłacalnością, z warunkami i z innymi czynnikami związanymi z produkc<text:span text:style-name="T2878">j</text:span>ą.</text:p>
      <text:p text:style-name="P2879">Dzi<text:span text:style-name="T2880">ę</text:span>kuję.</text:p>
      <text:p text:style-name="P2881"><text:span text:style-name="T2882">P</text:span><text:span text:style-name="T2883">rz</text:span><text:span text:style-name="T2884">ew</text:span><text:span text:style-name="T2885">od</text:span><text:span text:style-name="T2886">nicz</text:span><text:span text:style-name="T2887">ą</text:span><text:span text:style-name="T2888">c</text:span><text:span text:style-name="T2889">y</text:span>:</text:p>
      <text:p text:style-name="P2890">Pan prof. Leopold ma głos.</text:p>
      <text:p text:style-name="P2891"><text:span text:style-name="T2892">Prof. Antoni Leopold</text:span>:</text:p>
      <text:p text:style-name="P2893">Ja chciałbym po prostu zacząć od takiego pytania, jakie działania i w jakich terminach byłyby podjęte czy możliwe do podjęcia dla tworzenia rynku rolnego? To<text:s/><text:span text:style-name="T2894">s</text:span>ię wiąże z wypowiedziami na temat opłacalności produkcji<text:span text:style-name="T2895">.<text:s/></text:span>To znaczy czy mamy dalej brnąć w tym systemie tylko zmienianiem cen urzędowyc<text:span text:style-name="T2896">h</text:span>, czy też równocześnie z decyzjami systemowymi,<text:s/><text:span text:style-name="T2897">z</text:span>mian systemowych? To rzutuje na ten termin na okre<text:span text:style-name="T2898">ś</text:span>lenie terminu, kiedy to ma nastąpić? Sytuacja, jaką dzisiaj mamy w rolnictwie to zagrożenie szczególnie opłacalności produkcji zwierzęcej, bo to jest kolejny rok niezbyt dobrych urodzajów, jest ewidentna<text:span text:style-name="T2899">.</text:span><text:s/>Trzeba zadziałać tak, żeby powstrzymać spadki w chowie zwierząt<text:span text:style-name="T2900">.</text:span></text:p>
      <text:p text:style-name="P2901">Teraz nie zgadzam się z prof<text:span text:style-name="T2902">.</text:span><text:s/>Grochowskim, że ceny gwarantowane są pojęciem teoretycznym<text:span text:style-name="T2903">.</text:span><text:s/>Dlatego że cena gwarantowana w naszym rozumieniu jest wyrazem polityki rolnej kształtującej poziom opłacalności, a więc i dochodów rolniczych<text:span text:style-name="T2904">,</text:span><text:s/>a więc jeżeli ta cena gwarantowana jest indeksowana na przykład w warunkach inflacji, to ona<text:s/>oddziałuj<text:span text:style-name="T2905">e</text:span><text:s/>zupełnie wyr<text:span text:style-name="T2906">aź</text:span>nie na poziom cen<text:span text:style-name="T2907">.</text:span><text:s/>Jeżeli mówię tylko o zbożach to dlatego, że przy uwolnieniu wszelkich innych cen rolnych cena gwarantowaną zboża przynajmniej wyznacza proporcje cen innych. I oczywiście nie będzie produkcji zwierzęcej jak nie będzie opłacalna, a więc rolnik musi trzymać cenę za kt<text:span text:style-name="T2908">ó</text:span>rą opłaci się to produkować<text:span text:style-name="T2909">.</text:span></text:p>
      <text:p text:style-name="P2910">Pytanie było dla kogo to ma być opłacalne? Otóż dla tego ostatniego rolnika, który nawet decydując się na niską stosunkowo opłatę pracy, bo ma warunki takie, że zasób jego pracy jest niezbywalny, chce jeszcze produkować.<text:s/><text:span text:style-name="T2911">W</text:span><text:s/>granicach określonych potrzebami krajowymi To nie jest rozumowanie ani przeciętnymi kosztami ani minimalnymi kosztami. Ta opłacalność to jest rzecz co prawda inna aniżeli kryteria wyznaczania cen gwarantowanych. Cena gwarantowana na pewno nie dotyczy marginalnego rolnika o marginalnych kosztach, tylko właściwie tej grupy, która najtaniej produkuje, ale waży, ale produkuje na przykład 60% produkc<text:span text:style-name="T2912">ji</text:span>. U nas to jest tam 30% gospodarstw, to jest to wyjaśnienie<text:span text:style-name="T2913">.</text:span></text:p>
      <text:p text:style-name="P2914">Teraz sądzę, że do dyskus<text:span text:style-name="T2915">ji</text:span><text:s/>nad strukturami, strukturą rolną, zagadnieniami chłoporobotników, my zdajemy chyba sobie sprawę z tego, że 60% ponad 60% ludności rolniczej to są rodziny chłoporobotników, tak czy inaczej nazywane, ale w każdym razie łączące dwa źródła, co najmniej dwa źródła dochodów w rodzinie, a tylko 3 700 ludzi to rodziny rolnicze, które mają 80 parę procent dochodów z s<text:span text:style-name="T2916">a</text:span>m<text:span text:style-name="T2917">e</text:span>go<text:span text:style-name="T2918"><text:s/></text:span>rolnictwa<text:span text:style-name="T2919">.</text:span></text:p>
      <text:p text:style-name="P2920"><text:span text:style-name="T2921">T</text:span>o jest zagadnienie. Ale to odkładam i teraz na ostatek pytanie<text:span text:style-name="T2922">:</text:span><text:s/>rozumiem, żeśmy przyjęli propozycje, aby ten ciężki i ważny problem tego co nazwiemy umownie kompensowaniem skutków wprowadzania rynku rolnego, urynkowienia obrotu rolnego, w sferze rolnictwa przenie<text:span text:style-name="T2923">ś</text:span>ć na<text:s/>„stół”<text:s/>gospodarki i polityki<text:s/><text:soft-page-break/>społeczn<text:span text:style-name="T2924">ej</text:span>.</text:p>
      <text:p text:style-name="P2925"><text:span text:style-name="T2926">P</text:span><text:span text:style-name="T2927">rz</text:span><text:span text:style-name="T2928">ew</text:span><text:span text:style-name="T2929">od</text:span><text:span text:style-name="T2930">nicz</text:span><text:span text:style-name="T2931">ą</text:span><text:span text:style-name="T2932">c</text:span><text:span text:style-name="T2933">y</text:span>:</text:p>
      <text:p text:style-name="P2934">Proszę pani Sołtyk, żeby nie powiedziano, że kobiety są dyskryminowane w naszym gronie. Potem tylko, żeby już tak sprawę nie... mam jeszcze zapisanych w kol<text:span text:style-name="T2935">ej</text:span>ności do głosu pan Małecki, pan Bąk, pak Lipiec. Czy są inne osoby, bo już po<text:span text:style-name="T2936">w</text:span>oli będziemy musieli zmierzać do kończenia dyskusji na dzie<text:span text:style-name="T2937">ń</text:span><text:s/>dzisiejszy i tak jeszcze do spraw wr<text:span text:style-name="T2938">ó</text:span>cimy oczywiście ewentualnej deklara<text:span text:style-name="T2939">cj</text:span>i<text:span text:style-name="T2940">.</text:span></text:p>
      <text:p text:style-name="P2941">To rozumiem, że byłyby te osoby<text:span text:style-name="T2942">.</text:span><text:s/><text:span text:style-name="T2943">W</text:span><text:s/>takim razie proszę pani Sołtyk ma głos.</text:p>
      <text:p text:style-name="P2944"><text:span text:style-name="T2945">Ob</text:span><text:span text:style-name="T2946">.</text:span><text:span text:style-name="T2947"><text:s/>Grażyna Sołtyk</text:span>:</text:p>
      <text:p text:style-name="P2948">Szanowni Państwo!<text:s/><text:span text:style-name="T2949">J</text:span>este<text:span text:style-name="T2950">m</text:span><text:s/>rolnikiem z w<text:span text:style-name="T2951">oj</text:span>. tarnobrzeskiego, reprezentuję organizację k<text:span text:style-name="T2952">ół</text:span>ek rolniczych.<text:s/><text:span text:style-name="T2953">J</text:span>esteśmy akurat przy dyskusji na temat opłacalności produk<text:span text:style-name="T2954">cj</text:span>i rolnej, na temat sytuacji ekonomicznej rolnictwa. Chciałaby<text:span text:style-name="T2955">m</text:span><text:s/>zasygnalizować jedną bardzo ważną sprawę moim zdaniem, gdyż ja reprezentuję akurat rolnictwo takiego terenu, gdzie są najlichsze bonitacje gleb. J<text:span text:style-name="T2956">eśli<text:s/></text:span>dyskutujemy tutaj o opłacalności, to teraz chciałabym na przykładzie - jest to sprawa znana nam wszystkim, znana też resortowi rolnictwa, ale nie może nam to umknąć dziś tutaj przy<text:s/>„okrągłym stole”, przy naszej komisji i chciałabym na przykładzie tylko mojego województwa podać przykład<text:s/>rolnika, który przecież nie z własnej woli ani nie z własnej chęci, bo tam a nie gdzieindziej akurat go los postawił i gospodaruje na małym obszarowo czy nawet dużym obszarowo gospodarstwie o klasie<text:span text:style-name="T2957"><text:s/>V</text:span><text:s/>i VI ziemi i tego, który gospodaruje na klasie<text:s/><text:span text:style-name="T2958">I</text:span>, czy II. Jaka jest tu wielka różnica w wydajności z ha, w nakładach na 1 ha produkcji, na tym gospodarstwie i w efektach uzyskiwanych przez tego rolnika, czy też dużych nakładach siły fizycznej włożonej akurat w tę, a nie inną produkcję, a przecież musimy się wszyscy razem zastanowić - chociaż nie musimy, bo właściwie wszyscy sobie z<text:span text:style-name="T2959"><text:s/></text:span>tego zdajemy sprawę, że te gospodarstwo są to właśnie tymi producentami żywności. To na tych ziemiach właś<text:span text:style-name="T2960">c</text:span>iwie produkuje się mleko i mięso, bo taka jest prawda i najwyższy czas żebyśmy wreszcie wypracowali taką metodę pomocy tym gospodarstwom, żeby dzisiaj wtedy kiedy idą te wielkie zmiany w rolnictwie kiedy przymierzamy się do tej restrukturyza<text:span text:style-name="T2961">cji</text:span>, demonopoliza<text:span text:style-name="T2962">cj</text:span>i i tych wszystkich innych nowin nie zagubić tysięcy tych gospodarstw, bo w planach i w projektach mamy, i drobny przemysł i rzemiosło, i usługi na wsi, ale zanim to wszystko przyjdzie i zanim my zaczniemy zarabiać dodatkowo tym gospodarstwom trzeba pomóc<text:span text:style-name="T2963">.</text:span><text:s/>Swojego czasu może minęło lat 4 lub 5 na jednej z narad tutaj na szczeblu krajowym poddałam projekt, żeby ustawę górską rozszerzyć na cały kraj na wszystkie te tereny, gdzie jest niska bonitacja gleby, wydaje mi się, że dziś przy tej galopujących cenach na środki produkcji, przy tej wielkiej inflacji, że obejmiemy taką dodatkową ochroną te gospoda<text:span text:style-name="T2964">r</text:span>stwa jest już za mało. Musimy wypracować tutaj taki stabilny system ekonomiczny, że gdy my uczestnicy<text:s/>„okrągłego stołu”<text:s/>wrócimy do swoich tam regionów wojewódzkich i gmin, i pójdziemy na spotkania z ludźmi, a przecież wiemy, że posypią się do nas właśnie tysiące pytań jak jako chłopi prze<text:span text:style-name="T2965">ds</text:span>tawiciele tej klasy społecznej i jako rolnicy przede wszystkim stawialiśmy sprawę gospodarujących na tych dobrych terenach i tych, gospodarujących na lichych terenach<text:span text:style-name="T2966">.</text:span><text:s/>Uważam, że jest to jeden z n<text:span text:style-name="T2967">aj</text:span>ważnie<text:span text:style-name="T2968">js</text:span>zych, jest to jeden z n<text:span text:style-name="T2969">aj</text:span>ważni<text:span text:style-name="T2970">ej</text:span>szych dzisiaj tematów, kiedy jest ekonomia i opłacalność.</text:p>
      <text:p text:style-name="P2971">Dziękuję.</text:p>
      <text:p text:style-name="P2972"><text:span text:style-name="T2973">P</text:span><text:span text:style-name="T2974">rz</text:span><text:span text:style-name="T2975">ew</text:span><text:span text:style-name="T2976">od</text:span><text:span text:style-name="T2977">nicz</text:span><text:span text:style-name="T2978">ą</text:span><text:span text:style-name="T2979">c</text:span><text:span text:style-name="T2980">y</text:span>:</text:p>
      <text:p text:style-name="P2981">Dziękuję bardzo.</text:p>
      <text:soft-page-break/>
      <text:p text:style-name="P2982">G<text:span text:style-name="T2983">ł</text:span>os ma pan M<text:span text:style-name="T2984">ałe</text:span>c<text:span text:style-name="T2985">ki.</text:span></text:p>
      <text:p text:style-name="P2986"><text:span text:style-name="T2987">Ob. Edward Małecki</text:span>:</text:p>
      <text:p text:style-name="P2988">No więc proszę państwa ja chciałem nawiązać jeszcze do takich głosów przede mną, które były... które tak zahaczyły o sprawę pewnych inicjatyw społecznych, z drugiej strony zahaczały o sprawę rolnika jako obywatela wydaje mi się, że to jest sprawa bardzo ważna,<text:s/><text:span text:style-name="T2989">p</text:span>o prostu często się zdarza, że decyzje o pozostaniu lub ucieczce ze wsi nie są decyzjami tylko ekonomicznymi. Bardzo często rolnik przecież chce normalnie żyć i nie tylko opłacalność jest istotna. Nie można tego tak traktować.<text:s/><text:span text:style-name="T2990">T</text:span>e momenty, o których wspominał pan Taborowski wręcz terroru stalinizmu nie jest przypadkiem, że nasza deklara<text:span text:style-name="T2991">cja</text:span>, którą kol<text:span text:style-name="T2992">e</text:span>ga przed chwilą zgłaszał mówiła o przełamywaniu stalinizmu. Proszę państwa w mieście człowiek się nie spotyka z tak brutalnym, bezwzględnym traktowaniem. Na wsi rolnik się spotyka z tym bez przerwy i w kole<text:span text:style-name="T2993">jc</text:span>e po węgiel i przy próbie zakupu jaki<text:span text:style-name="T2994">ej</text:span>kolwiek maszyny i przy próbie egzekwowan<text:span text:style-name="T2995">i</text:span>a swoich praw obyw<text:span text:style-name="T2996">at</text:span>elskich. Dlatego trzeba pamiętać, że te sprawy na sprawę opłacalności, na sprawę inwestowania będą rzutować. Bo kto będzie mógł produkować opłacalnie, nowocześnie, wprowadzać postęp? Człowiek rzutki, człowiek energiczny, człowiek mający jakąś mobilność, siłę przebicia. Ten człowiek może produkować taniej, ale taki człowiek bardzo często ze wsi ucieknie, bo on ma ambicje, on chce być człowiekiem, on chce być obywatelem.</text:p>
      <text:p text:style-name="P2997">Natomiast u nas przez te 40 lat nauczyliśmy si<text:span text:style-name="T2998">ę<text:s/></text:span>rzucać pewnymi hasłami. Konstytucja rzuca hasłem władza należy do ludu pracującego, miast i wsi. Praktyka była odwrotna<text:s/><text:span text:style-name="T2999">-</text:span><text:s/>praktyka była stalinowska, praktyka ta spowodowała całkowite ubezwłasnowolnienie obywatela zwłaszcza na wsi.<text:s/><text:span text:style-name="T3000">W</text:span><text:s/>mieście jest trochę łatwie<text:span text:style-name="T3001">js</text:span>ze<text:s/>organizowanie się ludzi. Jest więcej ludzi światłych wykształconych, łatwiej im jest bronić swoich interesów. Natomiast na wsi niestety<text:s/>tego nie ma. I właśnie to ubezwłasnowolnienie spowodowało sytuację taką jaką mamy sytuację, że ludzie często rezygnują z życia w naszym kraju, uciekają przecież w tej chwili, mamy masową emigrację, to nie tylko jest migra<text:span text:style-name="T3002">cj</text:span>a ze wsi, to jest również emigracja z kraju, to jest zanik postaw patriotycznych, które zostały spowodowane tym,<text:s/><text:span text:style-name="T3003">ż</text:span>e obywatel przestał si<text:span text:style-name="T3004">ę<text:s/></text:span>czuć gospodarzem we własnym kraju<text:span text:style-name="T3005">,</text:span><text:s/>przestał się czuć obywatelem. To było z początku wygodne dla władzy, a okazało się tragiczne w skutkach. I jak często się spotykamy z jakimiś postawami wandalizmu, niszczycielstwa bezmyślnego, z postawami kradzieży, z postawami nieodpowiedzialności za jakieś wspólne nawet mienie czysto komunalne, mienie, które służy ludziom, na wsi też te przypadki się zdarzają. Spotykamy się z przejawami niszczenia środowiska. To wszystko jest dowód pewnej demoraliza<text:span text:style-name="T3006">cj</text:span>i i chciałbym dlatego podkreślić, żebyśmy przy tym stoliku również spróbowali wygenerować sobie stanowisko w sprawie samorzą<text:span text:style-name="T3007">dó</text:span>w, bo proszę państwa, ta sfera samorządów to jest sfera, z którą się rolnik, zwłaszcza obywatel na wsi nie tylko rolnik - każdy człowiek żyjący na wsi styka najbardziej bezpośrednio. Tutaj on ocenia władzę. I tutaj on ma możliwość stwierdzić, czy rzeczywiście si<text:span text:style-name="T3008">ę</text:span><text:s/>coś zmieniło, bo jak<text:s/><text:span text:style-name="T3009">n</text:span>a razie mimo wielu deklaracji, ludzie na wsi odczuwają, że zmieniło się bardzo niewiele.</text:p>
      <text:p text:style-name="P3010">Tak samo w przypadku rozwoju pewnych inicjatyw gospodarczych. Mówili panowie i ze spółdzielczości rolniczej, mówił profesor Okuniewski, że są jakieś inicjatywy społeczne. Proszę Państwa!<text:s/><text:span text:style-name="T3011">To</text:span><text:s/>jest bardzo<text:s/><text:span text:style-name="T3012">r</text:span>zadka rzecz. Wiele inicjatyw społecznych było niszczonych. Te kółka rolnicze, które tu siedzą na sali, koledzy na pewno pamiętają, jak w 1975 roku zostały zniszczone k<text:span text:style-name="T3013">ół</text:span>ka rolnicze, praktycznie zlikwidowane, włączone do SK<text:span text:style-name="T3014">R</text:span>, została nazwa, została grupa działaczy, która coś usiłuje robić, ale ich podstawowa<text:s/><text:soft-page-break/>funkcja w roku 1975 niestety została zniszczona. Przecież tam było mnóstwo autenty<text:span text:style-name="T3015">cz</text:span>nych działaczy, którzy tworzyli coś co było na wsi bardzo ważną infrastrukturą. Teraz w przypadku jeżeli chcemy obudzić przedsiębiorczość, obudzić inwestowanie to również musimy pamiętać, że klimat bezpośrednio na tych najniższych szczeblach władzy jest rzeczą bardzo istotną, bo człowiek żeby mógł inwestować<text:span text:style-name="T3016">,</text:span><text:s/>musi mieć jakieś poczucie stabilności, że ktoś go obroni, że istnieją silne społeczno<text:span text:style-name="T3017">ś</text:span>ci lokalne, które potrafią wystąpić w interesie tego co leży w interesie społecznym, właśnie przedsiębiorczość, właśnie tworzenie usług i innych rzeczy. Dlatego mnie si<text:span text:style-name="T3018">ę</text:span><text:s/>wydaje, że dobrze by było, żeby również strona przeciwna, ona nie chciała się określać, powiedziała właśnie co myśli na tem<text:span text:style-name="T3019">at</text:span><text:s/>sprawy samorządnoś<text:span text:style-name="T3020">ci,</text:span><text:s/>na temat sprawy praworządności. To są bardzo istotne rzeczy, zresztą będziemy się jeszcze spotykali, mamy czas się nad tym zastanowić.</text:p>
      <text:p text:style-name="P3021">Dziękuj<text:span text:style-name="T3022">ę</text:span>.</text:p>
      <text:p text:style-name="P3023"><text:span text:style-name="T3024">P</text:span><text:span text:style-name="T3025">rz</text:span><text:span text:style-name="T3026">ew</text:span><text:span text:style-name="T3027">od</text:span><text:span text:style-name="T3028">nicz</text:span><text:span text:style-name="T3029">ą</text:span><text:span text:style-name="T3030">c</text:span><text:span text:style-name="T3031">y</text:span>:</text:p>
      <text:p text:style-name="P3032">Z kolei proszę pan Bąk.</text:p>
      <text:p text:style-name="P3033"><text:span text:style-name="T3034">O</text:span><text:span text:style-name="T3035">b</text:span><text:span text:style-name="T3036">.</text:span><text:span text:style-name="T3037"><text:s/></text:span><text:span text:style-name="T3038">Józef</text:span><text:span text:style-name="T3039"><text:s/>Bąk</text:span>:</text:p>
      <text:p text:style-name="P3040">Jestem prezesem w woj<text:span text:style-name="T3041">.</text:span><text:s/>leszczy<text:span text:style-name="T3042">ńs</text:span>kim.<text:s/><text:span text:style-name="T3043">N</text:span>ie chciałem zabierać głosu, ośmieliłem się jed<text:span text:style-name="T3044">n</text:span>ak po tym j<text:span text:style-name="T3045">a</text:span>k po paru godzinach dyskusji nie ma wobec mojej formy gospodarowania zarzutów, my<text:span text:style-name="T3046">ś</text:span>l<text:span text:style-name="T3047">ę</text:span><text:s/><text:span text:style-name="T3048">ż</text:span>e cieszy się ona jednak sympat<text:span text:style-name="T3049">i</text:span>ą<text:span text:style-name="T3050"><text:s/></text:span>tym bardziej, że prof. Okuniewski sprowokował mnie do wypowiedzi tym właśnie swoim poglądem.</text:p>
      <text:p text:style-name="P3051">Otóż myśl<text:span text:style-name="T3052">ę</text:span>, że mam prawo powiedzieć, że jesteśmy z jednym z trzech sektorów na wsi, który przeobraził się mocno po roku 1980. Jest to inna zupełnie formacja, inaczej zorganizowane. Myśmy przeskoczyli o etap a może i o<text:s/><text:span text:style-name="T3053">d</text:span>w<text:span text:style-name="T3054">a</text:span><text:s/>problemy samorządności, demokracji, tajnych wyborów itd. Chcę powiedzieć, że 4 dni temu miałem w spółdzielni walne zebranie, musiałe<text:span text:style-name="T3055">m</text:span><text:s/>się poddać pod głosowanie moich członków i tylko ich sumienie, ołówek i kartka decydowały, że tu jeszcze dzisia<text:span text:style-name="T3056">j</text:span><text:s/>przyjechałem.</text:p>
      <text:p text:style-name="P3057">Myślę<text:s/><text:span text:style-name="T3058">zate</text:span>m, że należy uznać, że na wsi<text:s/><text:span text:style-name="T3059">d</text:span>ziałają trzy pełnoprawne sektory.<text:s/><text:span text:style-name="T3060">J</text:span>eżeli tak to<text:s/><text:span text:style-name="T3061">myś</text:span>lę, że trzeba powiedzieć więcej. Czy jeśli mamy tę legitymację do wspólnej pracy, to my między sobą koledzy się nie różnimy, uprawimy taką samą ziemię, w takich samych warunkach, jedni w lepszych, drudzy w gorszych, a więc jesteśmy po prostu rolnikami i w sferze produkcji nie powinno i nie może być między nami różnic. My domagamy się od 8 lat, żebyśmy przestali jako R<text:span text:style-name="T3062">S</text:span>P być gospodarką<text:span text:style-name="T3063"><text:s/></text:span>uspołecznioną, bo my nią nie jesteśmy. Jesteśmy dobrowolnym zrzeszeniem rolników. Mój brat jest rolnikiem indywidualnym, siostra także, rodzice także, a ja wybrałem inną formę i mam swoją ziemię w spółdzielni. Dlaczego ja mym być za to karany, czy kontrolowany, czy poganiany, czy d<text:span text:style-name="T3064">ys</text:span>krymino<text:span text:style-name="T3065">wa</text:span>ny w innym traktowaniu na wsi? Przecież nam bokiem wyszły w latach osiemdziesiątych te właśnie odrębne traktowania naszego sektora. My od dawna nie chcemy być inaczej traktowani jak nasi<text:s/>sąsiedzi<text:s/>rolnicy indywidualni, czy PGR-owcy, tylko jak chłopi.<text:s/><text:span text:style-name="T3066">W</text:span><text:s/>związku tym myślę, że odważę się poprosić także w imieniu wszystkich spółdzielni w kraju, że chcemy jak ruch RSP ten przeobrażony był jednostką gospodarki nieuspołecznion<text:span text:style-name="T3067">ej,</text:span><text:s/>bo jest to nam bliższe niż ta sztuczna forma, która nas gdzieś tam do przemysłu zbliża, do którego nie mamy żadnych ani ciągot, ani ochoty zmierzać.</text:p>
      <text:p text:style-name="P3068">M<text:span text:style-name="T3069">yś</text:span>lę, że jeśli tak, to od dawna powtarzamy, że nie chcemy dotacji, nie chcemy pomocy od pańs<text:span text:style-name="T3070">t</text:span>wa do produkc<text:span text:style-name="T3071">ji</text:span>, chcemy mieć wolne reguły gry. Jakże można zrównać czy powiedzieć, że tak jest kiedy na<text:s/><text:soft-page-break/>przykład nie wolno nam sprzedawać własnych wyrobów bez ograniczeń.<text:s/><text:span text:style-name="T3072">D</text:span>opiero co szósta świnia może być sprzedana za przeproszeniem poza aparatem skupu, a co to my gorsi jesteśmy?<text:s/>Inny pieniądze mamy? A kto nam dopłaci do tych 105 świń? Albo środki na rachunkach bankowych. Wszyscy mają oprocentowanie, tylko nie my i PGR, a co gorsi jesteśmy?</text:p>
      <text:p text:style-name="P3073">A więc namnożyło się tych różnic... Albo czy ja muszę mieć u siebie w spółdzielni 6 księgowych? Oni są nie potrzebni albo 5 stróży? Są mi niepotrzebni. Albo robić statystykę po to, żeby czyjeś ambicje zaspok<text:span text:style-name="T3074">aj</text:span>ać? Za rolnika robi to urząd miasta i gminy, a ja muszę robić to s<text:span text:style-name="T3075">a</text:span>m, i to są koszty. Myślę, że w tym kierunku chcemy tamże zmierzać. I jeśli jest ten temat dzisiaj ważny, to prosiłbym, żeby nas przyjąć, że tak powiem do tej społeczności rolniczej bez obarczania odpowiedzialnością za to co nie jest naszym udziałem i gdzie być nie chcemy.</text:p>
      <text:p text:style-name="P3076">Ja myślę,<text:s/><text:span text:style-name="T3077">że</text:span><text:s/>do paru spraw jeszcze zanim myśl rozwinę, to powiem tak, do kredytów, bo tu kolega przedmówca powiedział, że... Proszę państwa zacząłem budować lat temu 3 magazyn zbożowy, bo takie było żądanie państwa, żeby pomóc magazynować zboże i dostałem kredyt na<text:s/><text:span text:style-name="T3078">5</text:span>%, a dziś płacę 31<text:span text:style-name="T3079">.</text:span><text:s/>Albo w roku ubiegłym miałem ich 9, a w tym roku 31% Co to znaczy?<text:s/><text:span text:style-name="T3080">W</text:span><text:s/>ustawie prawo bankowe pan czytał, że jest zapis, że nie wolno, a jednak okazuje się, że wolno, zostaje podwyższone oprocentowanie, to samo dotyczy rolników indy<text:span text:style-name="T3081">wi</text:span>dualnych. Też mają pieczątki i klauzule<text:s/>rolnokredytowe<text:s/>roku ubiegłego, że kredyt będzie ulegał rewaloryza<text:span text:style-name="T3082">cj</text:span>i, to znaczy oprocentowaniu? A czemu? Te zapisy po prostu trzeba uznać za nieważne.<text:s/><text:span text:style-name="T3083">My</text:span>śmy umowy podpisywali z bankiem na zasadzie przymusu i wcale nie jest to wina banków, tylko jakiegoś n<text:span text:style-name="T3084">ie</text:span>porozumienia chyba. Chciałem postawić taką tezę, że jeśli ma rolnict<text:span text:style-name="T3085">wo</text:span><text:s/>się rozwijać, wszystkich trzech sektorów, a chcę powiedzieć tak, że jak mówię w tej sytuacji ekonomicznej że<text:s/><text:span text:style-name="T3086">w</text:span><text:s/>wo<text:span text:style-name="T3087">j.</text:span><text:span text:style-name="T3088"><text:s/></text:span>leszczyńskim PGR-y są w sytuacji podbramkowej, finansowej - a gdzie jest lepsze ro<text:span text:style-name="T3089">l</text:span>nictwo w kraju, kto mi pokaże? To tamte PGR-y mają trudności płatnicze i finansowe, to gdzie mogą mieć lepiej?<text:s/><text:span text:style-name="T3090">M</text:span>y<text:span text:style-name="T3091">ś</text:span>lę, że następuje ogromny drenaż dochodów rolniczych na wsi. Bym postawił tezę, chocia<text:span text:style-name="T3092">ż</text:span><text:s/>można z nią dyskutować, a może ona jest i przewrotna, że trzeba byłoby na jakiś czas lat nie wiem, lat 3<text:s/><text:span text:style-name="T3093">-</text:span><text:s/>5, a może 10 przestać zabierać ze wsi dochody ludziom rolnikom nawet tego pod<text:span text:style-name="T3094">at</text:span>ku rolniczego, żeby nie płacić, żeby dać odetchnąć wsi i pozwolić na budowę, rozbudowę na produkcję i za to wszystko o czym mówiliśmy<text:span text:style-name="T3095">.</text:span></text:p>
      <text:p text:style-name="P3096">M<text:span text:style-name="T3097">ó</text:span>wimy o tym, żeby pracować, rozwijać, przetwarzać PGR-y w roku ubiegłym i w latach poprzednich ni<text:span text:style-name="T3098">e</text:span><text:s/>płacimy podatków obrotowego - dochodowego,<text:s/><text:span text:style-name="T3099">a</text:span><text:s/><text:span text:style-name="T3100">t</text:span>eraz z<text:span text:style-name="T3101">a</text:span>płacą i my też płacimy. Zamiast - mam taką sytuację u siebie, że współpraca moja z rolnikami jest ogromna. Dzisiaj odpycham. Mówię chłopi odejdźcie ode mnie, bo ja za was zapłacę podatek, za współpracę. Myślę, że tu jest ta teza, którą ktoś postawił, że nie można zabierać i tak w warunkach tej nieopłacalności czy bez parytetu, nie wolno zabierać tylu środków. Przykładem, że tak się dzieje jest ściana wschodnia, ale przestrzegam, ja mieszkam blisko ściany zachodniej. Tam się zaczyna dziać tak samo, podobnie. Problem środków produkcji i wolnych cen - ja myślę, że chcę tu odnieść się tylko do jednego przykładu, do samochodów i przetargów na samochody ciężarowe i dostawcze. Nie wiem czy nie trzeba będzie wpro<text:span text:style-name="T3102">w</text:span>adzić obligacji w roln<text:span text:style-name="T3103">i</text:span>ctwie na chleb, masło, na mleko na żywiec, że kto da stówę dostanie kostkę masła, bo taka jest sytuacja, że każdy samochód, który dzisiaj idzie trzeba kupić na przetargu, a gdzie idą środki z tego przetargu? Trafiają one na wieś? Nie trafiają, a szkoda. Drenują tam gdzie są ceny urzędowe, gdzie trudna jest ta opłacalność, gdzie może być trudno za chwilę o zbyt. Myśmy po roku 1980 zmienili swoje stanowiska w wielu sprawach, tu myślę, że<text:s/><text:soft-page-break/>przekrój jest taki, że... z całego kraju panowie i panie jesteście to mogę powiedzieć tak, że przemyśliwu<text:span text:style-name="T3104">j</text:span>ąc swoją rolę w rolnictwie i niewielki udział w obszarze, bo niespełna 4<text:span text:style-name="T3105">-</text:span>procentowy gruntów rolnych, dajemy około 10 żywności i możemy mówić, że tyle jest odpowiedzialności ile udziału, ale z drugiej strony mamy świadomość, że ktoś za nas musi na wsi pracować. Na moim przykładzie. Posiadamy w spółdzielni ziemi prawie 1 000 ha i właściwie by mi starczyło 20 ludzi do pracy, bo zmechanizowane, bo ciągniki maszyny, bo wszystko. A pracuje 120, a wiecie państwo czemu? Bo jak ja mam wygnać ja i moi członkowie dzieci nasze od spółdzielni, gdzie one mają pójść do pracy? Kto im stworzy warsztat pracy? Tworzymy go sami, a więc próbujemy robić drogi i melioracje, budować, pomagać środowisku, wsi, gminie, bo taka jest nasza powinność, wciągać w orbitę rolników, produkować, przetwarzać, zbywać, zaopatrywać. To taka przecież... produkować nasiona, materiał siewny, zwierzęta hodowlane, a więc cała ta gama współ<text:span text:style-name="T3106">p</text:span>racy ze wsią jest niezwykle ważna. Pewnie, że to co mówię są to przykłady nie tak jeszcze liczne, chociaż taką działalnością zajmuje się w Polsce 1 600 spółdzielni na 2 200 i zaczynają robić to PGR-y i to dobrze, bo taki jest kierunek, trzeba także i z moim bratem, który ma kłopoty, ja muszę mu pomagać, a jeśli nie mój brat to mojemu sąsiado<text:span text:style-name="T3107">wi</text:span>. To musi być po prostu moim zdaniem takie spo<text:span text:style-name="T3108">j</text:span>rzenie na wsi, na współpracę, na godzenie własnych interesów tak, żeby wszystkie strony były zadowolone<text:span text:style-name="T3109">.</text:span><text:s/>Na wsi nas więcej łączy niż dzieli, a ja bym powiedział, że na wsi nas nic nie dzieli, tylko z zewnątrz nas już dawno podzielono i apel tego<text:s/>„okrągłego stołu”<text:s/>o połączenie się na powrót.</text:p>
      <text:p text:style-name="P3110">Dziękuję.</text:p>
      <text:p text:style-name="P3111"><text:span text:style-name="T3112">P</text:span><text:span text:style-name="T3113">rz</text:span><text:span text:style-name="T3114">ew</text:span><text:span text:style-name="T3115">od</text:span><text:span text:style-name="T3116">nicz</text:span><text:span text:style-name="T3117">ą</text:span><text:span text:style-name="T3118">c</text:span><text:span text:style-name="T3119">y</text:span>:</text:p>
      <text:p text:style-name="P3120"><text:span text:style-name="T3121">J</text:span>ako ostatni z dzisiejszych dyskutan<text:span text:style-name="T3122">tó</text:span>w pan Lipiec.</text:p>
      <text:p text:style-name="P3123"><text:span text:style-name="T3124">Ob</text:span><text:span text:style-name="T3125">.</text:span><text:span text:style-name="T3126"><text:s/>E</text:span><text:span text:style-name="T3127">d</text:span><text:span text:style-name="T3128">ward Lipiec</text:span>:</text:p>
      <text:p text:style-name="P3129">Zgadzam się<text:s/><text:span text:style-name="T3130">z</text:span><text:s/>moim przedmówcą z tym że my ten podatek wyrównawczy, który PGR-y mają dopiero płacić, a spółdzielnie już płacą od roku my płacimy od kilku lat. Rolnicy indywidualni. Jak chciałbym nawiązać właściwie do wypowiedzi prof. Okuniewskiego. To prawda, że na wsi są potrzebne inne instytucje, które by zatrzymały młodzież. Nie bez znaczenia jest to, że prof.<text:s/><text:span text:style-name="T3131">Ok</text:span>unie<text:span text:style-name="T3132">w</text:span>ski powiedział,<text:s/><text:span text:style-name="T3133">ż</text:span>e niektóre kółka rolnicze, że niektóre spółdzielnie próbują wprowadzać jakieś zakłady przemysłowe czy jakieś instytucje usługowe, nie wymienił rolników in<text:span text:style-name="T3134">dywid</text:span>u<text:span text:style-name="T3135">al</text:span>n<text:span text:style-name="T3136">y</text:span>c<text:span text:style-name="T3137">h</text:span><text:s/>- dlatego że spółdzielnie czy SKR-y to była instytucja socjalistyczna, na wsi i oni mieli kredyty i oni mieli zielone światło do tego typu. Myśmy tego nie mieli<text:span text:style-name="T3138">.</text:span></text:p>
      <text:p text:style-name="P3139">Proszę Państwa!<text:s/><text:span text:style-name="T3140">W</text:span><text:s/>mojej wsi - nie będę gołosłowny - przed wojną były dwa zakłady i sklepy wędliniarskie, dwie piekarnie, trzy młyny, trzy stawy rybne, dwie stolarnie, jeden zakład rymarski, jeden ślusarski, dwa sklepy kolonialne, jeden motel i stacja benzynowa, dwa domy ludowe z zapleczem, duże szkoła. Dzisiaj jest jedna szkoła 6 klasowa, jeden sklep wiejski. To było na wsi, te niektóre z tych zakładów były po wojnie. Jeśli<text:span text:style-name="T3141"><text:s/></text:span>mają wrócić ci ludzie na wieś i te zakłady, to muszą mieć pewność, że oni nie zostaną zlikwidowani za kilka l<text:span text:style-name="T3142">a</text:span>t, czy za kilka tygodni. Muszą mieć pewność, nie tylko muszą mieć ulgę w podatku, ale muszą wiedzieć, że ze 10 lat jak zainwestują czy za 20 lat czy ich dzieci będą mogli tam pracować,<text:s/><text:span text:style-name="T3143">ż</text:span>e znowu nie przyjdzie ktoś, kto ich skreśli jedną ustawą czy jednym pociągnięciem pióra. I dlatego potrzebny jest związek, potrzebny jest samorząd, potrzebne są inne instytucje zabezpieczenia - dlatego, żeby mogła być normalność na wsi polskiej.</text:p>
      <text:soft-page-break/>
      <text:p text:style-name="P3144">Dzięku<text:span text:style-name="T3145">ję.</text:span></text:p>
      <text:p text:style-name="P3146"><text:span text:style-name="T3147">P</text:span><text:span text:style-name="T3148">rz</text:span><text:span text:style-name="T3149">ew</text:span><text:span text:style-name="T3150">od</text:span><text:span text:style-name="T3151">nicz</text:span><text:span text:style-name="T3152">ą</text:span><text:span text:style-name="T3153">c</text:span><text:span text:style-name="T3154">y</text:span>:</text:p>
      <text:p text:style-name="P3155">Dzi<text:span text:style-name="T3156">ę</text:span>kuję bardzo. W tej chw<text:span text:style-name="T3157">i</text:span>l<text:span text:style-name="T3158">i<text:s/></text:span>mam następującą propozyc<text:span text:style-name="T3159">j</text:span>ę, ja bym bardzo chciał dążyć do konkretów, mianowicie z jednej strony chciałbym, żeby prosić panów o 10 minut przerwy po to, żeby nasza strona mogła się naradzić. Chodzi mi o to, żeby uzgodnić teksty deklaracji, ale nie tylko to. Ponieważ chodzi o to, żeby panowie się też nie nudzili w międzyczasie, państwo przepraszam, są panie, zastanawiam się, czy nie można by dążyć do pewnych na razie prowizorycznych sformułowań co do których wyczuwam z dyskusji, że mógłby być consensus. O jakie mi chodzi sformułowania?</text:p>
      <text:p text:style-name="P3160">Propozycja jest taka, wprowadzenie urynkowienia kompleksu żywnościowego wymaga wprowadzenia cen minimalnych gwarantowanych, opartych na indeksacji rolnej, która pozwoliłaby na uzgodnienie ruchu cen na środki do produkcji rolnej i cen skupu produktów rolnych. Wprowadzenie tych cen wymaga uprzedniego urealnienia cen na produkty zwierzęce celem zahamowania spadku ich produkcji.</text:p>
      <text:p text:style-name="P3161">Taka propozycja takiej formuły i myśmy, że gdyby<text:span text:style-name="T3162">ś</text:span>my w dalszych naszych pracach, co pewien czas starali się te formuły jakieś uzgadniać, to może potem dojdziemy prędzej do uzgodnienia całości. Więc to jest tylko tak do przemyślenia. Więc jeżeli byłaby zgoda to byś<text:span text:style-name="T3163">m</text:span>y na 10 minut opuścili pa<text:span text:style-name="T3164">ń</text:span>stwa, a w międzyczasie<text:span text:style-name="T3165"><text:s/></text:span>prosiłbym o rozważenie czy byłaby do przyjęcia tego rodzaju formuła i byśmy powoli zmierzali do zakończenia pracowitego dnia.</text:p>
      <text:p text:style-name="P3166">To w takim razie jeśli można to prosiłbym panów z mojej prawej strony, może byśmy przeszli do tego pokoiku tam za tym okr<text:span text:style-name="T3167">ą</text:span>głym nr 3 czy jak on się tam nazywa.</text:p>
      <text:p text:style-name="P3168"/>
      <text:p text:style-name="P3169">/<text:span text:style-name="T3170">Przerwa</text:span>/.</text:p>
      <text:p text:style-name="P3171"/>
      <text:p text:style-name="P3172"><text:span text:style-name="T3173">P</text:span><text:span text:style-name="T3174">rz</text:span><text:span text:style-name="T3175">ew</text:span><text:span text:style-name="T3176">od</text:span><text:span text:style-name="T3177">nicz</text:span><text:span text:style-name="T3178">ą</text:span><text:span text:style-name="T3179">c</text:span><text:span text:style-name="T3180">y</text:span>:</text:p>
      <text:p text:style-name="P3181">Aha, gdy chodzi o tę drugą część, to okazuje się, że obie grupy pracowały. Więc gdy chodzi o część ekonomiczną, te zapis ekonomiczny, miałby brzmieć tak: wprowadzenie urynkowienia kompleksu żywnościowego wymaga wprowadzenia cen minimalnych gw<text:span text:style-name="T3182">ar</text:span>an<text:span text:style-name="T3183">to</text:span>wanych, opartych na indeksacji rolnej, która pozwoliłaby na uzgodnienie ruchu cen na środki do produkcji rolnej w celu utrzymania stałych relacji w stosunku do cen skupu produktów rolnych. Wprowadzenie tych cen wymaga uprzedniego urealnienia cen na produkty zwierzęce celem zahamowała spadku tej produkcji.</text:p>
      <text:p text:style-name="P3184">Oczywiście, ja rozumiem, że to jest zapis nasz, na razie wewnętrzny. Bo to trzeba by w całym pakiecie kiedyś podać, to jest roboczy. Czy byłaby zgoda, co do takiego zapisu ekonomicznego?</text:p>
      <text:p text:style-name="P3185">Proszę bardzo.</text:p>
      <text:p text:style-name="P3186"><text:span text:style-name="T3187">Ryszard Cholewa</text:span>:</text:p>
      <text:p text:style-name="P3188">Trudno się zgodzić z takim zapisem, dlatego że on nie wyczerpuje spraw. Nie przedyskutowaliśmy sprawy do końca. Nie poruszyliśmy zagadnienia do końca cen gwarantowanych i skutków cen gwarantowanych, chociażby nie przedyskutowaliśmy sprawy, że cena gwarantowana nakłada określony obowiązek. Nie możemy założyć, i tu się zgadzam z docentem Leopoldem, że ona nie będzie miała znaczenia, jak mówił profesor Grochowski, bo musimy założyć sytuację, że może zaistnieć potrzeba wykupienia określonego produktu po cenie gwaran<text:span text:style-name="T3189">to</text:span>w<text:span text:style-name="T3190">anej.</text:span></text:p>
      <text:soft-page-break/>
      <text:p text:style-name="P3191">Tematu nie rozwijam, nie ruszyliśmy tego tematu.</text:p>
      <text:p text:style-name="P3192">Funkc<text:span text:style-name="T3193">jo</text:span>nowanie cen gwarantowanych i całego naszego mechanizmu nie prz<text:span text:style-name="T3194">ys</text:span>taje do podjętej ustawy o finansowaniu przedsiębiorców państwowych, która<text:s/>w<text:s/>ogóle wyklucza działania przedsiębiorstw gospodarki rolnej i przemysłu rolno- spożywczego w tym systemie gry wolnorynkow<text:span text:style-name="T3195">ej.</text:span><text:s/>Rzucam tylko dwa przykłady. Bowiem ten przepis chce, załatwia kilka tematów, co to pan profesor przeczytał, ale tylko podaję rzeczy, których nie przedyskutow<text:span text:style-name="T3196">al</text:span>iśmy, a które torpedują.<text:s/><text:span text:style-name="T3197">W<text:s/></text:span>ogóle do tego, co my mówimy nie przyst<text:span text:style-name="T3198">aj</text:span>e na świeżutko podjęta ustawa o finansowaniu przedsiębiorstw, w gospodarce finansowej przedsiębiorstw państwowych.</text:p>
      <text:p text:style-name="P3199">Wobec tego nasz zapis musi być znacznie głębszy. Kierunkowo byliśmy zgodni do tego, co pan profesor przeczytał. Ale jest to jeszcze spłycony zapis. Trudno też na gorąco, bo nie zdążyliśmy notować.</text:p>
      <text:p text:style-name="P3200">Proponuję, żeby sekretariat, czy asystenci, przewodniczących szybko, nawet przed końc<text:span text:style-name="T3201">e</text:span>m dnia teraz przepisali, odbili ten tekst, i żebyśmy z pewnymi propozycjami już formułowali na piątkowym spotkaniu, kiedy przypuszczam, że musimy się ustosunkować chociażby, ja nie wymieniłem wszystkich rzeczy za którymi, które pociągają za sobą te nasze kierunkowe stanowiska. Rozwiniemy je w piątek i od razu próbow<text:span text:style-name="T3202">al</text:span>ibyśmy formułować ten zapis, a na razie weźmy tylko tekst, tak jak pan profesor powiedział - roboczo, żeby być gotowym do s<text:span text:style-name="T3203">fo</text:span>rmuł<text:span text:style-name="T3204">ow</text:span>ania.</text:p>
      <text:p text:style-name="P3205">Uważam, że to co pan podniósł niepokojącego w sytuacji, przepra<text:span text:style-name="T3206">s</text:span>zam bardzo, nie znam nazwiska, pan podniósł, Balazs, w sprawi<text:span text:style-name="T3207">e</text:span><text:s/>produk<text:span text:style-name="T3208">cji</text:span><text:s/>zwierzę<text:span text:style-name="T3209">c</text:span><text:span text:style-name="T3210">ej</text:span>, jest to rzeczywiś<text:span text:style-name="T3211">c</text:span>ie problem nawet doraźnego działania, niezależnie od tego, co proponujemy systemowo.<text:s/><text:span text:style-name="T3212">I</text:span><text:s/>to też nie możemy wymienić jednym tchem<text:s/><text:span text:style-name="T3213">i</text:span><text:s/>nie wiem, czy nie powinniśmy wymienić w piątek poglądów na ten temat dla zapisania nawet tego incydentalnego zagadn<text:span text:style-name="T3214">ie</text:span>nia<text:span text:style-name="T3215">.</text:span></text:p>
      <text:p text:style-name="P3216">Dlatego proponuję szybciutko rozdać nam i w piątek skończymy dyskutować te problemy i będziemy proponowali s<text:span text:style-name="T3217">fo</text:span>rmułowanie końcowe.</text:p>
      <text:p text:style-name="P3218">Dziękuję.</text:p>
      <text:p text:style-name="P3219"><text:span text:style-name="T3220">P</text:span><text:span text:style-name="T3221">rz</text:span><text:span text:style-name="T3222">ew</text:span><text:span text:style-name="T3223">od</text:span><text:span text:style-name="T3224">nicz</text:span><text:span text:style-name="T3225">ą</text:span><text:span text:style-name="T3226">c</text:span><text:span text:style-name="T3227">y</text:span>:</text:p>
      <text:p text:style-name="P3228">Tak. Pan minister prosił.</text:p>
      <text:p text:style-name="P3229"><text:span text:style-name="T3230">Wiesław Młynarczyk</text:span>:</text:p>
      <text:p text:style-name="P3231">Ja myślę, że albo to jest przeoczenie, albo pan Cholewa nie słuchał po prostu uważnie tekstu pana profesora z tego względu, że intencje, które wyrażał po prostu są zgodne z tym tekstem.</text:p>
      <text:p text:style-name="P3232">Wszyscy, którzy wyrazili troskę o stan produkcji zwierzęcej, wyrażali jednocześnie obawę, czy gwarantowane ceny minimalne będą dostateczne i będą zapewniały opłacalność. I stąd jest tak klauzula, że przystąpienie do d<text:span text:style-name="T3233">al</text:span>sz<text:span text:style-name="T3234">y</text:span>ch działań urynkowienia, należy poprawić ten start gwarantowany.<text:s/><text:span text:style-name="T3235">O</text:span>n jest zawarty, czyli intencja jest. Jeżeli każdemu producentowi rolnemu poprawiamy start gw<text:span text:style-name="T3236">arantowan</text:span>y, to nie widzę tutaj niedostosowania do jakiejkolwiek sfery, która się pojawi w produkcji rolniczej. Do jakiegokolwiek działu. A<text:s/><text:span text:style-name="T3237">w</text:span>ię<text:span text:style-name="T3238">c</text:span><text:s/>nie rozumiem wtedy.</text:p>
      <text:p text:style-name="P3239">Natomiast z góry mam<text:span text:style-name="T3240">y</text:span><text:s/>sprawę urynkowioną otwartą.</text:p>
      <text:p text:style-name="P3241">Proponuję w takim razie przyjęcie tego tekstu na tych zasadach, na których pan referował.</text:p>
      <text:p text:style-name="P3242"><text:span text:style-name="T3243">P</text:span><text:span text:style-name="T3244">rz</text:span><text:span text:style-name="T3245">ew</text:span><text:span text:style-name="T3246">od</text:span><text:span text:style-name="T3247">nicz</text:span><text:span text:style-name="T3248">ą</text:span><text:span text:style-name="T3249">c</text:span><text:span text:style-name="T3250">y</text:span>:</text:p>
      <text:p text:style-name="P3251">Jako roboczy.</text:p>
      <text:soft-page-break/>
      <text:p text:style-name="P3252"><text:span text:style-name="T3253">Wiesław Młyn</text:span><text:span text:style-name="T3254">a</text:span><text:span text:style-name="T3255">r</text:span><text:span text:style-name="T3256">c</text:span><text:span text:style-name="T3257">zyk</text:span>:</text:p>
      <text:p text:style-name="P3258">Jako roboczy, do uzupełniania. No, oczywiści<text:span text:style-name="T3259">e</text:span>, sprawę oceny możemy zostawić otwartą, tylko akurat w tej kwestii tego fragmentu, dostatecznie wiele osób wypowiedziało się jednoznacznie.</text:p>
      <text:p text:style-name="P3260"><text:span text:style-name="T3261">P</text:span><text:span text:style-name="T3262">rz</text:span><text:span text:style-name="T3263">ew</text:span><text:span text:style-name="T3264">od</text:span><text:span text:style-name="T3265">nicz</text:span><text:span text:style-name="T3266">ą</text:span><text:span text:style-name="T3267">c</text:span><text:span text:style-name="T3268">y</text:span>:</text:p>
      <text:p text:style-name="P3269">Proszę b<text:span text:style-name="T3270">ar</text:span>dzo.</text:p>
      <text:p text:style-name="P3271"><text:span text:style-name="T3272">Ryszard Cholewa</text:span>:</text:p>
      <text:p text:style-name="P3273">Pan minister, niestety nic nie powiedział na temat tego, co ja podniosłem. Zostajemy przy dwóch różnych zdaniach. Ja mówiłem o czym innym, pan Młynarczyk o czym innym.</text:p>
      <text:p text:style-name="P3274"><text:span text:style-name="T3275">P</text:span><text:span text:style-name="T3276">rz</text:span><text:span text:style-name="T3277">ew</text:span><text:span text:style-name="T3278">od</text:span><text:span text:style-name="T3279">nicz</text:span><text:span text:style-name="T3280">ą</text:span><text:span text:style-name="T3281">c</text:span><text:span text:style-name="T3282">y</text:span>:</text:p>
      <text:p text:style-name="P3283">Proszę bardzo, sekretarz Śliwiński.</text:p>
      <text:p text:style-name="P3284"><text:span text:style-name="T3285">Ob. Stanisław Śliwiński</text:span>:</text:p>
      <text:p text:style-name="P3286">Przepraszam, czy to jest stanowisko pana Iwańca? Nie, zaraza, zaraz. Członkiem zespołu jest pan<text:s/><text:span text:style-name="T3287">I</text:span>waniec. Myśmy z panem<text:s/><text:span text:style-name="T3288">I</text:span><text:span text:style-name="T3289">w</text:span>ańcem w trakcie uzgodnili i on wyraził zgodę na taki zapis. Dlatego mam to pytanie.</text:p>
      <text:p text:style-name="P3290"><text:span text:style-name="T3291">Ob. Za</text:span><text:span text:style-name="T3292">s</text:span><text:span text:style-name="T3293">oń</text:span>:</text:p>
      <text:p text:style-name="P3294">Czy można, panie przewodniczący? Jeszcze jedno pytanie w związku z tym.</text:p>
      <text:p text:style-name="P3295"><text:span text:style-name="T3296">P</text:span><text:span text:style-name="T3297">rz</text:span><text:span text:style-name="T3298">ew</text:span><text:span text:style-name="T3299">od</text:span><text:span text:style-name="T3300">nicz</text:span><text:span text:style-name="T3301">ą</text:span><text:span text:style-name="T3302">c</text:span><text:span text:style-name="T3303">y</text:span>:</text:p>
      <text:p text:style-name="P3304">Pro<text:span text:style-name="T3305">sz</text:span>ę bardzo.</text:p>
      <text:p text:style-name="P3306"><text:span text:style-name="T3307">Ob. Za</text:span><text:span text:style-name="T3308">s</text:span><text:span text:style-name="T3309">o</text:span><text:span text:style-name="T3310">ń</text:span>:</text:p>
      <text:p text:style-name="P3311">M<text:span text:style-name="T3312">i</text:span>anowicie, czy niesłuszne byłoby napisać, że może na społecznie ważne produkty? Przecież my w tej chwili wprowadzamy ceny, chcemy wprowadzić, w każdym razie taka jest intencja tego zapisu, na kwiaty? Na warzywa? Na owoce? Na pieczarki? Czy na pieczarki też?</text:p>
      <text:p text:style-name="P3313"><text:span text:style-name="T3314">P</text:span><text:span text:style-name="T3315">rz</text:span><text:span text:style-name="T3316">ew</text:span><text:span text:style-name="T3317">od</text:span><text:span text:style-name="T3318">nicz</text:span><text:span text:style-name="T3319">ą</text:span><text:span text:style-name="T3320">c</text:span><text:span text:style-name="T3321">y</text:span>:</text:p>
      <text:p text:style-name="P3322">Tylko na zwierzęce i podstawowe.</text:p>
      <text:p text:style-name="P3323"><text:span text:style-name="T3324">Ob. Zasoń</text:span>:</text:p>
      <text:p text:style-name="P3325">Wszystko jest produktem rolnym.</text:p>
      <text:p text:style-name="P3326"><text:span text:style-name="T3327">P</text:span><text:span text:style-name="T3328">rz</text:span><text:span text:style-name="T3329">ew</text:span><text:span text:style-name="T3330">od</text:span><text:span text:style-name="T3331">nicz</text:span><text:span text:style-name="T3332">ą</text:span><text:span text:style-name="T3333">c</text:span><text:span text:style-name="T3334">y</text:span>:</text:p>
      <text:p text:style-name="P3335">A czy byłaby zgoda, gdyby napis<text:span text:style-name="T3336">ać</text:span><text:s/>w ten sposób:</text:p>
      <text:p text:style-name="P3337">„wprowadzenie tych cen wymaga uprzedniego urealnienia cen na podstawowe produkty, zwłaszcza zwierzę<text:span text:style-name="T3338">c</text:span>e, celem zahamowania spadku tej produkcji<text:span text:style-name="T3339">”</text:span>.</text:p>
      <text:p text:style-name="P3340">Czy to będzie już lepiej? Pan właśnie mówi, że za mało na zwierzęce.<text:s/><text:span text:style-name="T3341">S</text:span>tąd chciałby szerzej.</text:p>
      <text:p text:style-name="P3342">Zróbmy inaczej. Skoro nie ma consensusu pełnego, to może my to przepiszemy, odbijemy i sobie wrócimy w piątek wobec tego. To, jeżeli będzie mógł ktoś przepisać i odbić, to byłoby...</text:p>
      <text:p text:style-name="P3343">Wracamy wobec tego do drugiej deklaracji. J<text:span text:style-name="T3344">e</text:span>st następująca propozycja nie wielkiej korektury. Także państwo mają tekst przed oczyma, więc prosiłbym śledzić. Jest propozycja, żeby tego nie nazywać szumnie deklaracją, tylko stanowisko podzespołu rolniczego w sprawie pluralizmu związkowego. I to brzmiałoby tak.</text:p>
      <text:p text:style-name="P3345">„Po szerokiej wymianie poglądów na temat pluralizmu związkowego uczestnicy podzespołu rolniczego zgodnie wyrażają następujące stanowisko:</text:p>
      <text:soft-page-break/>
      <text:p text:style-name="P3346">Jesteśmy za stworzeniem organizacyjnych i prawnych warunków powstawania i relegaliza<text:span text:style-name="T3347">cj</text:span>i związków zawodowych rolników obejmujących zarówno organizacje związkowe<text:s/>„Solidarność”<text:s/>jak i kółka rolnicze oraz wszelkich innych organizacji rolniczych, które utworzą rolnicy zgodnie ze swoją wolą”.</text:p>
      <text:p text:style-name="P3348">Reszta jest taka sama.<text:s/>„Stwo<text:span text:style-name="T3349">s</text:span>zy to gwarancje społecznego poparcia dla rozwoju wsi i właściwych stosunków społecznych na wsi. Przepisy prawne powinny stworzyć warunki efektywnego działania tych organizacji dla ochrony interesów rolników”.</text:p>
      <text:p text:style-name="P3350">Proszę bardzo.</text:p>
      <text:p text:style-name="P3351"><text:span text:style-name="T3352">O</text:span><text:span text:style-name="T3353">b. Henryk Przygodzki</text:span>:</text:p>
      <text:p text:style-name="P3354">Mam dość niewinne pytanie. Czy my musimy tu operować w tej deklaracji słowem i opowiadać się tym samym za nim, relegaliza<text:span text:style-name="T3355">cj</text:span>a.<text:s/><text:span text:style-name="T3356">W</text:span><text:s/>deklaracjach politycznych ja słyszałem o szansach tworzenia i ten cud zmartwychwstani<text:span text:style-name="T3357">a</text:span>, który my chcemy sobie tutaj zafundować, trochę zmienia istotę wcześniej podjętych uzgodnień, czy zaprezentowania stanowisk w tych kwestiach. To jest tylko forma pytania. Czy my tutaj, trzeba w ogóle ostrożnie stawiać pytania, bo przy poprzednim tekście, który pan profesor zaproponował, myśmy też dmuchali<text:s/><text:span text:style-name="T3358">w</text:span><text:s/>balonik i już osiągnęła ta wewnętrzna treść takie ciśnienie, że mało wiele, a tworzywo, z którego było stworzone już by pękło. Dob<text:span text:style-name="T3359">r</text:span>ze, że to ułożono nie tyle ad acta, a ad piątek. Nie wiem, kt<text:span text:style-name="T3360">o</text:span><text:s/>mi służy odpowiedzią w tym względzie.</text:p>
      <text:p text:style-name="P3361"><text:span text:style-name="T3362">P</text:span><text:span text:style-name="T3363">rz</text:span><text:span text:style-name="T3364">ew</text:span><text:span text:style-name="T3365">od</text:span><text:span text:style-name="T3366">nicz</text:span><text:span text:style-name="T3367">ą</text:span><text:span text:style-name="T3368">c</text:span><text:span text:style-name="T3369">y</text:span>:</text:p>
      <text:p text:style-name="P3370">Tak. Proszę pan B<text:span text:style-name="T3371">au</text:span>mgart.</text:p>
      <text:p text:style-name="P3372"><text:span text:style-name="T3373">Ob. Piotr Baumgart</text:span>:</text:p>
      <text:p text:style-name="P3374">Ten wyraz oddaje stan rzeczywisty, ponieważ zarówno<text:s/>„Solidarność”, jak i kółka rolnicze istnieją i istniały. Tak, że tutaj w<text:span text:style-name="T3375">y</text:span>d<text:span text:style-name="T3376">aj</text:span>e się, że nie<text:span text:style-name="T3377"><text:s/></text:span>ma niezgodności żadnej ze stron uczestniczącej przy tym stole. Jeżeli natomiast ono by wykraczało nieco poza wstępne uzgodnienia, ale jednakże służy dobrej sprawie. To powinno usprawiedliwić, że my tutaj idziemy troszeczkę dalej, ale oddając stan rzeczywisty, który nie powinien być obiektem przetargów. Dziecko jest. Chodzi o to, żeby go chciano. O<text:span text:style-name="T3378">n</text:span>o jest, prawda? A poza tym nic więcej nie zostało jakby zmienione i oddaj<text:span text:style-name="T3379">ę</text:span><text:s/>ducha w całej tej sprawie.</text:p>
      <text:p text:style-name="P3380"><text:span text:style-name="T3381">Ob. Stanisław Śliwiński</text:span>:</text:p>
      <text:p text:style-name="P3382">A jeśli sprawy prawne będą nowe treści zawierały?</text:p>
      <text:p text:style-name="P3383"><text:span text:style-name="T3384">Ob.<text:s/></text:span><text:span text:style-name="T3385">P</text:span><text:span text:style-name="T3386">i</text:span><text:span text:style-name="T3387">ot</text:span><text:span text:style-name="T3388">r Baumgart</text:span>:</text:p>
      <text:p text:style-name="P3389">To wtedy relegaliza<text:span text:style-name="T3390">cj</text:span>a, legalizacja właśnie<text:s/>„Solidarności”<text:s/>i kółek będzie miała sens. Czy nie trzeba będzie tak dalece przemodelować, przetworzyć, nadać zupełnie nową formę i treść, czy w tych warunkach także? Czy to nie kryje dodatkowych niebezpieczeństw i nie tworzy znaków zapytania<text:span text:style-name="T3391">?</text:span></text:p>
      <text:p text:style-name="P3392"><text:span text:style-name="T3393">Głos z sali</text:span>:</text:p>
      <text:p text:style-name="P3394">P<text:span text:style-name="T3395">o</text:span>nieważ my kierujemy to stanowisko do zespołu pluralizm związkowego, to jest nasze stanowisko, a szczegółami zajmie się tamten<text:s/>„stół”. Więc nie przejmujmy się. To jest tylko nasze stanowisko rolne tutaj. A oni już sobie normy prawne dostosują i wszystkie inne sprawy.</text:p>
      <text:p text:style-name="P3396"><text:span text:style-name="T3397">P</text:span><text:span text:style-name="T3398">rz</text:span><text:span text:style-name="T3399">ew</text:span><text:span text:style-name="T3400">od</text:span><text:span text:style-name="T3401">nicz</text:span><text:span text:style-name="T3402">ą</text:span><text:span text:style-name="T3403">c</text:span><text:span text:style-name="T3404">y</text:span>:</text:p>
      <text:p text:style-name="P3405">Proszę ba<text:span text:style-name="T3406">r</text:span>dzo.</text:p>
      <text:p text:style-name="P3407"><text:span text:style-name="T3408">Głos z sali:</text:span></text:p>
      <text:p text:style-name="P3409">Chciałbym zaczą<text:span text:style-name="T3410">ć</text:span><text:s/>od tego, że my przygotow<text:span text:style-name="T3411">uj</text:span>emy materiał, który powinien być strawny. Strawność<text:s/><text:soft-page-break/>zależy od tego, kto to będzie konsumował. My to szykujemy dla zespołu pluralistycznego. I ta forma relegaliza<text:span text:style-name="T3412">cj</text:span>i, w myśl tego, co ja słyszałem, chociażby z plenarnego posiedzenia<text:s/>„stołu”<text:s/>i innych, ona nie oddaję ducha tamtych wypowiedzi. Ja nie chciałbym być mądrzejszy od nikogo. I teraz zmierzam do czego? Że myśmy faktycznie wczoraj się w związku również zebrali, mam to prawo powiedzieć, ponieważ dotyczy to nas i mieliśmy chęć, przyznaję, forsować tą relegaliza<text:span text:style-name="T3413">cję.</text:span><text:s/>Ale był postawiony taki fakt.<text:s/><text:span text:style-name="T3414">N</text:span>o, my nie mamy jednoznacznej, jako Kółka, sytuacji.<text:s/><text:span text:style-name="T3415">D</text:span>la nas jest to sprawa niewygodna, ponieważ relegaliza<text:span text:style-name="T3416">cja</text:span>, relegalizować które Kółka? te, sprzed 12<text:span text:style-name="T3417">5</text:span><text:s/>lat? Gzy te sprzed stanu wojennego? Czy te sprze<text:span text:style-name="T3418">d</text:span><text:s/>dwóch lat? Cały czas stan prawny się u nas zmienia. I ja tutaj, jesteśmy jak gdyby na t<text:span text:style-name="T3419">ej</text:span><text:s/>umowie społecznej naszej organizacji. To nie znaczy, że nie mamy uprawnień. Możemy, ale to nie odpowiada. Bardzi<text:span text:style-name="T3420">ej,</text:span><text:s/>chciałbym tutaj kończąc wyeksponować tę wypowied<text:span text:style-name="T3421">ź</text:span>, że to nie odpowiada duchowi<text:s/><text:span text:style-name="T3422">„</text:span>okrągłego stołu”, który od dwóch tygodni jest w naszym społeczeństwie. I byłbym jednak za zapisem pierwszym, który chciałbym jeszcze poprawić. Który żeśmy zrobili jednak wspó<text:span text:style-name="T3423">l</text:span>nie, akurat się tak złożyło, że pan profesor był uprzejmy dyktować tą treść. Pan kolega Ślisz uczestniczył t<text:span text:style-name="T3424">a</text:span>m, no i ja uczestniczyłem. I jeszcze jedna osoba była tak, że wydaje mi się, że to było coś ustalonego.</text:p>
      <text:p text:style-name="P3425">Dziękuję bardzo.</text:p>
      <text:p text:style-name="P3426"><text:span text:style-name="T3427">P</text:span><text:span text:style-name="T3428">rz</text:span><text:span text:style-name="T3429">ew</text:span><text:span text:style-name="T3430">od</text:span><text:span text:style-name="T3431">nicz</text:span><text:span text:style-name="T3432">ą</text:span><text:span text:style-name="T3433">c</text:span><text:span text:style-name="T3434">y</text:span>:</text:p>
      <text:p text:style-name="P3435">Mam propozycję kompromisową. A może byśmy skreślili słowo:<text:s/>„re”. I byłoby tylko:<text:s/><text:span text:style-name="T3436">„</text:span>w organizacyjnych i prawnych warunkach powstawania i legalizacji związków”.</text:p>
      <text:p text:style-name="P3437"><text:span text:style-name="T3438">Głos z sali</text:span>:</text:p>
      <text:p text:style-name="P3439">A może jeszcze jedno. Można jeszcze jedną propozycję idącą w kierunku, którą pan profesor proponuje. A może by napisać, że jesteśmy za stworzeniem organizacyjnych i prawnych warunków działania związków zawodowych rolników obejmujących zarówno organizacje itd. Jeżeli jesteśmy za stworzeniem warunków działania, to wtedy mieś<text:span text:style-name="T3440">c</text:span>i się w tym wszy<text:span text:style-name="T3441">s</text:span>tko. Zarówno relegaliza<text:span text:style-name="T3442">cja</text:span>, tworzenie nowych itd.</text:p>
      <text:p text:style-name="P3443"><text:span text:style-name="T3444">P</text:span><text:span text:style-name="T3445">rz</text:span><text:span text:style-name="T3446">ew</text:span><text:span text:style-name="T3447">od</text:span><text:span text:style-name="T3448">nicz</text:span><text:span text:style-name="T3449">ą</text:span><text:span text:style-name="T3450">c</text:span><text:span text:style-name="T3451">y</text:span>:</text:p>
      <text:p text:style-name="P3452">O, niezupełnie jednak, bo działanie może być jako faza następna po powstaniu.</text:p>
      <text:p text:style-name="P3453">Ale pan Baumgart, proszę.</text:p>
      <text:p text:style-name="P3454"><text:span text:style-name="T3455">Piotr Baumgart</text:span>:</text:p>
      <text:p text:style-name="P3456">Proszę państwa, no cieszę się, że w Kółkach Rolniczych te sprawy były omawiane, ale jednak te decyzje wasze nie obowiązują tego<text:s/>„stołu”. Myślę, że przewodniczący<text:s/>„Solidarności”, Lech Wałęsa, na otwarciu powiedział wyraźnie o relegalizacji. Więc prosiłbym, żeby jednak nie schodzić tutaj poniżej tego, co nasz szef wyraził wyraźnie. Wspólny nasz szef, to znaczy tej strony, przyn<text:span text:style-name="T3457">aj</text:span>mni<text:span text:style-name="T3458">ej.</text:span><text:s/><text:span text:style-name="T3459">I</text:span><text:s/>to było wyraźnie wyartykułowane. P<text:span text:style-name="T3460">o</text:span>za tym legalizowanie jest na pewno formą strawną, ale jednak relegaliza<text:span text:style-name="T3461">cj</text:span>a jest bardziej odpowiednią do tego, co jest.</text:p>
      <text:p text:style-name="P3462">P<text:span text:style-name="T3463">o</text:span>za tym jeszcze jedna sprawa. Jeśli chodzi o problem, które Kółka relegali<text:span text:style-name="T3464">z</text:span>ować, to ja proponuję, żeby w ogóle nie mówić o Kółkach, tylko wrócić do innych organizacji. I wtedy jakie chcecie to sobie stworzycie, prawda? My natomiast wiemy czego chcemy i nie chcielibyśmy od tego odstępowa<text:span text:style-name="T3465">ć</text:span>.</text:p>
      <text:p text:style-name="P3466"><text:span text:style-name="T3467">Przewodni</text:span><text:span text:style-name="T3468">cz</text:span><text:span text:style-name="T3469">ący:</text:span></text:p>
      <text:p text:style-name="P3470">Proszę bardzo, pan sekretarz.</text:p>
      <text:p text:style-name="P3471"><text:span text:style-name="T3472">Ob. Stanisław Śliwiński:</text:span></text:p>
      <text:soft-page-break/>
      <text:p text:style-name="P3473">Proponuję rzecz następującą. Ponieważ ten ton kwestii, przepraszam za język, te niuanse prawne,<text:s/><text:span text:style-name="T3474">k</text:span>tóre niosą określone treści oczywiście, tutaj będą trudne do rozstrzygnięcia, jak tu już wcześniej parę razy zauważono, my mamy, tak mnie się wydaje przynajmniej, złożyć deklarację woli, intencji, nie wiem jak to nazwiemy, w każdym razie to, co zawarte w tej treści pierwszej, bez poprawek, sądzę, że jest to na tyle pojemne i wszystkich satysfakcjonujące, że jest do przyję<text:span text:style-name="T3475">c</text:span>ia. A ponadto tę kwestie będą rozstrzygane przez zespół pluralizmu związkowego, generalnie, i sądzę, że będzie okazj<text:span text:style-name="T3476">a</text:span>,<text:span text:style-name="T3477"><text:s/></text:span>żeby - uczestnicy tego<text:s/>„stołu”<text:s/>rolniczego tam będą brali udział - kwestie dokładnie rozważyć i przyjąć, jeśli do tego dojdzie, a sądzę, że dojdzie, wspólne ustalenia.</text:p>
      <text:p text:style-name="P3478">Proponowałbym w związku z tym przyjąć tę deklarację pierwszą po to, żeby nie wstrzymywać dalszego biegu spraw. Poza tym, sądzę, jeżeliby nie było takiej zgody, to musimy wrócić do spraw wstępnych, po namysłach obustronnych. To zbyt na gorąco, za niewinnymi, prawnicy widzą to lepiej sformułowa<text:span text:style-name="T3479">ni</text:span>ami, kryją się odpowiednie treści brzemienne w skutki.<text:s/><text:span text:style-name="T3480">W</text:span><text:s/>związku z tym jeżeli nie będzie zgody, nie byłoby zgody naszych partnerów, proponuję pozostawić tę kwestię do piątku i jeszcze raz byśmy do tego wrócili.<text:s/><text:span text:style-name="T3481">N</text:span>o<text:span text:style-name="T3482">,<text:s/></text:span>niestety.</text:p>
      <text:p text:style-name="P3483"><text:span text:style-name="T3484">Przewodniczący</text:span>:</text:p>
      <text:p text:style-name="P3485">Jeśli wolno. A ja<text:s/><text:span text:style-name="T3486">te</text:span>r<text:span text:style-name="T3487">az</text:span><text:s/>po namyśle dochodzę do wniosku, że to co pan proponował nie było wcale takie nie do przyjęcia. C<text:span text:style-name="T3488">z</text:span>y można by zrobić tak?</text:p>
      <text:p text:style-name="P3489">Jesteśmy za stworzeniem organizacyjnych i prawnych warunków działania związków zawodowych.<text:s/><text:span text:style-name="T3490">I</text:span><text:s/>nie będziemy przesądzali ten sposób, że to od nowa, czy od relegalizacji, czy działania, byłoby tak możliwe?</text:p>
      <text:p text:style-name="P3491">Czyli w takim razie, ja może na wszelki wypadek przeczytam jeszcze raz, żeby było wiadomo pod czym się podpisujemy i byłoby tak:</text:p>
      <text:p text:style-name="P3492">„Po szerokiej wymianie poglądów na temat pluralizmu związkowego uczestnicy podzespołu rolniczego wyrażają zgodnie następujące stanowisko. J<text:span text:style-name="T3493">e</text:span>s<text:span text:style-name="T3494">te</text:span>śmy za stworzeniem organizacyjnych i prawnych warunków działania związków zawodowych rolników obejmujących zarówno organizacje związkowe<text:s/><text:span text:style-name="T3495">''</text:span>Solidarność<text:span text:style-name="T3496">”</text:span>, jak i Kółka Rolnicze oraz wszelkich innych organizacji rolniczych, które<text:span text:style-name="T3497"><text:s/></text:span>utworzą rolnicy zgodnie ze swoją wolą”.</text:p>
      <text:p text:style-name="P3498"><text:span text:style-name="T3499">I</text:span><text:s/>potem reszta tak, jak<text:s/><text:span text:style-name="T3500">b</text:span>yła. Tak? Dobrze.</text:p>
      <text:p text:style-name="P3501"><text:span text:style-name="T3502">W</text:span><text:s/>takim razie ja z zadowoleniem twierdzę, że...</text:p>
      <text:p text:style-name="P3503"><text:span text:style-name="T3504">Ob. Kazimierz Grzesiak</text:span>:</text:p>
      <text:p text:style-name="P3505">Ja przepraszam, w kwestii takiej organizacyjn<text:span text:style-name="T3506">ej.</text:span><text:s/>Panowie przewodniczący, ja rozumiem ja wiem, że my wszyscy tutaj przychodzimy, to pierwsze spotkanie jest trudne, je<text:span text:style-name="T3507">st</text:span><text:s/>trudne dla was, jest trudne dla nas. Ka<text:span text:style-name="T3508">ż</text:span>dy przychodzi z jakimś obciążeniem psychicznym, jesteśmy normalni, kochamy i nienawidzimy, ale przecież intencja jest taka, żebyśmy tu konstruktywnie podziałali.</text:p>
      <text:p text:style-name="P3509">I dlatego chciałbym panów przewodniczących prosić, żebyśmy ustalili system, w którym wyłaniać będziemy zespoły redakcyjne. Jaki to będzie system, to jest nasza sprawa. Ustalmy to w jaki sposób? Ale żebyśmy zawierzyli tym ludziom, których desygnujem<text:span text:style-name="T3510">y</text:span><text:s/><text:span text:style-name="T3511">d</text:span>o zespołu redakc<text:span text:style-name="T3512">yj</text:span>nego. I jeżeli oni przedstawi<text:span text:style-name="T3513">aj</text:span>ą w naszym imieniu stanowisko, no to żebyśmy ich uszanowali.<text:s/><text:span text:style-name="T3514">N</text:span>o<text:span text:style-name="T3515">,</text:span><text:s/>bo ja chciałbym szanować moich kolegów, którzy tu ze mną siedzą<text:span text:style-name="T3516">,</text:span><text:s/>również uważam, że szacunek należy się i tym których wy desygnujecie.</text:p>
      <text:soft-page-break/>
      <text:p text:style-name="P3517">Z tego wzglę<text:span text:style-name="T3518">d</text:span>u gorąca prośba, panie profesorze Stelmachowski. Żebyśmy ustalili, że każdy temat, który ko<text:span text:style-name="T3519">ń</text:span>c<text:span text:style-name="T3520">z</text:span>ymy, powołujemy zespół redakcyjny, tu na tej sali ogłaszamy kto wchodzi z jednej, kto wchodzi z drugiej strony.<text:s/><text:span text:style-name="T3521">W</text:span>ypracowanie tego zespołu poddajemy pod obrad<text:span text:style-name="T3522">y<text:s/></text:span>wszystkich, tekst dyskutujemy. P<text:span text:style-name="T3523">o</text:span><text:s/>prostu chciałbym, żeby nie było tego osądu moralnego, który już tutaj tak nieprzyjemnie tutaj tak zabrzmiał. Ja po prostu chciałbym, by ci, których my ustalimy do prezentowania naszego stanowiska, żeby oni się czuli, że oni mają te uprawnienia<text:span text:style-name="T3524">.</text:span><text:s/>Żebyśmy tak po nowemu próbowali trochę podzi<text:span text:style-name="T3525">a</text:span>łać. Tym apelem ko<text:span text:style-name="T3526">ń</text:span>czę.<text:s/><text:span text:style-name="T3527">I</text:span><text:s/>proszę jeszcze, żebyśmy ustalili sobie jakie tematy będziemy omawiać w piątek, żebyśmy znowu nie mówili o wszystkim tylko żebyśmy zm<text:span text:style-name="T3528">i</text:span>erzali do<text:span text:style-name="T3529"><text:s/></text:span>celów, które żeśmy sobie wyznaczyli.</text:p>
      <text:p text:style-name="P3530"><text:span text:style-name="T3531">Przewodniczący:</text:span></text:p>
      <text:p text:style-name="P3532">D<text:span text:style-name="T3533">z</text:span>iękuję bardzo.<text:s/><text:span text:style-name="T3534">O</text:span>czywiś<text:span text:style-name="T3535">c</text:span>ie my sobie w n<text:span text:style-name="T3536">a</text:span>s<text:span text:style-name="T3537">z</text:span>ych ramach to rozważymy. Ja jestem za osobiście.</text:p>
      <text:p text:style-name="P3538">Gdy chodzi o ci<text:span text:style-name="T3539">ą</text:span>g dalszy, dokończymy ten dział ekonomiczny, bo jeszcze chciałbym doprowadzić osobiście do sprawy uzgodnienia co do demonopoliza<text:span text:style-name="T3540">cj</text:span>i i co do kredytów, podatków.<text:s/><text:span text:style-name="T3541">A</text:span><text:s/>potem byśmy poszli na te sprawy infrastrukturalne - restruktur<text:span text:style-name="T3542">al</text:span>iz<text:span text:style-name="T3543">a</text:span>c<text:span text:style-name="T3544">ji</text:span>. Tak że byśmy przejechali do końca.</text:p>
      <text:p text:style-name="P3545">Rozumiem, że jest consensus co do tego stanowiska.</text:p>
      <text:p text:style-name="P3546">Dziękuję wszystkim bardzo. Spotykan<text:span text:style-name="T3547">y</text:span><text:s/>się w piątek o godzinie 10.30 na dole. Następne posiedzenie jest propozycja, 27 lutego. M<text:span text:style-name="T3548">a</text:span>m nadzieję, że ostatnie, jeżeli dobrze pójdzie, nie?<text:s/><text:span text:style-name="T3549">T</text:span><text:span text:style-name="T3550">o</text:span><text:s/>się okaże. Dziękuję wszystkim.</text:p>
      <text:p text:style-name="P3551">Następnie już zgodnie z kolejką obejmie berło pan sekretarz Śliwiński, w piątek rano.</text:p>
      <text:p text:style-name="P3552"><text:span text:style-name="T3553">W</text:span><text:s/>ten sposób ja jako dyskutant będę mógł coś powiedzieć.</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2:00Z</meta:creation-date>
    <dc:date>2023-10-30T19:32:00Z</dc:date>
    <meta:template xlink:href="Normal.dotm" xlink:type="simple"/>
    <meta:editing-cycles>2</meta:editing-cycles>
    <meta:editing-duration>PT0S</meta:editing-duration>
    <meta:document-statistic meta:page-count="59" meta:paragraph-count="382" meta:word-count="27381" meta:character-count="191287" meta:row-count="1369" meta:non-whitespace-character-count="164288"/>
  </office:meta>
</office:document-meta>
</file>